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1" manifest:media-type=""/>
  <manifest:file-entry manifest:full-path="ObjectReplacements/Object 10" manifest:media-type="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 style:font-charset="x-symbol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 style:font-charset="x-symbol"/>
    <style:font-face style:name="Lucida Sans4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pitch="variable"/>
    <style:font-face style:name="SimSun2" svg:font-family="SimSun" style:font-family-generic="roman" style:font-pitch="variable"/>
    <style:font-face style:name="SimSun3" svg:font-family="SimSun" style:font-family-generic="system" style:font-pitch="variable" style:font-charset="x-symbol"/>
    <style:font-face style:name="SimSun4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eau12" style:family="table">
      <style:table-properties style:width="8.892cm" table:align="margins"/>
    </style:style>
    <style:style style:name="Tableau12.A" style:family="table-column">
      <style:table-column-properties style:column-width="2.963cm" style:rel-column-width="21845*"/>
    </style:style>
    <style:style style:name="Tableau12.1" style:family="table-row">
      <style:table-row-properties style:min-row-height="0.011cm"/>
    </style:style>
    <style:style style:name="Tableau12.A1" style:family="table-cell">
      <style:table-cell-properties style:vertical-align="middle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3.05cm" style:rel-column-width="21845*"/>
    </style:style>
    <style:style style:name="Tableau6.A1" style:family="table-cell">
      <style:table-cell-properties style:vertical-align="middle" fo:padding="0.097cm" fo:border="none"/>
    </style:style>
    <style:style style:name="Tableau7" style:family="table">
      <style:table-properties style:width="9.151cm" table:align="margins"/>
    </style:style>
    <style:style style:name="Tableau7.A" style:family="table-column">
      <style:table-column-properties style:column-width="3.05cm" style:rel-column-width="21845*"/>
    </style:style>
    <style:style style:name="Tableau7.A1" style:family="table-cell">
      <style:table-cell-properties style:vertical-align="middle" fo:padding="0.097cm" fo:border="none"/>
    </style:style>
    <style:style style:name="Tableau8" style:family="table">
      <style:table-properties style:width="9.151cm" table:align="margins"/>
    </style:style>
    <style:style style:name="Tableau8.A" style:family="table-column">
      <style:table-column-properties style:column-width="3.05cm" style:rel-column-width="21845*"/>
    </style:style>
    <style:style style:name="Tableau8.A1" style:family="table-cell">
      <style:table-cell-properties style:vertical-align="middle" fo:padding="0.097cm" fo:border="none"/>
    </style:style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3.05cm" style:rel-column-width="21845*"/>
    </style:style>
    <style:style style:name="Tableau9.A1" style:family="table-cell">
      <style:table-cell-properties style:vertical-align="middle" fo:padding="0.097cm" fo:border="none"/>
    </style:style>
    <style:style style:name="Tableau9.B1" style:family="table-cell">
      <style:table-cell-properties style:vertical-align="middle" fo:padding="0.097cm" fo:border-left="0.75pt solid #808080" fo:border-right="none" fo:border-top="none" fo:border-bottom="none"/>
    </style:style>
    <style:style style:name="Tableau10" style:family="table">
      <style:table-properties style:width="9.151cm" table:align="margins"/>
    </style:style>
    <style:style style:name="Tableau10.A" style:family="table-column">
      <style:table-column-properties style:column-width="3.05cm" style:rel-column-width="21845*"/>
    </style:style>
    <style:style style:name="Tableau10.A1" style:family="table-cell">
      <style:table-cell-properties style:vertical-align="middle" fo:padding="0.097cm" fo:border="none"/>
    </style:style>
    <style:style style:name="Tableau10.B1" style:family="table-cell">
      <style:table-cell-properties style:vertical-align="middle" fo:padding="0.097cm" fo:border-left="0.75pt solid #808080" fo:border-right="none" fo:border-top="none" fo:border-bottom="none"/>
    </style:style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3.05cm" style:rel-column-width="21845*"/>
    </style:style>
    <style:style style:name="Tableau11.A1" style:family="table-cell">
      <style:table-cell-properties style:vertical-align="middle" fo:padding="0.097cm" fo:border="none"/>
    </style:style>
    <style:style style:name="Tableau11.B1" style:family="table-cell">
      <style:table-cell-properties style:vertical-align="middle" fo:padding="0.097cm" fo:border-left="0.75pt solid #808080" fo:border-right="none" fo:border-top="none" fo:border-bottom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Paragraphe">
      <style:paragraph-properties fo:text-align="center" style:justify-single-word="false"/>
      <style:text-properties officeooo:paragraph-rsid="00b4dbd2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impaire_20__28_D_29_">
      <style:text-properties officeooo:rsid="0101821f" officeooo:paragraph-rsid="0101821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M_20_page_20_impaire_20__28_D_29_">
      <style:text-properties officeooo:rsid="01035d0f" officeooo:paragraph-rsid="01035d0f"/>
    </style:style>
    <style:style style:name="P11" style:family="paragraph" style:parent-style-name="_5f_Header_20_P_20_page_20_paire_20__28_G_29_">
      <style:text-properties officeooo:rsid="0107aa33" officeooo:paragraph-rsid="0107aa33"/>
    </style:style>
    <style:style style:name="P12" style:family="paragraph" style:parent-style-name="_5f_Header_20_P_20_page_20_paire_20__28_G_29_">
      <style:text-properties officeooo:rsid="0106b7af" officeooo:paragraph-rsid="0106b7af"/>
    </style:style>
    <style:style style:name="P1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5" style:family="paragraph" style:parent-style-name="Standard">
      <style:text-properties officeooo:paragraph-rsid="00c06428"/>
    </style:style>
    <style:style style:name="P16" style:family="paragraph" style:parent-style-name="_5f_Paragraphe">
      <style:text-properties officeooo:paragraph-rsid="00c06428"/>
    </style:style>
    <style:style style:name="P17" style:family="paragraph" style:parent-style-name="_5f_Tableau_5f_Centré">
      <style:text-properties officeooo:paragraph-rsid="00c06428"/>
    </style:style>
    <style:style style:name="P18" style:family="paragraph" style:parent-style-name="_5f_Paragraphe" style:master-page-name="">
      <style:paragraph-properties style:page-number="auto" fo:break-before="auto" fo:break-after="auto"/>
      <style:text-properties officeooo:paragraph-rsid="00c06428"/>
    </style:style>
    <style:style style:name="P19" style:family="paragraph" style:parent-style-name="_5f_Paragraphe">
      <style:text-properties officeooo:paragraph-rsid="00bf2f30"/>
    </style:style>
    <style:style style:name="P20" style:family="paragraph" style:parent-style-name="Standard">
      <style:text-properties officeooo:paragraph-rsid="00b4dbd2"/>
    </style:style>
    <style:style style:name="P21" style:family="paragraph" style:parent-style-name="_5f_Paragraphe">
      <style:text-properties officeooo:paragraph-rsid="00b4dbd2"/>
    </style:style>
    <style:style style:name="P22" style:family="paragraph" style:parent-style-name="_5f_Paragraphe" style:master-page-name="SERIE_5f_NUMERIQUE_5f_CLR_5f_d7e12c_5f_2COL">
      <style:paragraph-properties style:page-number="auto"/>
    </style:style>
    <style:style style:name="P23" style:family="paragraph" style:parent-style-name="_5f_Footer_20_page_20_impaire_20__28_D_29_"/>
    <style:style style:name="P24" style:family="paragraph" style:parent-style-name="_5f_Footer_20_page_20_impaire_20__28_D_29_">
      <style:text-properties officeooo:paragraph-rsid="01316a8b"/>
    </style:style>
    <style:style style:name="P2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7" style:family="paragraph" style:parent-style-name="_5f_Footer_20_page_20_paire_20__28_G_29_"/>
    <style:style style:name="P28" style:family="paragraph" style:parent-style-name="_5f_Footer_20_page_20_paire_20__28_G_29_">
      <style:text-properties officeooo:paragraph-rsid="01316a8b"/>
    </style:style>
    <style:style style:name="P29" style:family="paragraph" style:parent-style-name="_5f_Footer_20_page_20_paire_20__28_G_29_">
      <style:text-properties officeooo:paragraph-rsid="01336347"/>
    </style:style>
    <style:style style:name="P30" style:family="paragraph" style:parent-style-name="_5f_Footer_20_page_20_paire_20__28_G_29_">
      <style:text-properties officeooo:paragraph-rsid="0135ac9e"/>
    </style:style>
    <style:style style:name="P31" style:family="paragraph" style:parent-style-name="_5f_Footer_20_page_20_paire_20__28_G_29_">
      <style:text-properties officeooo:paragraph-rsid="01397109"/>
    </style:style>
    <style:style style:name="P32" style:family="paragraph" style:parent-style-name="_5f_Footer_20_page_20_paire_20__28_G_29_">
      <style:text-properties officeooo:paragraph-rsid="013b50d8"/>
    </style:style>
    <style:style style:name="P33" style:family="paragraph" style:parent-style-name="_5f_Footer_20_page_20_paire_20__28_G_29_">
      <style:text-properties officeooo:paragraph-rsid="013c280e"/>
    </style:style>
    <style:style style:name="P34" style:family="paragraph" style:parent-style-name="_5f_Footer_20_page_20_paire_20__28_G_29_">
      <style:text-properties officeooo:paragraph-rsid="0142af40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2" style:family="paragraph" style:parent-style-name="_5f_Header_20_D_20_page_20_paire_20__28_G_29_">
      <style:text-properties officeooo:paragraph-rsid="00fe4814"/>
    </style:style>
    <style:style style:name="P43" style:family="paragraph" style:parent-style-name="_5f_Header_20_D_20_page_20_paire_20__28_G_29_">
      <style:text-properties officeooo:rsid="0101821f" officeooo:paragraph-rsid="0101821f"/>
    </style:style>
    <style:style style:name="P44" style:family="paragraph" style:parent-style-name="_5f_Header_20_G_20_page_20_paire_20__28_G_29_">
      <style:text-properties officeooo:rsid="00ff3616" officeooo:paragraph-rsid="00ff3616"/>
    </style:style>
    <style:style style:name="P4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6" style:family="paragraph" style:parent-style-name="_5f_Header_20_M_20_page_20_impaire_20__28_D_29_">
      <style:text-properties officeooo:rsid="01035d0f" officeooo:paragraph-rsid="01035d0f"/>
    </style:style>
    <style:style style:name="P47" style:family="paragraph" style:parent-style-name="_5f_Header_20_M_20_page_20_paire_20__28_G_29_">
      <style:text-properties officeooo:rsid="0101a5c8" officeooo:paragraph-rsid="0101a5c8"/>
    </style:style>
    <style:style style:name="P48" style:family="paragraph" style:parent-style-name="_5f_Header_20_N_20_page_20_impaire_20__28_D_29_">
      <style:text-properties officeooo:rsid="010462d7" officeooo:paragraph-rsid="010462d7"/>
    </style:style>
    <style:style style:name="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0" style:family="paragraph" style:parent-style-name="_5f_Header_20_P_20_page_20_paire_20__28_G_29_">
      <style:text-properties officeooo:rsid="0107aa33" officeooo:paragraph-rsid="0107aa33"/>
    </style:style>
    <style:style style:name="P5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3" style:family="paragraph" style:parent-style-name="_5f_Paragraphe_5f_Bullet" style:list-style-name="List_20_1"/>
    <style:style style:name="P54" style:family="paragraph" style:parent-style-name="_5f_Paragraphe_5f_Réponse_5f_Elève_5f_numéroté" style:list-style-name="_5f_Numérotation_20_des_20_exercices"/>
    <style:style style:name="P55" style:family="paragraph" style:parent-style-name="_5f_Paragraphe_5f_Réponse_5f_Elève_5f_numéroté" style:list-style-name="_5f_Numérotation_20_des_20_exercices">
      <style:text-properties officeooo:paragraph-rsid="00b6107c"/>
    </style:style>
    <style:style style:name="P56" style:family="paragraph" style:parent-style-name="_5f_Paragraphe_5f_avec_5f_Num_5f_Question" style:list-style-name="_5f_Numérotation_20_des_20_exercices"/>
    <style:style style:name="P57" style:family="paragraph" style:parent-style-name="_5f_Paragraphe_5f_avec_5f_Num_5f_Question" style:list-style-name="_5f_Numérotation_20_des_20_exercices">
      <style:text-properties officeooo:paragraph-rsid="00b3d8c8"/>
    </style:style>
    <style:style style:name="P58" style:family="paragraph" style:parent-style-name="_5f_Paragraphe_5f_avec_5f_Num_5f_Question" style:list-style-name=""/>
    <style:style style:name="P59" style:family="paragraph" style:parent-style-name="_5f_Titre_5f_Exercices_5f_avec_5f_Titre" style:list-style-name="_5f_Numérotation_20_des_20_exercices"/>
    <style:style style:name="P60" style:family="paragraph" style:parent-style-name="_5f_Titre_5f_Exercices_5f_sans_5f_Titre" style:list-style-name="_5f_Numérotation_20_des_20_exercices"/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solid" draw:fill-color="#d7e12c"/>
    </style:style>
    <style:style style:name="P64" style:family="paragraph">
      <loext:graphic-properties draw:fill="solid" draw:fill-color="#9d0f89"/>
    </style:style>
    <style:style style:name="P65" style:family="paragraph">
      <loext:graphic-properties draw:fill="solid" draw:fill-color="#f99e06"/>
    </style:style>
    <style:style style:name="P66" style:family="paragraph">
      <loext:graphic-properties draw:fill="solid" draw:fill-color="#d62e4e"/>
    </style:style>
    <style:style style:name="P67" style:family="paragraph">
      <loext:graphic-properties draw:fill="solid" draw:fill-color="#7fb241"/>
    </style:style>
    <style:style style:name="P6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 loext:tab-stop-distance="0cm" style:writing-mode="lr-tb">
        <style:tab-stops/>
      </style:paragraph-properties>
    </style:style>
    <style:style style:name="P7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72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7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7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8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indent="0cm" style:writing-mode="lr-tb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87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8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9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9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3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96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9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99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0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0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0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0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0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80%" style:font-relief="none"/>
    </style:style>
    <style:style style:name="P10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8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1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1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2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1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4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15" style:family="paragraph">
      <loext:graphic-properties draw:fill="solid" draw:fill-color="#1ca2b8"/>
    </style:style>
    <style:style style:name="P1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b617b8"/>
    </style:style>
    <style:style style:name="T10" style:family="text">
      <style:text-properties officeooo:rsid="00b6c404"/>
    </style:style>
    <style:style style:name="T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4" style:family="text">
      <style:text-properties fo:color="#000000" loext:opacity="100%" style:text-outline="false" style:text-line-through-style="none" style:text-line-through-type="none" style:font-name="Bitstream Vera Sans1" fo:font-size="9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5" style:family="text"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6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20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22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23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/>
    </style:style>
    <style:style style:name="T27" style:family="text">
      <style:text-properties style:use-window-font-color="true" loext:opacity="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28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loext:opacity="0%" style:text-outline="false" style:text-line-through-style="none" style:text-line-through-type="none" style:font-name="OpenSymbol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24pt" style:font-style-asian="normal" style:font-weight-asian="normal" style:font-name-complex="OpenSymbol3" style:font-size-complex="24pt" style:font-style-complex="normal" style:font-weight-complex="normal" style:text-emphasize="none" style:text-scale="100%" style:font-relief="none"/>
    </style:style>
    <style:style style:name="T30" style:family="text">
      <style:text-properties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31" style:family="text">
      <style:text-properties fo:color="#000000" loext:opacity="100%" style:text-outline="false" style:text-line-through-style="none" style:text-line-through-type="none" style:font-name="OpenSymbol3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text-emphasize="none" style:text-scale="100%" style:font-relief="none"/>
    </style:style>
    <style:style style:name="T32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33" style:family="text">
      <style:text-properties fo:color="#ffffff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34" style:family="text">
      <style:text-properties fo:color="#000000" loext:opacity="100%" style:text-outline="false" style:text-line-through-style="none" style:text-line-through-type="none" style:font-name="Bitstream Vera Sans6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35" style:family="text">
      <style:text-properties fo:color="#000000" loext:opacity="100%" style:text-outline="false" style:text-line-through-style="none" style:text-line-through-type="none" style:font-name="OpenSymbol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emphasize="none" style:text-scale="100%" style:font-relief="none"/>
    </style:style>
    <style:style style:name="T36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draw:stroke-dash="Dashed_20__28_var_29__20_3431" svg:stroke-width="0.019cm" svg:stroke-color="#000000" draw:marker-start="" draw:marker-start-width="0.332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" style:family="graphic">
      <style:graphic-properties loext:decorative="false" style:run-through="foreground"/>
    </style:style>
    <style:style style:name="gr15" style:family="graphic">
      <style:graphic-properties draw:stroke="solid" draw:stroke-dash="Dashed_20__28_var_29__20_415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" style:family="graphic">
      <style:graphic-properties draw:stroke="solid" draw:stroke-dash="Dashed_20__28_var_29__20_415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" style:family="graphic">
      <style:graphic-properties draw:stroke="solid" draw:stroke-dash="Dashed_20__28_var_29__20_415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" style:family="graphic">
      <style:graphic-properties draw:stroke="solid" draw:stroke-dash="Dashed_20__28_var_29__20_415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" style:family="graphic">
      <style:graphic-properties draw:stroke="none" draw:stroke-dash="Dashed_20__28_var_29__20_4164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28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draw:stroke-dash="Dashed_20__28_var_29__20_4533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draw:stroke-dash="Dashed_20__28_var_29__20_453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solid" draw:stroke-dash="Dashed_20__28_var_29__20_453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draw:stroke-dash="Dashed_20__28_var_29__20_453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draw:stroke-dash="Dashed_20__28_var_29__20_453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solid" draw:stroke-dash="Dashed_20__28_var_29__20_453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" style:family="graphic">
      <style:graphic-properties draw:stroke="solid" draw:stroke-dash="Dashed_20__28_var_29__20_453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draw:stroke-dash="Dashed_20__28_var_29__20_454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draw:stroke-dash="Dashed_20__28_var_29__20_454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draw:stroke-dash="Dashed_20__28_var_29__20_454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solid" draw:stroke-dash="Dashed_20__28_var_29__20_454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draw:stroke-dash="Dashed_20__28_var_29__20_454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solid" draw:stroke-dash="Dashed_20__28_var_29__20_454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solid" draw:stroke-dash="Dashed_20__28_var_29__20_454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5" style:family="graphic">
      <style:graphic-properties draw:stroke="none" draw:stroke-dash="Dashed_20__28_var_29__20_4547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draw:stroke-dash="Dashed_20__28_var_29__20_3196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7" style:family="graphic">
      <style:graphic-properties draw:stroke="solid" draw:stroke-dash="Dashed_20__28_var_29__20_3197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none" draw:stroke-dash="Dashed_20__28_var_29__20_4548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7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draw:stroke-dash="Dashed_20__28_var_29__20_4549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7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" style:family="graphic">
      <style:graphic-properties draw:stroke="solid" draw:stroke-dash="Dashed_20__28_var_29__20_455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44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45" style:family="graphic">
      <style:graphic-properties draw:stroke="solid" svg:stroke-width="0.019cm" svg:stroke-color="#80808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46" style:family="graphic">
      <style:graphic-properties style:writing-mode="lr-tb" loext:decorative="false" style:run-through="foreground"/>
    </style:style>
    <style:style style:name="gr47" style:family="graphic">
      <style:graphic-properties draw:stroke="solid" draw:stroke-dash="Dashed_20__28_var_29__20_3624" svg:stroke-width="0.03cm" svg:stroke-color="#000000" draw:marker-start="" draw:marker-start-width="0.347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8" style:family="graphic">
      <style:graphic-properties draw:stroke="none" draw:stroke-dash="Dashed_20__28_var_29__20_41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9" style:family="graphic">
      <style:graphic-properties draw:stroke="solid" draw:stroke-dash="Dashed_20__28_var_29__20_362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" style:family="graphic">
      <style:graphic-properties draw:stroke="solid" draw:stroke-dash="Dashed_20__28_var_29__20_3627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1" style:family="graphic">
      <style:graphic-properties draw:stroke="solid" draw:stroke-dash="Dashed_20__28_var_29__20_3628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2" style:family="graphic">
      <style:graphic-properties draw:stroke="solid" draw:stroke-dash="Dashed_20__28_var_29__20_3629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3" style:family="graphic">
      <style:graphic-properties draw:stroke="solid" draw:stroke-dash="Dashed_20__28_var_29__20_363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" style:family="graphic">
      <style:graphic-properties draw:stroke="solid" draw:stroke-dash="Dashed_20__28_var_29__20_363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" style:family="graphic">
      <style:graphic-properties draw:stroke="solid" draw:stroke-dash="Dashed_20__28_var_29__20_363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6" style:family="graphic">
      <style:graphic-properties draw:stroke="solid" draw:stroke-dash="Dashed_20__28_var_29__20_3633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7" style:family="graphic">
      <style:graphic-properties draw:stroke="none" draw:stroke-dash="Dashed_20__28_var_29__20_41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50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8" style:family="graphic">
      <style:graphic-properties draw:stroke="none" draw:stroke-dash="Dashed_20__28_var_29__20_41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9" style:family="graphic">
      <style:graphic-properties draw:stroke="solid" draw:stroke-dash="Dashed_20__28_var_29__20_363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0" style:family="graphic">
      <style:graphic-properties draw:stroke="none" draw:stroke-dash="Dashed_20__28_var_29__20_41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10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1" style:family="graphic">
      <style:graphic-properties draw:stroke="none" draw:stroke-dash="Dashed_20__28_var_29__20_41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2" style:family="graphic">
      <style:graphic-properties draw:stroke="none" draw:stroke-dash="Dashed_20__28_var_29__20_41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30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3" style:family="graphic">
      <style:graphic-properties draw:stroke="none" draw:stroke-dash="Dashed_20__28_var_29__20_41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4" style:family="graphic">
      <style:graphic-properties draw:stroke="solid" draw:stroke-dash="Dashed_20__28_var_29__20_4114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" style:family="graphic">
      <style:graphic-properties draw:stroke="solid" draw:stroke-dash="Dashed_20__28_var_29__20_4115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6" style:family="graphic">
      <style:graphic-properties draw:stroke="solid" draw:stroke-dash="Dashed_20__28_var_29__20_4116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" style:family="graphic">
      <style:graphic-properties draw:stroke="solid" draw:stroke-dash="Dashed_20__28_var_29__20_4117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" style:family="graphic">
      <style:graphic-properties draw:stroke="solid" draw:stroke-dash="Dashed_20__28_var_29__20_4118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" style:family="graphic">
      <style:graphic-properties draw:stroke="solid" draw:stroke-dash="Dashed_20__28_var_29__20_4119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" style:family="graphic">
      <style:graphic-properties draw:stroke="solid" draw:stroke-dash="Dashed_20__28_var_29__20_4120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" style:family="graphic">
      <style:graphic-properties draw:stroke="solid" draw:stroke-dash="Dashed_20__28_var_29__20_4121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" style:family="graphic">
      <style:graphic-properties draw:stroke="solid" draw:stroke-dash="Dashed_20__28_var_29__20_4122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3" style:family="graphic">
      <style:graphic-properties draw:stroke="solid" draw:stroke-dash="Dashed_20__28_var_29__20_4123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4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2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2cm" fo:min-width="0.26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2cm" fo:min-width="0.40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8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9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2cm" fo:min-width="0.27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1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45cm" fo:padding-bottom="0.145cm" fo:padding-left="0.27cm" fo:padding-right="0.27cm" fo:wrap-option="wrap" draw:shadow="hidden" draw:shadow-offset-x="0.199cm" draw:shadow-offset-y="0.199cm" draw:shadow-color="#808080" loext:decorative="false" style:run-through="foreground"/>
    </style:style>
    <style:style style:name="gr82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83" style:family="graphic">
      <style:graphic-properties draw:stroke="solid" draw:stroke-dash="Dashed_20__28_var_29__20_3431" svg:stroke-width="0.019cm" svg:stroke-color="#000000" draw:marker-start-width="0.332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4" style:family="graphic">
      <style:graphic-properties draw:stroke="none" draw:stroke-dash="Dashed_20__28_var_29__20_4152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49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5" style:family="graphic">
      <style:graphic-properties draw:stroke="none" draw:stroke-dash="Dashed_20__28_var_29__20_4153" svg:stroke-width="0.019cm" svg:stroke-color="#000000" draw:marker-start-width="0.333cm" draw:marker-start-center="false" draw:marker-end-width="0.333cm" draw:marker-end-center="false" draw:fill="none" draw:fill-color="#ffffff" draw:fill-image-width="0cm" draw:fill-image-height="0cm" draw:textarea-horizontal-align="left" draw:auto-grow-width="true" fo:min-height="0.415cm" fo:min-width="0.219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6" style:family="graphic">
      <style:graphic-properties draw:stroke="none" draw:stroke-dash="Dashed_20__28_var_29__20_4154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7" style:family="graphic">
      <style:graphic-properties draw:stroke="none" draw:stroke-dash="Dashed_20__28_var_29__20_4155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61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8" style:family="graphic">
      <style:graphic-properties draw:stroke="solid" draw:stroke-dash="Dashed_20__28_var_29__20_4156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9" style:family="graphic">
      <style:graphic-properties draw:stroke="solid" draw:stroke-dash="Dashed_20__28_var_29__20_4157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0" style:family="graphic">
      <style:graphic-properties draw:stroke="solid" draw:stroke-dash="Dashed_20__28_var_29__20_4158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1" style:family="graphic">
      <style:graphic-properties draw:stroke="solid" draw:stroke-dash="Dashed_20__28_var_29__20_4159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2" style:family="graphic">
      <style:graphic-properties draw:stroke="solid" draw:stroke-dash="Dashed_20__28_var_29__20_4160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3" style:family="graphic">
      <style:graphic-properties draw:stroke="solid" draw:stroke-dash="Dashed_20__28_var_29__20_4161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4" style:family="graphic">
      <style:graphic-properties draw:stroke="solid" draw:stroke-dash="Dashed_20__28_var_29__20_4162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5" style:family="graphic">
      <style:graphic-properties draw:stroke="solid" draw:stroke-dash="Dashed_20__28_var_29__20_4163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6" style:family="graphic">
      <style:graphic-properties draw:stroke="none" draw:stroke-dash="Dashed_20__28_var_29__20_4164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82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7" style:family="graphic">
      <style:graphic-properties draw:stroke="none" draw:stroke-dash="Dashed_20__28_var_29__20_4165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99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0" style:family="graphic">
      <style:graphic-properties draw:stroke="solid" draw:stroke-dash="Dashed_20__28_var_29__20_4529" svg:stroke-width="0.019cm" svg:stroke-color="#999999" draw:marker-start="" draw:marker-start-width="0.3cm" draw:marker-start-center="false" draw:marker-end="" draw:marker-end-width="0.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1" style:family="graphic">
      <style:graphic-properties draw:stroke="solid" draw:stroke-dash="Dashed_20__28_var_29__20_395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2" style:family="graphic">
      <style:graphic-properties draw:stroke="solid" draw:stroke-dash="Dashed_20__28_var_29__20_3953" svg:stroke-width="0.041cm" svg:stroke-color="#000000" draw:marker-start="" draw:marker-start-width="0.289cm" draw:marker-start-center="false" draw:marker-end="" draw:marker-end-width="0.28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3" style:family="graphic">
      <style:graphic-properties draw:stroke="none" draw:stroke-dash="Dashed_20__28_var_29__20_453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41cm" fo:min-width="0.74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4" style:family="graphic">
      <style:graphic-properties draw:stroke="solid" draw:stroke-dash="Dashed_20__28_var_29__20_3955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5" style:family="graphic">
      <style:graphic-properties draw:stroke="none" draw:stroke-dash="Dashed_20__28_var_29__20_453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41cm" fo:min-width="0.74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6" style:family="graphic">
      <style:graphic-properties draw:stroke="none" draw:stroke-dash="Dashed_20__28_var_29__20_453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41cm" fo:min-width="0.74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7" style:family="graphic">
      <style:graphic-properties draw:stroke="solid" draw:stroke-dash="Dashed_20__28_var_29__20_3959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8" style:family="graphic">
      <style:graphic-properties draw:stroke="solid" draw:stroke-dash="Dashed_20__28_var_29__20_3960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9" style:family="graphic">
      <style:graphic-properties draw:stroke="solid" draw:stroke-dash="Dashed_20__28_var_29__20_3961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0" style:family="graphic">
      <style:graphic-properties draw:stroke="solid" draw:stroke-dash="Dashed_20__28_var_29__20_396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1" style:family="graphic">
      <style:graphic-properties draw:stroke="solid" draw:stroke-dash="Dashed_20__28_var_29__20_3963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2" style:family="graphic">
      <style:graphic-properties draw:stroke="solid" draw:stroke-dash="Dashed_20__28_var_29__20_3956" svg:stroke-width="0.03cm" svg:stroke-color="#000000" draw:marker-start="" draw:marker-start-width="0.259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3" style:family="graphic">
      <style:graphic-properties draw:stroke="solid" draw:stroke-dash="Dashed_20__28_var_29__20_3983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4" style:family="graphic">
      <style:graphic-properties draw:stroke="solid" draw:stroke-dash="Dashed_20__28_var_29__20_398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5" style:family="graphic">
      <style:graphic-properties draw:stroke="none" draw:stroke-dash="Dashed_20__28_var_29__20_3985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auto-grow-width="true" fo:min-height="0.416cm" fo:min-width="0.362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6" style:family="graphic">
      <style:graphic-properties draw:stroke="solid" draw:stroke-dash="Dashed_20__28_var_29__20_398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7" style:family="graphic">
      <style:graphic-properties draw:stroke="solid" draw:stroke-dash="Dashed_20__28_var_29__20_398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8" style:family="graphic">
      <style:graphic-properties draw:stroke="solid" draw:stroke-dash="Dashed_20__28_var_29__20_398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9" style:family="graphic">
      <style:graphic-properties draw:stroke="solid" draw:stroke-dash="Dashed_20__28_var_29__20_398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0" style:family="graphic">
      <style:graphic-properties draw:stroke="solid" draw:stroke-dash="Dashed_20__28_var_29__20_399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1" style:family="graphic">
      <style:graphic-properties draw:stroke="solid" draw:stroke-dash="Dashed_20__28_var_29__20_399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2" style:family="graphic">
      <style:graphic-properties draw:stroke="solid" draw:stroke-dash="Dashed_20__28_var_29__20_399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3" style:family="graphic">
      <style:graphic-properties draw:stroke="solid" draw:stroke-dash="Dashed_20__28_var_29__20_399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4" style:family="graphic">
      <style:graphic-properties draw:stroke="none" draw:stroke-dash="Dashed_20__28_var_29__20_3994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41cm" fo:min-width="0.84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5" style:family="graphic">
      <style:graphic-properties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6" style:family="graphic">
      <style:graphic-properties draw:stroke="solid" draw:stroke-dash="Dashed_20__28_var_29__20_3801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7" style:family="graphic">
      <style:graphic-properties draw:stroke="solid" draw:stroke-dash="Dashed_20__28_var_29__20_380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8" style:family="graphic">
      <style:graphic-properties draw:stroke="solid" draw:stroke-dash="Dashed_20__28_var_29__20_380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9" style:family="graphic">
      <style:graphic-properties draw:stroke="solid" draw:stroke-dash="Dashed_20__28_var_29__20_3804" svg:stroke-width="0.041cm" svg:stroke-color="#000000" draw:marker-start-width="0.363cm" draw:marker-start-center="false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130" style:family="graphic">
      <style:graphic-properties draw:stroke="solid" draw:stroke-dash="Dashed_20__28_var_29__20_380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1" style:family="graphic">
      <style:graphic-properties draw:stroke="solid" draw:stroke-dash="Dashed_20__28_var_29__20_380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2" style:family="graphic">
      <style:graphic-properties draw:stroke="solid" draw:stroke-dash="Dashed_20__28_var_29__20_380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3" style:family="graphic">
      <style:graphic-properties draw:stroke="solid" draw:stroke-dash="Dashed_20__28_var_29__20_380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4" style:family="graphic">
      <style:graphic-properties draw:stroke="solid" draw:stroke-dash="Dashed_20__28_var_29__20_380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5" style:family="graphic">
      <style:graphic-properties draw:stroke="solid" draw:stroke-dash="Dashed_20__28_var_29__20_381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6" style:family="graphic">
      <style:graphic-properties draw:stroke="solid" draw:stroke-dash="Dashed_20__28_var_29__20_381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7" style:family="graphic">
      <style:graphic-properties draw:stroke="solid" draw:stroke-dash="Dashed_20__28_var_29__20_381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8" style:family="graphic">
      <style:graphic-properties draw:stroke="solid" draw:stroke-dash="Dashed_20__28_var_29__20_381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9" style:family="graphic">
      <style:graphic-properties draw:stroke="solid" draw:stroke-dash="Dashed_20__28_var_29__20_381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0" style:family="graphic">
      <style:graphic-properties draw:stroke="solid" draw:stroke-dash="Dashed_20__28_var_29__20_381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1" style:family="graphic">
      <style:graphic-properties draw:stroke="solid" draw:stroke-dash="Dashed_20__28_var_29__20_381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2" style:family="graphic">
      <style:graphic-properties draw:stroke="solid" draw:stroke-dash="Dashed_20__28_var_29__20_3817" svg:stroke-width="0.041cm" svg:stroke-color="#000000" draw:marker-start-width="0.365cm" draw:marker-start-center="false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143" style:family="graphic">
      <style:graphic-properties draw:stroke="solid" draw:stroke-dash="Dashed_20__28_var_29__20_381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4" style:family="graphic">
      <style:graphic-properties draw:stroke="solid" draw:stroke-dash="Dashed_20__28_var_29__20_381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5" style:family="graphic">
      <style:graphic-properties draw:stroke="solid" draw:stroke-dash="Dashed_20__28_var_29__20_382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6" style:family="graphic">
      <style:graphic-properties draw:stroke="solid" draw:stroke-dash="Dashed_20__28_var_29__20_382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7" style:family="graphic">
      <style:graphic-properties draw:stroke="solid" draw:stroke-dash="Dashed_20__28_var_29__20_382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8" style:family="graphic">
      <style:graphic-properties draw:stroke="solid" draw:stroke-dash="Dashed_20__28_var_29__20_382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9" style:family="graphic">
      <style:graphic-properties draw:stroke="solid" draw:stroke-dash="Dashed_20__28_var_29__20_382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0" style:family="graphic">
      <style:graphic-properties draw:stroke="solid" draw:stroke-dash="Dashed_20__28_var_29__20_382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1" style:family="graphic">
      <style:graphic-properties draw:stroke="solid" draw:stroke-dash="Dashed_20__28_var_29__20_382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2" style:family="graphic">
      <style:graphic-properties draw:stroke="solid" draw:stroke-dash="Dashed_20__28_var_29__20_382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3" style:family="graphic">
      <style:graphic-properties draw:stroke="solid" draw:stroke-dash="Dashed_20__28_var_29__20_382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4" style:family="graphic">
      <style:graphic-properties draw:stroke="solid" draw:stroke-dash="Dashed_20__28_var_29__20_382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5" style:family="graphic">
      <style:graphic-properties draw:stroke="solid" draw:stroke-dash="Dashed_20__28_var_29__20_383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6" style:family="graphic">
      <style:graphic-properties draw:stroke="solid" draw:stroke-dash="Dashed_20__28_var_29__20_383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7" style:family="graphic">
      <style:graphic-properties draw:stroke="solid" draw:stroke-dash="Dashed_20__28_var_29__20_383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8" style:family="graphic">
      <style:graphic-properties draw:stroke="solid" draw:stroke-dash="Dashed_20__28_var_29__20_383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9" style:family="graphic">
      <style:graphic-properties draw:stroke="solid" draw:stroke-dash="Dashed_20__28_var_29__20_383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60" style:family="graphic">
      <style:graphic-properties draw:stroke="solid" draw:stroke-dash="Dashed_20__28_var_29__20_383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61" style:family="graphic">
      <style:graphic-properties draw:stroke="solid" draw:stroke-dash="Dashed_20__28_var_29__20_383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62" style:family="graphic">
      <style:graphic-properties draw:stroke="solid" draw:stroke-dash="Dashed_20__28_var_29__20_383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63" style:family="graphic">
      <style:graphic-properties draw:stroke="solid" draw:stroke-dash="Dashed_20__28_var_29__20_383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64" style:family="graphic">
      <style:graphic-properties draw:stroke="solid" draw:stroke-dash="Dashed_20__28_var_29__20_383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65" style:family="graphic">
      <style:graphic-properties draw:stroke="none" draw:stroke-dash="Dashed_20__28_var_29__20_3840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41cm" fo:min-width="0.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6" style:family="graphic">
      <style:graphic-properties draw:stroke="none" draw:stroke-dash="Dashed_20__28_var_29__20_3841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41cm" fo:min-width="0.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7" style:family="graphic">
      <style:graphic-properties draw:stroke="solid" draw:stroke-dash="Dashed_20__28_var_29__20_3842" svg:stroke-width="0.041cm" svg:stroke-color="#000000" draw:marker-start-width="0.363cm" draw:marker-start-center="false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168" style:family="graphic">
      <style:graphic-properties draw:stroke="none" draw:stroke-dash="Dashed_20__28_var_29__20_3843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9" style:family="graphic">
      <style:graphic-properties draw:stroke="solid" draw:stroke-dash="Dashed_20__28_var_29__20_384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0" style:family="graphic">
      <style:graphic-properties draw:stroke="solid" draw:stroke-dash="Dashed_20__28_var_29__20_384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1" style:family="graphic">
      <style:graphic-properties draw:stroke="solid" draw:stroke-dash="Dashed_20__28_var_29__20_384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2" style:family="graphic">
      <style:graphic-properties draw:stroke="solid" draw:stroke-dash="Dashed_20__28_var_29__20_384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3" style:family="graphic">
      <style:graphic-properties draw:stroke="solid" draw:stroke-dash="Dashed_20__28_var_29__20_384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4" style:family="graphic">
      <style:graphic-properties draw:stroke="solid" draw:stroke-dash="Dashed_20__28_var_29__20_4268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5" style:family="graphic">
      <style:graphic-properties draw:stroke="solid" draw:stroke-dash="Dashed_20__28_var_29__20_426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6" style:family="graphic">
      <style:graphic-properties draw:stroke="solid" draw:stroke-dash="Dashed_20__28_var_29__20_427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7" style:family="graphic">
      <style:graphic-properties draw:stroke="solid" draw:stroke-dash="Dashed_20__28_var_29__20_4271" svg:stroke-width="0.041cm" svg:stroke-color="#000000" draw:marker-start-width="0.365cm" draw:marker-start-center="false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178" style:family="graphic">
      <style:graphic-properties draw:stroke="solid" draw:stroke-dash="Dashed_20__28_var_29__20_427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9" style:family="graphic">
      <style:graphic-properties draw:stroke="solid" draw:stroke-dash="Dashed_20__28_var_29__20_427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0" style:family="graphic">
      <style:graphic-properties draw:stroke="solid" draw:stroke-dash="Dashed_20__28_var_29__20_427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1" style:family="graphic">
      <style:graphic-properties draw:stroke="solid" draw:stroke-dash="Dashed_20__28_var_29__20_427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2" style:family="graphic">
      <style:graphic-properties draw:stroke="solid" draw:stroke-dash="Dashed_20__28_var_29__20_427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3" style:family="graphic">
      <style:graphic-properties draw:stroke="solid" draw:stroke-dash="Dashed_20__28_var_29__20_427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4" style:family="graphic">
      <style:graphic-properties draw:stroke="solid" draw:stroke-dash="Dashed_20__28_var_29__20_427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5" style:family="graphic">
      <style:graphic-properties draw:stroke="solid" draw:stroke-dash="Dashed_20__28_var_29__20_427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6" style:family="graphic">
      <style:graphic-properties draw:stroke="solid" draw:stroke-dash="Dashed_20__28_var_29__20_428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7" style:family="graphic">
      <style:graphic-properties draw:stroke="solid" draw:stroke-dash="Dashed_20__28_var_29__20_428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8" style:family="graphic">
      <style:graphic-properties draw:stroke="solid" draw:stroke-dash="Dashed_20__28_var_29__20_428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9" style:family="graphic">
      <style:graphic-properties draw:stroke="solid" draw:stroke-dash="Dashed_20__28_var_29__20_428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0" style:family="graphic">
      <style:graphic-properties draw:stroke="solid" draw:stroke-dash="Dashed_20__28_var_29__20_428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1" style:family="graphic">
      <style:graphic-properties draw:stroke="solid" draw:stroke-dash="Dashed_20__28_var_29__20_428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2" style:family="graphic">
      <style:graphic-properties draw:stroke="solid" draw:stroke-dash="Dashed_20__28_var_29__20_428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3" style:family="graphic">
      <style:graphic-properties draw:stroke="solid" draw:stroke-dash="Dashed_20__28_var_29__20_428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4" style:family="graphic">
      <style:graphic-properties draw:stroke="solid" draw:stroke-dash="Dashed_20__28_var_29__20_428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5" style:family="graphic">
      <style:graphic-properties draw:stroke="solid" draw:stroke-dash="Dashed_20__28_var_29__20_428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6" style:family="graphic">
      <style:graphic-properties draw:stroke="solid" draw:stroke-dash="Dashed_20__28_var_29__20_429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7" style:family="graphic">
      <style:graphic-properties draw:stroke="solid" draw:stroke-dash="Dashed_20__28_var_29__20_429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8" style:family="graphic">
      <style:graphic-properties draw:stroke="solid" draw:stroke-dash="Dashed_20__28_var_29__20_429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9" style:family="graphic">
      <style:graphic-properties draw:stroke="solid" draw:stroke-dash="Dashed_20__28_var_29__20_429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0" style:family="graphic">
      <style:graphic-properties draw:stroke="solid" draw:stroke-dash="Dashed_20__28_var_29__20_429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1" style:family="graphic">
      <style:graphic-properties draw:stroke="solid" draw:stroke-dash="Dashed_20__28_var_29__20_429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2" style:family="graphic">
      <style:graphic-properties draw:stroke="solid" draw:stroke-dash="Dashed_20__28_var_29__20_429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3" style:family="graphic">
      <style:graphic-properties draw:stroke="solid" draw:stroke-dash="Dashed_20__28_var_29__20_429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4" style:family="graphic">
      <style:graphic-properties draw:stroke="solid" draw:stroke-dash="Dashed_20__28_var_29__20_429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5" style:family="graphic">
      <style:graphic-properties draw:stroke="solid" draw:stroke-dash="Dashed_20__28_var_29__20_429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6" style:family="graphic">
      <style:graphic-properties draw:stroke="solid" draw:stroke-dash="Dashed_20__28_var_29__20_430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7" style:family="graphic">
      <style:graphic-properties draw:stroke="solid" draw:stroke-dash="Dashed_20__28_var_29__20_430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8" style:family="graphic">
      <style:graphic-properties draw:stroke="solid" draw:stroke-dash="Dashed_20__28_var_29__20_430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9" style:family="graphic">
      <style:graphic-properties draw:stroke="solid" draw:stroke-dash="Dashed_20__28_var_29__20_430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0" style:family="graphic">
      <style:graphic-properties draw:stroke="solid" draw:stroke-dash="Dashed_20__28_var_29__20_430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1" style:family="graphic">
      <style:graphic-properties draw:stroke="solid" draw:stroke-dash="Dashed_20__28_var_29__20_430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2" style:family="graphic">
      <style:graphic-properties draw:stroke="none" draw:stroke-dash="Dashed_20__28_var_29__20_4306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41cm" fo:min-width="0.50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3" style:family="graphic">
      <style:graphic-properties draw:stroke="none" draw:stroke-dash="Dashed_20__28_var_29__20_4307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41cm" fo:min-width="0.50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4" style:family="graphic">
      <style:graphic-properties draw:stroke="solid" draw:stroke-dash="Dashed_20__28_var_29__20_4308" svg:stroke-width="0.041cm" svg:stroke-color="#000000" draw:marker-start-width="0.365cm" draw:marker-start-center="false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15" style:family="graphic">
      <style:graphic-properties draw:stroke="none" draw:stroke-dash="Dashed_20__28_var_29__20_4309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41cm" fo:min-width="0.48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6" style:family="graphic">
      <style:graphic-properties draw:stroke="solid" draw:stroke-dash="Dashed_20__28_var_29__20_431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7" style:family="graphic">
      <style:graphic-properties draw:stroke="solid" draw:stroke-dash="Dashed_20__28_var_29__20_4311" svg:stroke-width="0.041cm" svg:stroke-color="#000000" draw:marker-start-width="0.365cm" draw:marker-start-center="false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18" style:family="graphic">
      <style:graphic-properties draw:stroke="solid" draw:stroke-dash="Dashed_20__28_var_29__20_3431" svg:stroke-width="0.019cm" svg:stroke-color="#000000" draw:marker-start="" draw:marker-start-width="0.332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19" style:family="graphic">
      <style:graphic-properties draw:stroke="none" draw:stroke-dash="Dashed_20__28_var_29__20_5593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5cm" fo:min-width="0.22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1" style:family="graphic">
      <style:graphic-properties draw:stroke="none" draw:stroke-dash="Dashed_20__28_var_29__20_5594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5cm" fo:min-width="0.22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2" style:family="graphic">
      <style:graphic-properties draw:stroke="solid" draw:stroke-dash="Dashed_20__28_var_29__20_4247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3" style:family="graphic">
      <style:graphic-properties draw:stroke="solid" draw:stroke-dash="Dashed_20__28_var_29__20_4248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24" style:family="graphic">
      <style:graphic-properties draw:stroke="solid" draw:stroke-dash="Dashed_20__28_var_29__20_424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5" style:family="graphic">
      <style:graphic-properties draw:stroke="solid" draw:stroke-dash="Dashed_20__28_var_29__20_425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6" style:family="graphic">
      <style:graphic-properties draw:stroke="solid" draw:stroke-dash="Dashed_20__28_var_29__20_4251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27" style:family="graphic">
      <style:graphic-properties draw:stroke="solid" draw:stroke-dash="Dashed_20__28_var_29__20_425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8" style:family="graphic">
      <style:graphic-properties draw:stroke="solid" draw:stroke-dash="Dashed_20__28_var_29__20_425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9" style:family="graphic">
      <style:graphic-properties draw:stroke="solid" draw:stroke-dash="Dashed_20__28_var_29__20_425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0" style:family="graphic">
      <style:graphic-properties draw:stroke="solid" draw:stroke-dash="Dashed_20__28_var_29__20_4255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31" style:family="graphic">
      <style:graphic-properties draw:stroke="none" draw:stroke-dash="Dashed_20__28_var_29__20_4256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2" style:family="graphic">
      <style:graphic-properties draw:stroke="solid" draw:stroke-dash="Dashed_20__28_var_29__20_4257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33" style:family="graphic">
      <style:graphic-properties draw:stroke="solid" draw:stroke-dash="Dashed_20__28_var_29__20_4258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34" style:family="graphic">
      <style:graphic-properties draw:stroke="solid" draw:stroke-dash="Dashed_20__28_var_29__20_425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5" style:family="graphic">
      <style:graphic-properties draw:stroke="none" draw:stroke-dash="Dashed_20__28_var_29__20_4260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41cm" fo:min-width="0.52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6" style:family="graphic">
      <style:graphic-properties draw:stroke="solid" draw:stroke-dash="Dashed_20__28_var_29__20_426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7" style:family="graphic">
      <style:graphic-properties draw:stroke="solid" draw:stroke-dash="Dashed_20__28_var_29__20_426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8" style:family="graphic">
      <style:graphic-properties draw:stroke="solid" draw:stroke-dash="Dashed_20__28_var_29__20_4263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39" style:family="graphic">
      <style:graphic-properties draw:stroke="solid" draw:stroke-dash="Dashed_20__28_var_29__20_426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0" style:family="graphic">
      <style:graphic-properties draw:stroke="solid" draw:stroke-dash="Dashed_20__28_var_29__20_426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1" style:family="graphic">
      <style:graphic-properties draw:stroke="solid" draw:stroke-dash="Dashed_20__28_var_29__20_426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2" style:family="graphic">
      <style:graphic-properties draw:stroke="solid" draw:stroke-dash="Dashed_20__28_var_29__20_4267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43" style:family="graphic">
      <style:graphic-properties draw:stroke="solid" draw:stroke-dash="Dashed_20__28_var_29__20_2597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4" style:family="graphic">
      <style:graphic-properties draw:stroke="solid" draw:stroke-dash="Dashed_20__28_var_29__20_259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5" style:family="graphic">
      <style:graphic-properties draw:stroke="solid" draw:stroke-dash="Dashed_20__28_var_29__20_26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6" style:family="graphic">
      <style:graphic-properties draw:stroke="solid" draw:stroke-dash="Dashed_20__28_var_29__20_26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7" style:family="graphic">
      <style:graphic-properties draw:stroke="solid" draw:stroke-dash="Dashed_20__28_var_29__20_26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8" style:family="graphic">
      <style:graphic-properties draw:stroke="solid" draw:stroke-dash="Dashed_20__28_var_29__20_26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9" style:family="graphic">
      <style:graphic-properties draw:stroke="solid" draw:stroke-dash="Dashed_20__28_var_29__20_260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0" style:family="graphic">
      <style:graphic-properties draw:stroke="solid" draw:stroke-dash="Dashed_20__28_var_29__20_261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1" style:family="graphic">
      <style:graphic-properties draw:stroke="solid" draw:stroke-dash="Dashed_20__28_var_29__20_26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2" style:family="graphic">
      <style:graphic-properties draw:stroke="solid" draw:stroke-dash="Dashed_20__28_var_29__20_261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3" style:family="graphic">
      <style:graphic-properties draw:stroke="solid" draw:stroke-dash="Dashed_20__28_var_29__20_261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4" style:family="graphic">
      <style:graphic-properties draw:stroke="solid" draw:stroke-dash="Dashed_20__28_var_29__20_261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5" style:family="graphic">
      <style:graphic-properties draw:stroke="none" draw:stroke-dash="Dashed_20__28_var_29__20_262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3cm" fo:min-width="0.50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6" style:family="graphic">
      <style:graphic-properties draw:stroke="none" draw:stroke-dash="Dashed_20__28_var_29__20_262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3cm" fo:min-width="0.21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7" style:family="graphic">
      <style:graphic-properties draw:stroke="none" draw:stroke-dash="Dashed_20__28_var_29__20_262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3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8" style:family="graphic">
      <style:graphic-properties draw:stroke="solid" draw:stroke-dash="Dashed_20__28_var_29__20_262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9" style:family="graphic">
      <style:graphic-properties draw:stroke="solid" draw:stroke-dash="Dashed_20__28_var_29__20_262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0" style:family="graphic">
      <style:graphic-properties draw:stroke="solid" draw:stroke-dash="Dashed_20__28_var_29__20_263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1" style:family="graphic">
      <style:graphic-properties draw:stroke="solid" draw:stroke-dash="Dashed_20__28_var_29__20_263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2" style:family="graphic">
      <style:graphic-properties draw:stroke="solid" draw:stroke-dash="Dashed_20__28_var_29__20_263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3" style:family="graphic">
      <style:graphic-properties draw:stroke="solid" draw:stroke-dash="Dashed_20__28_var_29__20_263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4" style:family="graphic">
      <style:graphic-properties draw:stroke="solid" draw:stroke-dash="Dashed_20__28_var_29__20_263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5" style:family="graphic">
      <style:graphic-properties draw:stroke="none" draw:stroke-dash="Dashed_20__28_var_29__20_264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41cm" fo:min-width="0.50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6" style:family="graphic">
      <style:graphic-properties draw:stroke="solid" draw:stroke-dash="Dashed_20__28_var_29__20_4166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7" style:family="graphic">
      <style:graphic-properties draw:stroke="solid" draw:stroke-dash="Dashed_20__28_var_29__20_416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8" style:family="graphic">
      <style:graphic-properties draw:stroke="solid" draw:stroke-dash="Dashed_20__28_var_29__20_416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9" style:family="graphic">
      <style:graphic-properties draw:stroke="solid" draw:stroke-dash="Dashed_20__28_var_29__20_416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0" style:family="graphic">
      <style:graphic-properties draw:stroke="solid" draw:stroke-dash="Dashed_20__28_var_29__20_417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1" style:family="graphic">
      <style:graphic-properties draw:stroke="solid" draw:stroke-dash="Dashed_20__28_var_29__20_417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2" style:family="graphic">
      <style:graphic-properties draw:stroke="solid" draw:stroke-dash="Dashed_20__28_var_29__20_417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3" style:family="graphic">
      <style:graphic-properties draw:stroke="solid" draw:stroke-dash="Dashed_20__28_var_29__20_417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4" style:family="graphic">
      <style:graphic-properties draw:stroke="solid" draw:stroke-dash="Dashed_20__28_var_29__20_417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5" style:family="graphic">
      <style:graphic-properties draw:stroke="solid" draw:stroke-dash="Dashed_20__28_var_29__20_417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6" style:family="graphic">
      <style:graphic-properties draw:stroke="solid" draw:stroke-dash="Dashed_20__28_var_29__20_417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7" style:family="graphic">
      <style:graphic-properties draw:stroke="solid" draw:stroke-dash="Dashed_20__28_var_29__20_417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8" style:family="graphic">
      <style:graphic-properties draw:stroke="solid" draw:stroke-dash="Dashed_20__28_var_29__20_417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9" style:family="graphic">
      <style:graphic-properties draw:stroke="solid" draw:stroke-dash="Dashed_20__28_var_29__20_417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0" style:family="graphic">
      <style:graphic-properties draw:stroke="solid" draw:stroke-dash="Dashed_20__28_var_29__20_418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1" style:family="graphic">
      <style:graphic-properties draw:stroke="solid" draw:stroke-dash="Dashed_20__28_var_29__20_418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2" style:family="graphic">
      <style:graphic-properties draw:stroke="solid" draw:stroke-dash="Dashed_20__28_var_29__20_418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3" style:family="graphic">
      <style:graphic-properties draw:stroke="solid" draw:stroke-dash="Dashed_20__28_var_29__20_418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4" style:family="graphic">
      <style:graphic-properties draw:stroke="solid" draw:stroke-dash="Dashed_20__28_var_29__20_418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5" style:family="graphic">
      <style:graphic-properties draw:stroke="solid" draw:stroke-dash="Dashed_20__28_var_29__20_418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6" style:family="graphic">
      <style:graphic-properties draw:stroke="solid" draw:stroke-dash="Dashed_20__28_var_29__20_418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7" style:family="graphic">
      <style:graphic-properties draw:stroke="solid" draw:stroke-dash="Dashed_20__28_var_29__20_418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8" style:family="graphic">
      <style:graphic-properties draw:stroke="solid" draw:stroke-dash="Dashed_20__28_var_29__20_418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9" style:family="graphic">
      <style:graphic-properties draw:stroke="none" draw:stroke-dash="Dashed_20__28_var_29__20_418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0" style:family="graphic">
      <style:graphic-properties draw:stroke="none" draw:stroke-dash="Dashed_20__28_var_29__20_419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1" style:family="graphic">
      <style:graphic-properties draw:stroke="solid" draw:stroke-dash="Dashed_20__28_var_29__20_431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2" style:family="graphic">
      <style:graphic-properties draw:stroke="solid" draw:stroke-dash="Dashed_20__28_var_29__20_43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3" style:family="graphic">
      <style:graphic-properties draw:stroke="solid" draw:stroke-dash="Dashed_20__28_var_29__20_431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4" style:family="graphic">
      <style:graphic-properties draw:stroke="solid" draw:stroke-dash="Dashed_20__28_var_29__20_431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5" style:family="graphic">
      <style:graphic-properties draw:stroke="solid" draw:stroke-dash="Dashed_20__28_var_29__20_4316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296" style:family="graphic">
      <style:graphic-properties draw:stroke="solid" draw:stroke-dash="Dashed_20__28_var_29__20_431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7" style:family="graphic">
      <style:graphic-properties draw:stroke="solid" draw:stroke-dash="Dashed_20__28_var_29__20_431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8" style:family="graphic">
      <style:graphic-properties draw:stroke="solid" draw:stroke-dash="Dashed_20__28_var_29__20_431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9" style:family="graphic">
      <style:graphic-properties draw:stroke="solid" draw:stroke-dash="Dashed_20__28_var_29__20_432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0" style:family="graphic">
      <style:graphic-properties draw:stroke="solid" draw:stroke-dash="Dashed_20__28_var_29__20_4321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301" style:family="graphic">
      <style:graphic-properties draw:stroke="solid" draw:stroke-dash="Dashed_20__28_var_29__20_432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2" style:family="graphic">
      <style:graphic-properties draw:stroke="solid" draw:stroke-dash="Dashed_20__28_var_29__20_432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3" style:family="graphic">
      <style:graphic-properties draw:stroke="solid" draw:stroke-dash="Dashed_20__28_var_29__20_4324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304" style:family="graphic">
      <style:graphic-properties draw:stroke="solid" draw:stroke-dash="Dashed_20__28_var_29__20_432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5" style:family="graphic">
      <style:graphic-properties draw:stroke="solid" draw:stroke-dash="Dashed_20__28_var_29__20_432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6" style:family="graphic">
      <style:graphic-properties draw:stroke="solid" draw:stroke-dash="Dashed_20__28_var_29__20_432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7" style:family="graphic">
      <style:graphic-properties draw:stroke="solid" draw:stroke-dash="Dashed_20__28_var_29__20_432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8" style:family="graphic">
      <style:graphic-properties draw:stroke="solid" draw:stroke-dash="Dashed_20__28_var_29__20_432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9" style:family="graphic">
      <style:graphic-properties draw:stroke="solid" draw:stroke-dash="Dashed_20__28_var_29__20_433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0" style:family="graphic">
      <style:graphic-properties draw:stroke="solid" draw:stroke-dash="Dashed_20__28_var_29__20_433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1" style:family="graphic">
      <style:graphic-properties draw:stroke="solid" draw:stroke-dash="Dashed_20__28_var_29__20_433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2" style:family="graphic">
      <style:graphic-properties draw:stroke="solid" draw:stroke-dash="Dashed_20__28_var_29__20_433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3" style:family="graphic">
      <style:graphic-properties draw:stroke="solid" draw:stroke-dash="Dashed_20__28_var_29__20_433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4" style:family="graphic">
      <style:graphic-properties draw:stroke="solid" draw:stroke-dash="Dashed_20__28_var_29__20_433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5" style:family="graphic">
      <style:graphic-properties draw:stroke="solid" draw:stroke-dash="Dashed_20__28_var_29__20_433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6" style:family="graphic">
      <style:graphic-properties draw:stroke="solid" draw:stroke-dash="Dashed_20__28_var_29__20_4337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7" style:family="graphic">
      <style:graphic-properties draw:stroke="none" draw:stroke-dash="Dashed_20__28_var_29__20_433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41cm" fo:min-width="0.81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8" style:family="graphic">
      <style:graphic-properties draw:stroke="none" draw:stroke-dash="Dashed_20__28_var_29__20_433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22cm" fo:min-width="0.56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9" style:family="graphic">
      <style:graphic-properties draw:stroke="none" draw:stroke-dash="Dashed_20__28_var_29__20_434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22cm" fo:min-width="0.56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0" style:family="graphic">
      <style:graphic-properties draw:stroke="solid" draw:stroke-dash="Dashed_20__28_var_29__20_434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1" style:family="graphic">
      <style:graphic-properties draw:stroke="solid" draw:stroke-dash="Dashed_20__28_var_29__20_434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2" style:family="graphic">
      <style:graphic-properties draw:stroke="solid" draw:stroke-dash="Dashed_20__28_var_29__20_4613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23" style:family="graphic">
      <style:graphic-properties draw:stroke="solid" draw:stroke-dash="Dashed_20__28_var_29__20_461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24" style:family="graphic">
      <style:graphic-properties draw:stroke="solid" draw:stroke-dash="Dashed_20__28_var_29__20_461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25" style:family="graphic">
      <style:graphic-properties draw:stroke="solid" draw:stroke-dash="Dashed_20__28_var_29__20_461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26" style:family="graphic">
      <style:graphic-properties draw:stroke="solid" draw:stroke-dash="Dashed_20__28_var_29__20_461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27" style:family="graphic">
      <style:graphic-properties draw:stroke="solid" draw:stroke-dash="Dashed_20__28_var_29__20_461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28" style:family="graphic">
      <style:graphic-properties draw:stroke="solid" draw:stroke-dash="Dashed_20__28_var_29__20_461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29" style:family="graphic">
      <style:graphic-properties draw:stroke="solid" draw:stroke-dash="Dashed_20__28_var_29__20_462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30" style:family="graphic">
      <style:graphic-properties draw:stroke="solid" draw:stroke-dash="Dashed_20__28_var_29__20_462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31" style:family="graphic">
      <style:graphic-properties draw:stroke="solid" draw:stroke-dash="Dashed_20__28_var_29__20_462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32" style:family="graphic">
      <style:graphic-properties draw:stroke="solid" draw:stroke-dash="Dashed_20__28_var_29__20_462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33" style:family="graphic">
      <style:graphic-properties draw:stroke="none" draw:stroke-dash="Dashed_20__28_var_29__20_4624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8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4" style:family="graphic">
      <style:graphic-properties draw:stroke="none" draw:stroke-dash="Dashed_20__28_var_29__20_4625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8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5" style:family="graphic">
      <style:graphic-properties draw:stroke="solid" draw:stroke-dash="Dashed_20__28_var_29__20_462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36" style:family="graphic">
      <style:graphic-properties draw:stroke="none" draw:stroke-dash="Dashed_20__28_var_29__20_4627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1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7" style:family="graphic">
      <style:graphic-properties draw:stroke="none" draw:stroke-dash="Dashed_20__28_var_29__20_4628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8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8" style:family="graphic">
      <style:graphic-properties draw:stroke="solid" draw:stroke-dash="Dashed_20__28_var_29__20_4629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9" style:family="graphic">
      <style:graphic-properties draw:stroke="solid" draw:stroke-dash="Dashed_20__28_var_29__20_4630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0" style:family="graphic">
      <style:graphic-properties draw:stroke="solid" draw:stroke-dash="Dashed_20__28_var_29__20_4631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1" style:family="graphic">
      <style:graphic-properties draw:stroke="solid" draw:stroke-dash="Dashed_20__28_var_29__20_4632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2" style:family="graphic">
      <style:graphic-properties draw:stroke="solid" draw:stroke-dash="Dashed_20__28_var_29__20_4633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3" style:family="graphic">
      <style:graphic-properties draw:stroke="solid" draw:stroke-dash="Dashed_20__28_var_29__20_4634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4" style:family="graphic">
      <style:graphic-properties draw:stroke="none" draw:stroke-dash="Dashed_20__28_var_29__20_463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6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5" style:family="graphic">
      <style:graphic-properties draw:stroke="none" draw:stroke-dash="Dashed_20__28_var_29__20_4636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1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6" style:family="graphic">
      <style:graphic-properties draw:stroke="none" draw:stroke-dash="Dashed_20__28_var_29__20_3158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47" style:family="graphic">
      <style:graphic-properties draw:stroke="solid" draw:stroke-dash="Dashed_20__28_var_29__20_4575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48" style:family="graphic">
      <style:graphic-properties draw:stroke="solid" draw:stroke-dash="Dashed_20__28_var_29__20_457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49" style:family="graphic">
      <style:graphic-properties draw:stroke="solid" draw:stroke-dash="Dashed_20__28_var_29__20_457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0" style:family="graphic">
      <style:graphic-properties draw:stroke="solid" draw:stroke-dash="Dashed_20__28_var_29__20_457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1" style:family="graphic">
      <style:graphic-properties draw:stroke="solid" draw:stroke-dash="Dashed_20__28_var_29__20_457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2" style:family="graphic">
      <style:graphic-properties draw:stroke="solid" draw:stroke-dash="Dashed_20__28_var_29__20_458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3" style:family="graphic">
      <style:graphic-properties draw:stroke="solid" draw:stroke-dash="Dashed_20__28_var_29__20_458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4" style:family="graphic">
      <style:graphic-properties draw:stroke="solid" draw:stroke-dash="Dashed_20__28_var_29__20_458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5" style:family="graphic">
      <style:graphic-properties draw:stroke="solid" draw:stroke-dash="Dashed_20__28_var_29__20_458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6" style:family="graphic">
      <style:graphic-properties draw:stroke="solid" draw:stroke-dash="Dashed_20__28_var_29__20_458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7" style:family="graphic">
      <style:graphic-properties draw:stroke="solid" draw:stroke-dash="Dashed_20__28_var_29__20_458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8" style:family="graphic">
      <style:graphic-properties draw:stroke="solid" draw:stroke-dash="Dashed_20__28_var_29__20_458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59" style:family="graphic">
      <style:graphic-properties draw:stroke="solid" draw:stroke-dash="Dashed_20__28_var_29__20_458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0" style:family="graphic">
      <style:graphic-properties draw:stroke="solid" draw:stroke-dash="Dashed_20__28_var_29__20_458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1" style:family="graphic">
      <style:graphic-properties draw:stroke="solid" draw:stroke-dash="Dashed_20__28_var_29__20_458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2" style:family="graphic">
      <style:graphic-properties draw:stroke="solid" draw:stroke-dash="Dashed_20__28_var_29__20_459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3" style:family="graphic">
      <style:graphic-properties draw:stroke="solid" draw:stroke-dash="Dashed_20__28_var_29__20_459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4" style:family="graphic">
      <style:graphic-properties draw:stroke="solid" draw:stroke-dash="Dashed_20__28_var_29__20_459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5" style:family="graphic">
      <style:graphic-properties draw:stroke="solid" draw:stroke-dash="Dashed_20__28_var_29__20_459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6" style:family="graphic">
      <style:graphic-properties draw:stroke="solid" draw:stroke-dash="Dashed_20__28_var_29__20_459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7" style:family="graphic">
      <style:graphic-properties draw:stroke="solid" draw:stroke-dash="Dashed_20__28_var_29__20_459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8" style:family="graphic">
      <style:graphic-properties draw:stroke="solid" draw:stroke-dash="Dashed_20__28_var_29__20_459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69" style:family="graphic">
      <style:graphic-properties draw:stroke="solid" draw:stroke-dash="Dashed_20__28_var_29__20_459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70" style:family="graphic">
      <style:graphic-properties draw:stroke="solid" draw:stroke-dash="Dashed_20__28_var_29__20_459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71" style:family="graphic">
      <style:graphic-properties draw:stroke="solid" draw:stroke-dash="Dashed_20__28_var_29__20_459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72" style:family="graphic">
      <style:graphic-properties draw:stroke="solid" draw:stroke-dash="Dashed_20__28_var_29__20_460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73" style:family="graphic">
      <style:graphic-properties draw:stroke="solid" draw:stroke-dash="Dashed_20__28_var_29__20_460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74" style:family="graphic">
      <style:graphic-properties draw:stroke="none" draw:stroke-dash="Dashed_20__28_var_29__20_460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303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5" style:family="graphic">
      <style:graphic-properties draw:stroke="none" draw:stroke-dash="Dashed_20__28_var_29__20_4603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72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6" style:family="graphic">
      <style:graphic-properties draw:stroke="none" draw:stroke-dash="Dashed_20__28_var_29__20_4604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7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7" style:family="graphic">
      <style:graphic-properties draw:stroke="none" draw:stroke-dash="Dashed_20__28_var_29__20_4605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8" style:family="graphic">
      <style:graphic-properties draw:stroke="none" draw:stroke-dash="Dashed_20__28_var_29__20_4606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9" style:family="graphic">
      <style:graphic-properties draw:stroke="solid" draw:stroke-dash="Dashed_20__28_var_29__20_4607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0" style:family="graphic">
      <style:graphic-properties draw:stroke="solid" draw:stroke-dash="Dashed_20__28_var_29__20_4608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1" style:family="graphic">
      <style:graphic-properties draw:stroke="solid" draw:stroke-dash="Dashed_20__28_var_29__20_4609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2" style:family="graphic">
      <style:graphic-properties draw:stroke="solid" draw:stroke-dash="Dashed_20__28_var_29__20_4610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3" style:family="graphic">
      <style:graphic-properties draw:stroke="solid" draw:stroke-dash="Dashed_20__28_var_29__20_4611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4" style:family="graphic">
      <style:graphic-properties draw:stroke="solid" draw:stroke-dash="Dashed_20__28_var_29__20_4612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5" style:family="graphic">
      <style:graphic-properties draw:stroke="none" draw:stroke-dash="Dashed_20__28_var_29__20_3133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86" style:family="graphic">
      <style:graphic-properties draw:stroke="solid" draw:stroke-dash="Dashed_20__28_var_29__20_4551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87" style:family="graphic">
      <style:graphic-properties draw:stroke="solid" draw:stroke-dash="Dashed_20__28_var_29__20_455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88" style:family="graphic">
      <style:graphic-properties draw:stroke="solid" draw:stroke-dash="Dashed_20__28_var_29__20_455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89" style:family="graphic">
      <style:graphic-properties draw:stroke="solid" draw:stroke-dash="Dashed_20__28_var_29__20_455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90" style:family="graphic">
      <style:graphic-properties draw:stroke="solid" draw:stroke-dash="Dashed_20__28_var_29__20_455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91" style:family="graphic">
      <style:graphic-properties draw:stroke="solid" draw:stroke-dash="Dashed_20__28_var_29__20_455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92" style:family="graphic">
      <style:graphic-properties draw:stroke="solid" draw:stroke-dash="Dashed_20__28_var_29__20_455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93" style:family="graphic">
      <style:graphic-properties draw:stroke="solid" draw:stroke-dash="Dashed_20__28_var_29__20_455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94" style:family="graphic">
      <style:graphic-properties draw:stroke="solid" draw:stroke-dash="Dashed_20__28_var_29__20_455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95" style:family="graphic">
      <style:graphic-properties draw:stroke="solid" draw:stroke-dash="Dashed_20__28_var_29__20_456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96" style:family="graphic">
      <style:graphic-properties draw:stroke="none" draw:stroke-dash="Dashed_20__28_var_29__20_4561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7" style:family="graphic">
      <style:graphic-properties draw:stroke="none" draw:stroke-dash="Dashed_20__28_var_29__20_456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2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8" style:family="graphic">
      <style:graphic-properties draw:stroke="solid" draw:stroke-dash="Dashed_20__28_var_29__20_456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399" style:family="graphic">
      <style:graphic-properties draw:stroke="solid" draw:stroke-dash="Dashed_20__28_var_29__20_456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400" style:family="graphic">
      <style:graphic-properties draw:stroke="none" draw:stroke-dash="Dashed_20__28_var_29__20_456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4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1" style:family="graphic">
      <style:graphic-properties draw:stroke="solid" draw:stroke-dash="Dashed_20__28_var_29__20_4566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2" style:family="graphic">
      <style:graphic-properties draw:stroke="solid" draw:stroke-dash="Dashed_20__28_var_29__20_4567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3" style:family="graphic">
      <style:graphic-properties draw:stroke="solid" draw:stroke-dash="Dashed_20__28_var_29__20_4568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4" style:family="graphic">
      <style:graphic-properties draw:stroke="solid" draw:stroke-dash="Dashed_20__28_var_29__20_4569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5" style:family="graphic">
      <style:graphic-properties draw:stroke="none" draw:stroke-dash="Dashed_20__28_var_29__20_457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7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6" style:family="graphic">
      <style:graphic-properties draw:stroke="solid" draw:stroke-dash="Dashed_20__28_var_29__20_4571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7" style:family="graphic">
      <style:graphic-properties draw:stroke="solid" draw:stroke-dash="Dashed_20__28_var_29__20_4572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8" style:family="graphic">
      <style:graphic-properties draw:stroke="none" draw:stroke-dash="Dashed_20__28_var_29__20_457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7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9" style:family="graphic">
      <style:graphic-properties draw:stroke="none" draw:stroke-dash="Dashed_20__28_var_29__20_3093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10" style:family="graphic">
      <style:graphic-properties draw:stroke="solid" draw:stroke-dash="Dashed_20__28_var_29__20_457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411" style:family="graphic">
      <style:graphic-properties draw:stroke="solid" svg:stroke-width="0.019cm" svg:stroke-color="#000000" draw:marker-start-width="0.335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2" style:family="graphic">
      <style:graphic-properties draw:stroke="solid" svg:stroke-width="0.019cm" svg:stroke-color="#000000" draw:marker-start-width="0.335cm" draw:marker-start-center="false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3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5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4" style:family="graphic">
      <style:graphic-properties draw:stroke="none" draw:stroke-dash="Dashed_20__28_var_29__20_398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50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5" style:family="graphic">
      <style:graphic-properties draw:stroke="solid" draw:stroke-dash="Dashed_20__28_var_29__20_3964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6" style:family="graphic">
      <style:graphic-properties draw:stroke="solid" draw:stroke-dash="Dashed_20__28_var_29__20_396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7" style:family="graphic">
      <style:graphic-properties draw:stroke="solid" draw:stroke-dash="Dashed_20__28_var_29__20_396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8" style:family="graphic">
      <style:graphic-properties draw:stroke="solid" draw:stroke-dash="Dashed_20__28_var_29__20_396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9" style:family="graphic">
      <style:graphic-properties draw:stroke="solid" draw:stroke-dash="Dashed_20__28_var_29__20_396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0" style:family="graphic">
      <style:graphic-properties draw:stroke="solid" draw:stroke-dash="Dashed_20__28_var_29__20_396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1" style:family="graphic">
      <style:graphic-properties draw:stroke="solid" draw:stroke-dash="Dashed_20__28_var_29__20_397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2" style:family="graphic">
      <style:graphic-properties draw:stroke="solid" draw:stroke-dash="Dashed_20__28_var_29__20_397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3" style:family="graphic">
      <style:graphic-properties draw:stroke="solid" draw:stroke-dash="Dashed_20__28_var_29__20_397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4" style:family="graphic">
      <style:graphic-properties draw:stroke="none" draw:stroke-dash="Dashed_20__28_var_29__20_3973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width="true" fo:min-height="0.416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5" style:family="graphic">
      <style:graphic-properties draw:stroke="solid" draw:stroke-dash="Dashed_20__28_var_29__20_397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6" style:family="graphic">
      <style:graphic-properties draw:stroke="solid" draw:stroke-dash="Dashed_20__28_var_29__20_397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7" style:family="graphic">
      <style:graphic-properties draw:stroke="solid" draw:stroke-dash="Dashed_20__28_var_29__20_397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8" style:family="graphic">
      <style:graphic-properties draw:stroke="solid" draw:stroke-dash="Dashed_20__28_var_29__20_397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9" style:family="graphic">
      <style:graphic-properties draw:stroke="solid" draw:stroke-dash="Dashed_20__28_var_29__20_397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0" style:family="graphic">
      <style:graphic-properties draw:stroke="solid" draw:stroke-dash="Dashed_20__28_var_29__20_397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1" style:family="graphic">
      <style:graphic-properties draw:stroke="solid" draw:stroke-dash="Dashed_20__28_var_29__20_398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2" style:family="graphic">
      <style:graphic-properties draw:stroke="none" draw:stroke-dash="Dashed_20__28_var_29__20_3981" svg:stroke-width="0.019cm" svg:stroke-color="#000000" draw:marker-start-width="0.333cm" draw:marker-start-center="false" draw:marker-end-width="0.333cm" draw:marker-end-center="false" draw:fill="none" draw:fill-color="#ffffff" draw:fill-image-width="0cm" draw:fill-image-height="0cm" draw:textarea-horizontal-align="left" draw:auto-grow-width="true" fo:min-height="0.441cm" fo:min-width="0.50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3" style:family="graphic">
      <style:graphic-properties draw:stroke="solid" draw:stroke-dash="Dashed_20__28_var_29__20_3500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4" style:family="graphic">
      <style:graphic-properties draw:stroke="solid" draw:stroke-dash="Dashed_20__28_var_29__20_35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5" style:family="graphic">
      <style:graphic-properties draw:stroke="solid" draw:stroke-dash="Dashed_20__28_var_29__20_350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6" style:family="graphic">
      <style:graphic-properties draw:stroke="solid" draw:stroke-dash="Dashed_20__28_var_29__20_35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7" style:family="graphic">
      <style:graphic-properties draw:stroke="solid" draw:stroke-dash="Dashed_20__28_var_29__20_350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8" style:family="graphic">
      <style:graphic-properties draw:stroke="solid" draw:stroke-dash="Dashed_20__28_var_29__20_35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9" style:family="graphic">
      <style:graphic-properties draw:stroke="solid" draw:stroke-dash="Dashed_20__28_var_29__20_350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0" style:family="graphic">
      <style:graphic-properties draw:stroke="solid" draw:stroke-dash="Dashed_20__28_var_29__20_35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1" style:family="graphic">
      <style:graphic-properties draw:stroke="solid" draw:stroke-dash="Dashed_20__28_var_29__20_350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2" style:family="graphic">
      <style:graphic-properties draw:stroke="none" draw:stroke-dash="Dashed_20__28_var_29__20_350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8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3" style:family="graphic">
      <style:graphic-properties draw:stroke="none" draw:stroke-dash="Dashed_20__28_var_29__20_351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8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4" style:family="graphic">
      <style:graphic-properties draw:stroke="solid" draw:stroke-dash="Dashed_20__28_var_29__20_3249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5" style:family="graphic">
      <style:graphic-properties draw:stroke="solid" draw:stroke-dash="Dashed_20__28_var_29__20_325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6" style:family="graphic">
      <style:graphic-properties draw:stroke="solid" draw:stroke-dash="Dashed_20__28_var_29__20_325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7" style:family="graphic">
      <style:graphic-properties draw:stroke="solid" draw:stroke-dash="Dashed_20__28_var_29__20_325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8" style:family="graphic">
      <style:graphic-properties draw:stroke="solid" draw:stroke-dash="Dashed_20__28_var_29__20_325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9" style:family="graphic">
      <style:graphic-properties draw:stroke="solid" draw:stroke-dash="Dashed_20__28_var_29__20_325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0" style:family="graphic">
      <style:graphic-properties draw:stroke="solid" draw:stroke-dash="Dashed_20__28_var_29__20_325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1" style:family="graphic">
      <style:graphic-properties draw:stroke="solid" draw:stroke-dash="Dashed_20__28_var_29__20_325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2" style:family="graphic">
      <style:graphic-properties draw:stroke="solid" draw:stroke-dash="Dashed_20__28_var_29__20_325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3" style:family="graphic">
      <style:graphic-properties draw:stroke="none" draw:stroke-dash="Dashed_20__28_var_29__20_325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4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4" style:family="graphic">
      <style:graphic-properties draw:stroke="none" draw:stroke-dash="Dashed_20__28_var_29__20_325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56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5" style:family="graphic">
      <style:graphic-properties draw:stroke="solid" svg:stroke-width="0.019cm" svg:stroke-color="#000000" draw:marker-start-width="0.335cm" draw:marker-start-center="false" draw:marker-end="Arrow_20_concave" draw:marker-end-width="0.25cm" draw:marker-end-center="false" draw:fill="solid" draw:fill-color="#00b8ff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456" style:family="graphic">
      <style:graphic-properties draw:stroke="solid" svg:stroke-width="0.019cm" svg:stroke-color="#000000" draw:marker-start-width="0.335cm" draw:marker-start-center="false" draw:marker-end-width="0.335cm" draw:marker-end-center="false" draw:fill="solid" draw:fill-color="#00b8ff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457" style:family="graphic">
      <style:graphic-properties draw:stroke="none" draw:stroke-dash="Dashed_20__28_var_29__20_3651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8" style:family="graphic">
      <style:graphic-properties draw:stroke="none" draw:stroke-dash="Dashed_20__28_var_29__20_3652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309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9" style:family="graphic">
      <style:graphic-properties draw:stroke="none" draw:stroke-dash="Dashed_20__28_var_29__20_3653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201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0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6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1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17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2" style:family="graphic">
      <style:graphic-properties draw:stroke="none" draw:stroke-dash="Dashed_20__28_var_29__20_3654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41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3" style:family="graphic">
      <style:graphic-properties draw:stroke="solid" draw:stroke-dash="Dashed_20__28_var_29__20_365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4" style:family="graphic">
      <style:graphic-properties draw:stroke="solid" draw:stroke-dash="Dashed_20__28_var_29__20_365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5" style:family="graphic">
      <style:graphic-properties draw:stroke="solid" draw:stroke-dash="Dashed_20__28_var_29__20_365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6" style:family="graphic">
      <style:graphic-properties draw:stroke="solid" draw:stroke-dash="Dashed_20__28_var_29__20_365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7" style:family="graphic">
      <style:graphic-properties draw:stroke="solid" draw:stroke-dash="Dashed_20__28_var_29__20_365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8" style:family="graphic">
      <style:graphic-properties draw:stroke="solid" draw:stroke-dash="Dashed_20__28_var_29__20_366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9" style:family="graphic">
      <style:graphic-properties draw:stroke="solid" draw:stroke-dash="Dashed_20__28_var_29__20_366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0" style:family="graphic">
      <style:graphic-properties draw:stroke="solid" draw:stroke-dash="Dashed_20__28_var_29__20_366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1" style:family="graphic">
      <style:graphic-properties draw:stroke="solid" draw:stroke-dash="Dashed_20__28_var_29__20_5605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2" style:family="graphic">
      <style:graphic-properties draw:stroke="solid" draw:stroke-dash="Dashed_20__28_var_29__20_560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3" style:family="graphic">
      <style:graphic-properties draw:stroke="none" draw:stroke-dash="Dashed_20__28_var_29__20_5607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auto-grow-width="true" fo:min-height="0.441cm" fo:min-width="0.84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4" style:family="graphic">
      <style:graphic-properties draw:stroke="solid" draw:stroke-dash="Dashed_20__28_var_29__20_560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5" style:family="graphic">
      <style:graphic-properties draw:stroke="solid" draw:stroke-dash="Dashed_20__28_var_29__20_560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6" style:family="graphic">
      <style:graphic-properties draw:stroke="solid" draw:stroke-dash="Dashed_20__28_var_29__20_561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7" style:family="graphic">
      <style:graphic-properties draw:stroke="solid" draw:stroke-dash="Dashed_20__28_var_29__20_561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8" style:family="graphic">
      <style:graphic-properties draw:stroke="solid" draw:stroke-dash="Dashed_20__28_var_29__20_561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9" style:family="graphic">
      <style:graphic-properties draw:stroke="solid" draw:stroke-dash="Dashed_20__28_var_29__20_561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0" style:family="graphic">
      <style:graphic-properties draw:stroke="solid" draw:stroke-dash="Dashed_20__28_var_29__20_561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1" style:family="graphic">
      <style:graphic-properties draw:stroke="solid" draw:stroke-dash="Dashed_20__28_var_29__20_561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2" style:family="graphic">
      <style:graphic-properties draw:stroke="none" draw:stroke-dash="Dashed_20__28_var_29__20_5616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41cm" fo:min-width="1.06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3" style:family="graphic">
      <style:graphic-properties draw:stroke="none" draw:stroke-dash="Dashed_20__28_var_29__20_4124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49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84" style:family="graphic">
      <style:graphic-properties draw:stroke="none" draw:stroke-dash="Dashed_20__28_var_29__20_4125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66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85" style:family="graphic">
      <style:graphic-properties draw:stroke="none" draw:stroke-dash="Dashed_20__28_var_29__20_4126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19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86" style:family="graphic">
      <style:graphic-properties draw:stroke="none" draw:stroke-dash="Dashed_20__28_var_29__20_4127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42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87" style:family="graphic">
      <style:graphic-properties draw:stroke="solid" draw:stroke-dash="Dashed_20__28_var_29__20_4128" svg:stroke-width="0.019cm" svg:stroke-color="#000000" draw:marker-start-width="0.155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88" style:family="graphic">
      <style:graphic-properties draw:stroke="solid" draw:stroke-dash="Dashed_20__28_var_29__20_412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89" style:family="graphic">
      <style:graphic-properties draw:stroke="solid" draw:stroke-dash="Dashed_20__28_var_29__20_4130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0" style:family="graphic">
      <style:graphic-properties draw:stroke="solid" draw:stroke-dash="Dashed_20__28_var_29__20_4131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1" style:family="graphic">
      <style:graphic-properties draw:stroke="solid" draw:stroke-dash="Dashed_20__28_var_29__20_4132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2" style:family="graphic">
      <style:graphic-properties draw:stroke="solid" draw:stroke-dash="Dashed_20__28_var_29__20_4133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3" style:family="graphic">
      <style:graphic-properties draw:stroke="solid" draw:stroke-dash="Dashed_20__28_var_29__20_4134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4" style:family="graphic">
      <style:graphic-properties draw:stroke="solid" draw:stroke-dash="Dashed_20__28_var_29__20_4135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5" style:family="graphic">
      <style:graphic-properties draw:stroke="solid" draw:stroke-dash="Dashed_20__28_var_29__20_4136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6" style:family="graphic">
      <style:graphic-properties draw:stroke="solid" draw:stroke-dash="Dashed_20__28_var_29__20_4137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7" style:family="graphic">
      <style:graphic-properties draw:stroke="solid" draw:stroke-dash="Dashed_20__28_var_29__20_4138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8" style:family="graphic">
      <style:graphic-properties draw:stroke="solid" draw:stroke-dash="Dashed_20__28_var_29__20_413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99" style:family="graphic">
      <style:graphic-properties draw:stroke="none" draw:stroke-dash="Dashed_20__28_var_29__20_4140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1cm" fo:min-width="0.845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00" style:family="graphic">
      <style:graphic-properties draw:stroke="none" draw:stroke-dash="Dashed_20__28_var_29__20_4141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1cm" fo:min-width="0.845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01" style:family="graphic">
      <style:graphic-properties draw:stroke="solid" draw:stroke-dash="Dashed_20__28_var_29__20_4142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2" style:family="graphic">
      <style:graphic-properties draw:stroke="solid" draw:stroke-dash="Dashed_20__28_var_29__20_4143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3" style:family="graphic">
      <style:graphic-properties draw:stroke="solid" draw:stroke-dash="Dashed_20__28_var_29__20_4144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4" style:family="graphic">
      <style:graphic-properties draw:stroke="solid" draw:stroke-dash="Dashed_20__28_var_29__20_4145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5" style:family="graphic">
      <style:graphic-properties draw:stroke="solid" draw:stroke-dash="Dashed_20__28_var_29__20_4146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6" style:family="graphic">
      <style:graphic-properties draw:stroke="solid" draw:stroke-dash="Dashed_20__28_var_29__20_4147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7" style:family="graphic">
      <style:graphic-properties draw:stroke="solid" draw:stroke-dash="Dashed_20__28_var_29__20_4148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8" style:family="graphic">
      <style:graphic-properties draw:stroke="solid" draw:stroke-dash="Dashed_20__28_var_29__20_414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9" style:family="graphic">
      <style:graphic-properties draw:stroke="solid" draw:stroke-dash="Dashed_20__28_var_29__20_4150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10" style:family="graphic">
      <style:graphic-properties draw:stroke="solid" draw:stroke-dash="Dashed_20__28_var_29__20_4151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11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4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2" style:family="graphic">
      <style:graphic-properties draw:stroke="solid" draw:stroke-dash="Dashed_20__28_var_29__20_4191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3" style:family="graphic">
      <style:graphic-properties draw:stroke="solid" draw:stroke-dash="Dashed_20__28_var_29__20_419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4" style:family="graphic">
      <style:graphic-properties draw:stroke="solid" draw:stroke-dash="Dashed_20__28_var_29__20_419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5" style:family="graphic">
      <style:graphic-properties draw:stroke="solid" draw:stroke-dash="Dashed_20__28_var_29__20_419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6" style:family="graphic">
      <style:graphic-properties draw:stroke="solid" draw:stroke-dash="Dashed_20__28_var_29__20_419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7" style:family="graphic">
      <style:graphic-properties draw:stroke="solid" draw:stroke-dash="Dashed_20__28_var_29__20_419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8" style:family="graphic">
      <style:graphic-properties draw:stroke="solid" draw:stroke-dash="Dashed_20__28_var_29__20_419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9" style:family="graphic">
      <style:graphic-properties draw:stroke="solid" draw:stroke-dash="Dashed_20__28_var_29__20_419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0" style:family="graphic">
      <style:graphic-properties draw:stroke="solid" draw:stroke-dash="Dashed_20__28_var_29__20_419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1" style:family="graphic">
      <style:graphic-properties draw:stroke="solid" draw:stroke-dash="Dashed_20__28_var_29__20_420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2" style:family="graphic">
      <style:graphic-properties draw:stroke="solid" draw:stroke-dash="Dashed_20__28_var_29__20_42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3" style:family="graphic">
      <style:graphic-properties draw:stroke="solid" draw:stroke-dash="Dashed_20__28_var_29__20_420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4" style:family="graphic">
      <style:graphic-properties draw:stroke="solid" draw:stroke-dash="Dashed_20__28_var_29__20_42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5" style:family="graphic">
      <style:graphic-properties draw:stroke="solid" draw:stroke-dash="Dashed_20__28_var_29__20_420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6" style:family="graphic">
      <style:graphic-properties draw:stroke="solid" draw:stroke-dash="Dashed_20__28_var_29__20_42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7" style:family="graphic">
      <style:graphic-properties draw:stroke="solid" draw:stroke-dash="Dashed_20__28_var_29__20_420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8" style:family="graphic">
      <style:graphic-properties draw:stroke="solid" draw:stroke-dash="Dashed_20__28_var_29__20_42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9" style:family="graphic">
      <style:graphic-properties draw:stroke="solid" draw:stroke-dash="Dashed_20__28_var_29__20_420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30" style:family="graphic">
      <style:graphic-properties draw:stroke="solid" draw:stroke-dash="Dashed_20__28_var_29__20_420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31" style:family="graphic">
      <style:graphic-properties draw:stroke="solid" draw:stroke-dash="Dashed_20__28_var_29__20_421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32" style:family="graphic">
      <style:graphic-properties draw:stroke="solid" draw:stroke-dash="Dashed_20__28_var_29__20_421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33" style:family="graphic">
      <style:graphic-properties draw:stroke="solid" draw:stroke-dash="Dashed_20__28_var_29__20_421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34" style:family="graphic">
      <style:graphic-properties draw:stroke="solid" draw:stroke-dash="Dashed_20__28_var_29__20_42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35" style:family="graphic">
      <style:graphic-properties draw:stroke="none" draw:stroke-dash="Dashed_20__28_var_29__20_4214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6" style:family="graphic">
      <style:graphic-properties draw:stroke="none" draw:stroke-dash="Dashed_20__28_var_29__20_421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45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7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8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9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9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4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0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519cm" fo:min-width="0.47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1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7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2" style:family="graphic">
      <style:graphic-properties draw:stroke="solid" draw:stroke-dash="Dashed_20__28_var_29__20_351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3" style:family="graphic">
      <style:graphic-properties draw:stroke="solid" draw:stroke-dash="Dashed_20__28_var_29__20_399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4" style:family="graphic">
      <style:graphic-properties draw:stroke="solid" draw:stroke-dash="Dashed_20__28_var_29__20_399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5" style:family="graphic">
      <style:graphic-properties draw:stroke="solid" draw:stroke-dash="Dashed_20__28_var_29__20_399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6" style:family="graphic">
      <style:graphic-properties draw:stroke="solid" draw:stroke-dash="Dashed_20__28_var_29__20_39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7" style:family="graphic">
      <style:graphic-properties draw:stroke="solid" draw:stroke-dash="Dashed_20__28_var_29__20_399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8" style:family="graphic">
      <style:graphic-properties draw:stroke="solid" draw:stroke-dash="Dashed_20__28_var_29__20_40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9" style:family="graphic">
      <style:graphic-properties draw:stroke="solid" draw:stroke-dash="Dashed_20__28_var_29__20_40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0" style:family="graphic">
      <style:graphic-properties draw:stroke="solid" draw:stroke-dash="Dashed_20__28_var_29__20_40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1" style:family="graphic">
      <style:graphic-properties draw:stroke="solid" draw:stroke-dash="Dashed_20__28_var_29__20_40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5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draw:g text:anchor-type="paragraph" draw:z-index="72" draw:name="Forme5" draw:style-name="gr12"><draw:custom-shape draw:style-name="gr82" draw:text-style-name="P87" svg:width="3.964cm" svg:height="0.641cm" draw:transform="skewX (0.00279252680319092) rotate (0.0872664625997165) translate (-0.418041666666667cm -0.047625cm)"><text:p text:style-name="P86"><text:span text:style-name="T20">E</text:span><text:span text:style-name="T20">x</text:span><text:span text:style-name="T20">e</text:span><text:span text:style-name="T20">r</text:span><text:span text:style-name="T20">c</text:span><text:span text:style-name="T20">i</text:span><text:span text:style-name="T20">c</text:span><text:span text:style-name="T20">e</text:span><text:span text:style-name="T20"> </text:span><text:span text:style-name="T20">c</text:span><text:span text:style-name="T20">o</text:span><text:span text:style-name="T20">r</text:span><text:span text:style-name="T20">r</text:span><text:span text:style-name="T20">i</text:span><text:span text:style-name="T20">g</text:span><text:span text:style-name="T20">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009cm" svg:y="0.342cm" svg:width="9.135cm" draw:z-index="71"><draw:text-box fo:min-height="3.93cm"><text:section text:style-name="Sect1" text:name="Section11"><text:h text:style-name="P18" text:outline-level="1"><text:span text:style-name="_5f_Caractères">Donne l'abscisse des points placés sur les demi‑droites graduées ci‑dessous.</text:span></text:h><text:h text:style-name="P16" text:outline-level="1"><draw:g text:anchor-type="char" draw:z-index="73" draw:name="Shape1" draw:style-name="gr74"><draw:frame draw:style-name="gr75" draw:text-style-name="P83" svg:width="0.708cm" svg:height="0.683cm" svg:x="0.637cm" svg:y="0.041cm"><draw:text-box><text:p text:style-name="P82"><text:span text:style-name="T18">F</text:span></text:p></draw:text-box></draw:frame><draw:frame draw:style-name="gr76" draw:text-style-name="P83" svg:width="0.77cm" svg:height="0.683cm" svg:x="7.156cm" svg:y="0.041cm"><draw:text-box><text:p text:style-name="P82"><text:span text:style-name="T18">H</text:span></text:p></draw:text-box></draw:frame><draw:frame draw:style-name="gr75" draw:text-style-name="P83" svg:width="0.708cm" svg:height="0.683cm" svg:x="0cm" svg:y="1.035cm"><draw:text-box><text:p text:style-name="P82"><text:span text:style-name="T19">0</text:span></text:p></draw:text-box></draw:frame><draw:frame draw:style-name="gr77" draw:text-style-name="P83" svg:width="0.909cm" svg:height="0.683cm" svg:x="3.161cm" svg:y="1.035cm"><draw:text-box><text:p text:style-name="P82"><text:span text:style-name="T19">5</text:span><text:span text:style-name="T19">0</text:span></text:p></draw:text-box></draw:frame><draw:line draw:style-name="gr78" draw:text-style-name="P84" svg:x1="0.322cm" svg:y1="0.794cm" svg:x2="8.499cm" svg:y2="0.794cm"><text:p/></draw:line><draw:line draw:style-name="gr79" draw:text-style-name="P84" svg:x1="0.322cm" svg:y1="0.508cm" svg:x2="0.322cm" svg:y2="1.085cm"><text:p/></draw:line><draw:line draw:style-name="gr79" draw:text-style-name="P84" svg:x1="0.978cm" svg:y1="0.641cm" svg:x2="0.978cm" svg:y2="0.929cm"><text:p/></draw:line><draw:line draw:style-name="gr79" draw:text-style-name="P84" svg:x1="1.631cm" svg:y1="0.641cm" svg:x2="1.631cm" svg:y2="0.929cm"><text:p/></draw:line><draw:line draw:style-name="gr79" draw:text-style-name="P84" svg:x1="2.284cm" svg:y1="0.641cm" svg:x2="2.284cm" svg:y2="0.929cm"><text:p/></draw:line><draw:line draw:style-name="gr79" draw:text-style-name="P84" svg:x1="2.938cm" svg:y1="0.641cm" svg:x2="2.938cm" svg:y2="0.929cm"><text:p/></draw:line><draw:line draw:style-name="gr79" draw:text-style-name="P84" svg:x1="3.586cm" svg:y1="0.508cm" svg:x2="3.586cm" svg:y2="1.085cm"><text:p/></draw:line><draw:line draw:style-name="gr79" draw:text-style-name="P84" svg:x1="4.245cm" svg:y1="0.641cm" svg:x2="4.245cm" svg:y2="0.929cm"><text:p/></draw:line><draw:line draw:style-name="gr79" draw:text-style-name="P84" svg:x1="4.893cm" svg:y1="0.641cm" svg:x2="4.893cm" svg:y2="0.929cm"><text:p/></draw:line><draw:line draw:style-name="gr79" draw:text-style-name="P84" svg:x1="5.549cm" svg:y1="0.641cm" svg:x2="5.549cm" svg:y2="0.929cm"><text:p/></draw:line><draw:line draw:style-name="gr79" draw:text-style-name="P84" svg:x1="6.202cm" svg:y1="0.641cm" svg:x2="6.202cm" svg:y2="0.929cm"><text:p/></draw:line><draw:line draw:style-name="gr79" draw:text-style-name="P84" svg:x1="6.856cm" svg:y1="0.508cm" svg:x2="6.856cm" svg:y2="1.085cm"><text:p/></draw:line><draw:line draw:style-name="gr79" draw:text-style-name="P84" svg:x1="7.51cm" svg:y1="0.641cm" svg:x2="7.51cm" svg:y2="0.929cm"><text:p/></draw:line><draw:frame draw:style-name="gr80" draw:text-style-name="P83" svg:width="0.779cm" svg:height="0.683cm" svg:x="3.875cm" svg:y="0cm"><draw:text-box><text:p text:style-name="P82"><text:span text:style-name="T18">G</text:span></text:p></draw:text-box></draw:frame><draw:g draw:style-name="gr14"><draw:line draw:style-name="gr81" draw:text-style-name="P85" svg:x1="4.141cm" svg:y1="0.887cm" svg:x2="4.347cm" svg:y2="0.669cm"><text:p/></draw:line><draw:line draw:style-name="gr81" draw:text-style-name="P85" svg:x1="4.347cm" svg:y1="0.887cm" svg:x2="4.141cm" svg:y2="0.669cm"><text:p/></draw:line></draw:g><draw:g draw:style-name="gr14"><draw:line draw:style-name="gr81" draw:text-style-name="P85" svg:x1="0.886cm" svg:y1="0.907cm" svg:x2="1.092cm" svg:y2="0.689cm"><text:p/></draw:line><draw:line draw:style-name="gr81" draw:text-style-name="P85" svg:x1="1.092cm" svg:y1="0.907cm" svg:x2="0.886cm" svg:y2="0.689cm"><text:p/></draw:line></draw:g></draw:g><text:span text:style-name="_5f_Caractères"/></text:h><text:h text:style-name="P19" text:outline-level="1"><text:span text:style-name="_5f_Numéros_20_second_20_exercices">Correction</text:span></text:h><text:p text:style-name="P15"/><table:table table:name="Tableau12" table:style-name="Tableau12"><table:table-column table:style-name="Tableau12.A" table:number-columns-repeated="3"/><table:table-row table:style-name="Tableau12.1"><table:table-cell table:style-name="Tableau12.A1" office:value-type="string"><text:h text:style-name="P17" text:outline-level="1"><text:span text:style-name="_5f_Caractères">F(10)</text:span></text:h></table:table-cell><table:table-cell table:style-name="Tableau12.A1" office:value-type="string"><text:h text:style-name="P17" text:outline-level="1"><text:span text:style-name="_5f_Caractères">G(60)</text:span></text:h></table:table-cell><table:table-cell table:style-name="Tableau12.A1" office:value-type="string"><text:h text:style-name="P17" text:outline-level="1"><text:span text:style-name="_5f_Caractères">H(110)</text:span></text:h></table:table-cell></table:table-row></table:table><text:h text:style-name="P16" text:outline-level="1"><text:span text:style-name="_5f_Caractères_5f_gras"/></text:h></text:section></draw:text-box></draw:frame><text:span text:style-name="_5f_Caractères_5f_gras"/></text:h>
      <text:list text:style-name="_5f_Numérotation_20_des_20_exercices">
        <text:list-item>
          <text:h text:style-name="P60" text:outline-level="1"><text:span text:style-name="_5f_Caractères">Complète ces droites graduées en écrivant sous chaque trait de graduation le nombre relatif qui convient.</text:span></text:h>
        </text:list-item>
      </text:list>
      <text:h text:style-name="_5f_Paragraphe" text:outline-level="1"><text:span text:style-name="_5f_Caractères_5f_gras"><text:s/></text:span><text:span text:style-name="_5f_Caractères_5f_gras"><draw:g text:anchor-type="as-char" draw:z-index="48" draw:name="Forme10" draw:style-name="gr99"><draw:line draw:style-name="gr411" draw:text-style-name="P92" svg:x1="-0.001cm" svg:y1="0.148cm" svg:x2="8.998cm" svg:y2="0.148cm"><text:p/></draw:line><draw:line draw:style-name="gr412" draw:text-style-name="P92" svg:x1="0.355cm" svg:y1="0cm" svg:x2="0.355cm" svg:y2="0.3cm"><text:p/></draw:line><draw:line draw:style-name="gr412" draw:text-style-name="P92" svg:x1="4.232cm" svg:y1="0cm" svg:x2="4.232cm" svg:y2="0.3cm"><text:p/></draw:line><draw:line draw:style-name="gr412" draw:text-style-name="P92" svg:x1="6.811cm" svg:y1="0cm" svg:x2="6.811cm" svg:y2="0.3cm"><text:p/></draw:line><draw:frame draw:style-name="gr511" draw:text-style-name="P109" svg:width="0.244cm" svg:height="0.454cm" svg:x="4.112cm" svg:y="0.335cm"><draw:text-box><text:p text:style-name="P73"><text:span text:style-name="T22">0</text:span></text:p></draw:text-box></draw:frame><draw:line draw:style-name="gr412" draw:text-style-name="P92" svg:x1="1.641cm" svg:y1="0cm" svg:x2="1.641cm" svg:y2="0.3cm"><text:p/></draw:line><draw:line draw:style-name="gr412" draw:text-style-name="P92" svg:x1="2.94cm" svg:y1="0cm" svg:x2="2.94cm" svg:y2="0.3cm"><text:p/></draw:line><draw:line draw:style-name="gr412" draw:text-style-name="P92" svg:x1="5.518cm" svg:y1="0cm" svg:x2="5.518cm" svg:y2="0.3cm"><text:p/></draw:line><draw:frame draw:style-name="gr413" draw:text-style-name="P109" svg:width="0.56cm" svg:height="0.454cm" svg:x="5.239cm" svg:y="0.335cm"><draw:text-box><text:p><text:span text:style-name="T22"><text:s/></text:span><text:span text:style-name="T22">1</text:span></text:p></draw:text-box></draw:frame><draw:line draw:style-name="gr412" draw:text-style-name="P92" svg:x1="5.518cm" svg:y1="0cm" svg:x2="5.518cm" svg:y2="0.3cm"><text:p/></draw:line><draw:line draw:style-name="gr412" draw:text-style-name="P92" svg:x1="8.124cm" svg:y1="0cm" svg:x2="8.124cm" svg:y2="0.3cm"><text:p/></draw:line><draw:line draw:style-name="gr412" draw:text-style-name="P92" svg:x1="8.124cm" svg:y1="0cm" svg:x2="8.124cm" svg:y2="0.3cm"><text:p/></draw:line></draw:g></text:span></text:h>
      <text:h text:style-name="_5f_Paragraphe" text:outline-level="1"><text:span text:style-name="_5f_Caractères_5f_gras"/></text:h>
      <text:h text:style-name="_5f_Paragraphe" text:outline-level="1"><draw:g text:anchor-type="as-char" draw:z-index="54" draw:name="Forme13" draw:style-name="gr99"><draw:line draw:style-name="gr415" draw:text-style-name="P111" svg:x1="0cm" svg:y1="0.145cm" svg:x2="8.999cm" svg:y2="0.145cm"><text:p/></draw:line><draw:line draw:style-name="gr416" draw:text-style-name="P111" svg:x1="0.351cm" svg:y1="0cm" svg:x2="0.351cm" svg:y2="0.303cm"><text:p/></draw:line><draw:line draw:style-name="gr417" draw:text-style-name="P111" svg:x1="1.094cm" svg:y1="0cm" svg:x2="1.094cm" svg:y2="0.303cm"><text:p/></draw:line><draw:line draw:style-name="gr418" draw:text-style-name="P111" svg:x1="2.588cm" svg:y1="0cm" svg:x2="2.588cm" svg:y2="0.303cm"><text:p/></draw:line><draw:line draw:style-name="gr419" draw:text-style-name="P111" svg:x1="4.828cm" svg:y1="0cm" svg:x2="4.828cm" svg:y2="0.303cm"><text:p/></draw:line><draw:line draw:style-name="gr420" draw:text-style-name="P111" svg:x1="5.576cm" svg:y1="0cm" svg:x2="5.576cm" svg:y2="0.303cm"><text:p/></draw:line><draw:line draw:style-name="gr421" draw:text-style-name="P111" svg:x1="4.082cm" svg:y1="0.002cm" svg:x2="4.082cm" svg:y2="0.304cm"><text:p/></draw:line><draw:line draw:style-name="gr422" draw:text-style-name="P111" svg:x1="7.07cm" svg:y1="0cm" svg:x2="7.07cm" svg:y2="0.303cm"><text:p/></draw:line><draw:line draw:style-name="gr423" draw:text-style-name="P111" svg:x1="7.814cm" svg:y1="0cm" svg:x2="7.814cm" svg:y2="0.303cm"><text:p/></draw:line><draw:frame draw:style-name="gr424" draw:text-style-name="P89" svg:width="0.228cm" svg:height="0.417cm" svg:x="4.724cm" svg:y="0.335cm"><draw:text-box><text:p text:style-name="P79"><text:span text:style-name="T21">0</text:span></text:p></draw:text-box></draw:frame><draw:line draw:style-name="gr425" draw:text-style-name="P111" svg:x1="1.843cm" svg:y1="0cm" svg:x2="1.843cm" svg:y2="0.303cm"><text:p/></draw:line><draw:line draw:style-name="gr426" draw:text-style-name="P111" svg:x1="3.334cm" svg:y1="0cm" svg:x2="3.334cm" svg:y2="0.303cm"><text:p/></draw:line><draw:line draw:style-name="gr427" draw:text-style-name="P111" svg:x1="6.322cm" svg:y1="0cm" svg:x2="6.322cm" svg:y2="0.303cm"><text:p/></draw:line><draw:line draw:style-name="gr428" draw:text-style-name="P111" svg:x1="1.097cm" svg:y1="0cm" svg:x2="1.097cm" svg:y2="0.303cm"><text:p/></draw:line><draw:line draw:style-name="gr429" draw:text-style-name="P111" svg:x1="2.588cm" svg:y1="0cm" svg:x2="2.588cm" svg:y2="0.303cm"><text:p/></draw:line><draw:line draw:style-name="gr430" draw:text-style-name="P111" svg:x1="1.843cm" svg:y1="0cm" svg:x2="1.843cm" svg:y2="0.303cm"><text:p/></draw:line><draw:line draw:style-name="gr431" draw:text-style-name="P111" svg:x1="1.843cm" svg:y1="0cm" svg:x2="1.843cm" svg:y2="0.303cm"><text:p/></draw:line><draw:frame draw:style-name="gr432" draw:text-style-name="P110" svg:width="0.509cm" svg:height="0.442cm" svg:x="3.87cm" svg:y="0.335cm"><draw:text-box><text:p><text:span text:style-name="T30">−</text:span><text:span text:style-name="T22">2</text:span></text:p></draw:text-box></draw:frame></draw:g></text:h>
      <text:h text:style-name="_5f_Paragraphe" text:outline-level="1"><text:span text:style-name="_5f_Caractères"><text:s/></text:span></text:h>
      <text:h text:style-name="_5f_Paragraphe" text:outline-level="1"><text:span text:style-name="_5f_Caractères"><text:s/></text:span><text:span text:style-name="_5f_Caractères"><draw:g text:anchor-type="as-char" draw:z-index="55" draw:name="Forme15" draw:style-name="gr99"><draw:line draw:style-name="gr411" draw:text-style-name="P92" svg:x1="0cm" svg:y1="0.148cm" svg:x2="8.999cm" svg:y2="0.148cm"><text:p/></draw:line><draw:line draw:style-name="gr412" draw:text-style-name="P92" svg:x1="0.353cm" svg:y1="0cm" svg:x2="0.353cm" svg:y2="0.3cm"><text:p/></draw:line><draw:line draw:style-name="gr412" draw:text-style-name="P92" svg:x1="4.23cm" svg:y1="0cm" svg:x2="4.23cm" svg:y2="0.3cm"><text:p/></draw:line><draw:line draw:style-name="gr412" draw:text-style-name="P92" svg:x1="6.812cm" svg:y1="0cm" svg:x2="6.812cm" svg:y2="0.3cm"><text:p/></draw:line><draw:line draw:style-name="gr412" draw:text-style-name="P92" svg:x1="1.642cm" svg:y1="0cm" svg:x2="1.642cm" svg:y2="0.3cm"><text:p/></draw:line><draw:line draw:style-name="gr412" draw:text-style-name="P92" svg:x1="2.937cm" svg:y1="0cm" svg:x2="2.937cm" svg:y2="0.3cm"><text:p/></draw:line><draw:line draw:style-name="gr412" draw:text-style-name="P92" svg:x1="5.519cm" svg:y1="0cm" svg:x2="5.519cm" svg:y2="0.3cm"><text:p/></draw:line><draw:frame draw:style-name="gr413" draw:text-style-name="P109" svg:width="0.56cm" svg:height="0.454cm" svg:x="6.539cm" svg:y="0.335cm"><draw:text-box><text:p><text:span text:style-name="T22"><text:s text:c="2"/></text:span><text:span text:style-name="T22">3</text:span></text:p></draw:text-box></draw:frame><draw:line draw:style-name="gr412" draw:text-style-name="P92" svg:x1="5.519cm" svg:y1="0cm" svg:x2="5.519cm" svg:y2="0.3cm"><text:p/></draw:line><draw:line draw:style-name="gr412" draw:text-style-name="P92" svg:x1="8.123cm" svg:y1="0cm" svg:x2="8.123cm" svg:y2="0.3cm"><text:p/></draw:line><draw:line draw:style-name="gr412" draw:text-style-name="P92" svg:x1="8.123cm" svg:y1="0cm" svg:x2="8.123cm" svg:y2="0.3cm"><text:p/></draw:line><draw:frame draw:style-name="gr414" draw:text-style-name="P110" svg:width="0.509cm" svg:height="0.442cm" svg:x="4.027cm" svg:y="0.319cm"><draw:text-box><text:p text:style-name="P79"><text:span text:style-name="T35">−</text:span><text:span text:style-name="T22">3</text:span></text:p></draw:text-box></draw:frame></draw:g></text:span></text:h>
      <text:h text:style-name="_5f_Paragraphe" text:outline-level="1"><text:span text:style-name="_5f_Caractères"><text:s/></text:span></text:h>
      <text:h text:style-name="_5f_Paragraphe" text:outline-level="1"><draw:g text:anchor-type="as-char" draw:z-index="52" draw:name="Forme16" draw:style-name="gr99"><draw:line draw:style-name="gr444" draw:text-style-name="P99" svg:x1="0cm" svg:y1="0.148cm" svg:x2="8.987cm" svg:y2="0.148cm"><text:p/></draw:line><draw:line draw:style-name="gr445" draw:text-style-name="P99" svg:x1="0.085cm" svg:y1="0cm" svg:x2="0.085cm" svg:y2="0.296cm"><text:p/></draw:line><draw:line draw:style-name="gr446" draw:text-style-name="P99" svg:x1="2.487cm" svg:y1="0cm" svg:x2="2.487cm" svg:y2="0.296cm"><text:p/></draw:line><draw:line draw:style-name="gr447" draw:text-style-name="P99" svg:x1="1.288cm" svg:y1="0cm" svg:x2="1.288cm" svg:y2="0.296cm"><text:p/></draw:line><draw:line draw:style-name="gr448" draw:text-style-name="P99" svg:x1="3.688cm" svg:y1="0cm" svg:x2="3.688cm" svg:y2="0.296cm"><text:p/></draw:line><draw:line draw:style-name="gr449" draw:text-style-name="P99" svg:x1="4.888cm" svg:y1="0cm" svg:x2="4.888cm" svg:y2="0.296cm"><text:p/></draw:line><draw:line draw:style-name="gr450" draw:text-style-name="P99" svg:x1="7.287cm" svg:y1="0cm" svg:x2="7.287cm" svg:y2="0.296cm"><text:p/></draw:line><draw:line draw:style-name="gr451" draw:text-style-name="P99" svg:x1="6.087cm" svg:y1="0cm" svg:x2="6.087cm" svg:y2="0.296cm"><text:p/></draw:line><draw:line draw:style-name="gr452" draw:text-style-name="P99" svg:x1="8.488cm" svg:y1="0cm" svg:x2="8.488cm" svg:y2="0.296cm"><text:p/></draw:line><draw:frame draw:style-name="gr453" draw:text-style-name="P104" svg:width="0.242cm" svg:height="0.477cm" svg:x="3.561cm" svg:y="0.362cm"><draw:text-box><text:p text:style-name="P79"><text:span text:style-name="T22">0</text:span></text:p></draw:text-box></draw:frame><draw:frame draw:style-name="gr454" draw:text-style-name="P105" svg:width="0.565cm" svg:height="0.477cm" svg:x="5.816cm" svg:y="0.357cm"><draw:text-box><text:p text:style-name="P73"><text:span text:style-name="T22">0,2</text:span></text:p></draw:text-box></draw:frame></draw:g></text:h>
      <text:h text:style-name="_5f_Paragraphe" text:outline-level="1"><text:span text:style-name="_5f_Caractères"><text:s/></text:span></text:h>
      <text:h text:style-name="_5f_Paragraphe" text:outline-level="1"><draw:g text:anchor-type="as-char" draw:z-index="53" draw:name="Forme18" draw:style-name="gr99"><draw:line draw:style-name="gr433" draw:text-style-name="P99" svg:x1="0cm" svg:y1="0.148cm" svg:x2="8.987cm" svg:y2="0.148cm"><text:p/></draw:line><draw:line draw:style-name="gr434" draw:text-style-name="P99" svg:x1="0.085cm" svg:y1="0cm" svg:x2="0.085cm" svg:y2="0.296cm"><text:p/></draw:line><draw:line draw:style-name="gr435" draw:text-style-name="P99" svg:x1="2.487cm" svg:y1="0cm" svg:x2="2.487cm" svg:y2="0.296cm"><text:p/></draw:line><draw:line draw:style-name="gr436" draw:text-style-name="P99" svg:x1="1.288cm" svg:y1="0cm" svg:x2="1.288cm" svg:y2="0.296cm"><text:p/></draw:line><draw:line draw:style-name="gr437" draw:text-style-name="P99" svg:x1="3.688cm" svg:y1="0cm" svg:x2="3.688cm" svg:y2="0.296cm"><text:p/></draw:line><draw:line draw:style-name="gr438" draw:text-style-name="P99" svg:x1="4.888cm" svg:y1="0cm" svg:x2="4.888cm" svg:y2="0.296cm"><text:p/></draw:line><draw:line draw:style-name="gr439" draw:text-style-name="P99" svg:x1="7.287cm" svg:y1="0cm" svg:x2="7.287cm" svg:y2="0.296cm"><text:p/></draw:line><draw:line draw:style-name="gr440" draw:text-style-name="P99" svg:x1="6.087cm" svg:y1="0cm" svg:x2="6.087cm" svg:y2="0.296cm"><text:p/></draw:line><draw:line draw:style-name="gr441" draw:text-style-name="P99" svg:x1="8.488cm" svg:y1="0cm" svg:x2="8.488cm" svg:y2="0.296cm"><text:p/></draw:line><draw:frame draw:style-name="gr442" draw:text-style-name="P104" svg:width="0.846cm" svg:height="0.477cm" svg:x="3.32cm" svg:y="0.356cm"><draw:text-box><text:p><text:span text:style-name="T30">−</text:span><text:span text:style-name="T22">3,4</text:span></text:p></draw:text-box></draw:frame><draw:frame draw:style-name="gr443" draw:text-style-name="P105" svg:width="0.846cm" svg:height="0.477cm" svg:x="5.72cm" svg:y="0.356cm"><draw:text-box><text:p><text:span text:style-name="T30">−</text:span><text:span text:style-name="T22">3,2</text:span></text:p></draw:text-box></draw:frame></draw:g></text:h>
      <text:h text:style-name="_5f_Paragraphe" text:outline-level="1"><text:span text:style-name="_5f_Caractères"><text:s/></text:span><text:span text:style-name="_5f_Caractères"><draw:g text:anchor-type="as-char" draw:z-index="50" draw:name="Forme20" draw:style-name="gr99"><draw:line draw:style-name="gr471" draw:text-style-name="P96" svg:x1="0cm" svg:y1="0.148cm" svg:x2="8.999cm" svg:y2="0.148cm"><text:p/></draw:line><draw:line draw:style-name="gr472" draw:text-style-name="P96" svg:x1="0.351cm" svg:y1="0cm" svg:x2="0.351cm" svg:y2="0.303cm"><text:p/></draw:line><draw:frame draw:style-name="gr473" draw:text-style-name="P97" svg:width="0.846cm" svg:height="0.442cm" svg:x="5.777cm" svg:y="0.381cm"><draw:text-box><text:p text:style-name="P79"><text:span text:style-name="T36">−</text:span><text:span text:style-name="T16">0,6</text:span></text:p></draw:text-box></draw:frame><draw:line draw:style-name="gr474" draw:text-style-name="P96" svg:x1="1.353cm" svg:y1="0.004cm" svg:x2="1.353cm" svg:y2="0.306cm"><text:p/></draw:line><draw:line draw:style-name="gr475" draw:text-style-name="P96" svg:x1="3.35cm" svg:y1="0.004cm" svg:x2="3.35cm" svg:y2="0.306cm"><text:p/></draw:line><draw:line draw:style-name="gr476" draw:text-style-name="P96" svg:x1="2.353cm" svg:y1="0.004cm" svg:x2="2.353cm" svg:y2="0.306cm"><text:p/></draw:line><draw:line draw:style-name="gr477" draw:text-style-name="P96" svg:x1="5.352cm" svg:y1="0.004cm" svg:x2="5.352cm" svg:y2="0.306cm"><text:p/></draw:line><draw:line draw:style-name="gr478" draw:text-style-name="P96" svg:x1="6.354cm" svg:y1="0.004cm" svg:x2="6.354cm" svg:y2="0.306cm"><text:p/></draw:line><draw:line draw:style-name="gr479" draw:text-style-name="P96" svg:x1="4.352cm" svg:y1="0.004cm" svg:x2="4.352cm" svg:y2="0.306cm"><text:p/></draw:line><draw:line draw:style-name="gr480" draw:text-style-name="P96" svg:x1="8.347cm" svg:y1="0cm" svg:x2="8.347cm" svg:y2="0.303cm"><text:p/></draw:line><draw:line draw:style-name="gr481" draw:text-style-name="P96" svg:x1="7.354cm" svg:y1="0.004cm" svg:x2="7.354cm" svg:y2="0.306cm"><text:p/></draw:line><draw:frame draw:style-name="gr482" draw:text-style-name="P98" svg:width="1.07cm" svg:height="0.442cm" svg:x="0.755cm" svg:y="0.385cm"><draw:text-box><text:p text:style-name="P79"><text:span text:style-name="T25">−</text:span><text:span text:style-name="T16">0,65</text:span></text:p></draw:text-box></draw:frame></draw:g></text:span></text:h>
      <text:h text:style-name="_5f_Paragraphe" text:outline-level="1"/>
      <text:h text:style-name="_5f_Paragraphe" text:outline-level="1"><text:span text:style-name="_5f_Caractères_5f_gras"><draw:g text:anchor-type="as-char" draw:z-index="66" draw:name="Forme21" draw:style-name="gr99"><draw:line draw:style-name="gr113" draw:text-style-name="P96" svg:x1="0cm" svg:y1="0.145cm" svg:x2="8.999cm" svg:y2="0.145cm"><text:p/></draw:line><draw:line draw:style-name="gr114" draw:text-style-name="P96" svg:x1="0.351cm" svg:y1="0.001cm" svg:x2="0.351cm" svg:y2="0.304cm"><text:p/></draw:line><draw:frame draw:style-name="gr115" draw:text-style-name="P97" svg:width="0.362cm" svg:height="0.417cm" svg:x="6.249cm" svg:y="0.381cm"><draw:text-box><text:p text:style-name="P79"><text:span text:style-name="T24">0</text:span></text:p></draw:text-box></draw:frame><draw:line draw:style-name="gr116" draw:text-style-name="P96" svg:x1="1.353cm" svg:y1="0.004cm" svg:x2="1.353cm" svg:y2="0.306cm"><text:p/></draw:line><draw:line draw:style-name="gr117" draw:text-style-name="P96" svg:x1="3.353cm" svg:y1="0.004cm" svg:x2="3.353cm" svg:y2="0.306cm"><text:p/></draw:line><draw:line draw:style-name="gr118" draw:text-style-name="P96" svg:x1="2.353cm" svg:y1="0.004cm" svg:x2="2.353cm" svg:y2="0.306cm"><text:p/></draw:line><draw:line draw:style-name="gr119" draw:text-style-name="P96" svg:x1="5.353cm" svg:y1="0.004cm" svg:x2="5.353cm" svg:y2="0.306cm"><text:p/></draw:line><draw:line draw:style-name="gr120" draw:text-style-name="P96" svg:x1="6.355cm" svg:y1="0.004cm" svg:x2="6.355cm" svg:y2="0.306cm"><text:p/></draw:line><draw:line draw:style-name="gr121" draw:text-style-name="P96" svg:x1="4.353cm" svg:y1="0.004cm" svg:x2="4.353cm" svg:y2="0.306cm"><text:p/></draw:line><draw:line draw:style-name="gr122" draw:text-style-name="P96" svg:x1="8.35cm" svg:y1="0.001cm" svg:x2="8.35cm" svg:y2="0.304cm"><text:p/></draw:line><draw:line draw:style-name="gr123" draw:text-style-name="P96" svg:x1="7.355cm" svg:y1="0.004cm" svg:x2="7.355cm" svg:y2="0.306cm"><text:p/></draw:line><draw:frame draw:style-name="gr124" draw:text-style-name="P98" svg:width="0.846cm" svg:height="0.442cm" svg:x="3.962cm" svg:y="0.385cm"><draw:text-box><text:p text:style-name="P79"><text:span text:style-name="T25">−</text:span><text:span text:style-name="T16">0</text:span><text:span text:style-name="T16">,</text:span><text:span text:style-name="T16">1</text:span></text:p></draw:text-box></draw:frame></draw:g></text:span></text:h>
      <text:list text:continue-numbering="true" text:style-name="_5f_Numérotation_20_des_20_exercices">
        <text:list-item>
          <text:h text:style-name="P60" text:outline-level="1"><text:span text:style-name="_5f_Caractères">Dans chacun des cas suivants, donne les abscisses des points.</text:span></text:h>
        </text:list-item>
      </text:list>
      <text:h text:style-name="_5f_Paragraphe" text:outline-level="1"><draw:g text:anchor-type="as-char" svg:y="-0.106cm" draw:z-index="46" draw:name="Forme23" draw:style-name="gr41"><draw:line draw:style-name="gr411" draw:text-style-name="P92" svg:x1="0cm" svg:y1="0.559cm" svg:x2="8.999cm" svg:y2="0.559cm"><text:p/></draw:line><draw:line draw:style-name="gr412" draw:text-style-name="P92" svg:x1="0.353cm" svg:y1="0.411cm" svg:x2="0.353cm" svg:y2="0.711cm"><text:p/></draw:line><draw:line draw:style-name="gr412" draw:text-style-name="P92" svg:x1="0.998cm" svg:y1="0.411cm" svg:x2="0.998cm" svg:y2="0.711cm"><text:p/></draw:line><draw:line draw:style-name="gr412" draw:text-style-name="P92" svg:x1="2.29cm" svg:y1="0.411cm" svg:x2="2.29cm" svg:y2="0.711cm"><text:p/></draw:line><draw:line draw:style-name="gr412" draw:text-style-name="P92" svg:x1="4.23cm" svg:y1="0.411cm" svg:x2="4.23cm" svg:y2="0.711cm"><text:p/></draw:line><draw:line draw:style-name="gr412" draw:text-style-name="P92" svg:x1="4.874cm" svg:y1="0.418cm" svg:x2="4.874cm" svg:y2="0.704cm"><text:p/></draw:line><draw:line draw:style-name="gr412" draw:text-style-name="P92" svg:x1="3.582cm" svg:y1="0.415cm" svg:x2="3.582cm" svg:y2="0.711cm"><text:p/></draw:line><draw:line draw:style-name="gr412" draw:text-style-name="P92" svg:x1="6.168cm" svg:y1="0.418cm" svg:x2="6.168cm" svg:y2="0.704cm"><text:p/></draw:line><draw:line draw:style-name="gr412" draw:text-style-name="P92" svg:x1="6.812cm" svg:y1="0.411cm" svg:x2="6.812cm" svg:y2="0.711cm"><text:p/></draw:line><draw:frame draw:style-name="gr511" draw:text-style-name="P109" svg:width="0.244cm" svg:height="0.454cm" svg:x="3.473cm" svg:y="0.746cm"><draw:text-box><text:p text:style-name="P73"><text:span text:style-name="T22">0</text:span></text:p></draw:text-box></draw:frame><draw:line draw:style-name="gr412" draw:text-style-name="P92" svg:x1="1.642cm" svg:y1="0.411cm" svg:x2="1.642cm" svg:y2="0.711cm"><text:p/></draw:line><draw:line draw:style-name="gr412" draw:text-style-name="P92" svg:x1="2.937cm" svg:y1="0.411cm" svg:x2="2.937cm" svg:y2="0.711cm"><text:p/></draw:line><draw:line draw:style-name="gr412" draw:text-style-name="P92" svg:x1="5.519cm" svg:y1="0.418cm" svg:x2="5.519cm" svg:y2="0.704cm"><text:p/></draw:line><draw:frame draw:style-name="gr413" draw:text-style-name="P109" svg:width="0.56cm" svg:height="0.454cm" svg:x="3.999cm" svg:y="0.746cm"><draw:text-box><text:p><text:span text:style-name="T22">1</text:span></text:p></draw:text-box></draw:frame><draw:frame draw:style-name="gr537" draw:text-style-name="P109" svg:width="0.246cm" svg:height="0.415cm" svg:x="5.431cm" svg:y="0cm"><draw:text-box><text:p text:style-name="P73"><text:span text:style-name="T22">A</text:span></text:p></draw:text-box></draw:frame><draw:frame draw:style-name="gr538" draw:text-style-name="P109" svg:width="0.295cm" svg:height="0.454cm" svg:x="7.987cm" svg:y="0cm"><draw:text-box><text:p text:style-name="P73"><text:span text:style-name="T22">D</text:span></text:p></draw:text-box></draw:frame><draw:frame draw:style-name="gr539" draw:text-style-name="P109" svg:width="0.242cm" svg:height="0.454cm" svg:x="6.048cm" svg:y="0cm"><draw:text-box><text:p text:style-name="P73"><text:span text:style-name="T22">E</text:span></text:p></draw:text-box></draw:frame><draw:frame draw:style-name="gr540" draw:text-style-name="P109" svg:width="0.475cm" svg:height="0.519cm" svg:x="0.893cm" svg:y="0cm"><draw:text-box><text:p text:style-name="P73"><text:span text:style-name="T22">B</text:span></text:p></draw:text-box></draw:frame><draw:frame draw:style-name="gr541" draw:text-style-name="P109" svg:width="0.272cm" svg:height="0.415cm" svg:x="2.835cm" svg:y="0cm"><draw:text-box><text:p text:style-name="P73"><text:span text:style-name="T22">C</text:span></text:p></draw:text-box></draw:frame><draw:line draw:style-name="gr412" draw:text-style-name="P92" svg:x1="4.874cm" svg:y1="0.411cm" svg:x2="4.874cm" svg:y2="0.711cm"><text:p/></draw:line><draw:line draw:style-name="gr412" draw:text-style-name="P92" svg:x1="6.168cm" svg:y1="0.411cm" svg:x2="6.168cm" svg:y2="0.711cm"><text:p/></draw:line><draw:line draw:style-name="gr412" draw:text-style-name="P92" svg:x1="5.519cm" svg:y1="0.411cm" svg:x2="5.519cm" svg:y2="0.711cm"><text:p/></draw:line><draw:line draw:style-name="gr412" draw:text-style-name="P92" svg:x1="7.477cm" svg:y1="0.418cm" svg:x2="7.477cm" svg:y2="0.704cm"><text:p/></draw:line><draw:line draw:style-name="gr412" draw:text-style-name="P92" svg:x1="8.124cm" svg:y1="0.418cm" svg:x2="8.124cm" svg:y2="0.704cm"><text:p/></draw:line><draw:line draw:style-name="gr412" draw:text-style-name="P92" svg:x1="7.477cm" svg:y1="0.411cm" svg:x2="7.477cm" svg:y2="0.711cm"><text:p/></draw:line><draw:line draw:style-name="gr412" draw:text-style-name="P92" svg:x1="8.123cm" svg:y1="0.411cm" svg:x2="8.123cm" svg:y2="0.711cm"><text:p/></draw:line><draw:g draw:style-name="gr14"><draw:line draw:style-name="gr542" draw:text-style-name="P113" svg:x1="0.901cm" svg:y1="0.66cm" svg:x2="1.102cm" svg:y2="0.459cm"><text:p/></draw:line><draw:line draw:style-name="gr543" draw:text-style-name="P113" svg:x1="1.102cm" svg:y1="0.66cm" svg:x2="0.901cm" svg:y2="0.459cm"><text:p/></draw:line></draw:g><draw:g draw:style-name="gr14"><draw:line draw:style-name="gr544" draw:text-style-name="P113" svg:x1="2.835cm" svg:y1="0.66cm" svg:x2="3.036cm" svg:y2="0.459cm"><text:p/></draw:line><draw:line draw:style-name="gr545" draw:text-style-name="P113" svg:x1="3.036cm" svg:y1="0.66cm" svg:x2="2.835cm" svg:y2="0.459cm"><text:p/></draw:line></draw:g><draw:g draw:style-name="gr14"><draw:line draw:style-name="gr546" draw:text-style-name="P113" svg:x1="5.415cm" svg:y1="0.66cm" svg:x2="5.614cm" svg:y2="0.459cm"><text:p/></draw:line><draw:line draw:style-name="gr547" draw:text-style-name="P113" svg:x1="5.614cm" svg:y1="0.66cm" svg:x2="5.415cm" svg:y2="0.459cm"><text:p/></draw:line></draw:g><draw:g draw:style-name="gr14"><draw:line draw:style-name="gr548" draw:text-style-name="P113" svg:x1="6.064cm" svg:y1="0.66cm" svg:x2="6.265cm" svg:y2="0.459cm"><text:p/></draw:line><draw:line draw:style-name="gr549" draw:text-style-name="P113" svg:x1="6.265cm" svg:y1="0.66cm" svg:x2="6.064cm" svg:y2="0.459cm"><text:p/></draw:line></draw:g><draw:g draw:style-name="gr14"><draw:line draw:style-name="gr550" draw:text-style-name="P113" svg:x1="8.026cm" svg:y1="0.66cm" svg:x2="8.225cm" svg:y2="0.459cm"><text:p/></draw:line><draw:line draw:style-name="gr551" draw:text-style-name="P113" svg:x1="8.225cm" svg:y1="0.66cm" svg:x2="8.026cm" svg:y2="0.459cm"><text:p/></draw:line></draw:g></draw:g></text:h>
      <text:section text:style-name="Sect2" text:name="Section1">
        <text:h text:style-name="_5f_Paragraphe" text:outline-level="1"><text:span text:style-name="_5f_Caractères">A( </text:span><text:span text:style-name="_5f_pointillés_20_gris">….... </text:span><text:span text:style-name="_5f_Caractères">) ; </text:span></text:h>
        <text:h text:style-name="_5f_Paragraphe" text:outline-level="1"><text:span text:style-name="_5f_Caractères">B( </text:span><text:span text:style-name="_5f_pointillés_20_gris">....... </text:span><text:span text:style-name="_5f_Caractères">) ;</text:span></text:h>
        <text:h text:style-name="_5f_Paragraphe" text:outline-level="1"><text:span text:style-name="_5f_Caractères">C( </text:span><text:span text:style-name="_5f_pointillés_20_gris">....... </text:span><text:span text:style-name="_5f_Caractères">) ;</text:span></text:h>
        <text:h text:style-name="_5f_Paragraphe" text:outline-level="1"><text:span text:style-name="_5f_Caractères">D( </text:span><text:span text:style-name="_5f_pointillés_20_gris">….... </text:span><text:span text:style-name="_5f_Caractères">) ;</text:span></text:h>
        <text:h text:style-name="_5f_Paragraphe" text:outline-level="1"><text:span text:style-name="_5f_Caractères">E( </text:span><text:span text:style-name="_5f_pointillés_20_gris">....... </text:span><text:span text:style-name="_5f_Caractères">).</text:span></text:h>
      </text:section>
      <text:p text:style-name="P20"><text:span text:style-name="_5f_Caractères"><draw:g text:anchor-type="as-char" svg:y="-1.355cm" draw:z-index="74" draw:name="Forme24" draw:style-name="gr41"><draw:g draw:style-name="gr14"><draw:line draw:style-name="gr42" draw:text-style-name="P77" svg:x1="0.108cm" svg:y1="0.048cm" svg:x2="0.108cm" svg:y2="1.081cm"><text:p/></draw:line><draw:line draw:style-name="gr42" draw:text-style-name="P77" svg:x1="0.209cm" svg:y1="0.048cm" svg:x2="0.209cm" svg:y2="1.081cm"><text:p/></draw:line><draw:line draw:style-name="gr42" draw:text-style-name="P77" svg:x1="0.31cm" svg:y1="0.048cm" svg:x2="0.31cm" svg:y2="1.081cm"><text:p/></draw:line><draw:line draw:style-name="gr42" draw:text-style-name="P77" svg:x1="0.41cm" svg:y1="0.048cm" svg:x2="0.41cm" svg:y2="1.081cm"><text:p/></draw:line><draw:line draw:style-name="gr42" draw:text-style-name="P77" svg:x1="0.609cm" svg:y1="0.048cm" svg:x2="0.609cm" svg:y2="1.081cm"><text:p/></draw:line><draw:line draw:style-name="gr42" draw:text-style-name="P77" svg:x1="0.712cm" svg:y1="0.048cm" svg:x2="0.712cm" svg:y2="1.081cm"><text:p/></draw:line><draw:line draw:style-name="gr42" draw:text-style-name="P77" svg:x1="0.81cm" svg:y1="0.048cm" svg:x2="0.81cm" svg:y2="1.081cm"><text:p/></draw:line><draw:line draw:style-name="gr42" draw:text-style-name="P77" svg:x1="0.908cm" svg:y1="0.048cm" svg:x2="0.908cm" svg:y2="1.081cm"><text:p/></draw:line><draw:line draw:style-name="gr42" draw:text-style-name="P77" svg:x1="1.109cm" svg:y1="0.048cm" svg:x2="1.109cm" svg:y2="1.081cm"><text:p/></draw:line><draw:line draw:style-name="gr42" draw:text-style-name="P77" svg:x1="1.209cm" svg:y1="0.048cm" svg:x2="1.209cm" svg:y2="1.081cm"><text:p/></draw:line><draw:line draw:style-name="gr42" draw:text-style-name="P77" svg:x1="1.308cm" svg:y1="0.048cm" svg:x2="1.308cm" svg:y2="1.081cm"><text:p/></draw:line><draw:line draw:style-name="gr42" draw:text-style-name="P77" svg:x1="1.408cm" svg:y1="0.048cm" svg:x2="1.408cm" svg:y2="1.081cm"><text:p/></draw:line><draw:line draw:style-name="gr42" draw:text-style-name="P77" svg:x1="1.609cm" svg:y1="0.048cm" svg:x2="1.609cm" svg:y2="1.081cm"><text:p/></draw:line><draw:line draw:style-name="gr42" draw:text-style-name="P77" svg:x1="1.708cm" svg:y1="0.048cm" svg:x2="1.708cm" svg:y2="1.081cm"><text:p/></draw:line><draw:line draw:style-name="gr42" draw:text-style-name="P77" svg:x1="1.807cm" svg:y1="0.048cm" svg:x2="1.807cm" svg:y2="1.081cm"><text:p/></draw:line><draw:line draw:style-name="gr42" draw:text-style-name="P77" svg:x1="1.908cm" svg:y1="0.048cm" svg:x2="1.908cm" svg:y2="1.081cm"><text:p/></draw:line><draw:line draw:style-name="gr42" draw:text-style-name="P77" svg:x1="2.109cm" svg:y1="0.048cm" svg:x2="2.109cm" svg:y2="1.081cm"><text:p/></draw:line><draw:line draw:style-name="gr42" draw:text-style-name="P77" svg:x1="2.207cm" svg:y1="0.048cm" svg:x2="2.207cm" svg:y2="1.081cm"><text:p/></draw:line><draw:line draw:style-name="gr42" draw:text-style-name="P77" svg:x1="2.308cm" svg:y1="0.048cm" svg:x2="2.308cm" svg:y2="1.081cm"><text:p/></draw:line><draw:line draw:style-name="gr42" draw:text-style-name="P77" svg:x1="2.408cm" svg:y1="0.048cm" svg:x2="2.408cm" svg:y2="1.081cm"><text:p/></draw:line><draw:line draw:style-name="gr42" draw:text-style-name="P77" svg:x1="2.606cm" svg:y1="0.048cm" svg:x2="2.606cm" svg:y2="1.081cm"><text:p/></draw:line><draw:line draw:style-name="gr42" draw:text-style-name="P77" svg:x1="2.708cm" svg:y1="0.048cm" svg:x2="2.708cm" svg:y2="1.081cm"><text:p/></draw:line><draw:line draw:style-name="gr42" draw:text-style-name="P77" svg:x1="2.806cm" svg:y1="0.048cm" svg:x2="2.806cm" svg:y2="1.081cm"><text:p/></draw:line><draw:line draw:style-name="gr42" draw:text-style-name="P77" svg:x1="2.908cm" svg:y1="0.048cm" svg:x2="2.908cm" svg:y2="1.081cm"><text:p/></draw:line><draw:line draw:style-name="gr42" draw:text-style-name="P77" svg:x1="3.107cm" svg:y1="0.048cm" svg:x2="3.107cm" svg:y2="1.081cm"><text:p/></draw:line><draw:line draw:style-name="gr42" draw:text-style-name="P77" svg:x1="3.207cm" svg:y1="0.048cm" svg:x2="3.207cm" svg:y2="1.081cm"><text:p/></draw:line><draw:line draw:style-name="gr42" draw:text-style-name="P77" svg:x1="3.306cm" svg:y1="0.048cm" svg:x2="3.306cm" svg:y2="1.081cm"><text:p/></draw:line><draw:line draw:style-name="gr42" draw:text-style-name="P77" svg:x1="3.405cm" svg:y1="0.048cm" svg:x2="3.405cm" svg:y2="1.081cm"><text:p/></draw:line><draw:line draw:style-name="gr42" draw:text-style-name="P77" svg:x1="3.605cm" svg:y1="0.048cm" svg:x2="3.605cm" svg:y2="1.081cm"><text:p/></draw:line><draw:line draw:style-name="gr42" draw:text-style-name="P77" svg:x1="3.705cm" svg:y1="0.048cm" svg:x2="3.705cm" svg:y2="1.081cm"><text:p/></draw:line><draw:line draw:style-name="gr42" draw:text-style-name="P77" svg:x1="3.806cm" svg:y1="0.048cm" svg:x2="3.806cm" svg:y2="1.081cm"><text:p/></draw:line><draw:line draw:style-name="gr42" draw:text-style-name="P77" svg:x1="3.906cm" svg:y1="0.048cm" svg:x2="3.906cm" svg:y2="1.081cm"><text:p/></draw:line><draw:line draw:style-name="gr42" draw:text-style-name="P77" svg:x1="4.105cm" svg:y1="0.048cm" svg:x2="4.105cm" svg:y2="1.081cm"><text:p/></draw:line><draw:line draw:style-name="gr42" draw:text-style-name="P77" svg:x1="4.208cm" svg:y1="0.048cm" svg:x2="4.208cm" svg:y2="1.081cm"><text:p/></draw:line><draw:line draw:style-name="gr42" draw:text-style-name="P77" svg:x1="4.306cm" svg:y1="0.048cm" svg:x2="4.306cm" svg:y2="1.081cm"><text:p/></draw:line><draw:line draw:style-name="gr42" draw:text-style-name="P77" svg:x1="4.405cm" svg:y1="0.048cm" svg:x2="4.405cm" svg:y2="1.081cm"><text:p/></draw:line><draw:line draw:style-name="gr42" draw:text-style-name="P77" svg:x1="4.605cm" svg:y1="0.048cm" svg:x2="4.605cm" svg:y2="1.081cm"><text:p/></draw:line><draw:line draw:style-name="gr42" draw:text-style-name="P77" svg:x1="4.705cm" svg:y1="0.048cm" svg:x2="4.705cm" svg:y2="1.081cm"><text:p/></draw:line><draw:line draw:style-name="gr42" draw:text-style-name="P77" svg:x1="4.804cm" svg:y1="0.048cm" svg:x2="4.804cm" svg:y2="1.081cm"><text:p/></draw:line><draw:line draw:style-name="gr42" draw:text-style-name="P77" svg:x1="4.904cm" svg:y1="0.048cm" svg:x2="4.904cm" svg:y2="1.081cm"><text:p/></draw:line><draw:line draw:style-name="gr42" draw:text-style-name="P77" svg:x1="5.105cm" svg:y1="0.048cm" svg:x2="5.105cm" svg:y2="1.081cm"><text:p/></draw:line><draw:line draw:style-name="gr42" draw:text-style-name="P77" svg:x1="5.204cm" svg:y1="0.048cm" svg:x2="5.204cm" svg:y2="1.081cm"><text:p/></draw:line><draw:line draw:style-name="gr42" draw:text-style-name="P77" svg:x1="5.303cm" svg:y1="0.048cm" svg:x2="5.303cm" svg:y2="1.081cm"><text:p/></draw:line><draw:line draw:style-name="gr42" draw:text-style-name="P77" svg:x1="5.405cm" svg:y1="0.048cm" svg:x2="5.405cm" svg:y2="1.081cm"><text:p/></draw:line><draw:line draw:style-name="gr42" draw:text-style-name="P77" svg:x1="5.605cm" svg:y1="0.048cm" svg:x2="5.605cm" svg:y2="1.081cm"><text:p/></draw:line><draw:line draw:style-name="gr42" draw:text-style-name="P77" svg:x1="5.704cm" svg:y1="0.048cm" svg:x2="5.704cm" svg:y2="1.081cm"><text:p/></draw:line><draw:line draw:style-name="gr42" draw:text-style-name="P77" svg:x1="5.804cm" svg:y1="0.048cm" svg:x2="5.804cm" svg:y2="1.081cm"><text:p/></draw:line><draw:line draw:style-name="gr42" draw:text-style-name="P77" svg:x1="5.904cm" svg:y1="0.048cm" svg:x2="5.904cm" svg:y2="1.081cm"><text:p/></draw:line><draw:line draw:style-name="gr42" draw:text-style-name="P77" svg:x1="6.102cm" svg:y1="0.048cm" svg:x2="6.102cm" svg:y2="1.081cm"><text:p/></draw:line><draw:line draw:style-name="gr42" draw:text-style-name="P77" svg:x1="6.204cm" svg:y1="0.048cm" svg:x2="6.204cm" svg:y2="1.081cm"><text:p/></draw:line><draw:line draw:style-name="gr42" draw:text-style-name="P77" svg:x1="6.302cm" svg:y1="0.048cm" svg:x2="6.302cm" svg:y2="1.081cm"><text:p/></draw:line><draw:line draw:style-name="gr42" draw:text-style-name="P77" svg:x1="6.402cm" svg:y1="0.048cm" svg:x2="6.402cm" svg:y2="1.081cm"><text:p/></draw:line><draw:line draw:style-name="gr42" draw:text-style-name="P77" svg:x1="6.603cm" svg:y1="0.048cm" svg:x2="6.603cm" svg:y2="1.081cm"><text:p/></draw:line><draw:line draw:style-name="gr42" draw:text-style-name="P77" svg:x1="6.703cm" svg:y1="0.048cm" svg:x2="6.703cm" svg:y2="1.081cm"><text:p/></draw:line><draw:line draw:style-name="gr42" draw:text-style-name="P77" svg:x1="6.802cm" svg:y1="0.048cm" svg:x2="6.802cm" svg:y2="1.081cm"><text:p/></draw:line><draw:line draw:style-name="gr42" draw:text-style-name="P77" svg:x1="6.905cm" svg:y1="0.048cm" svg:x2="6.905cm" svg:y2="1.081cm"><text:p/></draw:line><draw:line draw:style-name="gr42" draw:text-style-name="P77" svg:x1="7.102cm" svg:y1="0.048cm" svg:x2="7.102cm" svg:y2="1.081cm"><text:p/></draw:line><draw:line draw:style-name="gr42" draw:text-style-name="P77" svg:x1="7.201cm" svg:y1="0.048cm" svg:x2="7.201cm" svg:y2="1.081cm"><text:p/></draw:line><draw:line draw:style-name="gr42" draw:text-style-name="P77" svg:x1="7.302cm" svg:y1="0.048cm" svg:x2="7.302cm" svg:y2="1.081cm"><text:p/></draw:line><draw:line draw:style-name="gr42" draw:text-style-name="P77" svg:x1="7.402cm" svg:y1="0.048cm" svg:x2="7.402cm" svg:y2="1.081cm"><text:p/></draw:line><draw:line draw:style-name="gr42" draw:text-style-name="P77" svg:x1="7.601cm" svg:y1="0.048cm" svg:x2="7.601cm" svg:y2="1.081cm"><text:p/></draw:line><draw:line draw:style-name="gr42" draw:text-style-name="P77" svg:x1="7.702cm" svg:y1="0.048cm" svg:x2="7.702cm" svg:y2="1.081cm"><text:p/></draw:line><draw:line draw:style-name="gr42" draw:text-style-name="P77" svg:x1="7.802cm" svg:y1="0.048cm" svg:x2="7.802cm" svg:y2="1.081cm"><text:p/></draw:line><draw:line draw:style-name="gr42" draw:text-style-name="P77" svg:x1="7.901cm" svg:y1="0.048cm" svg:x2="7.901cm" svg:y2="1.081cm"><text:p/></draw:line><draw:line draw:style-name="gr42" draw:text-style-name="P77" svg:x1="8.102cm" svg:y1="0.048cm" svg:x2="8.102cm" svg:y2="1.081cm"><text:p/></draw:line><draw:line draw:style-name="gr42" draw:text-style-name="P77" svg:x1="8.2cm" svg:y1="0.048cm" svg:x2="8.2cm" svg:y2="1.081cm"><text:p/></draw:line><draw:line draw:style-name="gr42" draw:text-style-name="P77" svg:x1="8.302cm" svg:y1="0.048cm" svg:x2="8.302cm" svg:y2="1.081cm"><text:p/></draw:line><draw:line draw:style-name="gr42" draw:text-style-name="P77" svg:x1="8.4cm" svg:y1="0.048cm" svg:x2="8.4cm" svg:y2="1.081cm"><text:p/></draw:line><draw:line draw:style-name="gr42" draw:text-style-name="P77" svg:x1="8.601cm" svg:y1="0.048cm" svg:x2="8.601cm" svg:y2="1.081cm"><text:p/></draw:line><draw:line draw:style-name="gr42" draw:text-style-name="P77" svg:x1="8.7cm" svg:y1="0.048cm" svg:x2="8.7cm" svg:y2="1.081cm"><text:p/></draw:line><draw:line draw:style-name="gr42" draw:text-style-name="P77" svg:x1="8.799cm" svg:y1="0.048cm" svg:x2="8.799cm" svg:y2="1.081cm"><text:p/></draw:line><draw:line draw:style-name="gr42" draw:text-style-name="P77" svg:x1="8.901cm" svg:y1="0.048cm" svg:x2="8.901cm" svg:y2="1.081cm"><text:p/></draw:line><draw:line draw:style-name="gr42" draw:text-style-name="P77" svg:x1="0.011cm" svg:y1="0.152cm" svg:x2="9cm" svg:y2="0.152cm"><text:p/></draw:line><draw:line draw:style-name="gr42" draw:text-style-name="P77" svg:x1="0.011cm" svg:y1="0.258cm" svg:x2="9cm" svg:y2="0.258cm"><text:p/></draw:line><draw:line draw:style-name="gr42" draw:text-style-name="P77" svg:x1="0.011cm" svg:y1="0.362cm" svg:x2="9cm" svg:y2="0.362cm"><text:p/></draw:line><draw:line draw:style-name="gr42" draw:text-style-name="P77" svg:x1="0.011cm" svg:y1="0.464cm" svg:x2="9cm" svg:y2="0.464cm"><text:p/></draw:line><draw:line draw:style-name="gr42" draw:text-style-name="P77" svg:x1="0.011cm" svg:y1="0.669cm" svg:x2="9cm" svg:y2="0.669cm"><text:p/></draw:line><draw:line draw:style-name="gr42" draw:text-style-name="P77" svg:x1="0.011cm" svg:y1="0.773cm" svg:x2="9cm" svg:y2="0.773cm"><text:p/></draw:line><draw:line draw:style-name="gr42" draw:text-style-name="P77" svg:x1="0.011cm" svg:y1="0.875cm" svg:x2="9cm" svg:y2="0.875cm"><text:p/></draw:line><draw:line draw:style-name="gr42" draw:text-style-name="P77" svg:x1="0.011cm" svg:y1="0.979cm" svg:x2="9cm" svg:y2="0.979cm"><text:p/></draw:line><draw:line draw:style-name="gr43" draw:text-style-name="P77" svg:x1="0.51cm" svg:y1="0.048cm" svg:x2="0.51cm" svg:y2="1.081cm"><text:p/></draw:line><draw:line draw:style-name="gr43" draw:text-style-name="P77" svg:x1="1.511cm" svg:y1="0.048cm" svg:x2="1.511cm" svg:y2="1.081cm"><text:p/></draw:line><draw:line draw:style-name="gr43" draw:text-style-name="P77" svg:x1="2.507cm" svg:y1="0.048cm" svg:x2="2.507cm" svg:y2="1.081cm"><text:p/></draw:line><draw:line draw:style-name="gr43" draw:text-style-name="P77" svg:x1="3.507cm" svg:y1="0.048cm" svg:x2="3.507cm" svg:y2="1.081cm"><text:p/></draw:line><draw:line draw:style-name="gr43" draw:text-style-name="P77" svg:x1="4.504cm" svg:y1="0.048cm" svg:x2="4.504cm" svg:y2="1.081cm"><text:p/></draw:line><draw:line draw:style-name="gr43" draw:text-style-name="P77" svg:x1="5.503cm" svg:y1="0.048cm" svg:x2="5.503cm" svg:y2="1.081cm"><text:p/></draw:line><draw:line draw:style-name="gr43" draw:text-style-name="P77" svg:x1="6.503cm" svg:y1="0.048cm" svg:x2="6.503cm" svg:y2="1.081cm"><text:p/></draw:line><draw:line draw:style-name="gr43" draw:text-style-name="P77" svg:x1="7.501cm" svg:y1="0.048cm" svg:x2="7.501cm" svg:y2="1.081cm"><text:p/></draw:line><draw:line draw:style-name="gr43" draw:text-style-name="P77" svg:x1="8.501cm" svg:y1="0.048cm" svg:x2="8.501cm" svg:y2="1.081cm"><text:p/></draw:line><draw:line draw:style-name="gr44" draw:text-style-name="P77" svg:x1="0.011cm" svg:y1="0.048cm" svg:x2="0.011cm" svg:y2="1.081cm"><text:p/></draw:line><draw:line draw:style-name="gr44" draw:text-style-name="P77" svg:x1="1.008cm" svg:y1="0.048cm" svg:x2="1.008cm" svg:y2="1.081cm"><text:p/></draw:line><draw:line draw:style-name="gr44" draw:text-style-name="P77" svg:x1="2.008cm" svg:y1="0.048cm" svg:x2="2.008cm" svg:y2="1.081cm"><text:p/></draw:line><draw:line draw:style-name="gr44" draw:text-style-name="P77" svg:x1="3.007cm" svg:y1="0.048cm" svg:x2="3.007cm" svg:y2="1.081cm"><text:p/></draw:line><draw:line draw:style-name="gr44" draw:text-style-name="P77" svg:x1="4.006cm" svg:y1="0.048cm" svg:x2="4.006cm" svg:y2="1.081cm"><text:p/></draw:line><draw:line draw:style-name="gr44" draw:text-style-name="P77" svg:x1="5.005cm" svg:y1="0.048cm" svg:x2="5.005cm" svg:y2="1.081cm"><text:p/></draw:line><draw:line draw:style-name="gr44" draw:text-style-name="P77" svg:x1="6.003cm" svg:y1="0.048cm" svg:x2="6.003cm" svg:y2="1.081cm"><text:p/></draw:line><draw:line draw:style-name="gr44" draw:text-style-name="P77" svg:x1="7.003cm" svg:y1="0.048cm" svg:x2="7.003cm" svg:y2="1.081cm"><text:p/></draw:line><draw:line draw:style-name="gr44" draw:text-style-name="P77" svg:x1="8cm" svg:y1="0.048cm" svg:x2="8cm" svg:y2="1.081cm"><text:p/></draw:line><draw:line draw:style-name="gr45" draw:text-style-name="P77" svg:x1="0.011cm" svg:y1="0.048cm" svg:x2="9cm" svg:y2="0.048cm"><text:p/></draw:line><draw:line draw:style-name="gr44" draw:text-style-name="P77" svg:x1="8.999cm" svg:y1="0.048cm" svg:x2="8.999cm" svg:y2="1.081cm"><text:p/></draw:line><draw:line draw:style-name="gr45" draw:text-style-name="P77" svg:x1="0.011cm" svg:y1="1.087cm" svg:x2="9cm" svg:y2="1.087cm"><text:p/></draw:line></draw:g><draw:g draw:style-name="gr46"><draw:line draw:style-name="gr47" draw:text-style-name="P78" svg:x1="0cm" svg:y1="0.556cm" svg:x2="8.987cm" svg:y2="0.556cm"><text:p/></draw:line><draw:frame draw:style-name="gr48" draw:text-style-name="P80" svg:width="0.228cm" svg:height="0.415cm" svg:x="2.912cm" svg:y="0.693cm"><draw:text-box><text:p text:style-name="P79"><text:span text:style-name="T16">0</text:span></text:p></draw:text-box></draw:frame><draw:line draw:style-name="gr49" draw:text-style-name="P78" svg:x1="3.009cm" svg:y1="0.404cm" svg:x2="3.009cm" svg:y2="0.704cm"><text:p/></draw:line><draw:line draw:style-name="gr50" draw:text-style-name="P78" svg:x1="1.011cm" svg:y1="0.399cm" svg:x2="1.011cm" svg:y2="0.713cm"><text:p/></draw:line><draw:line draw:style-name="gr51" draw:text-style-name="P78" svg:x1="2.009cm" svg:y1="0.404cm" svg:x2="2.009cm" svg:y2="0.704cm"><text:p/></draw:line><draw:line draw:style-name="gr52" draw:text-style-name="P78" svg:x1="4.009cm" svg:y1="0.404cm" svg:x2="4.009cm" svg:y2="0.704cm"><text:p/></draw:line><draw:line draw:style-name="gr53" draw:text-style-name="P78" svg:x1="5.008cm" svg:y1="0.404cm" svg:x2="5.008cm" svg:y2="0.704cm"><text:p/></draw:line><draw:line draw:style-name="gr54" draw:text-style-name="P78" svg:x1="8.001cm" svg:y1="0.404cm" svg:x2="8.001cm" svg:y2="0.704cm"><text:p/></draw:line><draw:line draw:style-name="gr55" draw:text-style-name="P78" svg:x1="7.004cm" svg:y1="0.404cm" svg:x2="7.004cm" svg:y2="0.704cm"><text:p/></draw:line><draw:line draw:style-name="gr56" draw:text-style-name="P78" svg:x1="6.006cm" svg:y1="0.404cm" svg:x2="6.006cm" svg:y2="0.704cm"><text:p/></draw:line><draw:frame draw:style-name="gr57" draw:text-style-name="P80" svg:width="0.509cm" svg:height="0.431cm" svg:x="3.769cm" svg:y="0.684cm"><draw:text-box><text:p text:style-name="P79"><text:span text:style-name="T16">1</text:span></text:p></draw:text-box></draw:frame><draw:frame draw:style-name="gr58" draw:text-style-name="P80" svg:width="0.228cm" svg:height="0.496cm" svg:x="4.413cm" svg:y="0cm"><draw:text-box><text:p text:style-name="P79"><text:span text:style-name="T17">F</text:span></text:p></draw:text-box></draw:frame><draw:line draw:style-name="gr59" draw:text-style-name="P78" svg:x1="1.011cm" svg:y1="0.404cm" svg:x2="1.011cm" svg:y2="0.704cm"><text:p/></draw:line><draw:frame draw:style-name="gr60" draw:text-style-name="P80" svg:width="0.108cm" svg:height="0.496cm" svg:x="0.168cm" svg:y="0cm"><draw:text-box><text:p text:style-name="P79"><text:span text:style-name="T16">J</text:span></text:p></draw:text-box></draw:frame><draw:frame draw:style-name="gr61" draw:text-style-name="P80" svg:width="0.258cm" svg:height="0.496cm" svg:x="1.595cm" svg:y="0cm"><draw:text-box><text:p text:style-name="P79"><text:span text:style-name="T17">K</text:span></text:p></draw:text-box></draw:frame><draw:frame draw:style-name="gr62" draw:text-style-name="P80" svg:width="0.306cm" svg:height="0.496cm" svg:x="2.397cm" svg:y="0cm"><draw:text-box><text:p text:style-name="P79"><text:span text:style-name="T17">G</text:span></text:p></draw:text-box></draw:frame><draw:frame draw:style-name="gr63" draw:text-style-name="P80" svg:width="0.297cm" svg:height="0.496cm" svg:x="5.572cm" svg:y="0cm"><draw:text-box><text:p text:style-name="P79"><text:span text:style-name="T17">H</text:span></text:p></draw:text-box></draw:frame><draw:g draw:style-name="gr14"><draw:line draw:style-name="gr64" draw:text-style-name="P81" svg:x1="0.145cm" svg:y1="0.635cm" svg:x2="0.288cm" svg:y2="0.485cm"><text:p/></draw:line><draw:line draw:style-name="gr65" draw:text-style-name="P81" svg:x1="0.288cm" svg:y1="0.635cm" svg:x2="0.145cm" svg:y2="0.485cm"><text:p/></draw:line></draw:g><draw:g draw:style-name="gr14"><draw:line draw:style-name="gr66" draw:text-style-name="P81" svg:x1="5.614cm" svg:y1="0.658cm" svg:x2="5.815cm" svg:y2="0.459cm"><text:p/></draw:line><draw:line draw:style-name="gr67" draw:text-style-name="P81" svg:x1="5.815cm" svg:y1="0.658cm" svg:x2="5.614cm" svg:y2="0.459cm"><text:p/></draw:line></draw:g><draw:g draw:style-name="gr14"><draw:line draw:style-name="gr68" draw:text-style-name="P81" svg:x1="4.415cm" svg:y1="0.658cm" svg:x2="4.614cm" svg:y2="0.459cm"><text:p/></draw:line><draw:line draw:style-name="gr69" draw:text-style-name="P81" svg:x1="4.614cm" svg:y1="0.658cm" svg:x2="4.415cm" svg:y2="0.459cm"><text:p/></draw:line></draw:g><draw:g draw:style-name="gr14"><draw:line draw:style-name="gr70" draw:text-style-name="P81" svg:x1="2.415cm" svg:y1="0.658cm" svg:x2="2.616cm" svg:y2="0.459cm"><text:p/></draw:line><draw:line draw:style-name="gr71" draw:text-style-name="P81" svg:x1="2.616cm" svg:y1="0.658cm" svg:x2="2.415cm" svg:y2="0.459cm"><text:p/></draw:line></draw:g><draw:g draw:style-name="gr14"><draw:line draw:style-name="gr72" draw:text-style-name="P81" svg:x1="1.616cm" svg:y1="0.658cm" svg:x2="1.815cm" svg:y2="0.459cm"><text:p/></draw:line><draw:line draw:style-name="gr73" draw:text-style-name="P81" svg:x1="1.815cm" svg:y1="0.658cm" svg:x2="1.616cm" svg:y2="0.459cm"><text:p/></draw:line></draw:g></draw:g></draw:g></text:span></text:p>
      <text:section text:style-name="Sect2" text:name="Section12">
        <text:h text:style-name="_5f_Paragraphe" text:outline-level="1"><text:span text:style-name="_5f_Caractères">F( </text:span><text:span text:style-name="_5f_pointillés_20_gris">....... </text:span><text:span text:style-name="_5f_Caractères">) ; </text:span></text:h>
        <text:h text:style-name="_5f_Paragraphe" text:outline-level="1"><text:span text:style-name="_5f_Caractères">G( </text:span><text:span text:style-name="_5f_pointillés_20_gris">....... </text:span><text:span text:style-name="_5f_Caractères">) ;</text:span></text:h>
        <text:h text:style-name="_5f_Paragraphe" text:outline-level="1"><text:span text:style-name="_5f_Caractères">H( </text:span><text:span text:style-name="_5f_pointillés_20_gris">....... </text:span><text:span text:style-name="_5f_Caractères">) ;</text:span></text:h>
        <text:h text:style-name="_5f_Paragraphe" text:outline-level="1"><text:span text:style-name="_5f_Caractères">J( </text:span><text:span text:style-name="_5f_pointillés_20_gris">....... </text:span><text:span text:style-name="_5f_Caractères">) ;</text:span></text:h>
        <text:h text:style-name="_5f_Paragraphe" text:outline-level="1"><text:span text:style-name="_5f_Caractères">K( </text:span><text:span text:style-name="_5f_pointillés_20_gris">....... </text:span><text:span text:style-name="_5f_Caractères">).</text:span></text:h>
      </text:section>
      <text:h text:style-name="_5f_Paragraphe" text:outline-level="1"><draw:g text:anchor-type="as-char" svg:y="0cm" draw:z-index="51" draw:name="Forme25" draw:style-name="gr41"><draw:line draw:style-name="gr455" draw:text-style-name="P92" svg:x1="0cm" svg:y1="0.596cm" svg:x2="8.999cm" svg:y2="0.596cm"><text:p/></draw:line><draw:line draw:style-name="gr456" draw:text-style-name="P92" svg:x1="0.353cm" svg:y1="0.448cm" svg:x2="0.353cm" svg:y2="0.748cm"><text:p/></draw:line><draw:line draw:style-name="gr456" draw:text-style-name="P92" svg:x1="1.097cm" svg:y1="0.448cm" svg:x2="1.097cm" svg:y2="0.748cm"><text:p/></draw:line><draw:line draw:style-name="gr456" draw:text-style-name="P92" svg:x1="2.589cm" svg:y1="0.448cm" svg:x2="2.589cm" svg:y2="0.748cm"><text:p/></draw:line><draw:line draw:style-name="gr456" draw:text-style-name="P92" svg:x1="4.83cm" svg:y1="0.448cm" svg:x2="4.83cm" svg:y2="0.748cm"><text:p/></draw:line><draw:line draw:style-name="gr456" draw:text-style-name="P92" svg:x1="5.576cm" svg:y1="0.448cm" svg:x2="5.576cm" svg:y2="0.748cm"><text:p/></draw:line><draw:line draw:style-name="gr456" draw:text-style-name="P92" svg:x1="4.082cm" svg:y1="0.452cm" svg:x2="4.082cm" svg:y2="0.75cm"><text:p/></draw:line><draw:line draw:style-name="gr456" draw:text-style-name="P92" svg:x1="7.07cm" svg:y1="0.448cm" svg:x2="7.07cm" svg:y2="0.748cm"><text:p/></draw:line><draw:line draw:style-name="gr456" draw:text-style-name="P92" svg:x1="7.816cm" svg:y1="0.448cm" svg:x2="7.816cm" svg:y2="0.748cm"><text:p/></draw:line><draw:line draw:style-name="gr456" draw:text-style-name="P92" svg:x1="1.843cm" svg:y1="0.448cm" svg:x2="1.843cm" svg:y2="0.748cm"><text:p/></draw:line><draw:line draw:style-name="gr456" draw:text-style-name="P92" svg:x1="3.336cm" svg:y1="0.448cm" svg:x2="3.336cm" svg:y2="0.748cm"><text:p/></draw:line><draw:line draw:style-name="gr456" draw:text-style-name="P92" svg:x1="6.322cm" svg:y1="0.448cm" svg:x2="6.322cm" svg:y2="0.748cm"><text:p/></draw:line><draw:frame draw:style-name="gr457" draw:text-style-name="P112" svg:width="0.509cm" svg:height="0.616cm" svg:x="4.62cm" svg:y="0.79cm"><draw:text-box><text:p><text:span text:style-name="T22"><text:s/></text:span><text:span text:style-name="T22">4</text:span></text:p></draw:text-box></draw:frame><draw:frame draw:style-name="gr458" draw:text-style-name="P112" svg:width="0.309cm" svg:height="0.616cm" svg:x="3.201cm" svg:y="0.007cm"><draw:text-box><text:p text:style-name="P73"><text:span text:style-name="T22">M</text:span></text:p></draw:text-box></draw:frame><draw:frame draw:style-name="gr459" draw:text-style-name="P112" svg:width="0.202cm" svg:height="0.616cm" svg:x="5.489cm" svg:y="0.011cm"><draw:text-box><text:p text:style-name="P73"><text:span text:style-name="T22">L</text:span></text:p></draw:text-box></draw:frame><draw:frame draw:style-name="gr460" draw:text-style-name="P109" svg:width="0.269cm" svg:height="0.616cm" svg:x="1.711cm" svg:y="0.007cm"><draw:text-box><text:p text:style-name="P73"><text:span text:style-name="T22">N</text:span></text:p></draw:text-box></draw:frame><draw:frame draw:style-name="gr461" draw:text-style-name="P109" svg:width="0.218cm" svg:height="0.616cm" svg:x="1.004cm" svg:y="0cm"><draw:text-box><text:p text:style-name="P73"><text:span text:style-name="T22">P</text:span></text:p></draw:text-box></draw:frame><draw:frame draw:style-name="gr462" draw:text-style-name="P112" svg:width="0.509cm" svg:height="0.643cm" svg:x="2.381cm" svg:y="0.79cm"><draw:text-box><text:p><text:span text:style-name="T35">−</text:span><text:span text:style-name="T22">8</text:span></text:p></draw:text-box></draw:frame><draw:g draw:style-name="gr14"><draw:line draw:style-name="gr463" draw:text-style-name="P113" svg:x1="0.998cm" svg:y1="0.698cm" svg:x2="1.199cm" svg:y2="0.499cm"><text:p/></draw:line><draw:line draw:style-name="gr464" draw:text-style-name="P113" svg:x1="1.199cm" svg:y1="0.698cm" svg:x2="0.998cm" svg:y2="0.499cm"><text:p/></draw:line></draw:g><draw:g draw:style-name="gr14"><draw:line draw:style-name="gr465" draw:text-style-name="P113" svg:x1="5.473cm" svg:y1="0.698cm" svg:x2="5.674cm" svg:y2="0.499cm"><text:p/></draw:line><draw:line draw:style-name="gr466" draw:text-style-name="P113" svg:x1="5.674cm" svg:y1="0.698cm" svg:x2="5.473cm" svg:y2="0.499cm"><text:p/></draw:line></draw:g><draw:g draw:style-name="gr14"><draw:line draw:style-name="gr467" draw:text-style-name="P113" svg:x1="3.239cm" svg:y1="0.696cm" svg:x2="3.44cm" svg:y2="0.497cm"><text:p/></draw:line><draw:line draw:style-name="gr468" draw:text-style-name="P113" svg:x1="3.44cm" svg:y1="0.696cm" svg:x2="3.239cm" svg:y2="0.497cm"><text:p/></draw:line></draw:g><draw:g draw:style-name="gr14"><draw:line draw:style-name="gr469" draw:text-style-name="P113" svg:x1="1.739cm" svg:y1="0.696cm" svg:x2="1.938cm" svg:y2="0.497cm"><text:p/></draw:line><draw:line draw:style-name="gr470" draw:text-style-name="P113" svg:x1="1.938cm" svg:y1="0.696cm" svg:x2="1.739cm" svg:y2="0.497cm"><text:p/></draw:line></draw:g></draw:g></text:h>
      <text:section text:style-name="Sect3" text:name="Section3">
        <text:h text:style-name="_5f_Paragraphe" text:outline-level="1"><text:span text:style-name="_5f_Caractères">L( </text:span><text:span text:style-name="_5f_pointillés_20_gris">….... </text:span><text:span text:style-name="_5f_Caractères">) ; </text:span></text:h>
        <text:h text:style-name="_5f_Paragraphe" text:outline-level="1"><text:span text:style-name="_5f_Caractères">M( </text:span><text:span text:style-name="_5f_pointillés_20_gris">….... </text:span><text:span text:style-name="_5f_Caractères">) ;</text:span></text:h>
        <text:h text:style-name="_5f_Paragraphe" text:outline-level="1"><text:span text:style-name="_5f_Caractères">N( </text:span><text:span text:style-name="_5f_pointillés_20_gris">….... </text:span><text:span text:style-name="_5f_Caractères">) ;</text:span></text:h>
        <text:h text:style-name="_5f_Paragraphe" text:outline-level="1"><text:span text:style-name="_5f_Caractères">P( </text:span><text:span text:style-name="_5f_pointillés_20_gris">....... </text:span><text:span text:style-name="_5f_Caractères">).</text:span></text:h>
      </text:section>
      <text:h text:style-name="_5f_Paragraphe" text:outline-level="1"><text:span text:style-name="_5f_Caractères"/></text:h>
      <text:h text:style-name="_5f_Paragraphe" text:outline-level="1"><draw:g text:anchor-type="as-char" svg:y="0cm" draw:z-index="49" draw:name="Forme26" draw:style-name="gr41"><draw:frame draw:style-name="gr483" draw:text-style-name="P114" svg:width="0.249cm" svg:height="0.638cm" svg:x="6.944cm" svg:y="0cm"><draw:text-box><text:p text:style-name="P73"><text:span text:style-name="T21">R</text:span></text:p></draw:text-box></draw:frame><draw:frame draw:style-name="gr484" draw:text-style-name="P114" svg:width="0.267cm" svg:height="0.638cm" svg:x="4.694cm" svg:y="0cm"><draw:text-box><text:p text:style-name="P73"><text:span text:style-name="T21">U</text:span></text:p></draw:text-box></draw:frame><draw:frame draw:style-name="gr485" draw:text-style-name="P114" svg:width="0.219cm" svg:height="0.638cm" svg:x="3.224cm" svg:y="0cm"><draw:text-box><text:p text:style-name="P73"><text:span text:style-name="T21">T</text:span></text:p></draw:text-box></draw:frame><draw:frame draw:style-name="gr486" draw:text-style-name="P114" svg:width="0.242cm" svg:height="0.638cm" svg:x="1.73cm" svg:y="0cm"><draw:text-box><text:p text:style-name="P73"><text:span text:style-name="T21">S</text:span></text:p></draw:text-box></draw:frame><draw:line draw:style-name="gr487" draw:text-style-name="P113" svg:x1="0cm" svg:y1="0.538cm" svg:x2="8.999cm" svg:y2="0.538cm"><text:p/></draw:line><draw:line draw:style-name="gr488" draw:text-style-name="P113" svg:x1="0.353cm" svg:y1="0.393cm" svg:x2="0.353cm" svg:y2="0.684cm"><text:p/></draw:line><draw:line draw:style-name="gr489" draw:text-style-name="P113" svg:x1="1.095cm" svg:y1="0.393cm" svg:x2="1.095cm" svg:y2="0.673cm"><text:p/></draw:line><draw:line draw:style-name="gr490" draw:text-style-name="P113" svg:x1="2.589cm" svg:y1="0.393cm" svg:x2="2.589cm" svg:y2="0.684cm"><text:p/></draw:line><draw:line draw:style-name="gr491" draw:text-style-name="P113" svg:x1="4.83cm" svg:y1="0.386cm" svg:x2="4.819cm" svg:y2="0.677cm"><text:p/></draw:line><draw:line draw:style-name="gr492" draw:text-style-name="P113" svg:x1="5.572cm" svg:y1="0.393cm" svg:x2="5.572cm" svg:y2="0.684cm"><text:p/></draw:line><draw:line draw:style-name="gr493" draw:text-style-name="P113" svg:x1="4.082cm" svg:y1="0.393cm" svg:x2="4.082cm" svg:y2="0.686cm"><text:p/></draw:line><draw:line draw:style-name="gr494" draw:text-style-name="P113" svg:x1="7.066cm" svg:y1="0.393cm" svg:x2="7.066cm" svg:y2="0.684cm"><text:p/></draw:line><draw:line draw:style-name="gr495" draw:text-style-name="P113" svg:x1="7.812cm" svg:y1="0.393cm" svg:x2="7.812cm" svg:y2="0.684cm"><text:p/></draw:line><draw:line draw:style-name="gr496" draw:text-style-name="P113" svg:x1="1.843cm" svg:y1="0.393cm" svg:x2="1.843cm" svg:y2="0.684cm"><text:p/></draw:line><draw:line draw:style-name="gr497" draw:text-style-name="P113" svg:x1="3.334cm" svg:y1="0.393cm" svg:x2="3.334cm" svg:y2="0.684cm"><text:p/></draw:line><draw:line draw:style-name="gr498" draw:text-style-name="P113" svg:x1="6.318cm" svg:y1="0.393cm" svg:x2="6.318cm" svg:y2="0.684cm"><text:p/></draw:line><draw:frame draw:style-name="gr499" draw:text-style-name="P114" svg:width="0.846cm" svg:height="0.643cm" svg:x="5.23cm" svg:y="0.73cm"><draw:text-box><text:p><text:span text:style-name="T27">−</text:span><text:span text:style-name="T21">3,4</text:span></text:p></draw:text-box></draw:frame><draw:frame draw:style-name="gr500" draw:text-style-name="P114" svg:width="0.846cm" svg:height="0.643cm" svg:x="2.251cm" svg:y="0.73cm"><draw:text-box><text:p><text:span text:style-name="T27">−</text:span><text:span text:style-name="T21">3,6</text:span></text:p></draw:text-box></draw:frame><draw:g draw:style-name="gr14"><draw:line draw:style-name="gr501" draw:text-style-name="P113" svg:x1="1cm" svg:y1="0.728cm" svg:x2="1cm" svg:y2="0.728cm"><text:p/></draw:line><draw:line draw:style-name="gr502" draw:text-style-name="P113" svg:x1="1cm" svg:y1="0.728cm" svg:x2="1cm" svg:y2="0.728cm"><text:p/></draw:line></draw:g><draw:g draw:style-name="gr14"><draw:line draw:style-name="gr503" draw:text-style-name="P113" svg:x1="1.743cm" svg:y1="0.642cm" svg:x2="1.942cm" svg:y2="0.443cm"><text:p/></draw:line><draw:line draw:style-name="gr504" draw:text-style-name="P113" svg:x1="1.942cm" svg:y1="0.642cm" svg:x2="1.743cm" svg:y2="0.443cm"><text:p/></draw:line></draw:g><draw:g draw:style-name="gr14"><draw:line draw:style-name="gr505" draw:text-style-name="P113" svg:x1="3.233cm" svg:y1="0.642cm" svg:x2="3.434cm" svg:y2="0.443cm"><text:p/></draw:line><draw:line draw:style-name="gr506" draw:text-style-name="P113" svg:x1="3.434cm" svg:y1="0.642cm" svg:x2="3.233cm" svg:y2="0.443cm"><text:p/></draw:line></draw:g><draw:g draw:style-name="gr14"><draw:line draw:style-name="gr507" draw:text-style-name="P113" svg:x1="4.725cm" svg:y1="0.642cm" svg:x2="4.926cm" svg:y2="0.443cm"><text:p/></draw:line><draw:line draw:style-name="gr508" draw:text-style-name="P113" svg:x1="4.926cm" svg:y1="0.642cm" svg:x2="4.725cm" svg:y2="0.443cm"><text:p/></draw:line></draw:g><draw:g draw:style-name="gr14"><draw:line draw:style-name="gr509" draw:text-style-name="P113" svg:x1="6.964cm" svg:y1="0.64cm" svg:x2="7.163cm" svg:y2="0.439cm"><text:p/></draw:line><draw:line draw:style-name="gr510" draw:text-style-name="P113" svg:x1="7.163cm" svg:y1="0.64cm" svg:x2="6.964cm" svg:y2="0.439cm"><text:p/></draw:line></draw:g></draw:g></text:h>
      <text:section text:style-name="Sect3" text:name="Section10">
        <text:h text:style-name="_5f_Paragraphe" text:outline-level="1"><text:span text:style-name="_5f_Caractères">R( </text:span><text:span text:style-name="_5f_pointillés_20_gris">........... </text:span><text:span text:style-name="_5f_Caractères">) ;</text:span></text:h>
        <text:h text:style-name="_5f_Paragraphe" text:outline-level="1"><text:span text:style-name="_5f_Caractères">S( </text:span><text:span text:style-name="_5f_pointillés_20_gris">........... </text:span><text:span text:style-name="_5f_Caractères">) ;</text:span></text:h>
        <text:h text:style-name="_5f_Paragraphe" text:outline-level="1"><text:span text:style-name="_5f_Caractères">T( </text:span><text:span text:style-name="_5f_pointillés_20_gris">........... </text:span><text:span text:style-name="_5f_Caractères">) ;</text:span></text:h>
        <text:h text:style-name="_5f_Paragraphe" text:outline-level="1"><text:span text:style-name="_5f_Caractères">U( </text:span><text:span text:style-name="_5f_pointillés_20_gris">........... </text:span><text:span text:style-name="_5f_Caractères">).</text:span></text:h>
      </text:section>
      <text:list text:continue-numbering="true" text:style-name="_5f_Numérotation_20_des_20_exercices">
        <text:list-item>
          <text:h text:style-name="P59" text:outline-level="1"><text:span text:style-name="_5f_Caractères_5f_gras">Où sont les points ?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><draw:g text:anchor-type="as-char" draw:z-index="61" draw:name="Forme28" draw:style-name="gr99"><draw:line draw:style-name="gr243" draw:text-style-name="P99" svg:x1="0cm" svg:y1="0.594cm" svg:x2="8.999cm" svg:y2="0.594cm"><text:p/></draw:line><draw:line draw:style-name="gr244" draw:text-style-name="P99" svg:x1="0.353cm" svg:y1="0.446cm" svg:x2="0.353cm" svg:y2="0.746cm"><text:p/></draw:line><draw:line draw:style-name="gr245" draw:text-style-name="P99" svg:x1="0.997cm" svg:y1="0.446cm" svg:x2="0.997cm" svg:y2="0.746cm"><text:p/></draw:line><draw:line draw:style-name="gr246" draw:text-style-name="P99" svg:x1="2.29cm" svg:y1="0.446cm" svg:x2="2.29cm" svg:y2="0.746cm"><text:p/></draw:line><draw:line draw:style-name="gr247" draw:text-style-name="P99" svg:x1="4.23cm" svg:y1="0.446cm" svg:x2="4.23cm" svg:y2="0.746cm"><text:p/></draw:line><draw:line draw:style-name="gr248" draw:text-style-name="P99" svg:x1="4.874cm" svg:y1="0.446cm" svg:x2="4.874cm" svg:y2="0.746cm"><text:p/></draw:line><draw:line draw:style-name="gr249" draw:text-style-name="P99" svg:x1="3.581cm" svg:y1="0.447cm" svg:x2="3.581cm" svg:y2="0.745cm"><text:p/></draw:line><draw:line draw:style-name="gr250" draw:text-style-name="P99" svg:x1="6.167cm" svg:y1="0.446cm" svg:x2="6.167cm" svg:y2="0.746cm"><text:p/></draw:line><draw:line draw:style-name="gr251" draw:text-style-name="P99" svg:x1="6.814cm" svg:y1="0.446cm" svg:x2="6.814cm" svg:y2="0.746cm"><text:p/></draw:line><draw:line draw:style-name="gr252" draw:text-style-name="P99" svg:x1="1.639cm" svg:y1="0.446cm" svg:x2="1.639cm" svg:y2="0.746cm"><text:p/></draw:line><draw:line draw:style-name="gr253" draw:text-style-name="P99" svg:x1="2.937cm" svg:y1="0.446cm" svg:x2="2.937cm" svg:y2="0.746cm"><text:p/></draw:line><draw:line draw:style-name="gr254" draw:text-style-name="P99" svg:x1="5.516cm" svg:y1="0.446cm" svg:x2="5.516cm" svg:y2="0.746cm"><text:p/></draw:line><draw:frame draw:style-name="gr255" draw:text-style-name="P103" svg:width="0.509cm" svg:height="0.414cm" svg:x="6.563cm" svg:y="0.792cm"><draw:text-box><text:p><text:span text:style-name="T22"><text:s/></text:span><text:span text:style-name="T22">2</text:span></text:p></draw:text-box></draw:frame><draw:frame draw:style-name="gr256" draw:text-style-name="P103" svg:width="0.218cm" svg:height="0.414cm" svg:x="1.561cm" svg:y="0cm"><draw:text-box><text:p text:style-name="P73"><text:span text:style-name="T22">P</text:span></text:p></draw:text-box></draw:frame><draw:frame draw:style-name="gr257" draw:text-style-name="P103" svg:width="0.249cm" svg:height="0.414cm" svg:x="6.689cm" svg:y="0cm"><draw:text-box><text:p text:style-name="P73"><text:span text:style-name="T22">R</text:span></text:p></draw:text-box></draw:frame><draw:line draw:style-name="gr258" draw:text-style-name="P99" svg:x1="4.874cm" svg:y1="0.446cm" svg:x2="4.874cm" svg:y2="0.746cm"><text:p/></draw:line><draw:line draw:style-name="gr259" draw:text-style-name="P99" svg:x1="6.167cm" svg:y1="0.446cm" svg:x2="6.167cm" svg:y2="0.746cm"><text:p/></draw:line><draw:line draw:style-name="gr260" draw:text-style-name="P99" svg:x1="5.516cm" svg:y1="0.446cm" svg:x2="5.516cm" svg:y2="0.746cm"><text:p/></draw:line><draw:line draw:style-name="gr261" draw:text-style-name="P99" svg:x1="7.474cm" svg:y1="0.446cm" svg:x2="7.474cm" svg:y2="0.746cm"><text:p/></draw:line><draw:line draw:style-name="gr262" draw:text-style-name="P99" svg:x1="8.123cm" svg:y1="0.446cm" svg:x2="8.123cm" svg:y2="0.746cm"><text:p/></draw:line><draw:line draw:style-name="gr263" draw:text-style-name="P99" svg:x1="7.474cm" svg:y1="0.446cm" svg:x2="7.474cm" svg:y2="0.746cm"><text:p/></draw:line><draw:line draw:style-name="gr264" draw:text-style-name="P99" svg:x1="8.123cm" svg:y1="0.446cm" svg:x2="8.123cm" svg:y2="0.746cm"><text:p/></draw:line><draw:frame draw:style-name="gr265" draw:text-style-name="P103" svg:width="0.509cm" svg:height="0.442cm" svg:x="1.401cm" svg:y="0.792cm"><draw:text-box><text:p><text:span text:style-name="T30">−</text:span><text:span text:style-name="T22">6</text:span></text:p></draw:text-box></draw:frame></draw:g></text:span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p text:style-name="P56"><text:span text:style-name="_5f_Caractères">Trouve et place l'origine O de la droite graduée, et place le point I qui indique son unité.</text:span></text:p>
            </text:list-item>
            <text:list-item>
              <text:p text:style-name="P56"><text:span text:style-name="_5f_Caractères">Place le point T d'abscisse (− 4).</text:span></text:p>
            </text:list-item>
            <text:list-item>
              <text:p text:style-name="P56"><text:span text:style-name="_5f_Caractères">Place le point R', symétrique du point R par rapport à l’origine du repère. </text:span></text:p>
            </text:list-item>
            <text:list-item>
              <text:p text:style-name="P55"><text:span text:style-name="_5f_Caractères">Donne l'abscisse du point R' :</text:span><text:span text:style-name="_5f_pointillés_20_gris"><text:tab/><text:tab/></text:span></text:p>
            </text:list-item>
            <text:list-item>
              <text:p text:style-name="P55"><text:span text:style-name="_5f_Caractères">Que dire des abscisses des points R et R' ? </text:span></text:p>
            </text:list-item>
          </text:list>
        </text:list-item>
      </text:list>
      <text:p text:style-name="_5f_Paragraphe_5f_Réponse_5f_Pointillés_5f_Grisés"><text:span text:style-name="_5f_pointillés_20_gris"><text:tab/><text:tab/><text:tab/><text:tab/></text:span></text:p>
      <text:list text:continue-numbering="true" text:style-name="_5f_Numérotation_20_des_20_exercices">
        <text:list-item>
          <text:list>
            <text:list-item>
              <text:p text:style-name="P57"><text:span text:style-name="_5f_Caractères">Que dire des points P et R' par rapport au point T ? </text:span></text:p>
            </text:list-item>
          </text:list>
        </text:list-item>
      </text:list>
      <text:p text:style-name="_5f_Paragraphe_5f_Réponse_5f_Pointillés_5f_Grisés"><text:span text:style-name="_5f_pointillés_20_gris"><text:tab/><text:tab/><text:tab/><text:tab/></text:span></text:p>
      <text:list text:continue-numbering="true" text:style-name="_5f_Numérotation_20_des_20_exercices">
        <text:list-item>
          <text:h text:style-name="P59" text:outline-level="1"><text:span text:style-name="_5f_Caractères_5f_gras">Longueurs et abscisses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as-char" svg:y="0cm" draw:z-index="70" draw:name="Forme33" draw:style-name="gr41"><draw:line draw:style-name="gr83" draw:text-style-name="P88" svg:x1="0cm" svg:y1="0.589cm" svg:x2="8.999cm" svg:y2="0.589cm"><text:p/></draw:line><draw:frame draw:style-name="gr84" draw:text-style-name="P89" svg:width="0.249cm" svg:height="0.616cm" svg:x="4.588cm" svg:y="0cm"><draw:text-box><text:p text:style-name="P79"><text:span text:style-name="T21">R</text:span></text:p></draw:text-box></draw:frame><draw:frame draw:style-name="gr85" draw:text-style-name="P90" svg:width="0.219cm" svg:height="0.616cm" svg:x="0.092cm" svg:y="0cm"><draw:text-box><text:p text:style-name="P79"><text:span text:style-name="T22">T</text:span></text:p></draw:text-box></draw:frame><draw:frame draw:style-name="gr86" draw:text-style-name="P89" svg:width="0.228cm" svg:height="0.616cm" svg:x="1.794cm" svg:y="0cm"><draw:text-box><text:p text:style-name="P79"><text:span text:style-name="T21">S</text:span></text:p></draw:text-box></draw:frame><draw:frame draw:style-name="gr87" draw:text-style-name="P89" svg:width="0.262cm" svg:height="0.616cm" svg:x="6.38cm" svg:y="0cm"><draw:text-box><text:p text:style-name="P79"><text:span text:style-name="T21">U</text:span></text:p></draw:text-box></draw:frame><draw:g draw:style-name="gr14"><draw:line draw:style-name="gr88" draw:text-style-name="P91" svg:x1="1.803cm" svg:y1="0.691cm" svg:x2="2.002cm" svg:y2="0.49cm"><text:p/></draw:line><draw:line draw:style-name="gr89" draw:text-style-name="P91" svg:x1="2.002cm" svg:y1="0.691cm" svg:x2="1.803cm" svg:y2="0.49cm"><text:p/></draw:line></draw:g><draw:g draw:style-name="gr14"><draw:line draw:style-name="gr90" draw:text-style-name="P91" svg:x1="0.102cm" svg:y1="0.688cm" svg:x2="0.303cm" svg:y2="0.489cm"><text:p/></draw:line><draw:line draw:style-name="gr91" draw:text-style-name="P91" svg:x1="0.303cm" svg:y1="0.688cm" svg:x2="0.102cm" svg:y2="0.489cm"><text:p/></draw:line></draw:g><draw:g draw:style-name="gr14"><draw:line draw:style-name="gr92" draw:text-style-name="P91" svg:x1="6.401cm" svg:y1="0.691cm" svg:x2="6.602cm" svg:y2="0.49cm"><text:p/></draw:line><draw:line draw:style-name="gr93" draw:text-style-name="P91" svg:x1="6.602cm" svg:y1="0.691cm" svg:x2="6.401cm" svg:y2="0.49cm"><text:p/></draw:line></draw:g><draw:g draw:style-name="gr14"><draw:line draw:style-name="gr94" draw:text-style-name="P91" svg:x1="4.602cm" svg:y1="0.691cm" svg:x2="4.801cm" svg:y2="0.49cm"><text:p/></draw:line><draw:line draw:style-name="gr95" draw:text-style-name="P91" svg:x1="4.801cm" svg:y1="0.691cm" svg:x2="4.602cm" svg:y2="0.49cm"><text:p/></draw:line></draw:g><draw:frame draw:style-name="gr96" draw:text-style-name="P89" svg:width="0.283cm" svg:height="0.616cm" svg:x="3.471cm" svg:y="0cm"><draw:text-box><text:p text:style-name="P79"><text:span text:style-name="T21">O</text:span></text:p></draw:text-box></draw:frame><draw:frame draw:style-name="gr97" draw:text-style-name="P89" svg:width="0.228cm" svg:height="0.616cm" svg:x="3.5cm" svg:y="0.76cm"><draw:text-box><text:p text:style-name="P79"><text:span text:style-name="T21">0</text:span></text:p></draw:text-box></draw:frame><draw:line draw:style-name="gr98" draw:text-style-name="P92" svg:x1="3.602cm" svg:y1="0.439cm" svg:x2="3.602cm" svg:y2="0.741cm"><text:p/></draw:line></draw:g></text:h>
      <text:h text:style-name="_5f_Paragraphe" text:outline-level="1"><text:span text:style-name="_5f_Caractères">L'unité de longueur est le centimètre.</text:span></text:h>
      <text:list text:continue-numbering="true" text:style-name="_5f_Numérotation_20_des_20_exercices">
        <text:list-item>
          <text:list>
            <text:list-item>
              <text:p text:style-name="P56"><text:span text:style-name="_5f_Caractères">Place le point I qui indique l’unité.</text:span></text:p>
            </text:list-item>
            <text:list-item>
              <text:p text:style-name="P56"><text:span text:style-name="_5f_Caractères">En mesurant les longueurs OR, OS, OT et OU donne les abscisses des points R, S, T et U.</text:span></text:p>
            </text:list-item>
          </text:list>
        </text:list-item>
      </text:list>
      <text:h text:style-name="_5f_Paragraphe" text:outline-level="1"><text:span text:style-name="_5f_Caractères">R( </text:span><text:span text:style-name="_5f_pointillés_20_gris">......... </text:span><text:span text:style-name="_5f_Caractères">) ; <text:s text:c="3"/>S( </text:span><text:span text:style-name="_5f_pointillés_20_gris">......... </text:span><text:span text:style-name="_5f_Caractères">) ; <text:s text:c="3"/>T( </text:span><text:span text:style-name="_5f_pointillés_20_gris">......... </text:span><text:span text:style-name="_5f_Caractères">) ; <text:s text:c="2"/>U( </text:span><text:span text:style-name="_5f_pointillés_20_gris">......... </text:span><text:span text:style-name="_5f_Caractères">).</text:span></text:h>
      <text:list text:continue-numbering="true" text:style-name="_5f_Numérotation_20_des_20_exercices">
        <text:list-item>
          <text:h text:style-name="P59" text:outline-level="1"><text:span text:style-name="_5f_Caractères_5f_gras">La bonne abscisse</text:span></text:h>
        </text:list-item>
      </text:list>
      <text:h text:style-name="_5f_Paragraphe" text:outline-level="1"><text:soft-page-break/><text:span text:style-name="_5f_Caractères">Pour chaque cas, place les points donnés.</text:span></text:h>
      <text:h text:style-name="_5f_Paragraphe" text:outline-level="1"><text:span text:style-name="_5f_Caractères"/></text:h>
      <text:h text:style-name="_5f_Paragraphe" text:outline-level="1"><draw:g text:anchor-type="as-char" svg:y="0cm" draw:z-index="62" draw:name="Forme29" draw:style-name="gr125"><draw:line draw:style-name="gr222" draw:text-style-name="P99" svg:x1="0cm" svg:y1="0.122cm" svg:x2="8.999cm" svg:y2="0.122cm"><text:p/></draw:line><draw:line draw:style-name="gr223" draw:text-style-name="P99" svg:x1="0.353cm" svg:y1="0cm" svg:x2="0.353cm" svg:y2="0.247cm"><text:p/></draw:line><draw:line draw:style-name="gr224" draw:text-style-name="P99" svg:x1="0.998cm" svg:y1="0cm" svg:x2="0.998cm" svg:y2="0.247cm"><text:p/></draw:line><draw:line draw:style-name="gr225" draw:text-style-name="P99" svg:x1="2.29cm" svg:y1="0cm" svg:x2="2.29cm" svg:y2="0.247cm"><text:p/></draw:line><draw:line draw:style-name="gr226" draw:text-style-name="P99" svg:x1="4.23cm" svg:y1="0cm" svg:x2="4.23cm" svg:y2="0.247cm"><text:p/></draw:line><draw:line draw:style-name="gr227" draw:text-style-name="P99" svg:x1="4.874cm" svg:y1="0cm" svg:x2="4.874cm" svg:y2="0.247cm"><text:p/></draw:line><draw:line draw:style-name="gr228" draw:text-style-name="P99" svg:x1="3.581cm" svg:y1="0.002cm" svg:x2="3.581cm" svg:y2="0.249cm"><text:p/></draw:line><draw:line draw:style-name="gr229" draw:text-style-name="P99" svg:x1="6.172cm" svg:y1="0cm" svg:x2="6.172cm" svg:y2="0.247cm"><text:p/></draw:line><draw:line draw:style-name="gr230" draw:text-style-name="P99" svg:x1="6.814cm" svg:y1="0cm" svg:x2="6.814cm" svg:y2="0.247cm"><text:p/></draw:line><draw:frame draw:style-name="gr231" draw:text-style-name="P101" svg:width="0.228cm" svg:height="0.415cm" svg:x="4.119cm" svg:y="0.289cm"><draw:text-box><text:p text:style-name="P73"><text:span text:style-name="T21">0</text:span></text:p></draw:text-box></draw:frame><draw:line draw:style-name="gr232" draw:text-style-name="P99" svg:x1="1.642cm" svg:y1="0cm" svg:x2="1.642cm" svg:y2="0.247cm"><text:p/></draw:line><draw:line draw:style-name="gr233" draw:text-style-name="P99" svg:x1="2.933cm" svg:y1="0cm" svg:x2="2.933cm" svg:y2="0.247cm"><text:p/></draw:line><draw:line draw:style-name="gr234" draw:text-style-name="P99" svg:x1="5.519cm" svg:y1="0cm" svg:x2="5.519cm" svg:y2="0.247cm"><text:p/></draw:line><draw:frame draw:style-name="gr235" draw:text-style-name="P101" svg:width="0.526cm" svg:height="0.442cm" svg:x="5.26cm" svg:y="0.289cm"><draw:text-box><text:p text:style-name="P73"><text:span text:style-name="T29"><text:s/></text:span><text:span text:style-name="T21">1</text:span></text:p></draw:text-box></draw:frame><draw:line draw:style-name="gr236" draw:text-style-name="P99" svg:x1="4.874cm" svg:y1="0cm" svg:x2="4.874cm" svg:y2="0.247cm"><text:p/></draw:line><draw:line draw:style-name="gr237" draw:text-style-name="P99" svg:x1="6.172cm" svg:y1="0cm" svg:x2="6.172cm" svg:y2="0.247cm"><text:p/></draw:line><draw:line draw:style-name="gr238" draw:text-style-name="P99" svg:x1="5.519cm" svg:y1="0cm" svg:x2="5.519cm" svg:y2="0.247cm"><text:p/></draw:line><draw:line draw:style-name="gr239" draw:text-style-name="P99" svg:x1="7.479cm" svg:y1="0cm" svg:x2="7.479cm" svg:y2="0.247cm"><text:p/></draw:line><draw:line draw:style-name="gr240" draw:text-style-name="P99" svg:x1="8.123cm" svg:y1="0cm" svg:x2="8.123cm" svg:y2="0.247cm"><text:p/></draw:line><draw:line draw:style-name="gr241" draw:text-style-name="P99" svg:x1="7.479cm" svg:y1="0cm" svg:x2="7.479cm" svg:y2="0.247cm"><text:p/></draw:line><draw:line draw:style-name="gr242" draw:text-style-name="P99" svg:x1="8.123cm" svg:y1="0cm" svg:x2="8.123cm" svg:y2="0.247cm"><text:p/></draw:line></draw:g></text:h>
      <text:section text:style-name="Sect3" text:name="Section6">
        <text:h text:style-name="_5f_Paragraphe" text:outline-level="1"><text:span text:style-name="_5f_Caractères">A(− 3) ; </text:span></text:h>
        <text:h text:style-name="_5f_Paragraphe" text:outline-level="1"><text:span text:style-name="_5f_Caractères">B(2,5) ;</text:span></text:h>
        <text:h text:style-name="_5f_Paragraphe" text:outline-level="1"><text:span text:style-name="_5f_Caractères">C(− 0,5) ;</text:span></text:h>
        <text:h text:style-name="_5f_Paragraphe" text:outline-level="1"><text:span text:style-name="_5f_Caractères">D(− 1,5).</text:span></text:h>
      </text:section>
      <text:h text:style-name="_5f_Paragraphe" text:outline-level="1"><text:span text:style-name="_5f_Caractères"/></text:h>
      <text:h text:style-name="_5f_Paragraphe" text:outline-level="1"><draw:g text:anchor-type="as-char" svg:y="0cm" draw:z-index="64" draw:name="Forme30" draw:style-name="gr125"><draw:line draw:style-name="gr174" draw:text-style-name="P99" svg:x1="0cm" svg:y1="0.201cm" svg:x2="8.999cm" svg:y2="0.201cm"><text:p/></draw:line><draw:line draw:style-name="gr175" draw:text-style-name="P99" svg:x1="0.543cm" svg:y1="0.049cm" svg:x2="0.543cm" svg:y2="0.351cm"><text:p/></draw:line><draw:line draw:style-name="gr176" draw:text-style-name="P99" svg:x1="0.799cm" svg:y1="0.049cm" svg:x2="0.799cm" svg:y2="0.351cm"><text:p/></draw:line><draw:line draw:style-name="gr177" draw:text-style-name="P99" svg:x1="1.055cm" svg:y1="0cm" svg:x2="1.055cm" svg:y2="0.404cm"><text:p/></draw:line><draw:line draw:style-name="gr178" draw:text-style-name="P99" svg:x1="1.314cm" svg:y1="0.049cm" svg:x2="1.314cm" svg:y2="0.351cm"><text:p/></draw:line><draw:line draw:style-name="gr179" draw:text-style-name="P99" svg:x1="0.543cm" svg:y1="0.049cm" svg:x2="0.543cm" svg:y2="0.351cm"><text:p/></draw:line><draw:line draw:style-name="gr180" draw:text-style-name="P99" svg:x1="1.573cm" svg:y1="0.049cm" svg:x2="1.573cm" svg:y2="0.351cm"><text:p/></draw:line><draw:line draw:style-name="gr181" draw:text-style-name="P99" svg:x1="1.829cm" svg:y1="0.049cm" svg:x2="1.829cm" svg:y2="0.351cm"><text:p/></draw:line><draw:line draw:style-name="gr182" draw:text-style-name="P99" svg:x1="2.087cm" svg:y1="0.049cm" svg:x2="2.087cm" svg:y2="0.351cm"><text:p/></draw:line><draw:line draw:style-name="gr183" draw:text-style-name="P99" svg:x1="2.344cm" svg:y1="0.049cm" svg:x2="2.344cm" svg:y2="0.351cm"><text:p/></draw:line><draw:line draw:style-name="gr184" draw:text-style-name="P99" svg:x1="1.573cm" svg:y1="0.049cm" svg:x2="1.573cm" svg:y2="0.351cm"><text:p/></draw:line><draw:line draw:style-name="gr185" draw:text-style-name="P99" svg:x1="2.604cm" svg:y1="0.049cm" svg:x2="2.604cm" svg:y2="0.351cm"><text:p/></draw:line><draw:line draw:style-name="gr186" draw:text-style-name="P99" svg:x1="2.859cm" svg:y1="0.049cm" svg:x2="2.859cm" svg:y2="0.351cm"><text:p/></draw:line><draw:line draw:style-name="gr187" draw:text-style-name="P99" svg:x1="3.117cm" svg:y1="0.049cm" svg:x2="3.117cm" svg:y2="0.351cm"><text:p/></draw:line><draw:line draw:style-name="gr188" draw:text-style-name="P99" svg:x1="3.374cm" svg:y1="0.049cm" svg:x2="3.374cm" svg:y2="0.351cm"><text:p/></draw:line><draw:line draw:style-name="gr189" draw:text-style-name="P99" svg:x1="2.604cm" svg:y1="0.049cm" svg:x2="2.604cm" svg:y2="0.351cm"><text:p/></draw:line><draw:line draw:style-name="gr190" draw:text-style-name="P99" svg:x1="3.889cm" svg:y1="0.049cm" svg:x2="3.889cm" svg:y2="0.351cm"><text:p/></draw:line><draw:line draw:style-name="gr191" draw:text-style-name="P99" svg:x1="4.147cm" svg:y1="0.049cm" svg:x2="4.147cm" svg:y2="0.351cm"><text:p/></draw:line><draw:line draw:style-name="gr192" draw:text-style-name="P99" svg:x1="4.404cm" svg:y1="0.049cm" svg:x2="4.404cm" svg:y2="0.351cm"><text:p/></draw:line><draw:line draw:style-name="gr193" draw:text-style-name="P99" svg:x1="4.66cm" svg:y1="0.049cm" svg:x2="4.66cm" svg:y2="0.351cm"><text:p/></draw:line><draw:line draw:style-name="gr194" draw:text-style-name="P99" svg:x1="4.921cm" svg:y1="0.049cm" svg:x2="4.921cm" svg:y2="0.351cm"><text:p/></draw:line><draw:line draw:style-name="gr195" draw:text-style-name="P99" svg:x1="5.177cm" svg:y1="0.049cm" svg:x2="5.177cm" svg:y2="0.351cm"><text:p/></draw:line><draw:line draw:style-name="gr196" draw:text-style-name="P99" svg:x1="5.435cm" svg:y1="0.049cm" svg:x2="5.435cm" svg:y2="0.351cm"><text:p/></draw:line><draw:line draw:style-name="gr197" draw:text-style-name="P99" svg:x1="4.66cm" svg:y1="0.049cm" svg:x2="4.66cm" svg:y2="0.351cm"><text:p/></draw:line><draw:line draw:style-name="gr198" draw:text-style-name="P99" svg:x1="5.692cm" svg:y1="0.049cm" svg:x2="5.692cm" svg:y2="0.351cm"><text:p/></draw:line><draw:line draw:style-name="gr199" draw:text-style-name="P99" svg:x1="5.948cm" svg:y1="0.049cm" svg:x2="5.948cm" svg:y2="0.351cm"><text:p/></draw:line><draw:line draw:style-name="gr200" draw:text-style-name="P99" svg:x1="6.207cm" svg:y1="0.049cm" svg:x2="6.207cm" svg:y2="0.351cm"><text:p/></draw:line><draw:line draw:style-name="gr201" draw:text-style-name="P99" svg:x1="6.465cm" svg:y1="0.049cm" svg:x2="6.465cm" svg:y2="0.351cm"><text:p/></draw:line><draw:line draw:style-name="gr202" draw:text-style-name="P99" svg:x1="5.692cm" svg:y1="0.049cm" svg:x2="5.692cm" svg:y2="0.351cm"><text:p/></draw:line><draw:line draw:style-name="gr203" draw:text-style-name="P99" svg:x1="6.72cm" svg:y1="0.049cm" svg:x2="6.72cm" svg:y2="0.351cm"><text:p/></draw:line><draw:line draw:style-name="gr204" draw:text-style-name="P99" svg:x1="6.981cm" svg:y1="0.049cm" svg:x2="6.981cm" svg:y2="0.351cm"><text:p/></draw:line><draw:line draw:style-name="gr205" draw:text-style-name="P99" svg:x1="7.237cm" svg:y1="0.049cm" svg:x2="7.237cm" svg:y2="0.351cm"><text:p/></draw:line><draw:line draw:style-name="gr206" draw:text-style-name="P99" svg:x1="7.495cm" svg:y1="0.049cm" svg:x2="7.495cm" svg:y2="0.351cm"><text:p/></draw:line><draw:line draw:style-name="gr207" draw:text-style-name="P99" svg:x1="6.72cm" svg:y1="0.049cm" svg:x2="6.72cm" svg:y2="0.351cm"><text:p/></draw:line><draw:line draw:style-name="gr208" draw:text-style-name="P99" svg:x1="7.752cm" svg:y1="0.049cm" svg:x2="7.752cm" svg:y2="0.351cm"><text:p/></draw:line><draw:line draw:style-name="gr209" draw:text-style-name="P99" svg:x1="8.008cm" svg:y1="0.049cm" svg:x2="8.008cm" svg:y2="0.351cm"><text:p/></draw:line><draw:line draw:style-name="gr210" draw:text-style-name="P99" svg:x1="8.269cm" svg:y1="0.049cm" svg:x2="8.269cm" svg:y2="0.351cm"><text:p/></draw:line><draw:line draw:style-name="gr211" draw:text-style-name="P99" svg:x1="7.752cm" svg:y1="0.049cm" svg:x2="7.752cm" svg:y2="0.351cm"><text:p/></draw:line><draw:frame draw:style-name="gr212" draw:text-style-name="P101" svg:width="0.509cm" svg:height="0.442cm" svg:x="0.826cm" svg:y="0.423cm"><draw:text-box><text:p><text:span text:style-name="T27">−</text:span><text:span text:style-name="T21">4</text:span></text:p></draw:text-box></draw:frame><draw:frame draw:style-name="gr213" draw:text-style-name="P101" svg:width="0.509cm" svg:height="0.442cm" svg:x="3.395cm" svg:y="0.423cm"><draw:text-box><text:p><text:span text:style-name="T28">−</text:span><text:span text:style-name="T21">3</text:span></text:p></draw:text-box></draw:frame><draw:line draw:style-name="gr214" draw:text-style-name="P99" svg:x1="6.207cm" svg:y1="0cm" svg:x2="6.207cm" svg:y2="0.404cm"><text:p/></draw:line><draw:frame draw:style-name="gr215" draw:text-style-name="P101" svg:width="0.488cm" svg:height="0.442cm" svg:x="5.965cm" svg:y="0.423cm"><draw:text-box><text:p><text:span text:style-name="T26">−</text:span><text:span text:style-name="T21">2</text:span></text:p></draw:text-box></draw:frame><draw:line draw:style-name="gr216" draw:text-style-name="P99" svg:x1="0.282cm" svg:y1="0.049cm" svg:x2="0.282cm" svg:y2="0.351cm"><text:p/></draw:line><draw:line draw:style-name="gr217" draw:text-style-name="P99" svg:x1="3.634cm" svg:y1="0cm" svg:x2="3.634cm" svg:y2="0.404cm"><text:p/></draw:line></draw:g></text:h>
      <text:section text:style-name="Sect3" text:name="Section7">
        <text:h text:style-name="_5f_Paragraphe" text:outline-level="1"><text:span text:style-name="_5f_Caractères">E(− 2,6) ; </text:span></text:h>
        <text:h text:style-name="_5f_Paragraphe" text:outline-level="1"><text:span text:style-name="_5f_Caractères">F(− 3,1) ;</text:span></text:h>
        <text:h text:style-name="_5f_Paragraphe" text:outline-level="1"><text:span text:style-name="_5f_Caractères">G(− 1,8) ;</text:span></text:h>
        <text:h text:style-name="_5f_Paragraphe" text:outline-level="1"><text:span text:style-name="_5f_Caractères">H(− 4,2).</text:span></text:h>
      </text:section>
      <text:h text:style-name="_5f_Paragraphe" text:outline-level="1"><text:span text:style-name="_5f_Caractères"/></text:h>
      <text:h text:style-name="_5f_Paragraphe" text:outline-level="1"><draw:g text:anchor-type="as-char" svg:y="0cm" draw:z-index="65" draw:name="Forme31" draw:style-name="gr125"><draw:line draw:style-name="gr126" draw:text-style-name="P99" svg:x1="0cm" svg:y1="0.196cm" svg:x2="8.999cm" svg:y2="0.196cm"><text:p/></draw:line><draw:line draw:style-name="gr127" draw:text-style-name="P99" svg:x1="0.445cm" svg:y1="0.049cm" svg:x2="0.445cm" svg:y2="0.349cm"><text:p/></draw:line><draw:line draw:style-name="gr128" draw:text-style-name="P99" svg:x1="0.699cm" svg:y1="0.049cm" svg:x2="0.699cm" svg:y2="0.349cm"><text:p/></draw:line><draw:line draw:style-name="gr129" draw:text-style-name="P99" svg:x1="0.949cm" svg:y1="0.002cm" svg:x2="0.949cm" svg:y2="0.402cm"><text:p/></draw:line><draw:line draw:style-name="gr130" draw:text-style-name="P99" svg:x1="1.205cm" svg:y1="0.049cm" svg:x2="1.205cm" svg:y2="0.349cm"><text:p/></draw:line><draw:line draw:style-name="gr131" draw:text-style-name="P99" svg:x1="0.445cm" svg:y1="0.049cm" svg:x2="0.445cm" svg:y2="0.349cm"><text:p/></draw:line><draw:line draw:style-name="gr132" draw:text-style-name="P99" svg:x1="1.461cm" svg:y1="0.049cm" svg:x2="1.461cm" svg:y2="0.349cm"><text:p/></draw:line><draw:line draw:style-name="gr133" draw:text-style-name="P99" svg:x1="1.713cm" svg:y1="0.049cm" svg:x2="1.713cm" svg:y2="0.349cm"><text:p/></draw:line><draw:line draw:style-name="gr134" draw:text-style-name="P99" svg:x1="1.967cm" svg:y1="0.049cm" svg:x2="1.967cm" svg:y2="0.349cm"><text:p/></draw:line><draw:line draw:style-name="gr135" draw:text-style-name="P99" svg:x1="2.221cm" svg:y1="0.049cm" svg:x2="2.221cm" svg:y2="0.349cm"><text:p/></draw:line><draw:line draw:style-name="gr136" draw:text-style-name="P99" svg:x1="1.461cm" svg:y1="0.049cm" svg:x2="1.461cm" svg:y2="0.349cm"><text:p/></draw:line><draw:line draw:style-name="gr137" draw:text-style-name="P99" svg:x1="2.475cm" svg:y1="0.049cm" svg:x2="2.475cm" svg:y2="0.349cm"><text:p/></draw:line><draw:line draw:style-name="gr138" draw:text-style-name="P99" svg:x1="2.729cm" svg:y1="0.049cm" svg:x2="2.729cm" svg:y2="0.349cm"><text:p/></draw:line><draw:line draw:style-name="gr139" draw:text-style-name="P99" svg:x1="2.985cm" svg:y1="0.049cm" svg:x2="2.985cm" svg:y2="0.349cm"><text:p/></draw:line><draw:line draw:style-name="gr140" draw:text-style-name="P99" svg:x1="3.235cm" svg:y1="0.049cm" svg:x2="3.235cm" svg:y2="0.349cm"><text:p/></draw:line><draw:line draw:style-name="gr141" draw:text-style-name="P99" svg:x1="2.475cm" svg:y1="0.049cm" svg:x2="2.475cm" svg:y2="0.349cm"><text:p/></draw:line><draw:line draw:style-name="gr142" draw:text-style-name="P99" svg:x1="3.491cm" svg:y1="0cm" svg:x2="3.491cm" svg:y2="0.4cm"><text:p/></draw:line><draw:line draw:style-name="gr143" draw:text-style-name="P99" svg:x1="3.745cm" svg:y1="0.049cm" svg:x2="3.745cm" svg:y2="0.349cm"><text:p/></draw:line><draw:line draw:style-name="gr144" draw:text-style-name="P99" svg:x1="3.999cm" svg:y1="0.049cm" svg:x2="3.999cm" svg:y2="0.349cm"><text:p/></draw:line><draw:line draw:style-name="gr145" draw:text-style-name="P99" svg:x1="4.249cm" svg:y1="0.049cm" svg:x2="4.249cm" svg:y2="0.349cm"><text:p/></draw:line><draw:line draw:style-name="gr146" draw:text-style-name="P99" svg:x1="4.503cm" svg:y1="0.049cm" svg:x2="4.503cm" svg:y2="0.349cm"><text:p/></draw:line><draw:line draw:style-name="gr147" draw:text-style-name="P99" svg:x1="4.759cm" svg:y1="0.049cm" svg:x2="4.759cm" svg:y2="0.349cm"><text:p/></draw:line><draw:line draw:style-name="gr148" draw:text-style-name="P99" svg:x1="5.013cm" svg:y1="0.049cm" svg:x2="5.013cm" svg:y2="0.349cm"><text:p/></draw:line><draw:line draw:style-name="gr149" draw:text-style-name="P99" svg:x1="5.265cm" svg:y1="0.049cm" svg:x2="5.265cm" svg:y2="0.349cm"><text:p/></draw:line><draw:line draw:style-name="gr150" draw:text-style-name="P99" svg:x1="4.503cm" svg:y1="0.049cm" svg:x2="4.503cm" svg:y2="0.349cm"><text:p/></draw:line><draw:line draw:style-name="gr151" draw:text-style-name="P99" svg:x1="5.519cm" svg:y1="0.049cm" svg:x2="5.519cm" svg:y2="0.349cm"><text:p/></draw:line><draw:line draw:style-name="gr152" draw:text-style-name="P99" svg:x1="5.773cm" svg:y1="0.049cm" svg:x2="5.773cm" svg:y2="0.349cm"><text:p/></draw:line><draw:line draw:style-name="gr153" draw:text-style-name="P99" svg:x1="6.027cm" svg:y1="0.049cm" svg:x2="6.027cm" svg:y2="0.349cm"><text:p/></draw:line><draw:line draw:style-name="gr154" draw:text-style-name="P99" svg:x1="6.281cm" svg:y1="0.049cm" svg:x2="6.281cm" svg:y2="0.349cm"><text:p/></draw:line><draw:line draw:style-name="gr155" draw:text-style-name="P99" svg:x1="5.519cm" svg:y1="0.049cm" svg:x2="5.519cm" svg:y2="0.349cm"><text:p/></draw:line><draw:line draw:style-name="gr156" draw:text-style-name="P99" svg:x1="6.535cm" svg:y1="0.049cm" svg:x2="6.535cm" svg:y2="0.349cm"><text:p/></draw:line><draw:line draw:style-name="gr157" draw:text-style-name="P99" svg:x1="6.791cm" svg:y1="0.049cm" svg:x2="6.791cm" svg:y2="0.349cm"><text:p/></draw:line><draw:line draw:style-name="gr158" draw:text-style-name="P99" svg:x1="7.04cm" svg:y1="0.049cm" svg:x2="7.04cm" svg:y2="0.349cm"><text:p/></draw:line><draw:line draw:style-name="gr159" draw:text-style-name="P99" svg:x1="7.294cm" svg:y1="0.049cm" svg:x2="7.294cm" svg:y2="0.349cm"><text:p/></draw:line><draw:line draw:style-name="gr160" draw:text-style-name="P99" svg:x1="6.535cm" svg:y1="0.049cm" svg:x2="6.535cm" svg:y2="0.349cm"><text:p/></draw:line><draw:line draw:style-name="gr161" draw:text-style-name="P99" svg:x1="7.551cm" svg:y1="0.049cm" svg:x2="7.551cm" svg:y2="0.349cm"><text:p/></draw:line><draw:line draw:style-name="gr162" draw:text-style-name="P99" svg:x1="7.803cm" svg:y1="0.049cm" svg:x2="7.803cm" svg:y2="0.349cm"><text:p/></draw:line><draw:line draw:style-name="gr163" draw:text-style-name="P99" svg:x1="8.056cm" svg:y1="0.049cm" svg:x2="8.056cm" svg:y2="0.349cm"><text:p/></draw:line><draw:line draw:style-name="gr164" draw:text-style-name="P99" svg:x1="7.551cm" svg:y1="0.049cm" svg:x2="7.551cm" svg:y2="0.349cm"><text:p/></draw:line><draw:frame draw:style-name="gr165" draw:text-style-name="P100" svg:width="0.851cm" svg:height="0.442cm" svg:x="0.527cm" svg:y="0.404cm"><draw:text-box><text:p><text:span text:style-name="T26">−</text:span><text:span text:style-name="T22">0</text:span><text:span text:style-name="T22">,</text:span><text:span text:style-name="T22">2</text:span></text:p></draw:text-box></draw:frame><draw:frame draw:style-name="gr166" draw:text-style-name="P100" svg:width="0.851cm" svg:height="0.442cm" svg:x="3.067cm" svg:y="0.404cm"><draw:text-box><text:p><text:span text:style-name="T26">−</text:span><text:span text:style-name="T22">0</text:span><text:span text:style-name="T22">,</text:span><text:span text:style-name="T22">1</text:span></text:p></draw:text-box></draw:frame><draw:line draw:style-name="gr167" draw:text-style-name="P99" svg:x1="6.029cm" svg:y1="0.002cm" svg:x2="6.029cm" svg:y2="0.402cm"><text:p/></draw:line><draw:frame draw:style-name="gr168" draw:text-style-name="P100" svg:width="0.228cm" svg:height="0.415cm" svg:x="5.918cm" svg:y="0.404cm"><draw:text-box><text:p text:style-name="P73"><text:span text:style-name="T22">0</text:span></text:p></draw:text-box></draw:frame><draw:line draw:style-name="gr169" draw:text-style-name="P99" svg:x1="8.056cm" svg:y1="0.049cm" svg:x2="8.056cm" svg:y2="0.349cm"><text:p/></draw:line><draw:line draw:style-name="gr170" draw:text-style-name="P99" svg:x1="8.329cm" svg:y1="0.049cm" svg:x2="8.329cm" svg:y2="0.349cm"><text:p/></draw:line><draw:line draw:style-name="gr171" draw:text-style-name="P99" svg:x1="8.329cm" svg:y1="0.049cm" svg:x2="8.329cm" svg:y2="0.349cm"><text:p/></draw:line><draw:line draw:style-name="gr172" draw:text-style-name="P99" svg:x1="0.183cm" svg:y1="0.049cm" svg:x2="0.183cm" svg:y2="0.349cm"><text:p/></draw:line><draw:line draw:style-name="gr173" draw:text-style-name="P99" svg:x1="0.183cm" svg:y1="0.049cm" svg:x2="0.183cm" svg:y2="0.349cm"><text:p/></draw:line></draw:g></text:h>
      <text:section text:style-name="Sect3" text:name="Section8">
        <text:h text:style-name="_5f_Paragraphe" text:outline-level="1"><text:span text:style-name="_5f_Caractères">K(− 0,12) ; </text:span></text:h>
        <text:h text:style-name="_5f_Paragraphe" text:outline-level="1"><text:span text:style-name="_5f_Caractères">L(− 0,21) ;</text:span></text:h>
        <text:h text:style-name="_5f_Paragraphe" text:outline-level="1"><text:span text:style-name="_5f_Caractères">M(0,06) ;</text:span></text:h>
        <text:h text:style-name="_5f_Paragraphe" text:outline-level="1"><text:span text:style-name="_5f_Caractères">N(− 0,03).</text:span></text:h>
      </text:section>
      <text:h text:style-name="_5f_Paragraphe" text:outline-level="1"><text:span text:style-name="_5f_Caractères"/></text:h>
      <text:h text:style-name="_5f_Paragraphe" text:outline-level="1"><draw:g text:anchor-type="as-char" draw:z-index="67" draw:name="Forme32" draw:style-name="gr99"><draw:line draw:style-name="gr42" draw:text-style-name="P77" svg:x1="0.097cm" svg:y1="0cm" svg:x2="0.097cm" svg:y2="1.033cm"><text:p/></draw:line><draw:line draw:style-name="gr42" draw:text-style-name="P77" svg:x1="0.198cm" svg:y1="0cm" svg:x2="0.198cm" svg:y2="1.033cm"><text:p/></draw:line><draw:line draw:style-name="gr42" draw:text-style-name="P77" svg:x1="0.299cm" svg:y1="0cm" svg:x2="0.299cm" svg:y2="1.033cm"><text:p/></draw:line><draw:line draw:style-name="gr42" draw:text-style-name="P77" svg:x1="0.399cm" svg:y1="0cm" svg:x2="0.399cm" svg:y2="1.033cm"><text:p/></draw:line><draw:line draw:style-name="gr42" draw:text-style-name="P77" svg:x1="0.598cm" svg:y1="0cm" svg:x2="0.598cm" svg:y2="1.033cm"><text:p/></draw:line><draw:line draw:style-name="gr42" draw:text-style-name="P77" svg:x1="0.701cm" svg:y1="0cm" svg:x2="0.701cm" svg:y2="1.033cm"><text:p/></draw:line><draw:line draw:style-name="gr42" draw:text-style-name="P77" svg:x1="0.799cm" svg:y1="0cm" svg:x2="0.799cm" svg:y2="1.033cm"><text:p/></draw:line><draw:line draw:style-name="gr42" draw:text-style-name="P77" svg:x1="0.897cm" svg:y1="0cm" svg:x2="0.897cm" svg:y2="1.033cm"><text:p/></draw:line><draw:line draw:style-name="gr42" draw:text-style-name="P77" svg:x1="1.098cm" svg:y1="0cm" svg:x2="1.098cm" svg:y2="1.033cm"><text:p/></draw:line><draw:line draw:style-name="gr42" draw:text-style-name="P77" svg:x1="1.198cm" svg:y1="0cm" svg:x2="1.198cm" svg:y2="1.033cm"><text:p/></draw:line><draw:line draw:style-name="gr42" draw:text-style-name="P77" svg:x1="1.297cm" svg:y1="0cm" svg:x2="1.297cm" svg:y2="1.033cm"><text:p/></draw:line><draw:line draw:style-name="gr42" draw:text-style-name="P77" svg:x1="1.397cm" svg:y1="0cm" svg:x2="1.397cm" svg:y2="1.033cm"><text:p/></draw:line><draw:line draw:style-name="gr42" draw:text-style-name="P77" svg:x1="1.598cm" svg:y1="0cm" svg:x2="1.598cm" svg:y2="1.033cm"><text:p/></draw:line><draw:line draw:style-name="gr42" draw:text-style-name="P77" svg:x1="1.697cm" svg:y1="0cm" svg:x2="1.697cm" svg:y2="1.033cm"><text:p/></draw:line><draw:line draw:style-name="gr42" draw:text-style-name="P77" svg:x1="1.796cm" svg:y1="0cm" svg:x2="1.796cm" svg:y2="1.033cm"><text:p/></draw:line><draw:line draw:style-name="gr42" draw:text-style-name="P77" svg:x1="1.897cm" svg:y1="0cm" svg:x2="1.897cm" svg:y2="1.033cm"><text:p/></draw:line><draw:line draw:style-name="gr42" draw:text-style-name="P77" svg:x1="2.098cm" svg:y1="0cm" svg:x2="2.098cm" svg:y2="1.033cm"><text:p/></draw:line><draw:line draw:style-name="gr42" draw:text-style-name="P77" svg:x1="2.196cm" svg:y1="0cm" svg:x2="2.196cm" svg:y2="1.033cm"><text:p/></draw:line><draw:line draw:style-name="gr42" draw:text-style-name="P77" svg:x1="2.297cm" svg:y1="0cm" svg:x2="2.297cm" svg:y2="1.033cm"><text:p/></draw:line><draw:line draw:style-name="gr42" draw:text-style-name="P77" svg:x1="2.397cm" svg:y1="0cm" svg:x2="2.397cm" svg:y2="1.033cm"><text:p/></draw:line><draw:line draw:style-name="gr42" draw:text-style-name="P77" svg:x1="2.595cm" svg:y1="0cm" svg:x2="2.595cm" svg:y2="1.033cm"><text:p/></draw:line><draw:line draw:style-name="gr42" draw:text-style-name="P77" svg:x1="2.697cm" svg:y1="0cm" svg:x2="2.697cm" svg:y2="1.033cm"><text:p/></draw:line><draw:line draw:style-name="gr42" draw:text-style-name="P77" svg:x1="2.795cm" svg:y1="0cm" svg:x2="2.795cm" svg:y2="1.033cm"><text:p/></draw:line><draw:line draw:style-name="gr42" draw:text-style-name="P77" svg:x1="2.897cm" svg:y1="0cm" svg:x2="2.897cm" svg:y2="1.033cm"><text:p/></draw:line><draw:line draw:style-name="gr42" draw:text-style-name="P77" svg:x1="3.096cm" svg:y1="0cm" svg:x2="3.096cm" svg:y2="1.033cm"><text:p/></draw:line><draw:line draw:style-name="gr42" draw:text-style-name="P77" svg:x1="3.196cm" svg:y1="0cm" svg:x2="3.196cm" svg:y2="1.033cm"><text:p/></draw:line><draw:line draw:style-name="gr42" draw:text-style-name="P77" svg:x1="3.295cm" svg:y1="0cm" svg:x2="3.295cm" svg:y2="1.033cm"><text:p/></draw:line><draw:line draw:style-name="gr42" draw:text-style-name="P77" svg:x1="3.394cm" svg:y1="0cm" svg:x2="3.394cm" svg:y2="1.033cm"><text:p/></draw:line><draw:line draw:style-name="gr42" draw:text-style-name="P77" svg:x1="3.594cm" svg:y1="0cm" svg:x2="3.594cm" svg:y2="1.033cm"><text:p/></draw:line><draw:line draw:style-name="gr42" draw:text-style-name="P77" svg:x1="3.694cm" svg:y1="0cm" svg:x2="3.694cm" svg:y2="1.033cm"><text:p/></draw:line><draw:line draw:style-name="gr42" draw:text-style-name="P77" svg:x1="3.795cm" svg:y1="0cm" svg:x2="3.795cm" svg:y2="1.033cm"><text:p/></draw:line><draw:line draw:style-name="gr42" draw:text-style-name="P77" svg:x1="3.895cm" svg:y1="0cm" svg:x2="3.895cm" svg:y2="1.033cm"><text:p/></draw:line><draw:line draw:style-name="gr42" draw:text-style-name="P77" svg:x1="4.094cm" svg:y1="0cm" svg:x2="4.094cm" svg:y2="1.033cm"><text:p/></draw:line><draw:line draw:style-name="gr42" draw:text-style-name="P77" svg:x1="4.197cm" svg:y1="0cm" svg:x2="4.197cm" svg:y2="1.033cm"><text:p/></draw:line><draw:line draw:style-name="gr42" draw:text-style-name="P77" svg:x1="4.295cm" svg:y1="0cm" svg:x2="4.295cm" svg:y2="1.033cm"><text:p/></draw:line><draw:line draw:style-name="gr42" draw:text-style-name="P77" svg:x1="4.394cm" svg:y1="0cm" svg:x2="4.394cm" svg:y2="1.033cm"><text:p/></draw:line><draw:line draw:style-name="gr42" draw:text-style-name="P77" svg:x1="4.594cm" svg:y1="0cm" svg:x2="4.594cm" svg:y2="1.033cm"><text:p/></draw:line><draw:line draw:style-name="gr42" draw:text-style-name="P77" svg:x1="4.694cm" svg:y1="0cm" svg:x2="4.694cm" svg:y2="1.033cm"><text:p/></draw:line><draw:line draw:style-name="gr42" draw:text-style-name="P77" svg:x1="4.793cm" svg:y1="0cm" svg:x2="4.793cm" svg:y2="1.033cm"><text:p/></draw:line><draw:line draw:style-name="gr42" draw:text-style-name="P77" svg:x1="4.893cm" svg:y1="0cm" svg:x2="4.893cm" svg:y2="1.033cm"><text:p/></draw:line><draw:line draw:style-name="gr42" draw:text-style-name="P77" svg:x1="5.094cm" svg:y1="0cm" svg:x2="5.094cm" svg:y2="1.033cm"><text:p/></draw:line><draw:line draw:style-name="gr42" draw:text-style-name="P77" svg:x1="5.193cm" svg:y1="0cm" svg:x2="5.193cm" svg:y2="1.033cm"><text:p/></draw:line><draw:line draw:style-name="gr42" draw:text-style-name="P77" svg:x1="5.292cm" svg:y1="0cm" svg:x2="5.292cm" svg:y2="1.033cm"><text:p/></draw:line><draw:line draw:style-name="gr42" draw:text-style-name="P77" svg:x1="5.394cm" svg:y1="0cm" svg:x2="5.394cm" svg:y2="1.033cm"><text:p/></draw:line><draw:line draw:style-name="gr42" draw:text-style-name="P77" svg:x1="5.594cm" svg:y1="0cm" svg:x2="5.594cm" svg:y2="1.033cm"><text:p/></draw:line><draw:line draw:style-name="gr42" draw:text-style-name="P77" svg:x1="5.693cm" svg:y1="0cm" svg:x2="5.693cm" svg:y2="1.033cm"><text:p/></draw:line><draw:line draw:style-name="gr42" draw:text-style-name="P77" svg:x1="5.793cm" svg:y1="0cm" svg:x2="5.793cm" svg:y2="1.033cm"><text:p/></draw:line><draw:line draw:style-name="gr42" draw:text-style-name="P77" svg:x1="5.893cm" svg:y1="0cm" svg:x2="5.893cm" svg:y2="1.033cm"><text:p/></draw:line><draw:line draw:style-name="gr42" draw:text-style-name="P77" svg:x1="6.091cm" svg:y1="0cm" svg:x2="6.091cm" svg:y2="1.033cm"><text:p/></draw:line><draw:line draw:style-name="gr42" draw:text-style-name="P77" svg:x1="6.193cm" svg:y1="0cm" svg:x2="6.193cm" svg:y2="1.033cm"><text:p/></draw:line><draw:line draw:style-name="gr42" draw:text-style-name="P77" svg:x1="6.291cm" svg:y1="0cm" svg:x2="6.291cm" svg:y2="1.033cm"><text:p/></draw:line><draw:line draw:style-name="gr42" draw:text-style-name="P77" svg:x1="6.391cm" svg:y1="0cm" svg:x2="6.391cm" svg:y2="1.033cm"><text:p/></draw:line><draw:line draw:style-name="gr42" draw:text-style-name="P77" svg:x1="6.592cm" svg:y1="0cm" svg:x2="6.592cm" svg:y2="1.033cm"><text:p/></draw:line><draw:line draw:style-name="gr42" draw:text-style-name="P77" svg:x1="6.692cm" svg:y1="0cm" svg:x2="6.692cm" svg:y2="1.033cm"><text:p/></draw:line><draw:line draw:style-name="gr42" draw:text-style-name="P77" svg:x1="6.791cm" svg:y1="0cm" svg:x2="6.791cm" svg:y2="1.033cm"><text:p/></draw:line><draw:line draw:style-name="gr42" draw:text-style-name="P77" svg:x1="6.894cm" svg:y1="0cm" svg:x2="6.894cm" svg:y2="1.033cm"><text:p/></draw:line><draw:line draw:style-name="gr42" draw:text-style-name="P77" svg:x1="7.091cm" svg:y1="0cm" svg:x2="7.091cm" svg:y2="1.033cm"><text:p/></draw:line><draw:line draw:style-name="gr42" draw:text-style-name="P77" svg:x1="7.19cm" svg:y1="0cm" svg:x2="7.19cm" svg:y2="1.033cm"><text:p/></draw:line><draw:line draw:style-name="gr42" draw:text-style-name="P77" svg:x1="7.291cm" svg:y1="0cm" svg:x2="7.291cm" svg:y2="1.033cm"><text:p/></draw:line><draw:line draw:style-name="gr42" draw:text-style-name="P77" svg:x1="7.391cm" svg:y1="0cm" svg:x2="7.391cm" svg:y2="1.033cm"><text:p/></draw:line><draw:line draw:style-name="gr42" draw:text-style-name="P77" svg:x1="7.59cm" svg:y1="0cm" svg:x2="7.59cm" svg:y2="1.033cm"><text:p/></draw:line><draw:line draw:style-name="gr42" draw:text-style-name="P77" svg:x1="7.691cm" svg:y1="0cm" svg:x2="7.691cm" svg:y2="1.033cm"><text:p/></draw:line><draw:line draw:style-name="gr42" draw:text-style-name="P77" svg:x1="7.791cm" svg:y1="0cm" svg:x2="7.791cm" svg:y2="1.033cm"><text:p/></draw:line><draw:line draw:style-name="gr42" draw:text-style-name="P77" svg:x1="7.89cm" svg:y1="0cm" svg:x2="7.89cm" svg:y2="1.033cm"><text:p/></draw:line><draw:line draw:style-name="gr42" draw:text-style-name="P77" svg:x1="8.091cm" svg:y1="0cm" svg:x2="8.091cm" svg:y2="1.033cm"><text:p/></draw:line><draw:line draw:style-name="gr42" draw:text-style-name="P77" svg:x1="8.189cm" svg:y1="0cm" svg:x2="8.189cm" svg:y2="1.033cm"><text:p/></draw:line><draw:line draw:style-name="gr42" draw:text-style-name="P77" svg:x1="8.291cm" svg:y1="0cm" svg:x2="8.291cm" svg:y2="1.033cm"><text:p/></draw:line><draw:line draw:style-name="gr42" draw:text-style-name="P77" svg:x1="8.389cm" svg:y1="0cm" svg:x2="8.389cm" svg:y2="1.033cm"><text:p/></draw:line><draw:line draw:style-name="gr42" draw:text-style-name="P77" svg:x1="8.59cm" svg:y1="0cm" svg:x2="8.59cm" svg:y2="1.033cm"><text:p/></draw:line><draw:line draw:style-name="gr42" draw:text-style-name="P77" svg:x1="8.689cm" svg:y1="0cm" svg:x2="8.689cm" svg:y2="1.033cm"><text:p/></draw:line><draw:line draw:style-name="gr42" draw:text-style-name="P77" svg:x1="8.788cm" svg:y1="0cm" svg:x2="8.788cm" svg:y2="1.033cm"><text:p/></draw:line><draw:line draw:style-name="gr42" draw:text-style-name="P77" svg:x1="8.89cm" svg:y1="0cm" svg:x2="8.89cm" svg:y2="1.033cm"><text:p/></draw:line><draw:line draw:style-name="gr42" draw:text-style-name="P77" svg:x1="0cm" svg:y1="0.104cm" svg:x2="8.989cm" svg:y2="0.104cm"><text:p/></draw:line><draw:line draw:style-name="gr42" draw:text-style-name="P77" svg:x1="0cm" svg:y1="0.206cm" svg:x2="8.989cm" svg:y2="0.206cm"><text:p/></draw:line><draw:line draw:style-name="gr42" draw:text-style-name="P77" svg:x1="0cm" svg:y1="0.31cm" svg:x2="8.989cm" svg:y2="0.31cm"><text:p/></draw:line><draw:line draw:style-name="gr42" draw:text-style-name="P77" svg:x1="0cm" svg:y1="0.416cm" svg:x2="8.989cm" svg:y2="0.416cm"><text:p/></draw:line><draw:line draw:style-name="gr42" draw:text-style-name="P77" svg:x1="0cm" svg:y1="0.617cm" svg:x2="8.989cm" svg:y2="0.617cm"><text:p/></draw:line><draw:line draw:style-name="gr42" draw:text-style-name="P77" svg:x1="0cm" svg:y1="0.721cm" svg:x2="8.989cm" svg:y2="0.721cm"><text:p/></draw:line><draw:line draw:style-name="gr42" draw:text-style-name="P77" svg:x1="0cm" svg:y1="0.827cm" svg:x2="8.989cm" svg:y2="0.827cm"><text:p/></draw:line><draw:line draw:style-name="gr42" draw:text-style-name="P77" svg:x1="0cm" svg:y1="0.931cm" svg:x2="8.989cm" svg:y2="0.931cm"><text:p/></draw:line><draw:line draw:style-name="gr43" draw:text-style-name="P77" svg:x1="0.499cm" svg:y1="0cm" svg:x2="0.499cm" svg:y2="1.033cm"><text:p/></draw:line><draw:line draw:style-name="gr43" draw:text-style-name="P77" svg:x1="1.5cm" svg:y1="0cm" svg:x2="1.5cm" svg:y2="1.033cm"><text:p/></draw:line><draw:line draw:style-name="gr43" draw:text-style-name="P77" svg:x1="2.496cm" svg:y1="0cm" svg:x2="2.496cm" svg:y2="1.033cm"><text:p/></draw:line><draw:line draw:style-name="gr43" draw:text-style-name="P77" svg:x1="3.496cm" svg:y1="0cm" svg:x2="3.496cm" svg:y2="1.033cm"><text:p/></draw:line><draw:line draw:style-name="gr43" draw:text-style-name="P77" svg:x1="4.493cm" svg:y1="0cm" svg:x2="4.493cm" svg:y2="1.033cm"><text:p/></draw:line><draw:line draw:style-name="gr43" draw:text-style-name="P77" svg:x1="5.492cm" svg:y1="0cm" svg:x2="5.492cm" svg:y2="1.033cm"><text:p/></draw:line><draw:line draw:style-name="gr43" draw:text-style-name="P77" svg:x1="6.492cm" svg:y1="0cm" svg:x2="6.492cm" svg:y2="1.033cm"><text:p/></draw:line><draw:line draw:style-name="gr43" draw:text-style-name="P77" svg:x1="7.49cm" svg:y1="0cm" svg:x2="7.49cm" svg:y2="1.033cm"><text:p/></draw:line><draw:line draw:style-name="gr43" draw:text-style-name="P77" svg:x1="8.49cm" svg:y1="0cm" svg:x2="8.49cm" svg:y2="1.033cm"><text:p/></draw:line><draw:line draw:style-name="gr44" draw:text-style-name="P77" svg:x1="0cm" svg:y1="0cm" svg:x2="0cm" svg:y2="1.033cm"><text:p/></draw:line><draw:line draw:style-name="gr44" draw:text-style-name="P77" svg:x1="0.997cm" svg:y1="0cm" svg:x2="0.997cm" svg:y2="1.033cm"><text:p/></draw:line><draw:line draw:style-name="gr44" draw:text-style-name="P77" svg:x1="1.997cm" svg:y1="0cm" svg:x2="1.997cm" svg:y2="1.033cm"><text:p/></draw:line><draw:line draw:style-name="gr44" draw:text-style-name="P77" svg:x1="2.996cm" svg:y1="0cm" svg:x2="2.996cm" svg:y2="1.033cm"><text:p/></draw:line><draw:line draw:style-name="gr44" draw:text-style-name="P77" svg:x1="3.995cm" svg:y1="0cm" svg:x2="3.995cm" svg:y2="1.033cm"><text:p/></draw:line><draw:line draw:style-name="gr44" draw:text-style-name="P77" svg:x1="4.994cm" svg:y1="0cm" svg:x2="4.994cm" svg:y2="1.033cm"><text:p/></draw:line><draw:line draw:style-name="gr44" draw:text-style-name="P77" svg:x1="5.992cm" svg:y1="0cm" svg:x2="5.992cm" svg:y2="1.033cm"><text:p/></draw:line><draw:line draw:style-name="gr44" draw:text-style-name="P77" svg:x1="6.992cm" svg:y1="0cm" svg:x2="6.992cm" svg:y2="1.033cm"><text:p/></draw:line><draw:line draw:style-name="gr44" draw:text-style-name="P77" svg:x1="7.989cm" svg:y1="0cm" svg:x2="7.989cm" svg:y2="1.033cm"><text:p/></draw:line><draw:line draw:style-name="gr45" draw:text-style-name="P77" svg:x1="0cm" svg:y1="0cm" svg:x2="8.989cm" svg:y2="0cm"><text:p/></draw:line><draw:line draw:style-name="gr44" draw:text-style-name="P77" svg:x1="8.988cm" svg:y1="0cm" svg:x2="8.988cm" svg:y2="1.033cm"><text:p/></draw:line><draw:line draw:style-name="gr45" draw:text-style-name="P77" svg:x1="0cm" svg:y1="1.035cm" svg:x2="8.989cm" svg:y2="1.035cm"><text:p/></draw:line><draw:polyline draw:style-name="gr100" draw:text-style-name="P93" svg:width="0cm" svg:height="0cm" svg:x="0.002cm" svg:y="0.958cm" svg:viewBox="0 0 0 0" draw:points="0,0"><text:p/></draw:polyline><draw:line draw:style-name="gr101" draw:text-style-name="P94" svg:x1="3.993cm" svg:y1="0.363cm" svg:x2="3.993cm" svg:y2="0.665cm"><text:p/></draw:line><draw:line draw:style-name="gr102" draw:text-style-name="P94" svg:x1="6.99cm" svg:y1="0.363cm" svg:x2="6.99cm" svg:y2="0.665cm"><text:p/></draw:line><draw:frame draw:style-name="gr103" draw:text-style-name="P95" svg:width="0.745cm" svg:height="0.442cm" svg:x="2.612cm" svg:y="0.684cm"><draw:text-box><text:p text:style-name="P73"><text:span text:style-name="T23">−</text:span><text:span text:style-name="T16">7</text:span><text:span text:style-name="T16">4</text:span></text:p></draw:text-box></draw:frame><draw:line draw:style-name="gr104" draw:text-style-name="P94" svg:x1="0.997cm" svg:y1="0.363cm" svg:x2="0.997cm" svg:y2="0.665cm"><text:p/></draw:line><draw:frame draw:style-name="gr105" draw:text-style-name="P95" svg:width="0.745cm" svg:height="0.442cm" svg:x="0.631cm" svg:y="0.691cm"><draw:text-box><text:p text:style-name="P73"><text:span text:style-name="T23">−</text:span><text:span text:style-name="T16">7</text:span><text:span text:style-name="T16">5</text:span></text:p></draw:text-box></draw:frame><draw:frame draw:style-name="gr106" draw:text-style-name="P95" svg:width="0.745cm" svg:height="0.442cm" svg:x="4.613cm" svg:y="0.676cm"><draw:text-box><text:p text:style-name="P73"><text:span text:style-name="T23">−</text:span><text:span text:style-name="T16">7</text:span><text:span text:style-name="T16">3</text:span></text:p></draw:text-box></draw:frame><draw:line draw:style-name="gr107" draw:text-style-name="P94" svg:x1="2.002cm" svg:y1="0.363cm" svg:x2="2.002cm" svg:y2="0.665cm"><text:p/></draw:line><draw:line draw:style-name="gr108" draw:text-style-name="P94" svg:x1="2.993cm" svg:y1="0.363cm" svg:x2="2.993cm" svg:y2="0.665cm"><text:p/></draw:line><draw:line draw:style-name="gr109" draw:text-style-name="P94" svg:x1="4.993cm" svg:y1="0.363cm" svg:x2="4.993cm" svg:y2="0.665cm"><text:p/></draw:line><draw:line draw:style-name="gr110" draw:text-style-name="P94" svg:x1="5.991cm" svg:y1="0.363cm" svg:x2="5.991cm" svg:y2="0.665cm"><text:p/></draw:line><draw:line draw:style-name="gr111" draw:text-style-name="P94" svg:x1="7.985cm" svg:y1="0.363cm" svg:x2="7.985cm" svg:y2="0.665cm"><text:p/></draw:line><draw:line draw:style-name="gr112" draw:text-style-name="P94" svg:x1="0cm" svg:y1="0.51cm" svg:x2="9cm" svg:y2="0.51cm"><text:p/></draw:line></draw:g></text:h>
      <text:section text:style-name="Sect3" text:name="Section9">
        <text:h text:style-name="_5f_Paragraphe" text:outline-level="1"><text:span text:style-name="_5f_Caractères">R(− 74,1) ; </text:span></text:h>
        <text:h text:style-name="_5f_Paragraphe" text:outline-level="1"><text:span text:style-name="_5f_Caractères">S(− 73,5) ;</text:span></text:h>
        <text:h text:style-name="_5f_Paragraphe" text:outline-level="1"><text:span text:style-name="_5f_Caractères">T(− 75,3) ;</text:span></text:h>
        <text:h text:style-name="_5f_Paragraphe" text:outline-level="1"><text:span text:style-name="_5f_Caractères">U(− 72,6).</text:span></text:h>
      </text:section>
      <text:list text:continue-numbering="true" text:style-name="_5f_Numérotation_20_des_20_exercices">
        <text:list-item>
          <text:h text:style-name="P60" text:outline-level="1"><text:span text:style-name="_5f_Caractères">Pour chaque cas, place les points donnés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as-char" svg:y="0cm" draw:z-index="47" draw:name="Forme9" draw:style-name="gr125"><draw:line draw:style-name="gr512" draw:text-style-name="P99" svg:x1="0cm" svg:y1="0.15cm" svg:x2="8.987cm" svg:y2="0.15cm"><text:p/></draw:line><draw:line draw:style-name="gr513" draw:text-style-name="P99" svg:x1="0.069cm" svg:y1="0cm" svg:x2="0.069cm" svg:y2="0.296cm"><text:p/></draw:line><draw:line draw:style-name="gr514" draw:text-style-name="P99" svg:x1="0.469cm" svg:y1="0cm" svg:x2="0.469cm" svg:y2="0.296cm"><text:p/></draw:line><draw:line draw:style-name="gr515" draw:text-style-name="P99" svg:x1="0.87cm" svg:y1="0cm" svg:x2="0.87cm" svg:y2="0.296cm"><text:p/></draw:line><draw:line draw:style-name="gr516" draw:text-style-name="P99" svg:x1="0.469cm" svg:y1="0cm" svg:x2="0.469cm" svg:y2="0.296cm"><text:p/></draw:line><draw:line draw:style-name="gr517" draw:text-style-name="P99" svg:x1="1.669cm" svg:y1="0cm" svg:x2="1.669cm" svg:y2="0.296cm"><text:p/></draw:line><draw:line draw:style-name="gr518" draw:text-style-name="P99" svg:x1="2.069cm" svg:y1="0cm" svg:x2="2.069cm" svg:y2="0.296cm"><text:p/></draw:line><draw:line draw:style-name="gr519" draw:text-style-name="P99" svg:x1="2.469cm" svg:y1="0cm" svg:x2="2.469cm" svg:y2="0.296cm"><text:p/></draw:line><draw:line draw:style-name="gr520" draw:text-style-name="P99" svg:x1="1.27cm" svg:y1="0cm" svg:x2="1.27cm" svg:y2="0.296cm"><text:p/></draw:line><draw:line draw:style-name="gr521" draw:text-style-name="P99" svg:x1="3.268cm" svg:y1="0cm" svg:x2="3.268cm" svg:y2="0.296cm"><text:p/></draw:line><draw:line draw:style-name="gr522" draw:text-style-name="P99" svg:x1="3.669cm" svg:y1="0cm" svg:x2="3.669cm" svg:y2="0.296cm"><text:p/></draw:line><draw:line draw:style-name="gr523" draw:text-style-name="P99" svg:x1="4.069cm" svg:y1="0cm" svg:x2="4.069cm" svg:y2="0.296cm"><text:p/></draw:line><draw:line draw:style-name="gr524" draw:text-style-name="P99" svg:x1="2.87cm" svg:y1="0cm" svg:x2="2.87cm" svg:y2="0.296cm"><text:p/></draw:line><draw:line draw:style-name="gr525" draw:text-style-name="P99" svg:x1="4.87cm" svg:y1="0cm" svg:x2="4.87cm" svg:y2="0.296cm"><text:p/></draw:line><draw:line draw:style-name="gr526" draw:text-style-name="P99" svg:x1="5.269cm" svg:y1="0cm" svg:x2="5.269cm" svg:y2="0.296cm"><text:p/></draw:line><draw:line draw:style-name="gr527" draw:text-style-name="P99" svg:x1="5.669cm" svg:y1="0cm" svg:x2="5.669cm" svg:y2="0.296cm"><text:p/></draw:line><draw:line draw:style-name="gr528" draw:text-style-name="P99" svg:x1="4.47cm" svg:y1="0cm" svg:x2="4.47cm" svg:y2="0.296cm"><text:p/></draw:line><draw:line draw:style-name="gr529" draw:text-style-name="P99" svg:x1="6.47cm" svg:y1="0cm" svg:x2="6.47cm" svg:y2="0.296cm"><text:p/></draw:line><draw:line draw:style-name="gr530" draw:text-style-name="P99" svg:x1="6.869cm" svg:y1="0cm" svg:x2="6.869cm" svg:y2="0.296cm"><text:p/></draw:line><draw:line draw:style-name="gr531" draw:text-style-name="P99" svg:x1="7.269cm" svg:y1="0cm" svg:x2="7.269cm" svg:y2="0.296cm"><text:p/></draw:line><draw:line draw:style-name="gr532" draw:text-style-name="P99" svg:x1="6.07cm" svg:y1="0cm" svg:x2="6.07cm" svg:y2="0.296cm"><text:p/></draw:line><draw:line draw:style-name="gr533" draw:text-style-name="P99" svg:x1="8.07cm" svg:y1="0cm" svg:x2="8.07cm" svg:y2="0.296cm"><text:p/></draw:line><draw:line draw:style-name="gr534" draw:text-style-name="P99" svg:x1="7.669cm" svg:y1="0cm" svg:x2="7.669cm" svg:y2="0.296cm"><text:p/></draw:line><draw:frame draw:style-name="gr535" draw:text-style-name="P105" svg:width="0.228cm" svg:height="0.415cm" svg:x="5.971cm" svg:y="0.272cm"><draw:text-box><text:p text:style-name="P73"><text:span text:style-name="T22">4</text:span></text:p></draw:text-box></draw:frame><draw:frame draw:style-name="gr536" draw:text-style-name="P105" svg:width="0.452cm" svg:height="0.415cm" svg:x="7.468cm" svg:y="0.272cm"><draw:text-box><text:p text:style-name="P73"><text:span text:style-name="T22">12</text:span></text:p></draw:text-box></draw:frame></draw:g></text:h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h text:style-name="_5f_Tableau_5f_Centré" text:outline-level="1"><text:span text:style-name="_5f_Caractères">A</text:span>(− 6) ;</text:h>
          </table:table-cell>
          <table:table-cell table:style-name="Tableau6.A1" office:value-type="string">
            <text:h text:style-name="_5f_Tableau_5f_Centré" text:outline-level="1"><text:span text:style-name="_5f_Caractères">B</text:span>(− 20) ;</text:h>
          </table:table-cell>
          <table:table-cell table:style-name="Tableau6.A1" office:value-type="string">
            <text:h text:style-name="_5f_Tableau_5f_Centré" text:outline-level="1"><text:span text:style-name="_5f_Caractères">C</text:span>(− 12).</text:h>
          </table:table-cell>
        </table:table-row>
      </table:table>
      <text:h text:style-name="_5f_Paragraphe" text:outline-level="1"><draw:g text:anchor-type="as-char" svg:y="0.041cm" draw:z-index="59" draw:name="Forme11" draw:style-name="gr125"><draw:line draw:style-name="gr291" draw:text-style-name="P99" svg:x1="5.302cm" svg:y1="0.042cm" svg:x2="5.302cm" svg:y2="0.24cm"><text:p/></draw:line><draw:line draw:style-name="gr292" draw:text-style-name="P99" svg:x1="2.182cm" svg:y1="0.042cm" svg:x2="2.182cm" svg:y2="0.24cm"><text:p/></draw:line><draw:line draw:style-name="gr293" draw:text-style-name="P99" svg:x1="3.434cm" svg:y1="0.042cm" svg:x2="3.434cm" svg:y2="0.24cm"><text:p/></draw:line><draw:line draw:style-name="gr294" draw:text-style-name="P99" svg:x1="0.942cm" svg:y1="0.042cm" svg:x2="0.942cm" svg:y2="0.24cm"><text:p/></draw:line><draw:line draw:style-name="gr295" draw:text-style-name="P99" svg:x1="1.247cm" svg:y1="0cm" svg:x2="1.247cm" svg:y2="0.291cm"><text:p/></draw:line><draw:line draw:style-name="gr296" draw:text-style-name="P99" svg:x1="1.87cm" svg:y1="0cm" svg:x2="1.87cm" svg:y2="0.291cm"><text:p/></draw:line><draw:line draw:style-name="gr297" draw:text-style-name="P99" svg:x1="2.803cm" svg:y1="0.042cm" svg:x2="2.803cm" svg:y2="0.24cm"><text:p/></draw:line><draw:line draw:style-name="gr298" draw:text-style-name="P99" svg:x1="4.053cm" svg:y1="0.042cm" svg:x2="4.053cm" svg:y2="0.24cm"><text:p/></draw:line><draw:line draw:style-name="gr299" draw:text-style-name="P99" svg:x1="4.673cm" svg:y1="0.042cm" svg:x2="4.673cm" svg:y2="0.24cm"><text:p/></draw:line><draw:line draw:style-name="gr300" draw:text-style-name="P99" svg:x1="5.607cm" svg:y1="0cm" svg:x2="5.607cm" svg:y2="0.291cm"><text:p/></draw:line><draw:line draw:style-name="gr301" draw:text-style-name="P99" svg:x1="6.23cm" svg:y1="0cm" svg:x2="6.23cm" svg:y2="0.291cm"><text:p/></draw:line><draw:line draw:style-name="gr302" draw:text-style-name="P99" svg:x1="6.849cm" svg:y1="0cm" svg:x2="6.849cm" svg:y2="0.291cm"><text:p/></draw:line><draw:line draw:style-name="gr303" draw:text-style-name="P99" svg:x1="7.475cm" svg:y1="0cm" svg:x2="7.475cm" svg:y2="0.291cm"><text:p/></draw:line><draw:line draw:style-name="gr304" draw:text-style-name="P99" svg:x1="7.784cm" svg:y1="0.042cm" svg:x2="7.784cm" svg:y2="0.24cm"><text:p/></draw:line><draw:line draw:style-name="gr305" draw:text-style-name="P99" svg:x1="2.494cm" svg:y1="0cm" svg:x2="2.494cm" svg:y2="0.291cm"><text:p/></draw:line><draw:line draw:style-name="gr306" draw:text-style-name="P99" svg:x1="3.115cm" svg:y1="0cm" svg:x2="3.115cm" svg:y2="0.291cm"><text:p/></draw:line><draw:line draw:style-name="gr307" draw:text-style-name="P99" svg:x1="3.738cm" svg:y1="0cm" svg:x2="3.738cm" svg:y2="0.291cm"><text:p/></draw:line><draw:line draw:style-name="gr308" draw:text-style-name="P99" svg:x1="4.362cm" svg:y1="0cm" svg:x2="4.362cm" svg:y2="0.291cm"><text:p/></draw:line><draw:line draw:style-name="gr309" draw:text-style-name="P99" svg:x1="4.985cm" svg:y1="0cm" svg:x2="4.985cm" svg:y2="0.291cm"><text:p/></draw:line><draw:line draw:style-name="gr310" draw:text-style-name="P99" svg:x1="5.914cm" svg:y1="0.042cm" svg:x2="5.914cm" svg:y2="0.24cm"><text:p/></draw:line><draw:line draw:style-name="gr311" draw:text-style-name="P99" svg:x1="6.544cm" svg:y1="0.042cm" svg:x2="6.544cm" svg:y2="0.24cm"><text:p/></draw:line><draw:line draw:style-name="gr312" draw:text-style-name="P99" svg:x1="7.163cm" svg:y1="0.042cm" svg:x2="7.163cm" svg:y2="0.24cm"><text:p/></draw:line><draw:line draw:style-name="gr313" draw:text-style-name="P99" svg:x1="0.624cm" svg:y1="0cm" svg:x2="0.624cm" svg:y2="0.291cm"><text:p/></draw:line><draw:line draw:style-name="gr314" draw:text-style-name="P99" svg:x1="1.561cm" svg:y1="0.042cm" svg:x2="1.561cm" svg:y2="0.24cm"><text:p/></draw:line><draw:line draw:style-name="gr315" draw:text-style-name="P99" svg:x1="8.096cm" svg:y1="0cm" svg:x2="8.096cm" svg:y2="0.291cm"><text:p/></draw:line><draw:line draw:style-name="gr316" draw:text-style-name="P99" svg:x1="0cm" svg:y1="0.139cm" svg:x2="8.999cm" svg:y2="0.139cm"><text:p/></draw:line><draw:frame draw:style-name="gr317" draw:text-style-name="P106" svg:width="0.817cm" svg:height="0.442cm" svg:x="0.907cm" svg:y="0.332cm"><draw:text-box><text:p><text:span text:style-name="T26">−</text:span><text:span text:style-name="T22">0,3</text:span></text:p></draw:text-box></draw:frame><draw:frame draw:style-name="gr318" draw:text-style-name="P103" svg:width="0.565cm" svg:height="0.422cm" svg:x="5.383cm" svg:y="0.332cm"><draw:text-box><text:p text:style-name="P73"><text:span text:style-name="T22">0,4</text:span></text:p></draw:text-box></draw:frame><draw:frame draw:style-name="gr319" draw:text-style-name="P103" svg:width="0.565cm" svg:height="0.422cm" svg:x="7.253cm" svg:y="0.332cm"><draw:text-box><text:p text:style-name="P73"><text:span text:style-name="T22">0,7</text:span></text:p></draw:text-box></draw:frame><draw:line draw:style-name="gr320" draw:text-style-name="P99" svg:x1="0.302cm" svg:y1="0.042cm" svg:x2="0.302cm" svg:y2="0.24cm"><text:p/></draw:line><draw:line draw:style-name="gr321" draw:text-style-name="P99" svg:x1="8.414cm" svg:y1="0.042cm" svg:x2="8.414cm" svg:y2="0.24cm"><text:p/></draw:line></draw:g></text:h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h text:style-name="_5f_Tableau_5f_Centré" text:outline-level="1"><text:span text:style-name="_5f_Caractères">D</text:span>(0,15) ;</text:h>
          </table:table-cell>
          <table:table-cell table:style-name="Tableau7.A1" office:value-type="string">
            <text:h text:style-name="_5f_Tableau_5f_Centré" text:outline-level="1"><text:span text:style-name="_5f_Caractères">E</text:span>(− 0,1) ;</text:h>
          </table:table-cell>
          <table:table-cell table:style-name="Tableau7.A1" office:value-type="string">
            <text:h text:style-name="_5f_Tableau_5f_Centré" text:outline-level="1"><text:span text:style-name="_5f_Caractères">F</text:span>(0,55).</text:h>
          </table:table-cell>
        </table:table-row>
      </table:table>
      <text:h text:style-name="_5f_Paragraphe" text:outline-level="1"><draw:g text:anchor-type="as-char" svg:y="0cm" draw:z-index="60" draw:name="Forme12" draw:style-name="gr125"><draw:line draw:style-name="gr266" draw:text-style-name="P99" svg:x1="0cm" svg:y1="0.148cm" svg:x2="8.987cm" svg:y2="0.148cm"><text:p/></draw:line><draw:line draw:style-name="gr267" draw:text-style-name="P99" svg:x1="0.086cm" svg:y1="0cm" svg:x2="0.086cm" svg:y2="0.296cm"><text:p/></draw:line><draw:line draw:style-name="gr268" draw:text-style-name="P99" svg:x1="0.487cm" svg:y1="0cm" svg:x2="0.487cm" svg:y2="0.296cm"><text:p/></draw:line><draw:line draw:style-name="gr269" draw:text-style-name="P99" svg:x1="0.887cm" svg:y1="0cm" svg:x2="0.887cm" svg:y2="0.296cm"><text:p/></draw:line><draw:line draw:style-name="gr270" draw:text-style-name="P99" svg:x1="0.487cm" svg:y1="0cm" svg:x2="0.487cm" svg:y2="0.296cm"><text:p/></draw:line><draw:line draw:style-name="gr271" draw:text-style-name="P99" svg:x1="1.686cm" svg:y1="0cm" svg:x2="1.686cm" svg:y2="0.296cm"><text:p/></draw:line><draw:line draw:style-name="gr272" draw:text-style-name="P99" svg:x1="2.087cm" svg:y1="0cm" svg:x2="2.087cm" svg:y2="0.296cm"><text:p/></draw:line><draw:line draw:style-name="gr273" draw:text-style-name="P99" svg:x1="2.487cm" svg:y1="0cm" svg:x2="2.487cm" svg:y2="0.296cm"><text:p/></draw:line><draw:line draw:style-name="gr274" draw:text-style-name="P99" svg:x1="1.288cm" svg:y1="0cm" svg:x2="1.288cm" svg:y2="0.296cm"><text:p/></draw:line><draw:line draw:style-name="gr275" draw:text-style-name="P99" svg:x1="3.286cm" svg:y1="0cm" svg:x2="3.286cm" svg:y2="0.296cm"><text:p/></draw:line><draw:line draw:style-name="gr276" draw:text-style-name="P99" svg:x1="3.687cm" svg:y1="0cm" svg:x2="3.687cm" svg:y2="0.296cm"><text:p/></draw:line><draw:line draw:style-name="gr277" draw:text-style-name="P99" svg:x1="4.087cm" svg:y1="0cm" svg:x2="4.087cm" svg:y2="0.296cm"><text:p/></draw:line><draw:line draw:style-name="gr278" draw:text-style-name="P99" svg:x1="2.887cm" svg:y1="0cm" svg:x2="2.887cm" svg:y2="0.296cm"><text:p/></draw:line><draw:line draw:style-name="gr279" draw:text-style-name="P99" svg:x1="4.888cm" svg:y1="0cm" svg:x2="4.888cm" svg:y2="0.296cm"><text:p/></draw:line><draw:line draw:style-name="gr280" draw:text-style-name="P99" svg:x1="5.286cm" svg:y1="0cm" svg:x2="5.286cm" svg:y2="0.296cm"><text:p/></draw:line><draw:line draw:style-name="gr281" draw:text-style-name="P99" svg:x1="5.687cm" svg:y1="0cm" svg:x2="5.687cm" svg:y2="0.296cm"><text:p/></draw:line><draw:line draw:style-name="gr282" draw:text-style-name="P99" svg:x1="4.487cm" svg:y1="0cm" svg:x2="4.487cm" svg:y2="0.296cm"><text:p/></draw:line><draw:line draw:style-name="gr283" draw:text-style-name="P99" svg:x1="6.488cm" svg:y1="0cm" svg:x2="6.488cm" svg:y2="0.296cm"><text:p/></draw:line><draw:line draw:style-name="gr284" draw:text-style-name="P99" svg:x1="6.886cm" svg:y1="0cm" svg:x2="6.886cm" svg:y2="0.296cm"><text:p/></draw:line><draw:line draw:style-name="gr285" draw:text-style-name="P99" svg:x1="7.287cm" svg:y1="0cm" svg:x2="7.287cm" svg:y2="0.296cm"><text:p/></draw:line><draw:line draw:style-name="gr286" draw:text-style-name="P99" svg:x1="6.087cm" svg:y1="0cm" svg:x2="6.087cm" svg:y2="0.296cm"><text:p/></draw:line><draw:line draw:style-name="gr287" draw:text-style-name="P99" svg:x1="8.087cm" svg:y1="0cm" svg:x2="8.087cm" svg:y2="0.296cm"><text:p/></draw:line><draw:line draw:style-name="gr288" draw:text-style-name="P99" svg:x1="7.687cm" svg:y1="0cm" svg:x2="7.687cm" svg:y2="0.296cm"><text:p/></draw:line><draw:frame draw:style-name="gr289" draw:text-style-name="P104" svg:width="0.228cm" svg:height="0.477cm" svg:x="3.572cm" svg:y="0.288cm"><draw:text-box><text:p text:style-name="P79"><text:span text:style-name="T22">1</text:span></text:p></draw:text-box></draw:frame><draw:frame draw:style-name="gr290" draw:text-style-name="P105" svg:width="0.228cm" svg:height="0.477cm" svg:x="7.172cm" svg:y="0.288cm"><draw:text-box><text:p text:style-name="P73"><text:span text:style-name="T22">4</text:span></text:p></draw:text-box></draw:frame></draw:g></text:h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h text:style-name="_5f_Tableau_5f_Centré" text:outline-level="1"><text:span text:style-name="_5f_Caractères">G</text:span>(− 1) ;</text:h>
          </table:table-cell>
          <table:table-cell table:style-name="Tableau8.A1" office:value-type="string">
            <text:h text:style-name="_5f_Tableau_5f_Centré" text:outline-level="1"><text:span text:style-name="_5f_Caractères">H</text:span><draw:frame draw:style-name="fr3" draw:name="Objet6" text:anchor-type="as-char" svg:width="0.847cm" svg:height="0.96cm" draw:z-index="68"><draw:object xlink:href="./Object 10" xlink:type="simple" xlink:show="embed" xlink:actuate="onLoad"/><draw:image xlink:href="./ObjectReplacements/Object 10" xlink:type="simple" xlink:show="embed" xlink:actuate="onLoad"/><svg:desc>formule</svg:desc></draw:frame>;</text:h>
          </table:table-cell>
          <table:table-cell table:style-name="Tableau8.A1" office:value-type="string">
            <text:h text:style-name="_5f_Tableau_5f_Centré" text:outline-level="1"><text:span text:style-name="_5f_Caractères">K</text:span><draw:frame draw:style-name="fr3" draw:name="Objet8" text:anchor-type="as-char" svg:width="1.483cm" svg:height="0.96cm" draw:z-index="69"><draw:object xlink:href="./Object 11" xlink:type="simple" xlink:show="embed" xlink:actuate="onLoad"/><draw:image xlink:href="./ObjectReplacements/Object 11" xlink:type="simple" xlink:show="embed" xlink:actuate="onLoad"/><svg:desc>formule</svg:desc></draw:frame></text:h>
          </table:table-cell>
        </table:table-row>
      </table:table>
      <text:list text:continue-numbering="true" text:style-name="_5f_Numérotation_20_des_20_exercices">
        <text:list-item>
          <text:h text:style-name="P59" text:outline-level="1"><text:span text:style-name="_5f_Caractères_5f_gras">Graduer et placer</text:span></text:h>
          <text:list>
            <text:list-item>
              <text:p text:style-name="P56"><text:span text:style-name="_5f_Caractères">Sur la droite graduée ci-dessous, place au mieux les points T et R d'abscisses respectives (− 2,2) et 1,4.</text:span></text:p>
            </text:list-item>
          </text:list>
        </text:list-item>
      </text:list>
      <text:h text:style-name="_5f_Paragraphe" text:outline-level="1"><draw:g text:anchor-type="as-char" draw:z-index="63" draw:name="Forme14" draw:style-name="gr20"><draw:g draw:style-name="gr14"><draw:line draw:style-name="gr218" draw:text-style-name="P78" svg:x1="0cm" svg:y1="0.15cm" svg:x2="8.999cm" svg:y2="0.15cm"><text:p/></draw:line><draw:frame draw:style-name="gr219" draw:text-style-name="P97" svg:width="0.228cm" svg:height="0.415cm" svg:x="2.499cm" svg:y="0.319cm"><draw:text-box><text:p text:style-name="P79"><text:span text:style-name="T24">0</text:span></text:p></draw:text-box></draw:frame><draw:line draw:style-name="gr220" draw:text-style-name="P102" svg:x1="2.6cm" svg:y1="0cm" svg:x2="2.6cm" svg:y2="0.302cm"><text:p/></draw:line></draw:g><draw:line draw:style-name="gr220" draw:text-style-name="P102" svg:x1="3.6cm" svg:y1="0cm" svg:x2="3.6cm" svg:y2="0.302cm"><text:p/></draw:line><draw:frame draw:style-name="gr221" draw:text-style-name="P97" svg:width="0.228cm" svg:height="0.415cm" svg:x="3.5cm" svg:y="0.319cm"><draw:text-box><text:p text:style-name="P79"><text:span text:style-name="T24">1</text:span></text:p></draw:text-box></draw:frame></draw:g></text:h>
      <text:list text:continue-numbering="true" text:style-name="_5f_Numérotation_20_des_20_exercices">
        <text:list-item>
          <text:list>
            <text:list-item>
              <text:p text:style-name="P56"><text:span text:style-name="_5f_Caractères">Place au mieux, sur cette droite graduée, le point S tel que R soit le milieu du segment [TS].</text:span></text:p>
            </text:list-item>
            <text:list-item>
              <text:p text:style-name="P56"><text:span text:style-name="_5f_Caractères">Lis et écris l'abscisse du point S.<text:tab/></text:span><text:span text:style-name="_5f_pointillés_20_gris">….........…</text:span></text:p>
            </text:list-item>
          </text:list>
        </text:list-item>
      </text:list>
      <text:p text:style-name="P58"><text:span text:style-name="_5f_pointillés_20_gris"/></text:p>
      <text:p text:style-name="P58"><text:span text:style-name="_5f_pointillés_20_gris"/></text:p>
      <text:list text:continue-numbering="true" text:style-name="_5f_Numérotation_20_des_20_exercices">
        <text:list-item>
          <text:h text:style-name="P59" text:outline-level="1"><text:span text:style-name="_5f_Caractères_5f_gras">Encadrement de l'abscisse d'un point </text:span></text:h>
        </text:list-item>
      </text:list>
      <text:h text:style-name="_5f_Paragraphe" text:outline-level="1"><text:span text:style-name="_5f_Caractères">Encadre les abscisses des points A à J en utilisant les traits des graduations les plus proches.</text:span></text:h>
      <text:h text:style-name="P21" text:outline-level="1"><text:span text:style-name="_5f_Caractères_5f_gras">Exemple : </text:span><text:span text:style-name="_5f_Caractères"><text:s/></text:span></text:h>
      <text:h text:style-name="P3" text:outline-level="1"><text:span text:style-name="_5f_Caractères"><draw:g text:anchor-type="as-char" draw:z-index="75" draw:name="Forme17" draw:style-name="gr20"><draw:line draw:style-name="gr21" draw:text-style-name="P72" svg:x1="0cm" svg:y1="0.557cm" svg:x2="5.001cm" svg:y2="0.557cm"><text:p/></draw:line><draw:line draw:style-name="gr22" draw:text-style-name="P72" svg:x1="3.662cm" svg:y1="0.252cm" svg:x2="3.662cm" svg:y2="0.852cm"><text:p/></draw:line><draw:line draw:style-name="gr23" draw:text-style-name="P72" svg:x1="0.549cm" svg:y1="0.252cm" svg:x2="0.549cm" svg:y2="0.852cm"><text:p/></draw:line><draw:line draw:style-name="gr24" draw:text-style-name="P72" svg:x1="1.794cm" svg:y1="0.416cm" svg:x2="1.794cm" svg:y2="0.711cm"><text:p/></draw:line><draw:line draw:style-name="gr25" draw:text-style-name="P72" svg:x1="0.236cm" svg:y1="0.416cm" svg:x2="0.236cm" svg:y2="0.711cm"><text:p/></draw:line><draw:line draw:style-name="gr26" draw:text-style-name="P72" svg:x1="1.169cm" svg:y1="0.416cm" svg:x2="1.169cm" svg:y2="0.711cm"><text:p/></draw:line><draw:line draw:style-name="gr27" draw:text-style-name="P72" svg:x1="2.417cm" svg:y1="0.416cm" svg:x2="2.417cm" svg:y2="0.711cm"><text:p/></draw:line><draw:line draw:style-name="gr28" draw:text-style-name="P72" svg:x1="3.039cm" svg:y1="0.416cm" svg:x2="3.039cm" svg:y2="0.711cm"><text:p/></draw:line><draw:line draw:style-name="gr29" draw:text-style-name="P72" svg:x1="3.972cm" svg:y1="0.416cm" svg:x2="3.972cm" svg:y2="0.711cm"><text:p/></draw:line><draw:line draw:style-name="gr30" draw:text-style-name="P72" svg:x1="0.861cm" svg:y1="0.416cm" svg:x2="0.861cm" svg:y2="0.711cm"><text:p/></draw:line><draw:line draw:style-name="gr31" draw:text-style-name="P72" svg:x1="1.482cm" svg:y1="0.416cm" svg:x2="1.482cm" svg:y2="0.711cm"><text:p/></draw:line><draw:line draw:style-name="gr32" draw:text-style-name="P72" svg:x1="2.104cm" svg:y1="0.416cm" svg:x2="2.104cm" svg:y2="0.711cm"><text:p/></draw:line><draw:line draw:style-name="gr33" draw:text-style-name="P72" svg:x1="2.725cm" svg:y1="0.416cm" svg:x2="2.725cm" svg:y2="0.711cm"><text:p/></draw:line><draw:line draw:style-name="gr34" draw:text-style-name="P72" svg:x1="3.35cm" svg:y1="0.416cm" svg:x2="3.35cm" svg:y2="0.711cm"><text:p/></draw:line><draw:frame draw:style-name="gr35" draw:text-style-name="P74" svg:width="0.246cm" svg:height="0.415cm" svg:x="3.074cm" svg:y="0cm"><draw:text-box><text:p text:style-name="P73"><text:span text:style-name="T13">A</text:span></text:p></draw:text-box></draw:frame><draw:g draw:style-name="gr14"><draw:line draw:style-name="gr36" draw:text-style-name="P75" svg:x1="3.05cm" svg:y1="0.46cm" svg:x2="3.249cm" svg:y2="0.659cm"><text:p/></draw:line><draw:line draw:style-name="gr37" draw:text-style-name="P75" svg:x1="3.249cm" svg:y1="0.46cm" svg:x2="3.05cm" svg:y2="0.659cm"><text:p/></draw:line></draw:g><draw:frame draw:style-name="gr38" draw:text-style-name="P76" svg:width="0.779cm" svg:height="0.415cm" svg:x="0.201cm" svg:y="0.827cm"><draw:text-box><text:p><text:span text:style-name="T14">−</text:span><text:span text:style-name="T14">3</text:span><text:span text:style-name="T15">,</text:span><text:span text:style-name="T15">5</text:span></text:p></draw:text-box></draw:frame><draw:frame draw:style-name="gr39" draw:text-style-name="P76" svg:width="0.779cm" svg:height="0.415cm" svg:x="3.314cm" svg:y="0.841cm"><draw:text-box><text:p><text:span text:style-name="T14">−</text:span><text:span text:style-name="T14">3</text:span><text:span text:style-name="T15">,</text:span><text:span text:style-name="T15">4</text:span></text:p></draw:text-box></draw:frame><draw:line draw:style-name="gr40" draw:text-style-name="P72" svg:x1="4.284cm" svg:y1="0.416cm" svg:x2="4.284cm" svg:y2="0.711cm"><text:p/></draw:line></draw:g></text:span></text:h>
      <text:h text:style-name="P2" text:outline-level="1"><text:span text:style-name="_5f_Caractères"><text:s/>− 3,42 &lt; x</text:span><text:span text:style-name="_5f_Caractères_5f_indice">A</text:span><text:span text:style-name="_5f_Caractères"> &lt; − 3,41</text:span></text:h>
      <text:h text:style-name="_5f_Paragraphe" text:outline-level="1"><draw:g text:anchor-type="as-char" svg:y="-0.411cm" draw:z-index="56" draw:name="Forme19" draw:style-name="gr41"><draw:line draw:style-name="gr386" draw:text-style-name="P99" svg:x1="0.122cm" svg:y1="0.667cm" svg:x2="9.121cm" svg:y2="0.667cm"><text:p/></draw:line><draw:line draw:style-name="gr387" draw:text-style-name="P99" svg:x1="0.383cm" svg:y1="0.51cm" svg:x2="0.383cm" svg:y2="0.81cm"><text:p/></draw:line><draw:line draw:style-name="gr388" draw:text-style-name="P99" svg:x1="1.117cm" svg:y1="0.51cm" svg:x2="1.117cm" svg:y2="0.81cm"><text:p/></draw:line><draw:line draw:style-name="gr389" draw:text-style-name="P99" svg:x1="1.849cm" svg:y1="0.51cm" svg:x2="1.849cm" svg:y2="0.81cm"><text:p/></draw:line><draw:line draw:style-name="gr390" draw:text-style-name="P99" svg:x1="2.581cm" svg:y1="0.51cm" svg:x2="2.581cm" svg:y2="0.81cm"><text:p/></draw:line><draw:line draw:style-name="gr391" draw:text-style-name="P99" svg:x1="3.313cm" svg:y1="0.51cm" svg:x2="3.313cm" svg:y2="0.81cm"><text:p/></draw:line><draw:line draw:style-name="gr392" draw:text-style-name="P99" svg:x1="4.048cm" svg:y1="0.51cm" svg:x2="4.048cm" svg:y2="0.81cm"><text:p/></draw:line><draw:line draw:style-name="gr393" draw:text-style-name="P99" svg:x1="6.241cm" svg:y1="0.51cm" svg:x2="6.241cm" svg:y2="0.81cm"><text:p/></draw:line><draw:line draw:style-name="gr394" draw:text-style-name="P99" svg:x1="6.974cm" svg:y1="0.51cm" svg:x2="6.974cm" svg:y2="0.81cm"><text:p/></draw:line><draw:line draw:style-name="gr395" draw:text-style-name="P99" svg:x1="5.509cm" svg:y1="0.51cm" svg:x2="5.509cm" svg:y2="0.81cm"><text:p/></draw:line><draw:frame draw:style-name="gr396" draw:text-style-name="P105" svg:width="0.509cm" svg:height="0.643cm" svg:x="0.894cm" svg:y="0.861cm"><draw:text-box><text:p><text:span text:style-name="T31">−</text:span><text:span text:style-name="T22">5</text:span></text:p></draw:text-box></draw:frame><draw:frame draw:style-name="gr397" draw:text-style-name="P105" svg:width="0.228cm" svg:height="0.616cm" svg:x="4.673cm" svg:y="0.96cm"><draw:text-box><text:p text:style-name="P73"><text:span text:style-name="T22">0</text:span></text:p></draw:text-box></draw:frame><draw:line draw:style-name="gr398" draw:text-style-name="P99" svg:x1="8.438cm" svg:y1="0.51cm" svg:x2="8.438cm" svg:y2="0.81cm"><text:p/></draw:line><draw:line draw:style-name="gr399" draw:text-style-name="P99" svg:x1="7.706cm" svg:y1="0.51cm" svg:x2="7.706cm" svg:y2="0.81cm"><text:p/></draw:line><draw:frame draw:style-name="gr400" draw:text-style-name="P105" svg:width="0.246cm" svg:height="0.616cm" svg:x="7.938cm" svg:y="0.009cm"><draw:text-box><text:p text:style-name="P73"><text:span text:style-name="T32">B</text:span></text:p></draw:text-box></draw:frame><draw:g draw:style-name="gr14"><draw:line draw:style-name="gr401" draw:text-style-name="P107" svg:x1="7.911cm" svg:y1="0.572cm" svg:x2="8.11cm" svg:y2="0.771cm"><text:p/></draw:line><draw:line draw:style-name="gr402" draw:text-style-name="P107" svg:x1="8.11cm" svg:y1="0.572cm" svg:x2="7.911cm" svg:y2="0.771cm"><text:p/></draw:line></draw:g><draw:g draw:style-name="gr14"><draw:line draw:style-name="gr403" draw:text-style-name="P107" svg:x1="0.393cm" svg:y1="0.572cm" svg:x2="0.592cm" svg:y2="0.771cm"><text:p/></draw:line><draw:line draw:style-name="gr404" draw:text-style-name="P107" svg:x1="0.592cm" svg:y1="0.572cm" svg:x2="0.393cm" svg:y2="0.771cm"><text:p/></draw:line></draw:g><draw:frame draw:style-name="gr405" draw:text-style-name="P105" svg:width="0.276cm" svg:height="0.616cm" svg:x="0.399cm" svg:y="0.011cm"><draw:text-box><text:p text:style-name="P73"><text:span text:style-name="T32">C</text:span></text:p></draw:text-box></draw:frame><draw:g draw:style-name="gr14"><draw:line draw:style-name="gr406" draw:text-style-name="P107" svg:x1="3.658cm" svg:y1="0.572cm" svg:x2="3.857cm" svg:y2="0.771cm"><text:p/></draw:line><draw:line draw:style-name="gr407" draw:text-style-name="P107" svg:x1="3.857cm" svg:y1="0.572cm" svg:x2="3.658cm" svg:y2="0.771cm"><text:p/></draw:line></draw:g><draw:frame draw:style-name="gr408" draw:text-style-name="P105" svg:width="0.276cm" svg:height="0.616cm" svg:x="3.665cm" svg:y="0cm"><draw:text-box><text:p text:style-name="P73"><text:span text:style-name="T32">D</text:span></text:p></draw:text-box></draw:frame><draw:frame draw:style-name="gr409" draw:text-style-name="P108" svg:width="0.242cm" svg:height="0.678cm" svg:x="0cm" svg:y="0.965cm"><draw:text-box><text:p text:style-name="P73"><text:span text:style-name="T33">0</text:span></text:p></draw:text-box></draw:frame><draw:line draw:style-name="gr410" draw:text-style-name="P99" svg:x1="4.77cm" svg:y1="0.365cm" svg:x2="4.77cm" svg:y2="0.966cm"><text:p/></draw:line></draw:g></text:h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h text:style-name="_5f_Tableau_5f_Centré" text:outline-level="1"><text:span text:style-name="_5f_pointillés_20_gris">.….. </text:span>&lt;<text:span text:style-name="Character_5f_20_5f_style"> </text:span><text:span text:style-name="_5f_Caractères">x</text:span><text:span text:style-name="_5f_Caractères_5f_indice">B</text:span><text:span text:style-name="Character_5f_20_5f_style"> &lt; ..….</text:span></text:h>
          </table:table-cell>
          <table:table-cell table:style-name="Tableau9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_5f_Caractères">x</text:span><text:span text:style-name="_5f_Caractères_5f_indice">C</text:span><text:span text:style-name="Character_5f_20_5f_style"> &lt; …… </text:span></text:h>
          </table:table-cell>
          <table:table-cell table:style-name="Tableau9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_5f_Caractères">x</text:span><text:span text:style-name="_5f_Caractères_5f_indice">D </text:span><text:span text:style-name="Character_5f_20_5f_style">&lt; ……</text:span></text:h>
          </table:table-cell>
        </table:table-row>
      </table:table>
      <text:h text:style-name="_5f_Paragraphe" text:outline-level="1"><draw:g text:anchor-type="as-char" svg:y="0cm" draw:z-index="57" draw:name="Forme22" draw:style-name="gr41"><draw:line draw:style-name="gr347" draw:text-style-name="P99" svg:x1="0.118cm" svg:y1="0.582cm" svg:x2="9.117cm" svg:y2="0.582cm"><text:p/></draw:line><draw:line draw:style-name="gr348" draw:text-style-name="P99" svg:x1="5.413cm" svg:y1="0.279cm" svg:x2="5.413cm" svg:y2="0.879cm"><text:p/></draw:line><draw:line draw:style-name="gr349" draw:text-style-name="P99" svg:x1="2.298cm" svg:y1="0.279cm" svg:x2="2.298cm" svg:y2="0.879cm"><text:p/></draw:line><draw:line draw:style-name="gr350" draw:text-style-name="P99" svg:x1="3.545cm" svg:y1="0.439cm" svg:x2="3.545cm" svg:y2="0.735cm"><text:p/></draw:line><draw:line draw:style-name="gr351" draw:text-style-name="P99" svg:x1="0.432cm" svg:y1="0.439cm" svg:x2="0.432cm" svg:y2="0.735cm"><text:p/></draw:line><draw:line draw:style-name="gr352" draw:text-style-name="P99" svg:x1="0.743cm" svg:y1="0.439cm" svg:x2="0.743cm" svg:y2="0.735cm"><text:p/></draw:line><draw:line draw:style-name="gr353" draw:text-style-name="P99" svg:x1="1.055cm" svg:y1="0.439cm" svg:x2="1.055cm" svg:y2="0.735cm"><text:p/></draw:line><draw:line draw:style-name="gr354" draw:text-style-name="P99" svg:x1="1.365cm" svg:y1="0.439cm" svg:x2="1.365cm" svg:y2="0.735cm"><text:p/></draw:line><draw:line draw:style-name="gr355" draw:text-style-name="P99" svg:x1="1.677cm" svg:y1="0.439cm" svg:x2="1.677cm" svg:y2="0.735cm"><text:p/></draw:line><draw:line draw:style-name="gr356" draw:text-style-name="P99" svg:x1="1.986cm" svg:y1="0.439cm" svg:x2="1.986cm" svg:y2="0.735cm"><text:p/></draw:line><draw:line draw:style-name="gr357" draw:text-style-name="P99" svg:x1="2.919cm" svg:y1="0.439cm" svg:x2="2.919cm" svg:y2="0.735cm"><text:p/></draw:line><draw:line draw:style-name="gr358" draw:text-style-name="P99" svg:x1="4.166cm" svg:y1="0.439cm" svg:x2="4.166cm" svg:y2="0.735cm"><text:p/></draw:line><draw:line draw:style-name="gr359" draw:text-style-name="P99" svg:x1="4.791cm" svg:y1="0.439cm" svg:x2="4.791cm" svg:y2="0.735cm"><text:p/></draw:line><draw:line draw:style-name="gr360" draw:text-style-name="P99" svg:x1="5.724cm" svg:y1="0.439cm" svg:x2="5.724cm" svg:y2="0.735cm"><text:p/></draw:line><draw:line draw:style-name="gr361" draw:text-style-name="P99" svg:x1="6.346cm" svg:y1="0.439cm" svg:x2="6.346cm" svg:y2="0.735cm"><text:p/></draw:line><draw:line draw:style-name="gr362" draw:text-style-name="P99" svg:x1="6.967cm" svg:y1="0.439cm" svg:x2="6.967cm" svg:y2="0.735cm"><text:p/></draw:line><draw:line draw:style-name="gr363" draw:text-style-name="P99" svg:x1="7.592cm" svg:y1="0.439cm" svg:x2="7.592cm" svg:y2="0.735cm"><text:p/></draw:line><draw:line draw:style-name="gr364" draw:text-style-name="P99" svg:x1="7.902cm" svg:y1="0.439cm" svg:x2="7.902cm" svg:y2="0.735cm"><text:p/></draw:line><draw:line draw:style-name="gr365" draw:text-style-name="P99" svg:x1="8.213cm" svg:y1="0.439cm" svg:x2="8.213cm" svg:y2="0.735cm"><text:p/></draw:line><draw:line draw:style-name="gr366" draw:text-style-name="P99" svg:x1="2.612cm" svg:y1="0.439cm" svg:x2="2.612cm" svg:y2="0.735cm"><text:p/></draw:line><draw:line draw:style-name="gr367" draw:text-style-name="P99" svg:x1="3.233cm" svg:y1="0.439cm" svg:x2="3.233cm" svg:y2="0.735cm"><text:p/></draw:line><draw:line draw:style-name="gr368" draw:text-style-name="P99" svg:x1="3.856cm" svg:y1="0.439cm" svg:x2="3.856cm" svg:y2="0.735cm"><text:p/></draw:line><draw:line draw:style-name="gr369" draw:text-style-name="P99" svg:x1="4.479cm" svg:y1="0.439cm" svg:x2="4.479cm" svg:y2="0.735cm"><text:p/></draw:line><draw:line draw:style-name="gr370" draw:text-style-name="P99" svg:x1="5.101cm" svg:y1="0.439cm" svg:x2="5.101cm" svg:y2="0.735cm"><text:p/></draw:line><draw:line draw:style-name="gr371" draw:text-style-name="P99" svg:x1="6.034cm" svg:y1="0.439cm" svg:x2="6.034cm" svg:y2="0.735cm"><text:p/></draw:line><draw:line draw:style-name="gr372" draw:text-style-name="P99" svg:x1="6.659cm" svg:y1="0.439cm" svg:x2="6.659cm" svg:y2="0.735cm"><text:p/></draw:line><draw:line draw:style-name="gr373" draw:text-style-name="P99" svg:x1="7.28cm" svg:y1="0.439cm" svg:x2="7.28cm" svg:y2="0.735cm"><text:p/></draw:line><draw:frame draw:style-name="gr374" draw:text-style-name="P105" svg:width="0.304cm" svg:height="0.616cm" svg:x="0.46cm" svg:y="0cm"><draw:text-box><text:p text:style-name="P73"><text:span text:style-name="T32">G</text:span></text:p></draw:text-box></draw:frame><draw:frame draw:style-name="gr375" draw:text-style-name="P105" svg:width="0.272cm" svg:height="0.616cm" svg:x="7.278cm" svg:y="0cm"><draw:text-box><text:p text:style-name="P73"><text:span text:style-name="T32">E</text:span></text:p></draw:text-box></draw:frame><draw:frame draw:style-name="gr376" draw:text-style-name="P105" svg:width="0.276cm" svg:height="0.616cm" svg:x="2.955cm" svg:y="0cm"><draw:text-box><text:p text:style-name="P73"><text:span text:style-name="T32">F</text:span></text:p></draw:text-box></draw:frame><draw:frame draw:style-name="gr377" draw:text-style-name="P105" svg:width="0.509cm" svg:height="0.643cm" svg:x="2.067cm" svg:y="0.88cm"><draw:text-box><text:p><text:span text:style-name="T31">−</text:span><text:span text:style-name="T34">5</text:span></text:p></draw:text-box></draw:frame><draw:frame draw:style-name="gr378" draw:text-style-name="P105" svg:width="0.509cm" svg:height="0.643cm" svg:x="5.205cm" svg:y="0.88cm"><draw:text-box><text:p><text:span text:style-name="T31">−</text:span><text:span text:style-name="T34">4</text:span></text:p></draw:text-box></draw:frame><draw:g draw:style-name="gr14"><draw:line draw:style-name="gr379" draw:text-style-name="P107" svg:x1="0.471cm" svg:y1="0.476cm" svg:x2="0.67cm" svg:y2="0.675cm"><text:p/></draw:line><draw:line draw:style-name="gr380" draw:text-style-name="P107" svg:x1="0.67cm" svg:y1="0.476cm" svg:x2="0.471cm" svg:y2="0.675cm"><text:p/></draw:line></draw:g><draw:g draw:style-name="gr14"><draw:line draw:style-name="gr381" draw:text-style-name="P107" svg:x1="2.946cm" svg:y1="0.476cm" svg:x2="3.145cm" svg:y2="0.675cm"><text:p/></draw:line><draw:line draw:style-name="gr382" draw:text-style-name="P107" svg:x1="3.145cm" svg:y1="0.476cm" svg:x2="2.946cm" svg:y2="0.675cm"><text:p/></draw:line></draw:g><draw:g draw:style-name="gr14"><draw:line draw:style-name="gr383" draw:text-style-name="P107" svg:x1="7.271cm" svg:y1="0.476cm" svg:x2="7.47cm" svg:y2="0.675cm"><text:p/></draw:line><draw:line draw:style-name="gr384" draw:text-style-name="P107" svg:x1="7.47cm" svg:y1="0.476cm" svg:x2="7.271cm" svg:y2="0.675cm"><text:p/></draw:line></draw:g><draw:frame draw:style-name="gr385" draw:text-style-name="P108" svg:width="0.242cm" svg:height="0.678cm" svg:x="0cm" svg:y="0.884cm"><draw:text-box><text:p text:style-name="P73"><text:span text:style-name="T33">0</text:span></text:p></draw:text-box></draw:frame></draw:g></text:h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_5f_Caractères">x</text:span><text:span text:style-name="_5f_Caractères_5f_indice">E</text:span><text:span text:style-name="Character_5f_20_5f_style"> &lt; …… </text:span></text:h>
          </table:table-cell>
          <table:table-cell table:style-name="Tableau10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_5f_Caractères">x</text:span><text:span text:style-name="_5f_Caractères_5f_indice">F </text:span><text:span text:style-name="Character_5f_20_5f_style">&lt; …… </text:span></text:h>
          </table:table-cell>
          <table:table-cell table:style-name="Tableau10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_5f_Caractères">x</text:span><text:span text:style-name="_5f_Caractères_5f_indice">G </text:span><text:span text:style-name="Character_5f_20_5f_style">&lt; ……</text:span></text:h>
          </table:table-cell>
        </table:table-row>
      </table:table>
      <text:h text:style-name="_5f_Paragraphe" text:outline-level="1"><draw:g text:anchor-type="as-char" svg:y="0cm" draw:z-index="58" draw:name="Forme34" draw:style-name="gr41"><draw:line draw:style-name="gr322" draw:text-style-name="P99" svg:x1="0.122cm" svg:y1="0.665cm" svg:x2="9.121cm" svg:y2="0.665cm"><text:p/></draw:line><draw:line draw:style-name="gr323" draw:text-style-name="P99" svg:x1="0.811cm" svg:y1="0.365cm" svg:x2="0.811cm" svg:y2="0.965cm"><text:p/></draw:line><draw:line draw:style-name="gr324" draw:text-style-name="P99" svg:x1="4.48cm" svg:y1="0.365cm" svg:x2="4.48cm" svg:y2="0.965cm"><text:p/></draw:line><draw:line draw:style-name="gr325" draw:text-style-name="P99" svg:x1="1.545cm" svg:y1="0.51cm" svg:x2="1.545cm" svg:y2="0.81cm"><text:p/></draw:line><draw:line draw:style-name="gr326" draw:text-style-name="P99" svg:x1="2.277cm" svg:y1="0.51cm" svg:x2="2.277cm" svg:y2="0.81cm"><text:p/></draw:line><draw:line draw:style-name="gr327" draw:text-style-name="P99" svg:x1="3.009cm" svg:y1="0.51cm" svg:x2="3.009cm" svg:y2="0.81cm"><text:p/></draw:line><draw:line draw:style-name="gr328" draw:text-style-name="P99" svg:x1="3.741cm" svg:y1="0.51cm" svg:x2="3.741cm" svg:y2="0.81cm"><text:p/></draw:line><draw:line draw:style-name="gr329" draw:text-style-name="P99" svg:x1="5.209cm" svg:y1="0.51cm" svg:x2="5.209cm" svg:y2="0.81cm"><text:p/></draw:line><draw:line draw:style-name="gr330" draw:text-style-name="P99" svg:x1="6.669cm" svg:y1="0.51cm" svg:x2="6.669cm" svg:y2="0.81cm"><text:p/></draw:line><draw:line draw:style-name="gr331" draw:text-style-name="P99" svg:x1="7.405cm" svg:y1="0.51cm" svg:x2="7.405cm" svg:y2="0.81cm"><text:p/></draw:line><draw:line draw:style-name="gr332" draw:text-style-name="P99" svg:x1="5.941cm" svg:y1="0.51cm" svg:x2="5.941cm" svg:y2="0.81cm"><text:p/></draw:line><draw:frame draw:style-name="gr333" draw:text-style-name="P105" svg:width="0.851cm" svg:height="0.643cm" svg:x="0.404cm" svg:y="0.96cm"><draw:text-box><text:p><text:span text:style-name="T31">−</text:span><text:span text:style-name="T32">2,6</text:span></text:p></draw:text-box></draw:frame><draw:frame draw:style-name="gr334" draw:text-style-name="P105" svg:width="0.851cm" svg:height="0.643cm" svg:x="4.075cm" svg:y="0.96cm"><draw:text-box><text:p><text:span text:style-name="T31">−</text:span><text:span text:style-name="T32">2,5</text:span></text:p></draw:text-box></draw:frame><draw:line draw:style-name="gr335" draw:text-style-name="P99" svg:x1="8.137cm" svg:y1="0.36cm" svg:x2="8.137cm" svg:y2="0.96cm"><text:p/></draw:line><draw:frame draw:style-name="gr336" draw:text-style-name="P105" svg:width="0.108cm" svg:height="0.616cm" svg:x="6.182cm" svg:y="0cm"><draw:text-box><text:p text:style-name="P73"><text:span text:style-name="T32">J</text:span></text:p></draw:text-box></draw:frame><draw:frame draw:style-name="gr337" draw:text-style-name="P105" svg:width="0.851cm" svg:height="0.643cm" svg:x="7.724cm" svg:y="0.96cm"><draw:text-box><text:p><text:span text:style-name="T31">−</text:span><text:span text:style-name="T32">2,4</text:span></text:p></draw:text-box></draw:frame><draw:g draw:style-name="gr14"><draw:line draw:style-name="gr338" draw:text-style-name="P107" svg:x1="1.591cm" svg:y1="0.572cm" svg:x2="1.79cm" svg:y2="0.771cm"><text:p/></draw:line><draw:line draw:style-name="gr339" draw:text-style-name="P107" svg:x1="1.79cm" svg:y1="0.572cm" svg:x2="1.591cm" svg:y2="0.771cm"><text:p/></draw:line></draw:g><draw:g draw:style-name="gr14"><draw:line draw:style-name="gr340" draw:text-style-name="P107" svg:x1="4.09cm" svg:y1="0.572cm" svg:x2="4.289cm" svg:y2="0.771cm"><text:p/></draw:line><draw:line draw:style-name="gr341" draw:text-style-name="P107" svg:x1="4.289cm" svg:y1="0.572cm" svg:x2="4.09cm" svg:y2="0.771cm"><text:p/></draw:line></draw:g><draw:g draw:style-name="gr14"><draw:line draw:style-name="gr342" draw:text-style-name="P107" svg:x1="6.091cm" svg:y1="0.572cm" svg:x2="6.29cm" svg:y2="0.771cm"><text:p/></draw:line><draw:line draw:style-name="gr343" draw:text-style-name="P107" svg:x1="6.29cm" svg:y1="0.572cm" svg:x2="6.091cm" svg:y2="0.771cm"><text:p/></draw:line></draw:g><draw:frame draw:style-name="gr344" draw:text-style-name="P105" svg:width="0.269cm" svg:height="0.616cm" svg:x="1.602cm" svg:y="0cm"><draw:text-box><text:p text:style-name="P73"><text:span text:style-name="T32">H</text:span></text:p></draw:text-box></draw:frame><draw:frame draw:style-name="gr345" draw:text-style-name="P105" svg:width="0.108cm" svg:height="0.616cm" svg:x="4.182cm" svg:y="0cm"><draw:text-box><text:p text:style-name="P73"><text:span text:style-name="T32">I</text:span></text:p></draw:text-box></draw:frame><draw:frame draw:style-name="gr346" draw:text-style-name="P108" svg:width="0.242cm" svg:height="0.678cm" svg:x="0cm" svg:y="0.965cm"><draw:text-box><text:p text:style-name="P73"><text:span text:style-name="T33">0</text:span></text:p></draw:text-box></draw:frame></draw:g></text:h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_5f_Caractères">x</text:span><text:span text:style-name="_5f_Caractères_5f_indice">H</text:span><text:span text:style-name="Character_5f_20_5f_style"> &lt; ……</text:span></text:h>
          </table:table-cell>
          <table:table-cell table:style-name="Tableau11.B1" office:value-type="string">
            <text:h text:style-name="_5f_Tableau_5f_Centré" text:outline-level="1"><text:span text:style-name="_5f_pointillés_20_gris">…… </text:span><text:span text:style-name="Character_5f_20_5f_style">&lt; </text:span><text:span text:style-name="_5f_Caractères">x</text:span><text:span text:style-name="_5f_Caractères_5f_indice">I </text:span><text:span text:style-name="Character_5f_20_5f_style">&lt; …… </text:span></text:h>
          </table:table-cell>
          <table:table-cell table:style-name="Tableau11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_5f_Caractères">x</text:span><text:span text:style-name="_5f_Caractères_5f_indice">J </text:span><text:span text:style-name="Character_5f_20_5f_style">&lt; …… </text:span></text:h>
          </table:table-cell>
        </table:table-row>
      </table:table>
      <text:list text:continue-numbering="true" text:style-name="_5f_Numérotation_20_des_20_exercices">
        <text:list-item>
          <text:h text:style-name="P59" text:outline-level="1"><text:span text:style-name="_5f_Caractères_5f_gras">Graduer et placer (bis)</text:span><text:span text:style-name="_5f_Caractères_5f_gras"><text:span text:style-name="T10"> ATTENTION : énoncé modifié par rapport à l'édition papier</text:span></text:span></text:h>
          <text:list>
            <text:list-item>
              <text:p text:style-name="P56"><text:span text:style-name="_5f_Caractères">Place sur cet axe les points : A (− 1,5) et B (8,8) en prenant </text:span><text:span text:style-name="_5f_Caractères"><text:span text:style-name="T9">0,5</text:span></text:span><text:span text:style-name="_5f_Caractères"> cm pour unité.</text:span></text:p>
            </text:list-item>
          </text:list>
        </text:list-item>
      </text:list>
      <text:h text:style-name="_5f_Paragraphe" text:outline-level="1"><draw:g text:anchor-type="paragraph" draw:z-index="76" draw:name="Group object 1" draw:style-name="gr12"><draw:line draw:style-name="gr13" draw:text-style-name="P68" svg:x1="0.001cm" svg:y1="1.117cm" svg:x2="9cm" svg:y2="1.117cm"><text:p/></draw:line><draw:g draw:style-name="gr14"><draw:line draw:style-name="gr15" draw:text-style-name="P69" svg:x1="1.869cm" svg:y1="1.221cm" svg:x2="2.068cm" svg:y2="1.02cm"><text:p/></draw:line><draw:line draw:style-name="gr16" draw:text-style-name="P69" svg:x1="2.068cm" svg:y1="1.221cm" svg:x2="1.869cm" svg:y2="1.02cm"><text:p/></draw:line></draw:g><draw:g draw:style-name="gr14"><draw:line draw:style-name="gr17" draw:text-style-name="P69" svg:x1="2.381cm" svg:y1="1.219cm" svg:x2="2.582cm" svg:y2="1.02cm"><text:p/></draw:line><draw:line draw:style-name="gr18" draw:text-style-name="P69" svg:x1="2.582cm" svg:y1="1.219cm" svg:x2="2.381cm" svg:y2="1.02cm"><text:p/></draw:line></draw:g><draw:frame draw:style-name="gr19" draw:text-style-name="P71" svg:width="0.786cm" svg:height="0.664cm" svg:x="1.565cm" svg:y="0.3cm"><draw:text-box><text:p text:style-name="P70"><text:span text:style-name="T12">O</text:span></text:p></draw:text-box></draw:frame></draw:g></text:h>
      <text:h text:style-name="_5f_Paragraphe" text:outline-level="1"/>
      <text:list xml:id="list70425919691450" text:continue-numbering="true" text:style-name="_5f_Numérotation_20_des_20_exercices">
        <text:list-item>
          <text:list>
            <text:list-item>
              <text:p text:style-name="P56"><text:span text:style-name="_5f_Caractères">Place le point M sachant que :</text:span></text:p>
            </text:list-item>
          </text:list>
        </text:list-item>
      </text:list>
      <text:list xml:id="list1637082532" text:style-name="List_20_1">
        <text:list-item>
          <text:h text:style-name="P53" text:outline-level="1"><text:span text:style-name="_5f_Caractères">M est un point de l’axe gradué ci-dessus ;</text:span></text:h>
        </text:list-item>
        <text:list-item>
          <text:h text:style-name="P53" text:outline-level="1"><text:span text:style-name="_5f_Caractères">M est à la distance </text:span><text:span text:style-name="_5f_Caractères"><text:span text:style-name="T10">3</text:span></text:span><text:span text:style-name="_5f_Caractères">,5 de l'origine O ;</text:span></text:h>
        </text:list-item>
        <text:list-item>
          <text:h text:style-name="P53" text:outline-level="1"><text:span text:style-name="_5f_Caractères">M n'est pas sur le segment [AB]. </text:span></text:h>
        </text:list-item>
      </text:list>
      <text:list xml:id="list70425609430613" text:continue-list="list70425919691450" text:style-name="_5f_Numérotation_20_des_20_exercices">
        <text:list-item>
          <text:list>
            <text:list-item>
              <text:p text:style-name="P54"><text:span text:style-name="_5f_Caractères">Donne l'abscisse du point M. <text:s/></text:span><text:span text:style-name="_5f_pointillés_20_gris"><text:tab/><text:tab/></text:span></text:p>
            </text:list-item>
            <text:list-item>
              <text:p text:style-name="P56"><text:span text:style-name="_5f_Caractères">Place le point N sachant que :</text:span></text:p>
            </text:list-item>
          </text:list>
        </text:list-item>
      </text:list>
      <text:list text:continue-list="list1637082532" text:style-name="List_20_1">
        <text:list-item>
          <text:h text:style-name="P53" text:outline-level="1"><text:span text:style-name="_5f_Caractères">N est un point de l’axe gradué ci-dessus ;</text:span></text:h>
        </text:list-item>
        <text:list-item>
          <text:h text:style-name="P53" text:outline-level="1"><text:span text:style-name="_5f_Caractères">N est à la distance 4,5 de l'origine O ;</text:span></text:h>
        </text:list-item>
        <text:list-item>
          <text:h text:style-name="P53" text:outline-level="1"><text:span text:style-name="_5f_Caractères">N est sur la demi-droite [AB). </text:span></text:h>
        </text:list-item>
      </text:list>
      <text:list text:continue-list="list70425609430613" text:style-name="_5f_Numérotation_20_des_20_exercices">
        <text:list-item>
          <text:list>
            <text:list-item>
              <text:p text:style-name="P54"><text:span text:style-name="_5f_Caractères">Donne l'abscisse du point N. <text:s/></text:span><text:span text:style-name="_5f_pointillés_20_gris"><text:tab/><text:tab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 style:font-charset="x-symbol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 style:font-charset="x-symbol"/>
    <style:font-face style:name="Lucida Sans4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pitch="variable"/>
    <style:font-face style:name="SimSun2" svg:font-family="SimSun" style:font-family-generic="roman" style:font-pitch="variable"/>
    <style:font-face style:name="SimSun3" svg:font-family="SimSun" style:font-family-generic="system" style:font-pitch="variable" style:font-charset="x-symbol"/>
    <style:font-face style:name="SimSun4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1" draw:display-name="Dashed (var) 2621" draw:style="rect" draw:dots1="1" draw:dots1-length="0.011cm" draw:dots2="1" draw:dots2-length="0.011cm" draw:distance="0.011cm"/>
    <draw:stroke-dash draw:name="Dashed_20__28_var_29__20_2623" draw:display-name="Dashed (var) 2623" draw:style="rect" draw:dots1="1" draw:dots1-length="0.011cm" draw:dots2="1" draw:dots2-length="0.011cm" draw:distance="0.011cm"/>
    <draw:stroke-dash draw:name="Dashed_20__28_var_29__20_2625" draw:display-name="Dashed (var) 2625" draw:style="rect" draw:dots1="1" draw:dots1-length="0.011cm" draw:dots2="1" draw:dots2-length="0.011cm" draw:distance="0.011cm"/>
    <draw:stroke-dash draw:name="Dashed_20__28_var_29__20_2627" draw:display-name="Dashed (var) 2627" draw:style="rect" draw:dots1="1" draw:dots1-length="0.011cm" draw:dots2="1" draw:dots2-length="0.011cm" draw:distance="0.011cm"/>
    <draw:stroke-dash draw:name="Dashed_20__28_var_29__20_2629" draw:display-name="Dashed (var) 2629" draw:style="rect" draw:dots1="1" draw:dots1-length="0.011cm" draw:dots2="1" draw:dots2-length="0.011cm" draw:distance="0.011cm"/>
    <draw:stroke-dash draw:name="Dashed_20__28_var_29__20_2631" draw:display-name="Dashed (var) 2631" draw:style="rect" draw:dots1="1" draw:dots1-length="0.011cm" draw:dots2="1" draw:dots2-length="0.011cm" draw:distance="0.011cm"/>
    <draw:stroke-dash draw:name="Dashed_20__28_var_29__20_2633" draw:display-name="Dashed (var) 2633" draw:style="rect" draw:dots1="1" draw:dots1-length="0.011cm" draw:dots2="1" draw:dots2-length="0.011cm" draw:distance="0.011cm"/>
    <draw:stroke-dash draw:name="Dashed_20__28_var_29__20_2635" draw:display-name="Dashed (var) 2635" draw:style="rect" draw:dots1="1" draw:dots1-length="0.011cm" draw:dots2="1" draw:dots2-length="0.011cm" draw:distance="0.011cm"/>
    <draw:stroke-dash draw:name="Dashed_20__28_var_29__20_2637" draw:display-name="Dashed (var) 2637" draw:style="rect" draw:dots1="1" draw:dots1-length="0.011cm" draw:dots2="1" draw:dots2-length="0.011cm" draw:distance="0.011cm"/>
    <draw:stroke-dash draw:name="Dashed_20__28_var_29__20_2639" draw:display-name="Dashed (var) 2639" draw:style="rect" draw:dots1="1" draw:dots1-length="0.011cm" draw:dots2="1" draw:dots2-length="0.011cm" draw:distance="0.011cm"/>
    <draw:stroke-dash draw:name="Dashed_20__28_var_29__20_2641" draw:display-name="Dashed (var) 2641" draw:style="rect" draw:dots1="1" draw:dots1-length="0.011cm" draw:dots2="1" draw:dots2-length="0.011cm" draw:distance="0.011cm"/>
    <draw:stroke-dash draw:name="Dashed_20__28_var_29__20_3093" draw:display-name="Dashed (var) 3093" draw:style="rect" draw:dots1="1" draw:dots1-length="0.001cm" draw:dots2="1" draw:dots2-length="0.001cm" draw:distance="0.001cm"/>
    <draw:stroke-dash draw:name="Dashed_20__28_var_29__20_3133" draw:display-name="Dashed (var) 3133" draw:style="rect" draw:dots1="1" draw:dots1-length="0.001cm" draw:dots2="1" draw:dots2-length="0.001cm" draw:distance="0.001cm"/>
    <draw:stroke-dash draw:name="Dashed_20__28_var_29__20_3158" draw:display-name="Dashed (var) 3158" draw:style="rect" draw:dots1="1" draw:dots1-length="0.001cm" draw:dots2="1" draw:dots2-length="0.001cm" draw:distance="0.001cm"/>
    <draw:stroke-dash draw:name="Dashed_20__28_var_29__20_3196" draw:display-name="Dashed (var) 3196" draw:style="rect" draw:dots1="1" draw:dots1-length="0.001cm" draw:dots2="1" draw:dots2-length="0.001cm" draw:distance="0.001cm"/>
    <draw:stroke-dash draw:name="Dashed_20__28_var_29__20_3197" draw:display-name="Dashed (var) 3197" draw:style="rect" draw:dots1="1" draw:dots1-length="0.001cm" draw:dots2="1" draw:dots2-length="0.001cm" draw:distance="0.001cm"/>
    <draw:stroke-dash draw:name="Dashed_20__28_var_29__20_3249" draw:display-name="Dashed (var) 3249" draw:style="rect" draw:dots1="1" draw:dots1-length="0.003cm" draw:dots2="1" draw:dots2-length="0.003cm" draw:distance="0.003cm"/>
    <draw:stroke-dash draw:name="Dashed_20__28_var_29__20_3250" draw:display-name="Dashed (var) 3250" draw:style="rect" draw:dots1="1" draw:dots1-length="0.003cm" draw:dots2="1" draw:dots2-length="0.003cm" draw:distance="0.003cm"/>
    <draw:stroke-dash draw:name="Dashed_20__28_var_29__20_3251" draw:display-name="Dashed (var) 3251" draw:style="rect" draw:dots1="1" draw:dots1-length="0.003cm" draw:dots2="1" draw:dots2-length="0.003cm" draw:distance="0.003cm"/>
    <draw:stroke-dash draw:name="Dashed_20__28_var_29__20_3252" draw:display-name="Dashed (var) 3252" draw:style="rect" draw:dots1="1" draw:dots1-length="0.003cm" draw:dots2="1" draw:dots2-length="0.003cm" draw:distance="0.003cm"/>
    <draw:stroke-dash draw:name="Dashed_20__28_var_29__20_3253" draw:display-name="Dashed (var) 3253" draw:style="rect" draw:dots1="1" draw:dots1-length="0.003cm" draw:dots2="1" draw:dots2-length="0.003cm" draw:distance="0.003cm"/>
    <draw:stroke-dash draw:name="Dashed_20__28_var_29__20_3254" draw:display-name="Dashed (var) 3254" draw:style="rect" draw:dots1="1" draw:dots1-length="0.003cm" draw:dots2="1" draw:dots2-length="0.003cm" draw:distance="0.003cm"/>
    <draw:stroke-dash draw:name="Dashed_20__28_var_29__20_3255" draw:display-name="Dashed (var) 3255" draw:style="rect" draw:dots1="1" draw:dots1-length="0.003cm" draw:dots2="1" draw:dots2-length="0.003cm" draw:distance="0.003cm"/>
    <draw:stroke-dash draw:name="Dashed_20__28_var_29__20_3256" draw:display-name="Dashed (var) 3256" draw:style="rect" draw:dots1="1" draw:dots1-length="0.003cm" draw:dots2="1" draw:dots2-length="0.003cm" draw:distance="0.003cm"/>
    <draw:stroke-dash draw:name="Dashed_20__28_var_29__20_3257" draw:display-name="Dashed (var) 3257" draw:style="rect" draw:dots1="1" draw:dots1-length="0.003cm" draw:dots2="1" draw:dots2-length="0.003cm" draw:distance="0.003cm"/>
    <draw:stroke-dash draw:name="Dashed_20__28_var_29__20_3258" draw:display-name="Dashed (var) 3258" draw:style="rect" draw:dots1="1" draw:dots1-length="0.003cm" draw:dots2="1" draw:dots2-length="0.003cm" draw:distance="0.003cm"/>
    <draw:stroke-dash draw:name="Dashed_20__28_var_29__20_3259" draw:display-name="Dashed (var) 3259" draw:style="rect" draw:dots1="1" draw:dots1-length="0.003cm" draw:dots2="1" draw:dots2-length="0.003cm" draw:distance="0.003cm"/>
    <draw:stroke-dash draw:name="Dashed_20__28_var_29__20_3431" draw:display-name="Dashed (var) 3431" draw:style="rect" draw:dots1="1" draw:dots1-length="0.001cm" draw:dots2="1" draw:dots2-length="0.001cm" draw:distance="0.001cm"/>
    <draw:stroke-dash draw:name="Dashed_20__28_var_29__20_3500" draw:display-name="Dashed (var) 3500" draw:style="rect" draw:dots1="1" draw:dots1-length="0.002cm" draw:dots2="1" draw:dots2-length="0.002cm" draw:distance="0.002cm"/>
    <draw:stroke-dash draw:name="Dashed_20__28_var_29__20_3501" draw:display-name="Dashed (var) 3501" draw:style="rect" draw:dots1="1" draw:dots1-length="0.002cm" draw:dots2="1" draw:dots2-length="0.002cm" draw:distance="0.002cm"/>
    <draw:stroke-dash draw:name="Dashed_20__28_var_29__20_3502" draw:display-name="Dashed (var) 3502" draw:style="rect" draw:dots1="1" draw:dots1-length="0.002cm" draw:dots2="1" draw:dots2-length="0.002cm" draw:distance="0.002cm"/>
    <draw:stroke-dash draw:name="Dashed_20__28_var_29__20_3503" draw:display-name="Dashed (var) 3503" draw:style="rect" draw:dots1="1" draw:dots1-length="0.002cm" draw:dots2="1" draw:dots2-length="0.002cm" draw:distance="0.002cm"/>
    <draw:stroke-dash draw:name="Dashed_20__28_var_29__20_3504" draw:display-name="Dashed (var) 3504" draw:style="rect" draw:dots1="1" draw:dots1-length="0.002cm" draw:dots2="1" draw:dots2-length="0.002cm" draw:distance="0.002cm"/>
    <draw:stroke-dash draw:name="Dashed_20__28_var_29__20_3505" draw:display-name="Dashed (var) 3505" draw:style="rect" draw:dots1="1" draw:dots1-length="0.002cm" draw:dots2="1" draw:dots2-length="0.002cm" draw:distance="0.002cm"/>
    <draw:stroke-dash draw:name="Dashed_20__28_var_29__20_3506" draw:display-name="Dashed (var) 3506" draw:style="rect" draw:dots1="1" draw:dots1-length="0.002cm" draw:dots2="1" draw:dots2-length="0.002cm" draw:distance="0.002cm"/>
    <draw:stroke-dash draw:name="Dashed_20__28_var_29__20_3507" draw:display-name="Dashed (var) 3507" draw:style="rect" draw:dots1="1" draw:dots1-length="0.002cm" draw:dots2="1" draw:dots2-length="0.002cm" draw:distance="0.002cm"/>
    <draw:stroke-dash draw:name="Dashed_20__28_var_29__20_3508" draw:display-name="Dashed (var) 3508" draw:style="rect" draw:dots1="1" draw:dots1-length="0.002cm" draw:dots2="1" draw:dots2-length="0.002cm" draw:distance="0.002cm"/>
    <draw:stroke-dash draw:name="Dashed_20__28_var_29__20_3509" draw:display-name="Dashed (var) 3509" draw:style="rect" draw:dots1="1" draw:dots1-length="0.002cm" draw:dots2="1" draw:dots2-length="0.002cm" draw:distance="0.002cm"/>
    <draw:stroke-dash draw:name="Dashed_20__28_var_29__20_3510" draw:display-name="Dashed (var) 3510" draw:style="rect" draw:dots1="1" draw:dots1-length="0.002cm" draw:dots2="1" draw:dots2-length="0.002cm" draw:distance="0.002cm"/>
    <draw:stroke-dash draw:name="Dashed_20__28_var_29__20_3511" draw:display-name="Dashed (var) 3511" draw:style="rect" draw:dots1="1" draw:dots1-length="0.003cm" draw:dots2="1" draw:dots2-length="0.003cm" draw:distance="0.003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51" draw:display-name="Dashed (var) 3651" draw:style="rect" draw:dots1="1" draw:dots1-length="0.006cm" draw:dots2="1" draw:dots2-length="0.006cm" draw:distance="0.006cm"/>
    <draw:stroke-dash draw:name="Dashed_20__28_var_29__20_3652" draw:display-name="Dashed (var) 3652" draw:style="rect" draw:dots1="1" draw:dots1-length="0.006cm" draw:dots2="1" draw:dots2-length="0.006cm" draw:distance="0.006cm"/>
    <draw:stroke-dash draw:name="Dashed_20__28_var_29__20_3653" draw:display-name="Dashed (var) 3653" draw:style="rect" draw:dots1="1" draw:dots1-length="0.006cm" draw:dots2="1" draw:dots2-length="0.006cm" draw:distance="0.006cm"/>
    <draw:stroke-dash draw:name="Dashed_20__28_var_29__20_3654" draw:display-name="Dashed (var) 3654" draw:style="rect" draw:dots1="1" draw:dots1-length="0.006cm" draw:dots2="1" draw:dots2-length="0.006cm" draw:distance="0.006cm"/>
    <draw:stroke-dash draw:name="Dashed_20__28_var_29__20_3655" draw:display-name="Dashed (var) 3655" draw:style="rect" draw:dots1="1" draw:dots1-length="0.006cm" draw:dots2="1" draw:dots2-length="0.006cm" draw:distance="0.006cm"/>
    <draw:stroke-dash draw:name="Dashed_20__28_var_29__20_3656" draw:display-name="Dashed (var) 3656" draw:style="rect" draw:dots1="1" draw:dots1-length="0.006cm" draw:dots2="1" draw:dots2-length="0.006cm" draw:distance="0.006cm"/>
    <draw:stroke-dash draw:name="Dashed_20__28_var_29__20_3657" draw:display-name="Dashed (var) 3657" draw:style="rect" draw:dots1="1" draw:dots1-length="0.006cm" draw:dots2="1" draw:dots2-length="0.006cm" draw:distance="0.006cm"/>
    <draw:stroke-dash draw:name="Dashed_20__28_var_29__20_3658" draw:display-name="Dashed (var) 3658" draw:style="rect" draw:dots1="1" draw:dots1-length="0.006cm" draw:dots2="1" draw:dots2-length="0.006cm" draw:distance="0.006cm"/>
    <draw:stroke-dash draw:name="Dashed_20__28_var_29__20_3659" draw:display-name="Dashed (var) 3659" draw:style="rect" draw:dots1="1" draw:dots1-length="0.006cm" draw:dots2="1" draw:dots2-length="0.006cm" draw:distance="0.006cm"/>
    <draw:stroke-dash draw:name="Dashed_20__28_var_29__20_3660" draw:display-name="Dashed (var) 3660" draw:style="rect" draw:dots1="1" draw:dots1-length="0.006cm" draw:dots2="1" draw:dots2-length="0.006cm" draw:distance="0.006cm"/>
    <draw:stroke-dash draw:name="Dashed_20__28_var_29__20_3661" draw:display-name="Dashed (var) 3661" draw:style="rect" draw:dots1="1" draw:dots1-length="0.006cm" draw:dots2="1" draw:dots2-length="0.006cm" draw:distance="0.006cm"/>
    <draw:stroke-dash draw:name="Dashed_20__28_var_29__20_3662" draw:display-name="Dashed (var) 3662" draw:style="rect" draw:dots1="1" draw:dots1-length="0.006cm" draw:dots2="1" draw:dots2-length="0.006cm" draw:distance="0.006cm"/>
    <draw:stroke-dash draw:name="Dashed_20__28_var_29__20_3801" draw:display-name="Dashed (var) 3801" draw:style="rect" draw:dots1="1" draw:dots1-length="0.006cm" draw:dots2="1" draw:dots2-length="0.006cm" draw:distance="0.006cm"/>
    <draw:stroke-dash draw:name="Dashed_20__28_var_29__20_3802" draw:display-name="Dashed (var) 3802" draw:style="rect" draw:dots1="1" draw:dots1-length="0.006cm" draw:dots2="1" draw:dots2-length="0.006cm" draw:distance="0.006cm"/>
    <draw:stroke-dash draw:name="Dashed_20__28_var_29__20_3803" draw:display-name="Dashed (var) 3803" draw:style="rect" draw:dots1="1" draw:dots1-length="0.006cm" draw:dots2="1" draw:dots2-length="0.006cm" draw:distance="0.006cm"/>
    <draw:stroke-dash draw:name="Dashed_20__28_var_29__20_3804" draw:display-name="Dashed (var) 3804" draw:style="rect" draw:dots1="1" draw:dots1-length="0.006cm" draw:dots2="1" draw:dots2-length="0.006cm" draw:distance="0.006cm"/>
    <draw:stroke-dash draw:name="Dashed_20__28_var_29__20_3805" draw:display-name="Dashed (var) 3805" draw:style="rect" draw:dots1="1" draw:dots1-length="0.006cm" draw:dots2="1" draw:dots2-length="0.006cm" draw:distance="0.006cm"/>
    <draw:stroke-dash draw:name="Dashed_20__28_var_29__20_3806" draw:display-name="Dashed (var) 3806" draw:style="rect" draw:dots1="1" draw:dots1-length="0.006cm" draw:dots2="1" draw:dots2-length="0.006cm" draw:distance="0.006cm"/>
    <draw:stroke-dash draw:name="Dashed_20__28_var_29__20_3807" draw:display-name="Dashed (var) 3807" draw:style="rect" draw:dots1="1" draw:dots1-length="0.006cm" draw:dots2="1" draw:dots2-length="0.006cm" draw:distance="0.006cm"/>
    <draw:stroke-dash draw:name="Dashed_20__28_var_29__20_3808" draw:display-name="Dashed (var) 3808" draw:style="rect" draw:dots1="1" draw:dots1-length="0.006cm" draw:dots2="1" draw:dots2-length="0.006cm" draw:distance="0.006cm"/>
    <draw:stroke-dash draw:name="Dashed_20__28_var_29__20_3809" draw:display-name="Dashed (var) 3809" draw:style="rect" draw:dots1="1" draw:dots1-length="0.006cm" draw:dots2="1" draw:dots2-length="0.006cm" draw:distance="0.006cm"/>
    <draw:stroke-dash draw:name="Dashed_20__28_var_29__20_3810" draw:display-name="Dashed (var) 3810" draw:style="rect" draw:dots1="1" draw:dots1-length="0.006cm" draw:dots2="1" draw:dots2-length="0.006cm" draw:distance="0.006cm"/>
    <draw:stroke-dash draw:name="Dashed_20__28_var_29__20_3811" draw:display-name="Dashed (var) 3811" draw:style="rect" draw:dots1="1" draw:dots1-length="0.006cm" draw:dots2="1" draw:dots2-length="0.006cm" draw:distance="0.006cm"/>
    <draw:stroke-dash draw:name="Dashed_20__28_var_29__20_3812" draw:display-name="Dashed (var) 3812" draw:style="rect" draw:dots1="1" draw:dots1-length="0.006cm" draw:dots2="1" draw:dots2-length="0.006cm" draw:distance="0.006cm"/>
    <draw:stroke-dash draw:name="Dashed_20__28_var_29__20_3813" draw:display-name="Dashed (var) 3813" draw:style="rect" draw:dots1="1" draw:dots1-length="0.006cm" draw:dots2="1" draw:dots2-length="0.006cm" draw:distance="0.006cm"/>
    <draw:stroke-dash draw:name="Dashed_20__28_var_29__20_3814" draw:display-name="Dashed (var) 3814" draw:style="rect" draw:dots1="1" draw:dots1-length="0.006cm" draw:dots2="1" draw:dots2-length="0.006cm" draw:distance="0.006cm"/>
    <draw:stroke-dash draw:name="Dashed_20__28_var_29__20_3815" draw:display-name="Dashed (var) 3815" draw:style="rect" draw:dots1="1" draw:dots1-length="0.006cm" draw:dots2="1" draw:dots2-length="0.006cm" draw:distance="0.006cm"/>
    <draw:stroke-dash draw:name="Dashed_20__28_var_29__20_3816" draw:display-name="Dashed (var) 3816" draw:style="rect" draw:dots1="1" draw:dots1-length="0.006cm" draw:dots2="1" draw:dots2-length="0.006cm" draw:distance="0.006cm"/>
    <draw:stroke-dash draw:name="Dashed_20__28_var_29__20_3817" draw:display-name="Dashed (var) 3817" draw:style="rect" draw:dots1="1" draw:dots1-length="0.006cm" draw:dots2="1" draw:dots2-length="0.006cm" draw:distance="0.006cm"/>
    <draw:stroke-dash draw:name="Dashed_20__28_var_29__20_3818" draw:display-name="Dashed (var) 3818" draw:style="rect" draw:dots1="1" draw:dots1-length="0.006cm" draw:dots2="1" draw:dots2-length="0.006cm" draw:distance="0.006cm"/>
    <draw:stroke-dash draw:name="Dashed_20__28_var_29__20_3819" draw:display-name="Dashed (var) 3819" draw:style="rect" draw:dots1="1" draw:dots1-length="0.006cm" draw:dots2="1" draw:dots2-length="0.006cm" draw:distance="0.006cm"/>
    <draw:stroke-dash draw:name="Dashed_20__28_var_29__20_3820" draw:display-name="Dashed (var) 3820" draw:style="rect" draw:dots1="1" draw:dots1-length="0.006cm" draw:dots2="1" draw:dots2-length="0.006cm" draw:distance="0.006cm"/>
    <draw:stroke-dash draw:name="Dashed_20__28_var_29__20_3821" draw:display-name="Dashed (var) 3821" draw:style="rect" draw:dots1="1" draw:dots1-length="0.006cm" draw:dots2="1" draw:dots2-length="0.006cm" draw:distance="0.006cm"/>
    <draw:stroke-dash draw:name="Dashed_20__28_var_29__20_3822" draw:display-name="Dashed (var) 3822" draw:style="rect" draw:dots1="1" draw:dots1-length="0.006cm" draw:dots2="1" draw:dots2-length="0.006cm" draw:distance="0.006cm"/>
    <draw:stroke-dash draw:name="Dashed_20__28_var_29__20_3823" draw:display-name="Dashed (var) 3823" draw:style="rect" draw:dots1="1" draw:dots1-length="0.006cm" draw:dots2="1" draw:dots2-length="0.006cm" draw:distance="0.006cm"/>
    <draw:stroke-dash draw:name="Dashed_20__28_var_29__20_3824" draw:display-name="Dashed (var) 3824" draw:style="rect" draw:dots1="1" draw:dots1-length="0.006cm" draw:dots2="1" draw:dots2-length="0.006cm" draw:distance="0.006cm"/>
    <draw:stroke-dash draw:name="Dashed_20__28_var_29__20_3825" draw:display-name="Dashed (var) 3825" draw:style="rect" draw:dots1="1" draw:dots1-length="0.006cm" draw:dots2="1" draw:dots2-length="0.006cm" draw:distance="0.006cm"/>
    <draw:stroke-dash draw:name="Dashed_20__28_var_29__20_3826" draw:display-name="Dashed (var) 3826" draw:style="rect" draw:dots1="1" draw:dots1-length="0.006cm" draw:dots2="1" draw:dots2-length="0.006cm" draw:distance="0.006cm"/>
    <draw:stroke-dash draw:name="Dashed_20__28_var_29__20_3827" draw:display-name="Dashed (var) 3827" draw:style="rect" draw:dots1="1" draw:dots1-length="0.006cm" draw:dots2="1" draw:dots2-length="0.006cm" draw:distance="0.006cm"/>
    <draw:stroke-dash draw:name="Dashed_20__28_var_29__20_3828" draw:display-name="Dashed (var) 3828" draw:style="rect" draw:dots1="1" draw:dots1-length="0.006cm" draw:dots2="1" draw:dots2-length="0.006cm" draw:distance="0.006cm"/>
    <draw:stroke-dash draw:name="Dashed_20__28_var_29__20_3829" draw:display-name="Dashed (var) 3829" draw:style="rect" draw:dots1="1" draw:dots1-length="0.006cm" draw:dots2="1" draw:dots2-length="0.006cm" draw:distance="0.006cm"/>
    <draw:stroke-dash draw:name="Dashed_20__28_var_29__20_3830" draw:display-name="Dashed (var) 3830" draw:style="rect" draw:dots1="1" draw:dots1-length="0.006cm" draw:dots2="1" draw:dots2-length="0.006cm" draw:distance="0.006cm"/>
    <draw:stroke-dash draw:name="Dashed_20__28_var_29__20_3831" draw:display-name="Dashed (var) 3831" draw:style="rect" draw:dots1="1" draw:dots1-length="0.006cm" draw:dots2="1" draw:dots2-length="0.006cm" draw:distance="0.006cm"/>
    <draw:stroke-dash draw:name="Dashed_20__28_var_29__20_3832" draw:display-name="Dashed (var) 3832" draw:style="rect" draw:dots1="1" draw:dots1-length="0.006cm" draw:dots2="1" draw:dots2-length="0.006cm" draw:distance="0.006cm"/>
    <draw:stroke-dash draw:name="Dashed_20__28_var_29__20_3833" draw:display-name="Dashed (var) 3833" draw:style="rect" draw:dots1="1" draw:dots1-length="0.006cm" draw:dots2="1" draw:dots2-length="0.006cm" draw:distance="0.006cm"/>
    <draw:stroke-dash draw:name="Dashed_20__28_var_29__20_3834" draw:display-name="Dashed (var) 3834" draw:style="rect" draw:dots1="1" draw:dots1-length="0.006cm" draw:dots2="1" draw:dots2-length="0.006cm" draw:distance="0.006cm"/>
    <draw:stroke-dash draw:name="Dashed_20__28_var_29__20_3835" draw:display-name="Dashed (var) 3835" draw:style="rect" draw:dots1="1" draw:dots1-length="0.006cm" draw:dots2="1" draw:dots2-length="0.006cm" draw:distance="0.006cm"/>
    <draw:stroke-dash draw:name="Dashed_20__28_var_29__20_3836" draw:display-name="Dashed (var) 3836" draw:style="rect" draw:dots1="1" draw:dots1-length="0.006cm" draw:dots2="1" draw:dots2-length="0.006cm" draw:distance="0.006cm"/>
    <draw:stroke-dash draw:name="Dashed_20__28_var_29__20_3837" draw:display-name="Dashed (var) 3837" draw:style="rect" draw:dots1="1" draw:dots1-length="0.006cm" draw:dots2="1" draw:dots2-length="0.006cm" draw:distance="0.006cm"/>
    <draw:stroke-dash draw:name="Dashed_20__28_var_29__20_3838" draw:display-name="Dashed (var) 3838" draw:style="rect" draw:dots1="1" draw:dots1-length="0.006cm" draw:dots2="1" draw:dots2-length="0.006cm" draw:distance="0.006cm"/>
    <draw:stroke-dash draw:name="Dashed_20__28_var_29__20_3839" draw:display-name="Dashed (var) 3839" draw:style="rect" draw:dots1="1" draw:dots1-length="0.006cm" draw:dots2="1" draw:dots2-length="0.006cm" draw:distance="0.006cm"/>
    <draw:stroke-dash draw:name="Dashed_20__28_var_29__20_3840" draw:display-name="Dashed (var) 3840" draw:style="rect" draw:dots1="1" draw:dots1-length="0.006cm" draw:dots2="1" draw:dots2-length="0.006cm" draw:distance="0.006cm"/>
    <draw:stroke-dash draw:name="Dashed_20__28_var_29__20_3841" draw:display-name="Dashed (var) 3841" draw:style="rect" draw:dots1="1" draw:dots1-length="0.006cm" draw:dots2="1" draw:dots2-length="0.006cm" draw:distance="0.006cm"/>
    <draw:stroke-dash draw:name="Dashed_20__28_var_29__20_3842" draw:display-name="Dashed (var) 3842" draw:style="rect" draw:dots1="1" draw:dots1-length="0.006cm" draw:dots2="1" draw:dots2-length="0.006cm" draw:distance="0.006cm"/>
    <draw:stroke-dash draw:name="Dashed_20__28_var_29__20_3843" draw:display-name="Dashed (var) 3843" draw:style="rect" draw:dots1="1" draw:dots1-length="0.006cm" draw:dots2="1" draw:dots2-length="0.006cm" draw:distance="0.006cm"/>
    <draw:stroke-dash draw:name="Dashed_20__28_var_29__20_3844" draw:display-name="Dashed (var) 3844" draw:style="rect" draw:dots1="1" draw:dots1-length="0.006cm" draw:dots2="1" draw:dots2-length="0.006cm" draw:distance="0.006cm"/>
    <draw:stroke-dash draw:name="Dashed_20__28_var_29__20_3845" draw:display-name="Dashed (var) 3845" draw:style="rect" draw:dots1="1" draw:dots1-length="0.006cm" draw:dots2="1" draw:dots2-length="0.006cm" draw:distance="0.006cm"/>
    <draw:stroke-dash draw:name="Dashed_20__28_var_29__20_3846" draw:display-name="Dashed (var) 3846" draw:style="rect" draw:dots1="1" draw:dots1-length="0.006cm" draw:dots2="1" draw:dots2-length="0.006cm" draw:distance="0.006cm"/>
    <draw:stroke-dash draw:name="Dashed_20__28_var_29__20_3847" draw:display-name="Dashed (var) 3847" draw:style="rect" draw:dots1="1" draw:dots1-length="0.006cm" draw:dots2="1" draw:dots2-length="0.006cm" draw:distance="0.006cm"/>
    <draw:stroke-dash draw:name="Dashed_20__28_var_29__20_3848" draw:display-name="Dashed (var) 3848" draw:style="rect" draw:dots1="1" draw:dots1-length="0.006cm" draw:dots2="1" draw:dots2-length="0.006cm" draw:distance="0.006cm"/>
    <draw:stroke-dash draw:name="Dashed_20__28_var_29__20_3952" draw:display-name="Dashed (var) 3952" draw:style="rect" draw:dots1="1" draw:dots1-length="0.001cm" draw:dots2="1" draw:dots2-length="0.001cm" draw:distance="0.001cm"/>
    <draw:stroke-dash draw:name="Dashed_20__28_var_29__20_3953" draw:display-name="Dashed (var) 3953" draw:style="rect" draw:dots1="1" draw:dots1-length="0.001cm" draw:dots2="1" draw:dots2-length="0.001cm" draw:distance="0.001cm"/>
    <draw:stroke-dash draw:name="Dashed_20__28_var_29__20_3955" draw:display-name="Dashed (var) 3955" draw:style="rect" draw:dots1="1" draw:dots1-length="0.001cm" draw:dots2="1" draw:dots2-length="0.001cm" draw:distance="0.001cm"/>
    <draw:stroke-dash draw:name="Dashed_20__28_var_29__20_3956" draw:display-name="Dashed (var) 3956" draw:style="rect" draw:dots1="1" draw:dots1-length="0.001cm" draw:dots2="1" draw:dots2-length="0.001cm" draw:distance="0.001cm"/>
    <draw:stroke-dash draw:name="Dashed_20__28_var_29__20_3959" draw:display-name="Dashed (var) 3959" draw:style="rect" draw:dots1="1" draw:dots1-length="0.001cm" draw:dots2="1" draw:dots2-length="0.001cm" draw:distance="0.001cm"/>
    <draw:stroke-dash draw:name="Dashed_20__28_var_29__20_3960" draw:display-name="Dashed (var) 3960" draw:style="rect" draw:dots1="1" draw:dots1-length="0.001cm" draw:dots2="1" draw:dots2-length="0.001cm" draw:distance="0.001cm"/>
    <draw:stroke-dash draw:name="Dashed_20__28_var_29__20_3961" draw:display-name="Dashed (var) 3961" draw:style="rect" draw:dots1="1" draw:dots1-length="0.001cm" draw:dots2="1" draw:dots2-length="0.001cm" draw:distance="0.001cm"/>
    <draw:stroke-dash draw:name="Dashed_20__28_var_29__20_3962" draw:display-name="Dashed (var) 3962" draw:style="rect" draw:dots1="1" draw:dots1-length="0.001cm" draw:dots2="1" draw:dots2-length="0.001cm" draw:distance="0.001cm"/>
    <draw:stroke-dash draw:name="Dashed_20__28_var_29__20_3963" draw:display-name="Dashed (var) 3963" draw:style="rect" draw:dots1="1" draw:dots1-length="0.001cm" draw:dots2="1" draw:dots2-length="0.001cm" draw:distance="0.001cm"/>
    <draw:stroke-dash draw:name="Dashed_20__28_var_29__20_3964" draw:display-name="Dashed (var) 3964" draw:style="rect" draw:dots1="1" draw:dots1-length="0.003cm" draw:dots2="1" draw:dots2-length="0.003cm" draw:distance="0.003cm"/>
    <draw:stroke-dash draw:name="Dashed_20__28_var_29__20_3965" draw:display-name="Dashed (var) 3965" draw:style="rect" draw:dots1="1" draw:dots1-length="0.003cm" draw:dots2="1" draw:dots2-length="0.003cm" draw:distance="0.003cm"/>
    <draw:stroke-dash draw:name="Dashed_20__28_var_29__20_3966" draw:display-name="Dashed (var) 3966" draw:style="rect" draw:dots1="1" draw:dots1-length="0.003cm" draw:dots2="1" draw:dots2-length="0.003cm" draw:distance="0.003cm"/>
    <draw:stroke-dash draw:name="Dashed_20__28_var_29__20_3967" draw:display-name="Dashed (var) 3967" draw:style="rect" draw:dots1="1" draw:dots1-length="0.003cm" draw:dots2="1" draw:dots2-length="0.003cm" draw:distance="0.003cm"/>
    <draw:stroke-dash draw:name="Dashed_20__28_var_29__20_3968" draw:display-name="Dashed (var) 3968" draw:style="rect" draw:dots1="1" draw:dots1-length="0.003cm" draw:dots2="1" draw:dots2-length="0.003cm" draw:distance="0.003cm"/>
    <draw:stroke-dash draw:name="Dashed_20__28_var_29__20_3969" draw:display-name="Dashed (var) 3969" draw:style="rect" draw:dots1="1" draw:dots1-length="0.003cm" draw:dots2="1" draw:dots2-length="0.003cm" draw:distance="0.003cm"/>
    <draw:stroke-dash draw:name="Dashed_20__28_var_29__20_3970" draw:display-name="Dashed (var) 3970" draw:style="rect" draw:dots1="1" draw:dots1-length="0.003cm" draw:dots2="1" draw:dots2-length="0.003cm" draw:distance="0.003cm"/>
    <draw:stroke-dash draw:name="Dashed_20__28_var_29__20_3971" draw:display-name="Dashed (var) 3971" draw:style="rect" draw:dots1="1" draw:dots1-length="0.003cm" draw:dots2="1" draw:dots2-length="0.003cm" draw:distance="0.003cm"/>
    <draw:stroke-dash draw:name="Dashed_20__28_var_29__20_3972" draw:display-name="Dashed (var) 3972" draw:style="rect" draw:dots1="1" draw:dots1-length="0.003cm" draw:dots2="1" draw:dots2-length="0.003cm" draw:distance="0.003cm"/>
    <draw:stroke-dash draw:name="Dashed_20__28_var_29__20_3973" draw:display-name="Dashed (var) 3973" draw:style="rect" draw:dots1="1" draw:dots1-length="0.003cm" draw:dots2="1" draw:dots2-length="0.003cm" draw:distance="0.003cm"/>
    <draw:stroke-dash draw:name="Dashed_20__28_var_29__20_3974" draw:display-name="Dashed (var) 3974" draw:style="rect" draw:dots1="1" draw:dots1-length="0.003cm" draw:dots2="1" draw:dots2-length="0.003cm" draw:distance="0.003cm"/>
    <draw:stroke-dash draw:name="Dashed_20__28_var_29__20_3975" draw:display-name="Dashed (var) 3975" draw:style="rect" draw:dots1="1" draw:dots1-length="0.003cm" draw:dots2="1" draw:dots2-length="0.003cm" draw:distance="0.003cm"/>
    <draw:stroke-dash draw:name="Dashed_20__28_var_29__20_3976" draw:display-name="Dashed (var) 3976" draw:style="rect" draw:dots1="1" draw:dots1-length="0.003cm" draw:dots2="1" draw:dots2-length="0.003cm" draw:distance="0.003cm"/>
    <draw:stroke-dash draw:name="Dashed_20__28_var_29__20_3977" draw:display-name="Dashed (var) 3977" draw:style="rect" draw:dots1="1" draw:dots1-length="0.003cm" draw:dots2="1" draw:dots2-length="0.003cm" draw:distance="0.003cm"/>
    <draw:stroke-dash draw:name="Dashed_20__28_var_29__20_3978" draw:display-name="Dashed (var) 3978" draw:style="rect" draw:dots1="1" draw:dots1-length="0.003cm" draw:dots2="1" draw:dots2-length="0.003cm" draw:distance="0.003cm"/>
    <draw:stroke-dash draw:name="Dashed_20__28_var_29__20_3979" draw:display-name="Dashed (var) 3979" draw:style="rect" draw:dots1="1" draw:dots1-length="0.003cm" draw:dots2="1" draw:dots2-length="0.003cm" draw:distance="0.003cm"/>
    <draw:stroke-dash draw:name="Dashed_20__28_var_29__20_3980" draw:display-name="Dashed (var) 3980" draw:style="rect" draw:dots1="1" draw:dots1-length="0.003cm" draw:dots2="1" draw:dots2-length="0.003cm" draw:distance="0.003cm"/>
    <draw:stroke-dash draw:name="Dashed_20__28_var_29__20_3981" draw:display-name="Dashed (var) 3981" draw:style="rect" draw:dots1="1" draw:dots1-length="0.002cm" draw:dots2="1" draw:dots2-length="0.002cm" draw:distance="0.002cm"/>
    <draw:stroke-dash draw:name="Dashed_20__28_var_29__20_3982" draw:display-name="Dashed (var) 3982" draw:style="rect" draw:dots1="1" draw:dots1-length="0.003cm" draw:dots2="1" draw:dots2-length="0.003cm" draw:distance="0.003cm"/>
    <draw:stroke-dash draw:name="Dashed_20__28_var_29__20_3983" draw:display-name="Dashed (var) 3983" draw:style="rect" draw:dots1="1" draw:dots1-length="0.003cm" draw:dots2="1" draw:dots2-length="0.003cm" draw:distance="0.003cm"/>
    <draw:stroke-dash draw:name="Dashed_20__28_var_29__20_3984" draw:display-name="Dashed (var) 3984" draw:style="rect" draw:dots1="1" draw:dots1-length="0.003cm" draw:dots2="1" draw:dots2-length="0.003cm" draw:distance="0.003cm"/>
    <draw:stroke-dash draw:name="Dashed_20__28_var_29__20_3985" draw:display-name="Dashed (var) 3985" draw:style="rect" draw:dots1="1" draw:dots1-length="0.003cm" draw:dots2="1" draw:dots2-length="0.003cm" draw:distance="0.003cm"/>
    <draw:stroke-dash draw:name="Dashed_20__28_var_29__20_3986" draw:display-name="Dashed (var) 3986" draw:style="rect" draw:dots1="1" draw:dots1-length="0.003cm" draw:dots2="1" draw:dots2-length="0.003cm" draw:distance="0.003cm"/>
    <draw:stroke-dash draw:name="Dashed_20__28_var_29__20_3987" draw:display-name="Dashed (var) 3987" draw:style="rect" draw:dots1="1" draw:dots1-length="0.003cm" draw:dots2="1" draw:dots2-length="0.003cm" draw:distance="0.003cm"/>
    <draw:stroke-dash draw:name="Dashed_20__28_var_29__20_3988" draw:display-name="Dashed (var) 3988" draw:style="rect" draw:dots1="1" draw:dots1-length="0.003cm" draw:dots2="1" draw:dots2-length="0.003cm" draw:distance="0.003cm"/>
    <draw:stroke-dash draw:name="Dashed_20__28_var_29__20_3989" draw:display-name="Dashed (var) 3989" draw:style="rect" draw:dots1="1" draw:dots1-length="0.003cm" draw:dots2="1" draw:dots2-length="0.003cm" draw:distance="0.003cm"/>
    <draw:stroke-dash draw:name="Dashed_20__28_var_29__20_3990" draw:display-name="Dashed (var) 3990" draw:style="rect" draw:dots1="1" draw:dots1-length="0.003cm" draw:dots2="1" draw:dots2-length="0.003cm" draw:distance="0.003cm"/>
    <draw:stroke-dash draw:name="Dashed_20__28_var_29__20_3991" draw:display-name="Dashed (var) 3991" draw:style="rect" draw:dots1="1" draw:dots1-length="0.003cm" draw:dots2="1" draw:dots2-length="0.003cm" draw:distance="0.003cm"/>
    <draw:stroke-dash draw:name="Dashed_20__28_var_29__20_3992" draw:display-name="Dashed (var) 3992" draw:style="rect" draw:dots1="1" draw:dots1-length="0.003cm" draw:dots2="1" draw:dots2-length="0.003cm" draw:distance="0.003cm"/>
    <draw:stroke-dash draw:name="Dashed_20__28_var_29__20_3993" draw:display-name="Dashed (var) 3993" draw:style="rect" draw:dots1="1" draw:dots1-length="0.003cm" draw:dots2="1" draw:dots2-length="0.003cm" draw:distance="0.003cm"/>
    <draw:stroke-dash draw:name="Dashed_20__28_var_29__20_3994" draw:display-name="Dashed (var) 3994" draw:style="rect" draw:dots1="1" draw:dots1-length="0.003cm" draw:dots2="1" draw:dots2-length="0.003cm" draw:distance="0.003cm"/>
    <draw:stroke-dash draw:name="Dashed_20__28_var_29__20_3995" draw:display-name="Dashed (var) 3995" draw:style="rect" draw:dots1="1" draw:dots1-length="0.003cm" draw:dots2="1" draw:dots2-length="0.003cm" draw:distance="0.003cm"/>
    <draw:stroke-dash draw:name="Dashed_20__28_var_29__20_3996" draw:display-name="Dashed (var) 3996" draw:style="rect" draw:dots1="1" draw:dots1-length="0.003cm" draw:dots2="1" draw:dots2-length="0.003cm" draw:distance="0.003cm"/>
    <draw:stroke-dash draw:name="Dashed_20__28_var_29__20_3997" draw:display-name="Dashed (var) 3997" draw:style="rect" draw:dots1="1" draw:dots1-length="0.003cm" draw:dots2="1" draw:dots2-length="0.003cm" draw:distance="0.003cm"/>
    <draw:stroke-dash draw:name="Dashed_20__28_var_29__20_3998" draw:display-name="Dashed (var) 3998" draw:style="rect" draw:dots1="1" draw:dots1-length="0.003cm" draw:dots2="1" draw:dots2-length="0.003cm" draw:distance="0.003cm"/>
    <draw:stroke-dash draw:name="Dashed_20__28_var_29__20_3999" draw:display-name="Dashed (var) 3999" draw:style="rect" draw:dots1="1" draw:dots1-length="0.003cm" draw:dots2="1" draw:dots2-length="0.003cm" draw:distance="0.003cm"/>
    <draw:stroke-dash draw:name="Dashed_20__28_var_29__20_4000" draw:display-name="Dashed (var) 4000" draw:style="rect" draw:dots1="1" draw:dots1-length="0.003cm" draw:dots2="1" draw:dots2-length="0.003cm" draw:distance="0.003cm"/>
    <draw:stroke-dash draw:name="Dashed_20__28_var_29__20_4001" draw:display-name="Dashed (var) 4001" draw:style="rect" draw:dots1="1" draw:dots1-length="0.003cm" draw:dots2="1" draw:dots2-length="0.003cm" draw:distance="0.003cm"/>
    <draw:stroke-dash draw:name="Dashed_20__28_var_29__20_4002" draw:display-name="Dashed (var) 4002" draw:style="rect" draw:dots1="1" draw:dots1-length="0.003cm" draw:dots2="1" draw:dots2-length="0.003cm" draw:distance="0.003cm"/>
    <draw:stroke-dash draw:name="Dashed_20__28_var_29__20_4003" draw:display-name="Dashed (var) 4003" draw:style="rect" draw:dots1="1" draw:dots1-length="0.003cm" draw:dots2="1" draw:dots2-length="0.003cm" draw:distance="0.003cm"/>
    <draw:stroke-dash draw:name="Dashed_20__28_var_29__20_4107" draw:display-name="Dashed (var) 4107" draw:style="rect" draw:dots1="1" draw:dots1-length="0.002cm" draw:dots2="1" draw:dots2-length="0.002cm" draw:distance="0.002cm"/>
    <draw:stroke-dash draw:name="Dashed_20__28_var_29__20_4108" draw:display-name="Dashed (var) 4108" draw:style="rect" draw:dots1="1" draw:dots1-length="0.002cm" draw:dots2="1" draw:dots2-length="0.002cm" draw:distance="0.002cm"/>
    <draw:stroke-dash draw:name="Dashed_20__28_var_29__20_4109" draw:display-name="Dashed (var) 4109" draw:style="rect" draw:dots1="1" draw:dots1-length="0.002cm" draw:dots2="1" draw:dots2-length="0.002cm" draw:distance="0.002cm"/>
    <draw:stroke-dash draw:name="Dashed_20__28_var_29__20_4110" draw:display-name="Dashed (var) 4110" draw:style="rect" draw:dots1="1" draw:dots1-length="0.002cm" draw:dots2="1" draw:dots2-length="0.002cm" draw:distance="0.002cm"/>
    <draw:stroke-dash draw:name="Dashed_20__28_var_29__20_4111" draw:display-name="Dashed (var) 4111" draw:style="rect" draw:dots1="1" draw:dots1-length="0.002cm" draw:dots2="1" draw:dots2-length="0.002cm" draw:distance="0.002cm"/>
    <draw:stroke-dash draw:name="Dashed_20__28_var_29__20_4112" draw:display-name="Dashed (var) 4112" draw:style="rect" draw:dots1="1" draw:dots1-length="0.002cm" draw:dots2="1" draw:dots2-length="0.002cm" draw:distance="0.002cm"/>
    <draw:stroke-dash draw:name="Dashed_20__28_var_29__20_4113" draw:display-name="Dashed (var) 4113" draw:style="rect" draw:dots1="1" draw:dots1-length="0.002cm" draw:dots2="1" draw:dots2-length="0.002cm" draw:distance="0.002cm"/>
    <draw:stroke-dash draw:name="Dashed_20__28_var_29__20_4114" draw:display-name="Dashed (var) 4114" draw:style="rect" draw:dots1="1" draw:dots1-length="0.001cm" draw:dots2="1" draw:dots2-length="0.001cm" draw:distance="0.001cm"/>
    <draw:stroke-dash draw:name="Dashed_20__28_var_29__20_4115" draw:display-name="Dashed (var) 4115" draw:style="rect" draw:dots1="1" draw:dots1-length="0.001cm" draw:dots2="1" draw:dots2-length="0.001cm" draw:distance="0.001cm"/>
    <draw:stroke-dash draw:name="Dashed_20__28_var_29__20_4116" draw:display-name="Dashed (var) 4116" draw:style="rect" draw:dots1="1" draw:dots1-length="0.001cm" draw:dots2="1" draw:dots2-length="0.001cm" draw:distance="0.001cm"/>
    <draw:stroke-dash draw:name="Dashed_20__28_var_29__20_4117" draw:display-name="Dashed (var) 4117" draw:style="rect" draw:dots1="1" draw:dots1-length="0.001cm" draw:dots2="1" draw:dots2-length="0.001cm" draw:distance="0.001cm"/>
    <draw:stroke-dash draw:name="Dashed_20__28_var_29__20_4118" draw:display-name="Dashed (var) 4118" draw:style="rect" draw:dots1="1" draw:dots1-length="0.001cm" draw:dots2="1" draw:dots2-length="0.001cm" draw:distance="0.001cm"/>
    <draw:stroke-dash draw:name="Dashed_20__28_var_29__20_4119" draw:display-name="Dashed (var) 4119" draw:style="rect" draw:dots1="1" draw:dots1-length="0.001cm" draw:dots2="1" draw:dots2-length="0.001cm" draw:distance="0.001cm"/>
    <draw:stroke-dash draw:name="Dashed_20__28_var_29__20_4120" draw:display-name="Dashed (var) 4120" draw:style="rect" draw:dots1="1" draw:dots1-length="0.001cm" draw:dots2="1" draw:dots2-length="0.001cm" draw:distance="0.001cm"/>
    <draw:stroke-dash draw:name="Dashed_20__28_var_29__20_4121" draw:display-name="Dashed (var) 4121" draw:style="rect" draw:dots1="1" draw:dots1-length="0.001cm" draw:dots2="1" draw:dots2-length="0.001cm" draw:distance="0.001cm"/>
    <draw:stroke-dash draw:name="Dashed_20__28_var_29__20_4122" draw:display-name="Dashed (var) 4122" draw:style="rect" draw:dots1="1" draw:dots1-length="0.001cm" draw:dots2="1" draw:dots2-length="0.001cm" draw:distance="0.001cm"/>
    <draw:stroke-dash draw:name="Dashed_20__28_var_29__20_4123" draw:display-name="Dashed (var) 4123" draw:style="rect" draw:dots1="1" draw:dots1-length="0.001cm" draw:dots2="1" draw:dots2-length="0.001cm" draw:distance="0.001cm"/>
    <draw:stroke-dash draw:name="Dashed_20__28_var_29__20_4124" draw:display-name="Dashed (var) 4124" draw:style="rect" draw:dots1="1" draw:dots1-length="0.003cm" draw:dots2="1" draw:dots2-length="0.003cm" draw:distance="0.003cm"/>
    <draw:stroke-dash draw:name="Dashed_20__28_var_29__20_4125" draw:display-name="Dashed (var) 4125" draw:style="rect" draw:dots1="1" draw:dots1-length="0.003cm" draw:dots2="1" draw:dots2-length="0.003cm" draw:distance="0.003cm"/>
    <draw:stroke-dash draw:name="Dashed_20__28_var_29__20_4126" draw:display-name="Dashed (var) 4126" draw:style="rect" draw:dots1="1" draw:dots1-length="0.003cm" draw:dots2="1" draw:dots2-length="0.003cm" draw:distance="0.003cm"/>
    <draw:stroke-dash draw:name="Dashed_20__28_var_29__20_4127" draw:display-name="Dashed (var) 4127" draw:style="rect" draw:dots1="1" draw:dots1-length="0.003cm" draw:dots2="1" draw:dots2-length="0.003cm" draw:distance="0.003cm"/>
    <draw:stroke-dash draw:name="Dashed_20__28_var_29__20_4128" draw:display-name="Dashed (var) 4128" draw:style="rect" draw:dots1="1" draw:dots1-length="0.002cm" draw:dots2="1" draw:dots2-length="0.002cm" draw:distance="0.002cm"/>
    <draw:stroke-dash draw:name="Dashed_20__28_var_29__20_4129" draw:display-name="Dashed (var) 4129" draw:style="rect" draw:dots1="1" draw:dots1-length="0.002cm" draw:dots2="1" draw:dots2-length="0.002cm" draw:distance="0.002cm"/>
    <draw:stroke-dash draw:name="Dashed_20__28_var_29__20_4130" draw:display-name="Dashed (var) 4130" draw:style="rect" draw:dots1="1" draw:dots1-length="0.002cm" draw:dots2="1" draw:dots2-length="0.002cm" draw:distance="0.002cm"/>
    <draw:stroke-dash draw:name="Dashed_20__28_var_29__20_4131" draw:display-name="Dashed (var) 4131" draw:style="rect" draw:dots1="1" draw:dots1-length="0.002cm" draw:dots2="1" draw:dots2-length="0.002cm" draw:distance="0.002cm"/>
    <draw:stroke-dash draw:name="Dashed_20__28_var_29__20_4132" draw:display-name="Dashed (var) 4132" draw:style="rect" draw:dots1="1" draw:dots1-length="0.002cm" draw:dots2="1" draw:dots2-length="0.002cm" draw:distance="0.002cm"/>
    <draw:stroke-dash draw:name="Dashed_20__28_var_29__20_4133" draw:display-name="Dashed (var) 4133" draw:style="rect" draw:dots1="1" draw:dots1-length="0.002cm" draw:dots2="1" draw:dots2-length="0.002cm" draw:distance="0.002cm"/>
    <draw:stroke-dash draw:name="Dashed_20__28_var_29__20_4134" draw:display-name="Dashed (var) 4134" draw:style="rect" draw:dots1="1" draw:dots1-length="0.002cm" draw:dots2="1" draw:dots2-length="0.002cm" draw:distance="0.002cm"/>
    <draw:stroke-dash draw:name="Dashed_20__28_var_29__20_4135" draw:display-name="Dashed (var) 4135" draw:style="rect" draw:dots1="1" draw:dots1-length="0.002cm" draw:dots2="1" draw:dots2-length="0.002cm" draw:distance="0.002cm"/>
    <draw:stroke-dash draw:name="Dashed_20__28_var_29__20_4136" draw:display-name="Dashed (var) 4136" draw:style="rect" draw:dots1="1" draw:dots1-length="0.002cm" draw:dots2="1" draw:dots2-length="0.002cm" draw:distance="0.002cm"/>
    <draw:stroke-dash draw:name="Dashed_20__28_var_29__20_4137" draw:display-name="Dashed (var) 4137" draw:style="rect" draw:dots1="1" draw:dots1-length="0.002cm" draw:dots2="1" draw:dots2-length="0.002cm" draw:distance="0.002cm"/>
    <draw:stroke-dash draw:name="Dashed_20__28_var_29__20_4138" draw:display-name="Dashed (var) 4138" draw:style="rect" draw:dots1="1" draw:dots1-length="0.002cm" draw:dots2="1" draw:dots2-length="0.002cm" draw:distance="0.002cm"/>
    <draw:stroke-dash draw:name="Dashed_20__28_var_29__20_4139" draw:display-name="Dashed (var) 4139" draw:style="rect" draw:dots1="1" draw:dots1-length="0.002cm" draw:dots2="1" draw:dots2-length="0.002cm" draw:distance="0.002cm"/>
    <draw:stroke-dash draw:name="Dashed_20__28_var_29__20_4140" draw:display-name="Dashed (var) 4140" draw:style="rect" draw:dots1="1" draw:dots1-length="0.003cm" draw:dots2="1" draw:dots2-length="0.003cm" draw:distance="0.003cm"/>
    <draw:stroke-dash draw:name="Dashed_20__28_var_29__20_4141" draw:display-name="Dashed (var) 4141" draw:style="rect" draw:dots1="1" draw:dots1-length="0.003cm" draw:dots2="1" draw:dots2-length="0.003cm" draw:distance="0.003cm"/>
    <draw:stroke-dash draw:name="Dashed_20__28_var_29__20_4142" draw:display-name="Dashed (var) 4142" draw:style="rect" draw:dots1="1" draw:dots1-length="0.002cm" draw:dots2="1" draw:dots2-length="0.002cm" draw:distance="0.002cm"/>
    <draw:stroke-dash draw:name="Dashed_20__28_var_29__20_4143" draw:display-name="Dashed (var) 4143" draw:style="rect" draw:dots1="1" draw:dots1-length="0.002cm" draw:dots2="1" draw:dots2-length="0.002cm" draw:distance="0.002cm"/>
    <draw:stroke-dash draw:name="Dashed_20__28_var_29__20_4144" draw:display-name="Dashed (var) 4144" draw:style="rect" draw:dots1="1" draw:dots1-length="0.002cm" draw:dots2="1" draw:dots2-length="0.002cm" draw:distance="0.002cm"/>
    <draw:stroke-dash draw:name="Dashed_20__28_var_29__20_4145" draw:display-name="Dashed (var) 4145" draw:style="rect" draw:dots1="1" draw:dots1-length="0.002cm" draw:dots2="1" draw:dots2-length="0.002cm" draw:distance="0.002cm"/>
    <draw:stroke-dash draw:name="Dashed_20__28_var_29__20_4146" draw:display-name="Dashed (var) 4146" draw:style="rect" draw:dots1="1" draw:dots1-length="0.002cm" draw:dots2="1" draw:dots2-length="0.002cm" draw:distance="0.002cm"/>
    <draw:stroke-dash draw:name="Dashed_20__28_var_29__20_4147" draw:display-name="Dashed (var) 4147" draw:style="rect" draw:dots1="1" draw:dots1-length="0.002cm" draw:dots2="1" draw:dots2-length="0.002cm" draw:distance="0.002cm"/>
    <draw:stroke-dash draw:name="Dashed_20__28_var_29__20_4148" draw:display-name="Dashed (var) 4148" draw:style="rect" draw:dots1="1" draw:dots1-length="0.002cm" draw:dots2="1" draw:dots2-length="0.002cm" draw:distance="0.002cm"/>
    <draw:stroke-dash draw:name="Dashed_20__28_var_29__20_4149" draw:display-name="Dashed (var) 4149" draw:style="rect" draw:dots1="1" draw:dots1-length="0.002cm" draw:dots2="1" draw:dots2-length="0.002cm" draw:distance="0.002cm"/>
    <draw:stroke-dash draw:name="Dashed_20__28_var_29__20_4150" draw:display-name="Dashed (var) 4150" draw:style="rect" draw:dots1="1" draw:dots1-length="0.002cm" draw:dots2="1" draw:dots2-length="0.002cm" draw:distance="0.002cm"/>
    <draw:stroke-dash draw:name="Dashed_20__28_var_29__20_4151" draw:display-name="Dashed (var) 4151" draw:style="rect" draw:dots1="1" draw:dots1-length="0.002cm" draw:dots2="1" draw:dots2-length="0.002cm" draw:distance="0.002cm"/>
    <draw:stroke-dash draw:name="Dashed_20__28_var_29__20_4152" draw:display-name="Dashed (var) 4152" draw:style="rect" draw:dots1="1" draw:dots1-length="0.002cm" draw:dots2="1" draw:dots2-length="0.002cm" draw:distance="0.002cm"/>
    <draw:stroke-dash draw:name="Dashed_20__28_var_29__20_4153" draw:display-name="Dashed (var) 4153" draw:style="rect" draw:dots1="1" draw:dots1-length="0.002cm" draw:dots2="1" draw:dots2-length="0.002cm" draw:distance="0.002cm"/>
    <draw:stroke-dash draw:name="Dashed_20__28_var_29__20_4154" draw:display-name="Dashed (var) 4154" draw:style="rect" draw:dots1="1" draw:dots1-length="0.002cm" draw:dots2="1" draw:dots2-length="0.002cm" draw:distance="0.002cm"/>
    <draw:stroke-dash draw:name="Dashed_20__28_var_29__20_4155" draw:display-name="Dashed (var) 4155" draw:style="rect" draw:dots1="1" draw:dots1-length="0.002cm" draw:dots2="1" draw:dots2-length="0.002cm" draw:distance="0.002cm"/>
    <draw:stroke-dash draw:name="Dashed_20__28_var_29__20_4156" draw:display-name="Dashed (var) 4156" draw:style="rect" draw:dots1="1" draw:dots1-length="0.001cm" draw:dots2="1" draw:dots2-length="0.001cm" draw:distance="0.001cm"/>
    <draw:stroke-dash draw:name="Dashed_20__28_var_29__20_4157" draw:display-name="Dashed (var) 4157" draw:style="rect" draw:dots1="1" draw:dots1-length="0.001cm" draw:dots2="1" draw:dots2-length="0.001cm" draw:distance="0.001cm"/>
    <draw:stroke-dash draw:name="Dashed_20__28_var_29__20_4158" draw:display-name="Dashed (var) 4158" draw:style="rect" draw:dots1="1" draw:dots1-length="0.001cm" draw:dots2="1" draw:dots2-length="0.001cm" draw:distance="0.001cm"/>
    <draw:stroke-dash draw:name="Dashed_20__28_var_29__20_4159" draw:display-name="Dashed (var) 4159" draw:style="rect" draw:dots1="1" draw:dots1-length="0.001cm" draw:dots2="1" draw:dots2-length="0.001cm" draw:distance="0.001cm"/>
    <draw:stroke-dash draw:name="Dashed_20__28_var_29__20_4160" draw:display-name="Dashed (var) 4160" draw:style="rect" draw:dots1="1" draw:dots1-length="0.001cm" draw:dots2="1" draw:dots2-length="0.001cm" draw:distance="0.001cm"/>
    <draw:stroke-dash draw:name="Dashed_20__28_var_29__20_4161" draw:display-name="Dashed (var) 4161" draw:style="rect" draw:dots1="1" draw:dots1-length="0.001cm" draw:dots2="1" draw:dots2-length="0.001cm" draw:distance="0.001cm"/>
    <draw:stroke-dash draw:name="Dashed_20__28_var_29__20_4162" draw:display-name="Dashed (var) 4162" draw:style="rect" draw:dots1="1" draw:dots1-length="0.001cm" draw:dots2="1" draw:dots2-length="0.001cm" draw:distance="0.001cm"/>
    <draw:stroke-dash draw:name="Dashed_20__28_var_29__20_4163" draw:display-name="Dashed (var) 4163" draw:style="rect" draw:dots1="1" draw:dots1-length="0.001cm" draw:dots2="1" draw:dots2-length="0.001cm" draw:distance="0.001cm"/>
    <draw:stroke-dash draw:name="Dashed_20__28_var_29__20_4164" draw:display-name="Dashed (var) 4164" draw:style="rect" draw:dots1="1" draw:dots1-length="0.001cm" draw:dots2="1" draw:dots2-length="0.001cm" draw:distance="0.001cm"/>
    <draw:stroke-dash draw:name="Dashed_20__28_var_29__20_4165" draw:display-name="Dashed (var) 4165" draw:style="rect" draw:dots1="1" draw:dots1-length="0.002cm" draw:dots2="1" draw:dots2-length="0.002cm" draw:distance="0.002cm"/>
    <draw:stroke-dash draw:name="Dashed_20__28_var_29__20_4166" draw:display-name="Dashed (var) 4166" draw:style="rect" draw:dots1="1" draw:dots1-length="0.003cm" draw:dots2="1" draw:dots2-length="0.003cm" draw:distance="0.003cm"/>
    <draw:stroke-dash draw:name="Dashed_20__28_var_29__20_4167" draw:display-name="Dashed (var) 4167" draw:style="rect" draw:dots1="1" draw:dots1-length="0.003cm" draw:dots2="1" draw:dots2-length="0.003cm" draw:distance="0.003cm"/>
    <draw:stroke-dash draw:name="Dashed_20__28_var_29__20_4168" draw:display-name="Dashed (var) 4168" draw:style="rect" draw:dots1="1" draw:dots1-length="0.003cm" draw:dots2="1" draw:dots2-length="0.003cm" draw:distance="0.003cm"/>
    <draw:stroke-dash draw:name="Dashed_20__28_var_29__20_4169" draw:display-name="Dashed (var) 4169" draw:style="rect" draw:dots1="1" draw:dots1-length="0.003cm" draw:dots2="1" draw:dots2-length="0.003cm" draw:distance="0.003cm"/>
    <draw:stroke-dash draw:name="Dashed_20__28_var_29__20_4170" draw:display-name="Dashed (var) 4170" draw:style="rect" draw:dots1="1" draw:dots1-length="0.003cm" draw:dots2="1" draw:dots2-length="0.003cm" draw:distance="0.003cm"/>
    <draw:stroke-dash draw:name="Dashed_20__28_var_29__20_4171" draw:display-name="Dashed (var) 4171" draw:style="rect" draw:dots1="1" draw:dots1-length="0.003cm" draw:dots2="1" draw:dots2-length="0.003cm" draw:distance="0.003cm"/>
    <draw:stroke-dash draw:name="Dashed_20__28_var_29__20_4172" draw:display-name="Dashed (var) 4172" draw:style="rect" draw:dots1="1" draw:dots1-length="0.003cm" draw:dots2="1" draw:dots2-length="0.003cm" draw:distance="0.003cm"/>
    <draw:stroke-dash draw:name="Dashed_20__28_var_29__20_4173" draw:display-name="Dashed (var) 4173" draw:style="rect" draw:dots1="1" draw:dots1-length="0.003cm" draw:dots2="1" draw:dots2-length="0.003cm" draw:distance="0.003cm"/>
    <draw:stroke-dash draw:name="Dashed_20__28_var_29__20_4174" draw:display-name="Dashed (var) 4174" draw:style="rect" draw:dots1="1" draw:dots1-length="0.003cm" draw:dots2="1" draw:dots2-length="0.003cm" draw:distance="0.003cm"/>
    <draw:stroke-dash draw:name="Dashed_20__28_var_29__20_4175" draw:display-name="Dashed (var) 4175" draw:style="rect" draw:dots1="1" draw:dots1-length="0.003cm" draw:dots2="1" draw:dots2-length="0.003cm" draw:distance="0.003cm"/>
    <draw:stroke-dash draw:name="Dashed_20__28_var_29__20_4176" draw:display-name="Dashed (var) 4176" draw:style="rect" draw:dots1="1" draw:dots1-length="0.003cm" draw:dots2="1" draw:dots2-length="0.003cm" draw:distance="0.003cm"/>
    <draw:stroke-dash draw:name="Dashed_20__28_var_29__20_4177" draw:display-name="Dashed (var) 4177" draw:style="rect" draw:dots1="1" draw:dots1-length="0.003cm" draw:dots2="1" draw:dots2-length="0.003cm" draw:distance="0.003cm"/>
    <draw:stroke-dash draw:name="Dashed_20__28_var_29__20_4178" draw:display-name="Dashed (var) 4178" draw:style="rect" draw:dots1="1" draw:dots1-length="0.003cm" draw:dots2="1" draw:dots2-length="0.003cm" draw:distance="0.003cm"/>
    <draw:stroke-dash draw:name="Dashed_20__28_var_29__20_4179" draw:display-name="Dashed (var) 4179" draw:style="rect" draw:dots1="1" draw:dots1-length="0.003cm" draw:dots2="1" draw:dots2-length="0.003cm" draw:distance="0.003cm"/>
    <draw:stroke-dash draw:name="Dashed_20__28_var_29__20_4180" draw:display-name="Dashed (var) 4180" draw:style="rect" draw:dots1="1" draw:dots1-length="0.003cm" draw:dots2="1" draw:dots2-length="0.003cm" draw:distance="0.003cm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82" draw:display-name="Dashed (var) 4182" draw:style="rect" draw:dots1="1" draw:dots1-length="0.003cm" draw:dots2="1" draw:dots2-length="0.003cm" draw:distance="0.003cm"/>
    <draw:stroke-dash draw:name="Dashed_20__28_var_29__20_4183" draw:display-name="Dashed (var) 4183" draw:style="rect" draw:dots1="1" draw:dots1-length="0.003cm" draw:dots2="1" draw:dots2-length="0.003cm" draw:distance="0.003cm"/>
    <draw:stroke-dash draw:name="Dashed_20__28_var_29__20_4184" draw:display-name="Dashed (var) 4184" draw:style="rect" draw:dots1="1" draw:dots1-length="0.003cm" draw:dots2="1" draw:dots2-length="0.003cm" draw:distance="0.003cm"/>
    <draw:stroke-dash draw:name="Dashed_20__28_var_29__20_4185" draw:display-name="Dashed (var) 4185" draw:style="rect" draw:dots1="1" draw:dots1-length="0.003cm" draw:dots2="1" draw:dots2-length="0.003cm" draw:distance="0.003cm"/>
    <draw:stroke-dash draw:name="Dashed_20__28_var_29__20_4186" draw:display-name="Dashed (var) 4186" draw:style="rect" draw:dots1="1" draw:dots1-length="0.003cm" draw:dots2="1" draw:dots2-length="0.003cm" draw:distance="0.003cm"/>
    <draw:stroke-dash draw:name="Dashed_20__28_var_29__20_4187" draw:display-name="Dashed (var) 4187" draw:style="rect" draw:dots1="1" draw:dots1-length="0.003cm" draw:dots2="1" draw:dots2-length="0.003cm" draw:distance="0.003cm"/>
    <draw:stroke-dash draw:name="Dashed_20__28_var_29__20_4188" draw:display-name="Dashed (var) 4188" draw:style="rect" draw:dots1="1" draw:dots1-length="0.003cm" draw:dots2="1" draw:dots2-length="0.003cm" draw:distance="0.003cm"/>
    <draw:stroke-dash draw:name="Dashed_20__28_var_29__20_4189" draw:display-name="Dashed (var) 4189" draw:style="rect" draw:dots1="1" draw:dots1-length="0.003cm" draw:dots2="1" draw:dots2-length="0.003cm" draw:distance="0.003cm"/>
    <draw:stroke-dash draw:name="Dashed_20__28_var_29__20_4190" draw:display-name="Dashed (var) 4190" draw:style="rect" draw:dots1="1" draw:dots1-length="0.003cm" draw:dots2="1" draw:dots2-length="0.003cm" draw:distance="0.003cm"/>
    <draw:stroke-dash draw:name="Dashed_20__28_var_29__20_4191" draw:display-name="Dashed (var) 4191" draw:style="rect" draw:dots1="1" draw:dots1-length="0.006cm" draw:dots2="1" draw:dots2-length="0.006cm" draw:distance="0.006cm"/>
    <draw:stroke-dash draw:name="Dashed_20__28_var_29__20_4192" draw:display-name="Dashed (var) 4192" draw:style="rect" draw:dots1="1" draw:dots1-length="0.006cm" draw:dots2="1" draw:dots2-length="0.006cm" draw:distance="0.006cm"/>
    <draw:stroke-dash draw:name="Dashed_20__28_var_29__20_4193" draw:display-name="Dashed (var) 4193" draw:style="rect" draw:dots1="1" draw:dots1-length="0.006cm" draw:dots2="1" draw:dots2-length="0.006cm" draw:distance="0.006cm"/>
    <draw:stroke-dash draw:name="Dashed_20__28_var_29__20_4194" draw:display-name="Dashed (var) 4194" draw:style="rect" draw:dots1="1" draw:dots1-length="0.006cm" draw:dots2="1" draw:dots2-length="0.006cm" draw:distance="0.006cm"/>
    <draw:stroke-dash draw:name="Dashed_20__28_var_29__20_4195" draw:display-name="Dashed (var) 4195" draw:style="rect" draw:dots1="1" draw:dots1-length="0.006cm" draw:dots2="1" draw:dots2-length="0.006cm" draw:distance="0.006cm"/>
    <draw:stroke-dash draw:name="Dashed_20__28_var_29__20_4196" draw:display-name="Dashed (var) 4196" draw:style="rect" draw:dots1="1" draw:dots1-length="0.006cm" draw:dots2="1" draw:dots2-length="0.006cm" draw:distance="0.006cm"/>
    <draw:stroke-dash draw:name="Dashed_20__28_var_29__20_4197" draw:display-name="Dashed (var) 4197" draw:style="rect" draw:dots1="1" draw:dots1-length="0.006cm" draw:dots2="1" draw:dots2-length="0.006cm" draw:distance="0.006cm"/>
    <draw:stroke-dash draw:name="Dashed_20__28_var_29__20_4198" draw:display-name="Dashed (var) 4198" draw:style="rect" draw:dots1="1" draw:dots1-length="0.006cm" draw:dots2="1" draw:dots2-length="0.006cm" draw:distance="0.006cm"/>
    <draw:stroke-dash draw:name="Dashed_20__28_var_29__20_4199" draw:display-name="Dashed (var) 4199" draw:style="rect" draw:dots1="1" draw:dots1-length="0.006cm" draw:dots2="1" draw:dots2-length="0.006cm" draw:distance="0.006cm"/>
    <draw:stroke-dash draw:name="Dashed_20__28_var_29__20_4200" draw:display-name="Dashed (var) 4200" draw:style="rect" draw:dots1="1" draw:dots1-length="0.006cm" draw:dots2="1" draw:dots2-length="0.006cm" draw:distance="0.006cm"/>
    <draw:stroke-dash draw:name="Dashed_20__28_var_29__20_4201" draw:display-name="Dashed (var) 4201" draw:style="rect" draw:dots1="1" draw:dots1-length="0.006cm" draw:dots2="1" draw:dots2-length="0.006cm" draw:distance="0.006cm"/>
    <draw:stroke-dash draw:name="Dashed_20__28_var_29__20_4202" draw:display-name="Dashed (var) 4202" draw:style="rect" draw:dots1="1" draw:dots1-length="0.006cm" draw:dots2="1" draw:dots2-length="0.006cm" draw:distance="0.006cm"/>
    <draw:stroke-dash draw:name="Dashed_20__28_var_29__20_4203" draw:display-name="Dashed (var) 4203" draw:style="rect" draw:dots1="1" draw:dots1-length="0.006cm" draw:dots2="1" draw:dots2-length="0.006cm" draw:distance="0.006cm"/>
    <draw:stroke-dash draw:name="Dashed_20__28_var_29__20_4204" draw:display-name="Dashed (var) 4204" draw:style="rect" draw:dots1="1" draw:dots1-length="0.006cm" draw:dots2="1" draw:dots2-length="0.006cm" draw:distance="0.006cm"/>
    <draw:stroke-dash draw:name="Dashed_20__28_var_29__20_4205" draw:display-name="Dashed (var) 4205" draw:style="rect" draw:dots1="1" draw:dots1-length="0.006cm" draw:dots2="1" draw:dots2-length="0.006cm" draw:distance="0.006cm"/>
    <draw:stroke-dash draw:name="Dashed_20__28_var_29__20_4206" draw:display-name="Dashed (var) 4206" draw:style="rect" draw:dots1="1" draw:dots1-length="0.006cm" draw:dots2="1" draw:dots2-length="0.006cm" draw:distance="0.006cm"/>
    <draw:stroke-dash draw:name="Dashed_20__28_var_29__20_4207" draw:display-name="Dashed (var) 4207" draw:style="rect" draw:dots1="1" draw:dots1-length="0.006cm" draw:dots2="1" draw:dots2-length="0.006cm" draw:distance="0.006cm"/>
    <draw:stroke-dash draw:name="Dashed_20__28_var_29__20_4208" draw:display-name="Dashed (var) 4208" draw:style="rect" draw:dots1="1" draw:dots1-length="0.006cm" draw:dots2="1" draw:dots2-length="0.006cm" draw:distance="0.006cm"/>
    <draw:stroke-dash draw:name="Dashed_20__28_var_29__20_4209" draw:display-name="Dashed (var) 4209" draw:style="rect" draw:dots1="1" draw:dots1-length="0.006cm" draw:dots2="1" draw:dots2-length="0.006cm" draw:distance="0.006cm"/>
    <draw:stroke-dash draw:name="Dashed_20__28_var_29__20_4210" draw:display-name="Dashed (var) 4210" draw:style="rect" draw:dots1="1" draw:dots1-length="0.006cm" draw:dots2="1" draw:dots2-length="0.006cm" draw:distance="0.006cm"/>
    <draw:stroke-dash draw:name="Dashed_20__28_var_29__20_4211" draw:display-name="Dashed (var) 4211" draw:style="rect" draw:dots1="1" draw:dots1-length="0.006cm" draw:dots2="1" draw:dots2-length="0.006cm" draw:distance="0.006cm"/>
    <draw:stroke-dash draw:name="Dashed_20__28_var_29__20_4212" draw:display-name="Dashed (var) 4212" draw:style="rect" draw:dots1="1" draw:dots1-length="0.006cm" draw:dots2="1" draw:dots2-length="0.006cm" draw:distance="0.006cm"/>
    <draw:stroke-dash draw:name="Dashed_20__28_var_29__20_4213" draw:display-name="Dashed (var) 4213" draw:style="rect" draw:dots1="1" draw:dots1-length="0.006cm" draw:dots2="1" draw:dots2-length="0.006cm" draw:distance="0.006cm"/>
    <draw:stroke-dash draw:name="Dashed_20__28_var_29__20_4214" draw:display-name="Dashed (var) 4214" draw:style="rect" draw:dots1="1" draw:dots1-length="0.006cm" draw:dots2="1" draw:dots2-length="0.006cm" draw:distance="0.006cm"/>
    <draw:stroke-dash draw:name="Dashed_20__28_var_29__20_4215" draw:display-name="Dashed (var) 4215" draw:style="rect" draw:dots1="1" draw:dots1-length="0.006cm" draw:dots2="1" draw:dots2-length="0.006cm" draw:distance="0.006cm"/>
    <draw:stroke-dash draw:name="Dashed_20__28_var_29__20_4247" draw:display-name="Dashed (var) 4247" draw:style="rect" draw:dots1="1" draw:dots1-length="0.003cm" draw:dots2="1" draw:dots2-length="0.003cm" draw:distance="0.003cm"/>
    <draw:stroke-dash draw:name="Dashed_20__28_var_29__20_4248" draw:display-name="Dashed (var) 4248" draw:style="rect" draw:dots1="1" draw:dots1-length="0.003cm" draw:dots2="1" draw:dots2-length="0.003cm" draw:distance="0.003cm"/>
    <draw:stroke-dash draw:name="Dashed_20__28_var_29__20_4249" draw:display-name="Dashed (var) 4249" draw:style="rect" draw:dots1="1" draw:dots1-length="0.003cm" draw:dots2="1" draw:dots2-length="0.003cm" draw:distance="0.003cm"/>
    <draw:stroke-dash draw:name="Dashed_20__28_var_29__20_4250" draw:display-name="Dashed (var) 4250" draw:style="rect" draw:dots1="1" draw:dots1-length="0.003cm" draw:dots2="1" draw:dots2-length="0.003cm" draw:distance="0.003cm"/>
    <draw:stroke-dash draw:name="Dashed_20__28_var_29__20_4251" draw:display-name="Dashed (var) 4251" draw:style="rect" draw:dots1="1" draw:dots1-length="0.003cm" draw:dots2="1" draw:dots2-length="0.003cm" draw:distance="0.003cm"/>
    <draw:stroke-dash draw:name="Dashed_20__28_var_29__20_4252" draw:display-name="Dashed (var) 4252" draw:style="rect" draw:dots1="1" draw:dots1-length="0.003cm" draw:dots2="1" draw:dots2-length="0.003cm" draw:distance="0.003cm"/>
    <draw:stroke-dash draw:name="Dashed_20__28_var_29__20_4253" draw:display-name="Dashed (var) 4253" draw:style="rect" draw:dots1="1" draw:dots1-length="0.003cm" draw:dots2="1" draw:dots2-length="0.003cm" draw:distance="0.003cm"/>
    <draw:stroke-dash draw:name="Dashed_20__28_var_29__20_4254" draw:display-name="Dashed (var) 4254" draw:style="rect" draw:dots1="1" draw:dots1-length="0.003cm" draw:dots2="1" draw:dots2-length="0.003cm" draw:distance="0.003cm"/>
    <draw:stroke-dash draw:name="Dashed_20__28_var_29__20_4255" draw:display-name="Dashed (var) 4255" draw:style="rect" draw:dots1="1" draw:dots1-length="0.003cm" draw:dots2="1" draw:dots2-length="0.003cm" draw:distance="0.003cm"/>
    <draw:stroke-dash draw:name="Dashed_20__28_var_29__20_4256" draw:display-name="Dashed (var) 4256" draw:style="rect" draw:dots1="1" draw:dots1-length="0.003cm" draw:dots2="1" draw:dots2-length="0.003cm" draw:distance="0.003cm"/>
    <draw:stroke-dash draw:name="Dashed_20__28_var_29__20_4257" draw:display-name="Dashed (var) 4257" draw:style="rect" draw:dots1="1" draw:dots1-length="0.003cm" draw:dots2="1" draw:dots2-length="0.003cm" draw:distance="0.003cm"/>
    <draw:stroke-dash draw:name="Dashed_20__28_var_29__20_4258" draw:display-name="Dashed (var) 4258" draw:style="rect" draw:dots1="1" draw:dots1-length="0.003cm" draw:dots2="1" draw:dots2-length="0.003cm" draw:distance="0.003cm"/>
    <draw:stroke-dash draw:name="Dashed_20__28_var_29__20_4259" draw:display-name="Dashed (var) 4259" draw:style="rect" draw:dots1="1" draw:dots1-length="0.003cm" draw:dots2="1" draw:dots2-length="0.003cm" draw:distance="0.003cm"/>
    <draw:stroke-dash draw:name="Dashed_20__28_var_29__20_4260" draw:display-name="Dashed (var) 4260" draw:style="rect" draw:dots1="1" draw:dots1-length="0.003cm" draw:dots2="1" draw:dots2-length="0.003cm" draw:distance="0.003cm"/>
    <draw:stroke-dash draw:name="Dashed_20__28_var_29__20_4261" draw:display-name="Dashed (var) 4261" draw:style="rect" draw:dots1="1" draw:dots1-length="0.003cm" draw:dots2="1" draw:dots2-length="0.003cm" draw:distance="0.003cm"/>
    <draw:stroke-dash draw:name="Dashed_20__28_var_29__20_4262" draw:display-name="Dashed (var) 4262" draw:style="rect" draw:dots1="1" draw:dots1-length="0.003cm" draw:dots2="1" draw:dots2-length="0.003cm" draw:distance="0.003cm"/>
    <draw:stroke-dash draw:name="Dashed_20__28_var_29__20_4263" draw:display-name="Dashed (var) 4263" draw:style="rect" draw:dots1="1" draw:dots1-length="0.003cm" draw:dots2="1" draw:dots2-length="0.003cm" draw:distance="0.003cm"/>
    <draw:stroke-dash draw:name="Dashed_20__28_var_29__20_4264" draw:display-name="Dashed (var) 4264" draw:style="rect" draw:dots1="1" draw:dots1-length="0.003cm" draw:dots2="1" draw:dots2-length="0.003cm" draw:distance="0.003cm"/>
    <draw:stroke-dash draw:name="Dashed_20__28_var_29__20_4265" draw:display-name="Dashed (var) 4265" draw:style="rect" draw:dots1="1" draw:dots1-length="0.003cm" draw:dots2="1" draw:dots2-length="0.003cm" draw:distance="0.003cm"/>
    <draw:stroke-dash draw:name="Dashed_20__28_var_29__20_4266" draw:display-name="Dashed (var) 4266" draw:style="rect" draw:dots1="1" draw:dots1-length="0.003cm" draw:dots2="1" draw:dots2-length="0.003cm" draw:distance="0.003cm"/>
    <draw:stroke-dash draw:name="Dashed_20__28_var_29__20_4267" draw:display-name="Dashed (var) 4267" draw:style="rect" draw:dots1="1" draw:dots1-length="0.003cm" draw:dots2="1" draw:dots2-length="0.003cm" draw:distance="0.003cm"/>
    <draw:stroke-dash draw:name="Dashed_20__28_var_29__20_4268" draw:display-name="Dashed (var) 4268" draw:style="rect" draw:dots1="1" draw:dots1-length="0.003cm" draw:dots2="1" draw:dots2-length="0.003cm" draw:distance="0.003cm"/>
    <draw:stroke-dash draw:name="Dashed_20__28_var_29__20_4269" draw:display-name="Dashed (var) 4269" draw:style="rect" draw:dots1="1" draw:dots1-length="0.003cm" draw:dots2="1" draw:dots2-length="0.003cm" draw:distance="0.003cm"/>
    <draw:stroke-dash draw:name="Dashed_20__28_var_29__20_4270" draw:display-name="Dashed (var) 4270" draw:style="rect" draw:dots1="1" draw:dots1-length="0.003cm" draw:dots2="1" draw:dots2-length="0.003cm" draw:distance="0.003cm"/>
    <draw:stroke-dash draw:name="Dashed_20__28_var_29__20_4271" draw:display-name="Dashed (var) 4271" draw:style="rect" draw:dots1="1" draw:dots1-length="0.003cm" draw:dots2="1" draw:dots2-length="0.003cm" draw:distance="0.003cm"/>
    <draw:stroke-dash draw:name="Dashed_20__28_var_29__20_4272" draw:display-name="Dashed (var) 4272" draw:style="rect" draw:dots1="1" draw:dots1-length="0.003cm" draw:dots2="1" draw:dots2-length="0.003cm" draw:distance="0.003cm"/>
    <draw:stroke-dash draw:name="Dashed_20__28_var_29__20_4273" draw:display-name="Dashed (var) 4273" draw:style="rect" draw:dots1="1" draw:dots1-length="0.003cm" draw:dots2="1" draw:dots2-length="0.003cm" draw:distance="0.003cm"/>
    <draw:stroke-dash draw:name="Dashed_20__28_var_29__20_4274" draw:display-name="Dashed (var) 4274" draw:style="rect" draw:dots1="1" draw:dots1-length="0.003cm" draw:dots2="1" draw:dots2-length="0.003cm" draw:distance="0.003cm"/>
    <draw:stroke-dash draw:name="Dashed_20__28_var_29__20_4275" draw:display-name="Dashed (var) 4275" draw:style="rect" draw:dots1="1" draw:dots1-length="0.003cm" draw:dots2="1" draw:dots2-length="0.003cm" draw:distance="0.003cm"/>
    <draw:stroke-dash draw:name="Dashed_20__28_var_29__20_4276" draw:display-name="Dashed (var) 4276" draw:style="rect" draw:dots1="1" draw:dots1-length="0.003cm" draw:dots2="1" draw:dots2-length="0.003cm" draw:distance="0.003cm"/>
    <draw:stroke-dash draw:name="Dashed_20__28_var_29__20_4277" draw:display-name="Dashed (var) 4277" draw:style="rect" draw:dots1="1" draw:dots1-length="0.003cm" draw:dots2="1" draw:dots2-length="0.003cm" draw:distance="0.003cm"/>
    <draw:stroke-dash draw:name="Dashed_20__28_var_29__20_4278" draw:display-name="Dashed (var) 4278" draw:style="rect" draw:dots1="1" draw:dots1-length="0.003cm" draw:dots2="1" draw:dots2-length="0.003cm" draw:distance="0.003cm"/>
    <draw:stroke-dash draw:name="Dashed_20__28_var_29__20_4279" draw:display-name="Dashed (var) 4279" draw:style="rect" draw:dots1="1" draw:dots1-length="0.003cm" draw:dots2="1" draw:dots2-length="0.003cm" draw:distance="0.003cm"/>
    <draw:stroke-dash draw:name="Dashed_20__28_var_29__20_4280" draw:display-name="Dashed (var) 4280" draw:style="rect" draw:dots1="1" draw:dots1-length="0.003cm" draw:dots2="1" draw:dots2-length="0.003cm" draw:distance="0.003cm"/>
    <draw:stroke-dash draw:name="Dashed_20__28_var_29__20_4281" draw:display-name="Dashed (var) 4281" draw:style="rect" draw:dots1="1" draw:dots1-length="0.003cm" draw:dots2="1" draw:dots2-length="0.003cm" draw:distance="0.003cm"/>
    <draw:stroke-dash draw:name="Dashed_20__28_var_29__20_4282" draw:display-name="Dashed (var) 4282" draw:style="rect" draw:dots1="1" draw:dots1-length="0.003cm" draw:dots2="1" draw:dots2-length="0.003cm" draw:distance="0.003cm"/>
    <draw:stroke-dash draw:name="Dashed_20__28_var_29__20_4283" draw:display-name="Dashed (var) 4283" draw:style="rect" draw:dots1="1" draw:dots1-length="0.003cm" draw:dots2="1" draw:dots2-length="0.003cm" draw:distance="0.003cm"/>
    <draw:stroke-dash draw:name="Dashed_20__28_var_29__20_4284" draw:display-name="Dashed (var) 4284" draw:style="rect" draw:dots1="1" draw:dots1-length="0.003cm" draw:dots2="1" draw:dots2-length="0.003cm" draw:distance="0.003cm"/>
    <draw:stroke-dash draw:name="Dashed_20__28_var_29__20_4285" draw:display-name="Dashed (var) 4285" draw:style="rect" draw:dots1="1" draw:dots1-length="0.003cm" draw:dots2="1" draw:dots2-length="0.003cm" draw:distance="0.003cm"/>
    <draw:stroke-dash draw:name="Dashed_20__28_var_29__20_4286" draw:display-name="Dashed (var) 4286" draw:style="rect" draw:dots1="1" draw:dots1-length="0.003cm" draw:dots2="1" draw:dots2-length="0.003cm" draw:distance="0.003cm"/>
    <draw:stroke-dash draw:name="Dashed_20__28_var_29__20_4287" draw:display-name="Dashed (var) 4287" draw:style="rect" draw:dots1="1" draw:dots1-length="0.003cm" draw:dots2="1" draw:dots2-length="0.003cm" draw:distance="0.003cm"/>
    <draw:stroke-dash draw:name="Dashed_20__28_var_29__20_4288" draw:display-name="Dashed (var) 4288" draw:style="rect" draw:dots1="1" draw:dots1-length="0.003cm" draw:dots2="1" draw:dots2-length="0.003cm" draw:distance="0.003cm"/>
    <draw:stroke-dash draw:name="Dashed_20__28_var_29__20_4289" draw:display-name="Dashed (var) 4289" draw:style="rect" draw:dots1="1" draw:dots1-length="0.003cm" draw:dots2="1" draw:dots2-length="0.003cm" draw:distance="0.003cm"/>
    <draw:stroke-dash draw:name="Dashed_20__28_var_29__20_4290" draw:display-name="Dashed (var) 4290" draw:style="rect" draw:dots1="1" draw:dots1-length="0.003cm" draw:dots2="1" draw:dots2-length="0.003cm" draw:distance="0.003cm"/>
    <draw:stroke-dash draw:name="Dashed_20__28_var_29__20_4291" draw:display-name="Dashed (var) 4291" draw:style="rect" draw:dots1="1" draw:dots1-length="0.003cm" draw:dots2="1" draw:dots2-length="0.003cm" draw:distance="0.003cm"/>
    <draw:stroke-dash draw:name="Dashed_20__28_var_29__20_4292" draw:display-name="Dashed (var) 4292" draw:style="rect" draw:dots1="1" draw:dots1-length="0.003cm" draw:dots2="1" draw:dots2-length="0.003cm" draw:distance="0.003cm"/>
    <draw:stroke-dash draw:name="Dashed_20__28_var_29__20_4293" draw:display-name="Dashed (var) 4293" draw:style="rect" draw:dots1="1" draw:dots1-length="0.003cm" draw:dots2="1" draw:dots2-length="0.003cm" draw:distance="0.003cm"/>
    <draw:stroke-dash draw:name="Dashed_20__28_var_29__20_4294" draw:display-name="Dashed (var) 4294" draw:style="rect" draw:dots1="1" draw:dots1-length="0.003cm" draw:dots2="1" draw:dots2-length="0.003cm" draw:distance="0.003cm"/>
    <draw:stroke-dash draw:name="Dashed_20__28_var_29__20_4295" draw:display-name="Dashed (var) 4295" draw:style="rect" draw:dots1="1" draw:dots1-length="0.003cm" draw:dots2="1" draw:dots2-length="0.003cm" draw:distance="0.003cm"/>
    <draw:stroke-dash draw:name="Dashed_20__28_var_29__20_4296" draw:display-name="Dashed (var) 4296" draw:style="rect" draw:dots1="1" draw:dots1-length="0.003cm" draw:dots2="1" draw:dots2-length="0.003cm" draw:distance="0.003cm"/>
    <draw:stroke-dash draw:name="Dashed_20__28_var_29__20_4297" draw:display-name="Dashed (var) 4297" draw:style="rect" draw:dots1="1" draw:dots1-length="0.003cm" draw:dots2="1" draw:dots2-length="0.003cm" draw:distance="0.003cm"/>
    <draw:stroke-dash draw:name="Dashed_20__28_var_29__20_4298" draw:display-name="Dashed (var) 4298" draw:style="rect" draw:dots1="1" draw:dots1-length="0.003cm" draw:dots2="1" draw:dots2-length="0.003cm" draw:distance="0.003cm"/>
    <draw:stroke-dash draw:name="Dashed_20__28_var_29__20_4299" draw:display-name="Dashed (var) 4299" draw:style="rect" draw:dots1="1" draw:dots1-length="0.003cm" draw:dots2="1" draw:dots2-length="0.003cm" draw:distance="0.003cm"/>
    <draw:stroke-dash draw:name="Dashed_20__28_var_29__20_4300" draw:display-name="Dashed (var) 4300" draw:style="rect" draw:dots1="1" draw:dots1-length="0.003cm" draw:dots2="1" draw:dots2-length="0.003cm" draw:distance="0.003cm"/>
    <draw:stroke-dash draw:name="Dashed_20__28_var_29__20_4301" draw:display-name="Dashed (var) 4301" draw:style="rect" draw:dots1="1" draw:dots1-length="0.003cm" draw:dots2="1" draw:dots2-length="0.003cm" draw:distance="0.003cm"/>
    <draw:stroke-dash draw:name="Dashed_20__28_var_29__20_4302" draw:display-name="Dashed (var) 4302" draw:style="rect" draw:dots1="1" draw:dots1-length="0.003cm" draw:dots2="1" draw:dots2-length="0.003cm" draw:distance="0.003cm"/>
    <draw:stroke-dash draw:name="Dashed_20__28_var_29__20_4303" draw:display-name="Dashed (var) 4303" draw:style="rect" draw:dots1="1" draw:dots1-length="0.003cm" draw:dots2="1" draw:dots2-length="0.003cm" draw:distance="0.003cm"/>
    <draw:stroke-dash draw:name="Dashed_20__28_var_29__20_4304" draw:display-name="Dashed (var) 4304" draw:style="rect" draw:dots1="1" draw:dots1-length="0.003cm" draw:dots2="1" draw:dots2-length="0.003cm" draw:distance="0.003cm"/>
    <draw:stroke-dash draw:name="Dashed_20__28_var_29__20_4305" draw:display-name="Dashed (var) 4305" draw:style="rect" draw:dots1="1" draw:dots1-length="0.003cm" draw:dots2="1" draw:dots2-length="0.003cm" draw:distance="0.003cm"/>
    <draw:stroke-dash draw:name="Dashed_20__28_var_29__20_4306" draw:display-name="Dashed (var) 4306" draw:style="rect" draw:dots1="1" draw:dots1-length="0.003cm" draw:dots2="1" draw:dots2-length="0.003cm" draw:distance="0.003cm"/>
    <draw:stroke-dash draw:name="Dashed_20__28_var_29__20_4307" draw:display-name="Dashed (var) 4307" draw:style="rect" draw:dots1="1" draw:dots1-length="0.003cm" draw:dots2="1" draw:dots2-length="0.003cm" draw:distance="0.003cm"/>
    <draw:stroke-dash draw:name="Dashed_20__28_var_29__20_4308" draw:display-name="Dashed (var) 4308" draw:style="rect" draw:dots1="1" draw:dots1-length="0.003cm" draw:dots2="1" draw:dots2-length="0.003cm" draw:distance="0.003cm"/>
    <draw:stroke-dash draw:name="Dashed_20__28_var_29__20_4309" draw:display-name="Dashed (var) 4309" draw:style="rect" draw:dots1="1" draw:dots1-length="0.003cm" draw:dots2="1" draw:dots2-length="0.003cm" draw:distance="0.003cm"/>
    <draw:stroke-dash draw:name="Dashed_20__28_var_29__20_4310" draw:display-name="Dashed (var) 4310" draw:style="rect" draw:dots1="1" draw:dots1-length="0.003cm" draw:dots2="1" draw:dots2-length="0.003cm" draw:distance="0.003cm"/>
    <draw:stroke-dash draw:name="Dashed_20__28_var_29__20_4311" draw:display-name="Dashed (var) 4311" draw:style="rect" draw:dots1="1" draw:dots1-length="0.003cm" draw:dots2="1" draw:dots2-length="0.003cm" draw:distance="0.003cm"/>
    <draw:stroke-dash draw:name="Dashed_20__28_var_29__20_4312" draw:display-name="Dashed (var) 4312" draw:style="rect" draw:dots1="1" draw:dots1-length="0.003cm" draw:dots2="1" draw:dots2-length="0.003cm" draw:distance="0.003cm"/>
    <draw:stroke-dash draw:name="Dashed_20__28_var_29__20_4313" draw:display-name="Dashed (var) 4313" draw:style="rect" draw:dots1="1" draw:dots1-length="0.003cm" draw:dots2="1" draw:dots2-length="0.003cm" draw:distance="0.003cm"/>
    <draw:stroke-dash draw:name="Dashed_20__28_var_29__20_4314" draw:display-name="Dashed (var) 4314" draw:style="rect" draw:dots1="1" draw:dots1-length="0.003cm" draw:dots2="1" draw:dots2-length="0.003cm" draw:distance="0.003cm"/>
    <draw:stroke-dash draw:name="Dashed_20__28_var_29__20_4315" draw:display-name="Dashed (var) 4315" draw:style="rect" draw:dots1="1" draw:dots1-length="0.003cm" draw:dots2="1" draw:dots2-length="0.003cm" draw:distance="0.003cm"/>
    <draw:stroke-dash draw:name="Dashed_20__28_var_29__20_4316" draw:display-name="Dashed (var) 4316" draw:style="rect" draw:dots1="1" draw:dots1-length="0.003cm" draw:dots2="1" draw:dots2-length="0.003cm" draw:distance="0.003cm"/>
    <draw:stroke-dash draw:name="Dashed_20__28_var_29__20_4317" draw:display-name="Dashed (var) 4317" draw:style="rect" draw:dots1="1" draw:dots1-length="0.003cm" draw:dots2="1" draw:dots2-length="0.003cm" draw:distance="0.003cm"/>
    <draw:stroke-dash draw:name="Dashed_20__28_var_29__20_4318" draw:display-name="Dashed (var) 4318" draw:style="rect" draw:dots1="1" draw:dots1-length="0.003cm" draw:dots2="1" draw:dots2-length="0.003cm" draw:distance="0.003cm"/>
    <draw:stroke-dash draw:name="Dashed_20__28_var_29__20_4319" draw:display-name="Dashed (var) 4319" draw:style="rect" draw:dots1="1" draw:dots1-length="0.003cm" draw:dots2="1" draw:dots2-length="0.003cm" draw:distance="0.003cm"/>
    <draw:stroke-dash draw:name="Dashed_20__28_var_29__20_4320" draw:display-name="Dashed (var) 4320" draw:style="rect" draw:dots1="1" draw:dots1-length="0.003cm" draw:dots2="1" draw:dots2-length="0.003cm" draw:distance="0.003cm"/>
    <draw:stroke-dash draw:name="Dashed_20__28_var_29__20_4321" draw:display-name="Dashed (var) 4321" draw:style="rect" draw:dots1="1" draw:dots1-length="0.003cm" draw:dots2="1" draw:dots2-length="0.003cm" draw:distance="0.003cm"/>
    <draw:stroke-dash draw:name="Dashed_20__28_var_29__20_4322" draw:display-name="Dashed (var) 4322" draw:style="rect" draw:dots1="1" draw:dots1-length="0.003cm" draw:dots2="1" draw:dots2-length="0.003cm" draw:distance="0.003cm"/>
    <draw:stroke-dash draw:name="Dashed_20__28_var_29__20_4323" draw:display-name="Dashed (var) 4323" draw:style="rect" draw:dots1="1" draw:dots1-length="0.003cm" draw:dots2="1" draw:dots2-length="0.003cm" draw:distance="0.003cm"/>
    <draw:stroke-dash draw:name="Dashed_20__28_var_29__20_4324" draw:display-name="Dashed (var) 4324" draw:style="rect" draw:dots1="1" draw:dots1-length="0.003cm" draw:dots2="1" draw:dots2-length="0.003cm" draw:distance="0.003cm"/>
    <draw:stroke-dash draw:name="Dashed_20__28_var_29__20_4325" draw:display-name="Dashed (var) 4325" draw:style="rect" draw:dots1="1" draw:dots1-length="0.003cm" draw:dots2="1" draw:dots2-length="0.003cm" draw:distance="0.003cm"/>
    <draw:stroke-dash draw:name="Dashed_20__28_var_29__20_4326" draw:display-name="Dashed (var) 4326" draw:style="rect" draw:dots1="1" draw:dots1-length="0.003cm" draw:dots2="1" draw:dots2-length="0.003cm" draw:distance="0.003cm"/>
    <draw:stroke-dash draw:name="Dashed_20__28_var_29__20_4327" draw:display-name="Dashed (var) 4327" draw:style="rect" draw:dots1="1" draw:dots1-length="0.003cm" draw:dots2="1" draw:dots2-length="0.003cm" draw:distance="0.003cm"/>
    <draw:stroke-dash draw:name="Dashed_20__28_var_29__20_4328" draw:display-name="Dashed (var) 4328" draw:style="rect" draw:dots1="1" draw:dots1-length="0.003cm" draw:dots2="1" draw:dots2-length="0.003cm" draw:distance="0.003cm"/>
    <draw:stroke-dash draw:name="Dashed_20__28_var_29__20_4329" draw:display-name="Dashed (var) 4329" draw:style="rect" draw:dots1="1" draw:dots1-length="0.003cm" draw:dots2="1" draw:dots2-length="0.003cm" draw:distance="0.003cm"/>
    <draw:stroke-dash draw:name="Dashed_20__28_var_29__20_4330" draw:display-name="Dashed (var) 4330" draw:style="rect" draw:dots1="1" draw:dots1-length="0.003cm" draw:dots2="1" draw:dots2-length="0.003cm" draw:distance="0.003cm"/>
    <draw:stroke-dash draw:name="Dashed_20__28_var_29__20_4331" draw:display-name="Dashed (var) 4331" draw:style="rect" draw:dots1="1" draw:dots1-length="0.003cm" draw:dots2="1" draw:dots2-length="0.003cm" draw:distance="0.003cm"/>
    <draw:stroke-dash draw:name="Dashed_20__28_var_29__20_4332" draw:display-name="Dashed (var) 4332" draw:style="rect" draw:dots1="1" draw:dots1-length="0.003cm" draw:dots2="1" draw:dots2-length="0.003cm" draw:distance="0.003cm"/>
    <draw:stroke-dash draw:name="Dashed_20__28_var_29__20_4333" draw:display-name="Dashed (var) 4333" draw:style="rect" draw:dots1="1" draw:dots1-length="0.003cm" draw:dots2="1" draw:dots2-length="0.003cm" draw:distance="0.003cm"/>
    <draw:stroke-dash draw:name="Dashed_20__28_var_29__20_4334" draw:display-name="Dashed (var) 4334" draw:style="rect" draw:dots1="1" draw:dots1-length="0.003cm" draw:dots2="1" draw:dots2-length="0.003cm" draw:distance="0.003cm"/>
    <draw:stroke-dash draw:name="Dashed_20__28_var_29__20_4335" draw:display-name="Dashed (var) 4335" draw:style="rect" draw:dots1="1" draw:dots1-length="0.003cm" draw:dots2="1" draw:dots2-length="0.003cm" draw:distance="0.003cm"/>
    <draw:stroke-dash draw:name="Dashed_20__28_var_29__20_4336" draw:display-name="Dashed (var) 4336" draw:style="rect" draw:dots1="1" draw:dots1-length="0.003cm" draw:dots2="1" draw:dots2-length="0.003cm" draw:distance="0.003cm"/>
    <draw:stroke-dash draw:name="Dashed_20__28_var_29__20_4337" draw:display-name="Dashed (var) 4337" draw:style="rect" draw:dots1="1" draw:dots1-length="0.003cm" draw:dots2="1" draw:dots2-length="0.003cm" draw:distance="0.003cm"/>
    <draw:stroke-dash draw:name="Dashed_20__28_var_29__20_4338" draw:display-name="Dashed (var) 4338" draw:style="rect" draw:dots1="1" draw:dots1-length="0.003cm" draw:dots2="1" draw:dots2-length="0.003cm" draw:distance="0.003cm"/>
    <draw:stroke-dash draw:name="Dashed_20__28_var_29__20_4339" draw:display-name="Dashed (var) 4339" draw:style="rect" draw:dots1="1" draw:dots1-length="0.003cm" draw:dots2="1" draw:dots2-length="0.003cm" draw:distance="0.003cm"/>
    <draw:stroke-dash draw:name="Dashed_20__28_var_29__20_4340" draw:display-name="Dashed (var) 4340" draw:style="rect" draw:dots1="1" draw:dots1-length="0.003cm" draw:dots2="1" draw:dots2-length="0.003cm" draw:distance="0.003cm"/>
    <draw:stroke-dash draw:name="Dashed_20__28_var_29__20_4341" draw:display-name="Dashed (var) 4341" draw:style="rect" draw:dots1="1" draw:dots1-length="0.003cm" draw:dots2="1" draw:dots2-length="0.003cm" draw:distance="0.003cm"/>
    <draw:stroke-dash draw:name="Dashed_20__28_var_29__20_4342" draw:display-name="Dashed (var) 4342" draw:style="rect" draw:dots1="1" draw:dots1-length="0.003cm" draw:dots2="1" draw:dots2-length="0.003cm" draw:distance="0.003cm"/>
    <draw:stroke-dash draw:name="Dashed_20__28_var_29__20_4529" draw:display-name="Dashed (var) 4529" draw:style="rect" draw:dots1="1" draw:dots1-length="0.001cm" draw:dots2="1" draw:dots2-length="0.001cm" draw:distance="0.001cm"/>
    <draw:stroke-dash draw:name="Dashed_20__28_var_29__20_4530" draw:display-name="Dashed (var) 4530" draw:style="rect" draw:dots1="1" draw:dots1-length="0.001cm" draw:dots2="1" draw:dots2-length="0.001cm" draw:distance="0.001cm"/>
    <draw:stroke-dash draw:name="Dashed_20__28_var_29__20_4531" draw:display-name="Dashed (var) 4531" draw:style="rect" draw:dots1="1" draw:dots1-length="0.001cm" draw:dots2="1" draw:dots2-length="0.001cm" draw:distance="0.001cm"/>
    <draw:stroke-dash draw:name="Dashed_20__28_var_29__20_4532" draw:display-name="Dashed (var) 4532" draw:style="rect" draw:dots1="1" draw:dots1-length="0.001cm" draw:dots2="1" draw:dots2-length="0.001cm" draw:distance="0.001cm"/>
    <draw:stroke-dash draw:name="Dashed_20__28_var_29__20_4533" draw:display-name="Dashed (var) 4533" draw:style="rect" draw:dots1="1" draw:dots1-length="0.001cm" draw:dots2="1" draw:dots2-length="0.001cm" draw:distance="0.001cm"/>
    <draw:stroke-dash draw:name="Dashed_20__28_var_29__20_4534" draw:display-name="Dashed (var) 4534" draw:style="rect" draw:dots1="1" draw:dots1-length="0.001cm" draw:dots2="1" draw:dots2-length="0.001cm" draw:distance="0.001cm"/>
    <draw:stroke-dash draw:name="Dashed_20__28_var_29__20_4535" draw:display-name="Dashed (var) 4535" draw:style="rect" draw:dots1="1" draw:dots1-length="0.001cm" draw:dots2="1" draw:dots2-length="0.001cm" draw:distance="0.001cm"/>
    <draw:stroke-dash draw:name="Dashed_20__28_var_29__20_4536" draw:display-name="Dashed (var) 4536" draw:style="rect" draw:dots1="1" draw:dots1-length="0.001cm" draw:dots2="1" draw:dots2-length="0.001cm" draw:distance="0.001cm"/>
    <draw:stroke-dash draw:name="Dashed_20__28_var_29__20_4537" draw:display-name="Dashed (var) 4537" draw:style="rect" draw:dots1="1" draw:dots1-length="0.001cm" draw:dots2="1" draw:dots2-length="0.001cm" draw:distance="0.001cm"/>
    <draw:stroke-dash draw:name="Dashed_20__28_var_29__20_4538" draw:display-name="Dashed (var) 4538" draw:style="rect" draw:dots1="1" draw:dots1-length="0.001cm" draw:dots2="1" draw:dots2-length="0.001cm" draw:distance="0.001cm"/>
    <draw:stroke-dash draw:name="Dashed_20__28_var_29__20_4539" draw:display-name="Dashed (var) 4539" draw:style="rect" draw:dots1="1" draw:dots1-length="0.001cm" draw:dots2="1" draw:dots2-length="0.001cm" draw:distance="0.001cm"/>
    <draw:stroke-dash draw:name="Dashed_20__28_var_29__20_4540" draw:display-name="Dashed (var) 4540" draw:style="rect" draw:dots1="1" draw:dots1-length="0.001cm" draw:dots2="1" draw:dots2-length="0.001cm" draw:distance="0.001cm"/>
    <draw:stroke-dash draw:name="Dashed_20__28_var_29__20_4541" draw:display-name="Dashed (var) 4541" draw:style="rect" draw:dots1="1" draw:dots1-length="0.001cm" draw:dots2="1" draw:dots2-length="0.001cm" draw:distance="0.001cm"/>
    <draw:stroke-dash draw:name="Dashed_20__28_var_29__20_4542" draw:display-name="Dashed (var) 4542" draw:style="rect" draw:dots1="1" draw:dots1-length="0.001cm" draw:dots2="1" draw:dots2-length="0.001cm" draw:distance="0.001cm"/>
    <draw:stroke-dash draw:name="Dashed_20__28_var_29__20_4543" draw:display-name="Dashed (var) 4543" draw:style="rect" draw:dots1="1" draw:dots1-length="0.001cm" draw:dots2="1" draw:dots2-length="0.001cm" draw:distance="0.001cm"/>
    <draw:stroke-dash draw:name="Dashed_20__28_var_29__20_4544" draw:display-name="Dashed (var) 4544" draw:style="rect" draw:dots1="1" draw:dots1-length="0.001cm" draw:dots2="1" draw:dots2-length="0.001cm" draw:distance="0.001cm"/>
    <draw:stroke-dash draw:name="Dashed_20__28_var_29__20_4545" draw:display-name="Dashed (var) 4545" draw:style="rect" draw:dots1="1" draw:dots1-length="0.001cm" draw:dots2="1" draw:dots2-length="0.001cm" draw:distance="0.001cm"/>
    <draw:stroke-dash draw:name="Dashed_20__28_var_29__20_4546" draw:display-name="Dashed (var) 4546" draw:style="rect" draw:dots1="1" draw:dots1-length="0.001cm" draw:dots2="1" draw:dots2-length="0.001cm" draw:distance="0.001cm"/>
    <draw:stroke-dash draw:name="Dashed_20__28_var_29__20_4547" draw:display-name="Dashed (var) 4547" draw:style="rect" draw:dots1="1" draw:dots1-length="0.001cm" draw:dots2="1" draw:dots2-length="0.001cm" draw:distance="0.001cm"/>
    <draw:stroke-dash draw:name="Dashed_20__28_var_29__20_4548" draw:display-name="Dashed (var) 4548" draw:style="rect" draw:dots1="1" draw:dots1-length="0.001cm" draw:dots2="1" draw:dots2-length="0.001cm" draw:distance="0.001cm"/>
    <draw:stroke-dash draw:name="Dashed_20__28_var_29__20_4549" draw:display-name="Dashed (var) 4549" draw:style="rect" draw:dots1="1" draw:dots1-length="0.001cm" draw:dots2="1" draw:dots2-length="0.001cm" draw:distance="0.001cm"/>
    <draw:stroke-dash draw:name="Dashed_20__28_var_29__20_4550" draw:display-name="Dashed (var) 4550" draw:style="rect" draw:dots1="1" draw:dots1-length="0.001cm" draw:dots2="1" draw:dots2-length="0.001cm" draw:distance="0.001cm"/>
    <draw:stroke-dash draw:name="Dashed_20__28_var_29__20_4551" draw:display-name="Dashed (var) 4551" draw:style="rect" draw:dots1="1" draw:dots1-length="0.003cm" draw:dots2="1" draw:dots2-length="0.003cm" draw:distance="0.003cm"/>
    <draw:stroke-dash draw:name="Dashed_20__28_var_29__20_4552" draw:display-name="Dashed (var) 4552" draw:style="rect" draw:dots1="1" draw:dots1-length="0.003cm" draw:dots2="1" draw:dots2-length="0.003cm" draw:distance="0.003cm"/>
    <draw:stroke-dash draw:name="Dashed_20__28_var_29__20_4553" draw:display-name="Dashed (var) 4553" draw:style="rect" draw:dots1="1" draw:dots1-length="0.003cm" draw:dots2="1" draw:dots2-length="0.003cm" draw:distance="0.003cm"/>
    <draw:stroke-dash draw:name="Dashed_20__28_var_29__20_4554" draw:display-name="Dashed (var) 4554" draw:style="rect" draw:dots1="1" draw:dots1-length="0.003cm" draw:dots2="1" draw:dots2-length="0.003cm" draw:distance="0.003cm"/>
    <draw:stroke-dash draw:name="Dashed_20__28_var_29__20_4555" draw:display-name="Dashed (var) 4555" draw:style="rect" draw:dots1="1" draw:dots1-length="0.003cm" draw:dots2="1" draw:dots2-length="0.003cm" draw:distance="0.003cm"/>
    <draw:stroke-dash draw:name="Dashed_20__28_var_29__20_4556" draw:display-name="Dashed (var) 4556" draw:style="rect" draw:dots1="1" draw:dots1-length="0.003cm" draw:dots2="1" draw:dots2-length="0.003cm" draw:distance="0.003cm"/>
    <draw:stroke-dash draw:name="Dashed_20__28_var_29__20_4557" draw:display-name="Dashed (var) 4557" draw:style="rect" draw:dots1="1" draw:dots1-length="0.003cm" draw:dots2="1" draw:dots2-length="0.003cm" draw:distance="0.003cm"/>
    <draw:stroke-dash draw:name="Dashed_20__28_var_29__20_4558" draw:display-name="Dashed (var) 4558" draw:style="rect" draw:dots1="1" draw:dots1-length="0.003cm" draw:dots2="1" draw:dots2-length="0.003cm" draw:distance="0.003cm"/>
    <draw:stroke-dash draw:name="Dashed_20__28_var_29__20_4559" draw:display-name="Dashed (var) 4559" draw:style="rect" draw:dots1="1" draw:dots1-length="0.003cm" draw:dots2="1" draw:dots2-length="0.003cm" draw:distance="0.003cm"/>
    <draw:stroke-dash draw:name="Dashed_20__28_var_29__20_4560" draw:display-name="Dashed (var) 4560" draw:style="rect" draw:dots1="1" draw:dots1-length="0.003cm" draw:dots2="1" draw:dots2-length="0.003cm" draw:distance="0.003cm"/>
    <draw:stroke-dash draw:name="Dashed_20__28_var_29__20_4561" draw:display-name="Dashed (var) 4561" draw:style="rect" draw:dots1="1" draw:dots1-length="0.003cm" draw:dots2="1" draw:dots2-length="0.003cm" draw:distance="0.003cm"/>
    <draw:stroke-dash draw:name="Dashed_20__28_var_29__20_4562" draw:display-name="Dashed (var) 4562" draw:style="rect" draw:dots1="1" draw:dots1-length="0.003cm" draw:dots2="1" draw:dots2-length="0.003cm" draw:distance="0.003cm"/>
    <draw:stroke-dash draw:name="Dashed_20__28_var_29__20_4563" draw:display-name="Dashed (var) 4563" draw:style="rect" draw:dots1="1" draw:dots1-length="0.003cm" draw:dots2="1" draw:dots2-length="0.003cm" draw:distance="0.003cm"/>
    <draw:stroke-dash draw:name="Dashed_20__28_var_29__20_4564" draw:display-name="Dashed (var) 4564" draw:style="rect" draw:dots1="1" draw:dots1-length="0.003cm" draw:dots2="1" draw:dots2-length="0.003cm" draw:distance="0.003cm"/>
    <draw:stroke-dash draw:name="Dashed_20__28_var_29__20_4565" draw:display-name="Dashed (var) 4565" draw:style="rect" draw:dots1="1" draw:dots1-length="0.003cm" draw:dots2="1" draw:dots2-length="0.003cm" draw:distance="0.003cm"/>
    <draw:stroke-dash draw:name="Dashed_20__28_var_29__20_4566" draw:display-name="Dashed (var) 4566" draw:style="rect" draw:dots1="1" draw:dots1-length="0.002cm" draw:dots2="1" draw:dots2-length="0.002cm" draw:distance="0.002cm"/>
    <draw:stroke-dash draw:name="Dashed_20__28_var_29__20_4567" draw:display-name="Dashed (var) 4567" draw:style="rect" draw:dots1="1" draw:dots1-length="0.002cm" draw:dots2="1" draw:dots2-length="0.002cm" draw:distance="0.002cm"/>
    <draw:stroke-dash draw:name="Dashed_20__28_var_29__20_4568" draw:display-name="Dashed (var) 4568" draw:style="rect" draw:dots1="1" draw:dots1-length="0.003cm" draw:dots2="1" draw:dots2-length="0.003cm" draw:distance="0.003cm"/>
    <draw:stroke-dash draw:name="Dashed_20__28_var_29__20_4569" draw:display-name="Dashed (var) 4569" draw:style="rect" draw:dots1="1" draw:dots1-length="0.003cm" draw:dots2="1" draw:dots2-length="0.003cm" draw:distance="0.003cm"/>
    <draw:stroke-dash draw:name="Dashed_20__28_var_29__20_4570" draw:display-name="Dashed (var) 4570" draw:style="rect" draw:dots1="1" draw:dots1-length="0.003cm" draw:dots2="1" draw:dots2-length="0.003cm" draw:distance="0.003cm"/>
    <draw:stroke-dash draw:name="Dashed_20__28_var_29__20_4571" draw:display-name="Dashed (var) 4571" draw:style="rect" draw:dots1="1" draw:dots1-length="0.003cm" draw:dots2="1" draw:dots2-length="0.003cm" draw:distance="0.003cm"/>
    <draw:stroke-dash draw:name="Dashed_20__28_var_29__20_4572" draw:display-name="Dashed (var) 4572" draw:style="rect" draw:dots1="1" draw:dots1-length="0.003cm" draw:dots2="1" draw:dots2-length="0.003cm" draw:distance="0.003cm"/>
    <draw:stroke-dash draw:name="Dashed_20__28_var_29__20_4573" draw:display-name="Dashed (var) 4573" draw:style="rect" draw:dots1="1" draw:dots1-length="0.003cm" draw:dots2="1" draw:dots2-length="0.003cm" draw:distance="0.003cm"/>
    <draw:stroke-dash draw:name="Dashed_20__28_var_29__20_4574" draw:display-name="Dashed (var) 4574" draw:style="rect" draw:dots1="1" draw:dots1-length="0.003cm" draw:dots2="1" draw:dots2-length="0.003cm" draw:distance="0.003cm"/>
    <draw:stroke-dash draw:name="Dashed_20__28_var_29__20_4575" draw:display-name="Dashed (var) 4575" draw:style="rect" draw:dots1="1" draw:dots1-length="0.003cm" draw:dots2="1" draw:dots2-length="0.003cm" draw:distance="0.003cm"/>
    <draw:stroke-dash draw:name="Dashed_20__28_var_29__20_4576" draw:display-name="Dashed (var) 4576" draw:style="rect" draw:dots1="1" draw:dots1-length="0.003cm" draw:dots2="1" draw:dots2-length="0.003cm" draw:distance="0.003cm"/>
    <draw:stroke-dash draw:name="Dashed_20__28_var_29__20_4577" draw:display-name="Dashed (var) 4577" draw:style="rect" draw:dots1="1" draw:dots1-length="0.003cm" draw:dots2="1" draw:dots2-length="0.003cm" draw:distance="0.003cm"/>
    <draw:stroke-dash draw:name="Dashed_20__28_var_29__20_4578" draw:display-name="Dashed (var) 4578" draw:style="rect" draw:dots1="1" draw:dots1-length="0.003cm" draw:dots2="1" draw:dots2-length="0.003cm" draw:distance="0.003cm"/>
    <draw:stroke-dash draw:name="Dashed_20__28_var_29__20_4579" draw:display-name="Dashed (var) 4579" draw:style="rect" draw:dots1="1" draw:dots1-length="0.003cm" draw:dots2="1" draw:dots2-length="0.003cm" draw:distance="0.003cm"/>
    <draw:stroke-dash draw:name="Dashed_20__28_var_29__20_4580" draw:display-name="Dashed (var) 4580" draw:style="rect" draw:dots1="1" draw:dots1-length="0.003cm" draw:dots2="1" draw:dots2-length="0.003cm" draw:distance="0.003cm"/>
    <draw:stroke-dash draw:name="Dashed_20__28_var_29__20_4581" draw:display-name="Dashed (var) 4581" draw:style="rect" draw:dots1="1" draw:dots1-length="0.003cm" draw:dots2="1" draw:dots2-length="0.003cm" draw:distance="0.003cm"/>
    <draw:stroke-dash draw:name="Dashed_20__28_var_29__20_4582" draw:display-name="Dashed (var) 4582" draw:style="rect" draw:dots1="1" draw:dots1-length="0.003cm" draw:dots2="1" draw:dots2-length="0.003cm" draw:distance="0.003cm"/>
    <draw:stroke-dash draw:name="Dashed_20__28_var_29__20_4583" draw:display-name="Dashed (var) 4583" draw:style="rect" draw:dots1="1" draw:dots1-length="0.003cm" draw:dots2="1" draw:dots2-length="0.003cm" draw:distance="0.003cm"/>
    <draw:stroke-dash draw:name="Dashed_20__28_var_29__20_4584" draw:display-name="Dashed (var) 4584" draw:style="rect" draw:dots1="1" draw:dots1-length="0.003cm" draw:dots2="1" draw:dots2-length="0.003cm" draw:distance="0.003cm"/>
    <draw:stroke-dash draw:name="Dashed_20__28_var_29__20_4585" draw:display-name="Dashed (var) 4585" draw:style="rect" draw:dots1="1" draw:dots1-length="0.003cm" draw:dots2="1" draw:dots2-length="0.003cm" draw:distance="0.003cm"/>
    <draw:stroke-dash draw:name="Dashed_20__28_var_29__20_4586" draw:display-name="Dashed (var) 4586" draw:style="rect" draw:dots1="1" draw:dots1-length="0.003cm" draw:dots2="1" draw:dots2-length="0.003cm" draw:distance="0.003cm"/>
    <draw:stroke-dash draw:name="Dashed_20__28_var_29__20_4587" draw:display-name="Dashed (var) 4587" draw:style="rect" draw:dots1="1" draw:dots1-length="0.003cm" draw:dots2="1" draw:dots2-length="0.003cm" draw:distance="0.003cm"/>
    <draw:stroke-dash draw:name="Dashed_20__28_var_29__20_4588" draw:display-name="Dashed (var) 4588" draw:style="rect" draw:dots1="1" draw:dots1-length="0.003cm" draw:dots2="1" draw:dots2-length="0.003cm" draw:distance="0.003cm"/>
    <draw:stroke-dash draw:name="Dashed_20__28_var_29__20_4589" draw:display-name="Dashed (var) 4589" draw:style="rect" draw:dots1="1" draw:dots1-length="0.003cm" draw:dots2="1" draw:dots2-length="0.003cm" draw:distance="0.003cm"/>
    <draw:stroke-dash draw:name="Dashed_20__28_var_29__20_4590" draw:display-name="Dashed (var) 4590" draw:style="rect" draw:dots1="1" draw:dots1-length="0.003cm" draw:dots2="1" draw:dots2-length="0.003cm" draw:distance="0.003cm"/>
    <draw:stroke-dash draw:name="Dashed_20__28_var_29__20_4591" draw:display-name="Dashed (var) 4591" draw:style="rect" draw:dots1="1" draw:dots1-length="0.003cm" draw:dots2="1" draw:dots2-length="0.003cm" draw:distance="0.003cm"/>
    <draw:stroke-dash draw:name="Dashed_20__28_var_29__20_4592" draw:display-name="Dashed (var) 4592" draw:style="rect" draw:dots1="1" draw:dots1-length="0.003cm" draw:dots2="1" draw:dots2-length="0.003cm" draw:distance="0.003cm"/>
    <draw:stroke-dash draw:name="Dashed_20__28_var_29__20_4593" draw:display-name="Dashed (var) 4593" draw:style="rect" draw:dots1="1" draw:dots1-length="0.003cm" draw:dots2="1" draw:dots2-length="0.003cm" draw:distance="0.003cm"/>
    <draw:stroke-dash draw:name="Dashed_20__28_var_29__20_4594" draw:display-name="Dashed (var) 4594" draw:style="rect" draw:dots1="1" draw:dots1-length="0.003cm" draw:dots2="1" draw:dots2-length="0.003cm" draw:distance="0.003cm"/>
    <draw:stroke-dash draw:name="Dashed_20__28_var_29__20_4595" draw:display-name="Dashed (var) 4595" draw:style="rect" draw:dots1="1" draw:dots1-length="0.003cm" draw:dots2="1" draw:dots2-length="0.003cm" draw:distance="0.003cm"/>
    <draw:stroke-dash draw:name="Dashed_20__28_var_29__20_4596" draw:display-name="Dashed (var) 4596" draw:style="rect" draw:dots1="1" draw:dots1-length="0.003cm" draw:dots2="1" draw:dots2-length="0.003cm" draw:distance="0.003cm"/>
    <draw:stroke-dash draw:name="Dashed_20__28_var_29__20_4597" draw:display-name="Dashed (var) 4597" draw:style="rect" draw:dots1="1" draw:dots1-length="0.003cm" draw:dots2="1" draw:dots2-length="0.003cm" draw:distance="0.003cm"/>
    <draw:stroke-dash draw:name="Dashed_20__28_var_29__20_4598" draw:display-name="Dashed (var) 4598" draw:style="rect" draw:dots1="1" draw:dots1-length="0.003cm" draw:dots2="1" draw:dots2-length="0.003cm" draw:distance="0.003cm"/>
    <draw:stroke-dash draw:name="Dashed_20__28_var_29__20_4599" draw:display-name="Dashed (var) 4599" draw:style="rect" draw:dots1="1" draw:dots1-length="0.003cm" draw:dots2="1" draw:dots2-length="0.003cm" draw:distance="0.003cm"/>
    <draw:stroke-dash draw:name="Dashed_20__28_var_29__20_4600" draw:display-name="Dashed (var) 4600" draw:style="rect" draw:dots1="1" draw:dots1-length="0.003cm" draw:dots2="1" draw:dots2-length="0.003cm" draw:distance="0.003cm"/>
    <draw:stroke-dash draw:name="Dashed_20__28_var_29__20_4601" draw:display-name="Dashed (var) 4601" draw:style="rect" draw:dots1="1" draw:dots1-length="0.003cm" draw:dots2="1" draw:dots2-length="0.003cm" draw:distance="0.003cm"/>
    <draw:stroke-dash draw:name="Dashed_20__28_var_29__20_4602" draw:display-name="Dashed (var) 4602" draw:style="rect" draw:dots1="1" draw:dots1-length="0.003cm" draw:dots2="1" draw:dots2-length="0.003cm" draw:distance="0.003cm"/>
    <draw:stroke-dash draw:name="Dashed_20__28_var_29__20_4603" draw:display-name="Dashed (var) 4603" draw:style="rect" draw:dots1="1" draw:dots1-length="0.003cm" draw:dots2="1" draw:dots2-length="0.003cm" draw:distance="0.003cm"/>
    <draw:stroke-dash draw:name="Dashed_20__28_var_29__20_4604" draw:display-name="Dashed (var) 4604" draw:style="rect" draw:dots1="1" draw:dots1-length="0.003cm" draw:dots2="1" draw:dots2-length="0.003cm" draw:distance="0.003cm"/>
    <draw:stroke-dash draw:name="Dashed_20__28_var_29__20_4605" draw:display-name="Dashed (var) 4605" draw:style="rect" draw:dots1="1" draw:dots1-length="0.003cm" draw:dots2="1" draw:dots2-length="0.003cm" draw:distance="0.003cm"/>
    <draw:stroke-dash draw:name="Dashed_20__28_var_29__20_4606" draw:display-name="Dashed (var) 4606" draw:style="rect" draw:dots1="1" draw:dots1-length="0.003cm" draw:dots2="1" draw:dots2-length="0.003cm" draw:distance="0.003cm"/>
    <draw:stroke-dash draw:name="Dashed_20__28_var_29__20_4607" draw:display-name="Dashed (var) 4607" draw:style="rect" draw:dots1="1" draw:dots1-length="0.002cm" draw:dots2="1" draw:dots2-length="0.002cm" draw:distance="0.002cm"/>
    <draw:stroke-dash draw:name="Dashed_20__28_var_29__20_4608" draw:display-name="Dashed (var) 4608" draw:style="rect" draw:dots1="1" draw:dots1-length="0.002cm" draw:dots2="1" draw:dots2-length="0.002cm" draw:distance="0.002cm"/>
    <draw:stroke-dash draw:name="Dashed_20__28_var_29__20_4609" draw:display-name="Dashed (var) 4609" draw:style="rect" draw:dots1="1" draw:dots1-length="0.002cm" draw:dots2="1" draw:dots2-length="0.002cm" draw:distance="0.002cm"/>
    <draw:stroke-dash draw:name="Dashed_20__28_var_29__20_4610" draw:display-name="Dashed (var) 4610" draw:style="rect" draw:dots1="1" draw:dots1-length="0.002cm" draw:dots2="1" draw:dots2-length="0.002cm" draw:distance="0.002cm"/>
    <draw:stroke-dash draw:name="Dashed_20__28_var_29__20_4611" draw:display-name="Dashed (var) 4611" draw:style="rect" draw:dots1="1" draw:dots1-length="0.002cm" draw:dots2="1" draw:dots2-length="0.002cm" draw:distance="0.002cm"/>
    <draw:stroke-dash draw:name="Dashed_20__28_var_29__20_4612" draw:display-name="Dashed (var) 4612" draw:style="rect" draw:dots1="1" draw:dots1-length="0.002cm" draw:dots2="1" draw:dots2-length="0.002cm" draw:distance="0.002cm"/>
    <draw:stroke-dash draw:name="Dashed_20__28_var_29__20_4613" draw:display-name="Dashed (var) 4613" draw:style="rect" draw:dots1="1" draw:dots1-length="0.003cm" draw:dots2="1" draw:dots2-length="0.003cm" draw:distance="0.003cm"/>
    <draw:stroke-dash draw:name="Dashed_20__28_var_29__20_4614" draw:display-name="Dashed (var) 4614" draw:style="rect" draw:dots1="1" draw:dots1-length="0.003cm" draw:dots2="1" draw:dots2-length="0.003cm" draw:distance="0.003cm"/>
    <draw:stroke-dash draw:name="Dashed_20__28_var_29__20_4615" draw:display-name="Dashed (var) 4615" draw:style="rect" draw:dots1="1" draw:dots1-length="0.003cm" draw:dots2="1" draw:dots2-length="0.003cm" draw:distance="0.003cm"/>
    <draw:stroke-dash draw:name="Dashed_20__28_var_29__20_4616" draw:display-name="Dashed (var) 4616" draw:style="rect" draw:dots1="1" draw:dots1-length="0.003cm" draw:dots2="1" draw:dots2-length="0.003cm" draw:distance="0.003cm"/>
    <draw:stroke-dash draw:name="Dashed_20__28_var_29__20_4617" draw:display-name="Dashed (var) 4617" draw:style="rect" draw:dots1="1" draw:dots1-length="0.003cm" draw:dots2="1" draw:dots2-length="0.003cm" draw:distance="0.003cm"/>
    <draw:stroke-dash draw:name="Dashed_20__28_var_29__20_4618" draw:display-name="Dashed (var) 4618" draw:style="rect" draw:dots1="1" draw:dots1-length="0.003cm" draw:dots2="1" draw:dots2-length="0.003cm" draw:distance="0.00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5593" draw:display-name="Dashed (var) 5593" draw:style="rect" draw:dots1="1" draw:dots1-length="0.001cm" draw:dots2="1" draw:dots2-length="0.001cm" draw:distance="0.001cm"/>
    <draw:stroke-dash draw:name="Dashed_20__28_var_29__20_5594" draw:display-name="Dashed (var) 5594" draw:style="rect" draw:dots1="1" draw:dots1-length="0.001cm" draw:dots2="1" draw:dots2-length="0.001cm" draw:distance="0.001cm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4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16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2</text:span></text:p></draw:text-box></draw:frame><draw:line text:anchor-type="paragraph" draw:z-index="117" draw:name="Ligne_Entete_Impair_Numerique_2col" draw:style-name="Mgr5" draw:text-style-name="MP4" svg:x1="16.023cm" svg:y1="0.36cm" svg:x2="20.496cm" svg:y2="0.36cm"><text:p/></draw:line><draw:line text:anchor-type="paragraph" draw:z-index="122" draw:name="Ligne_Verticale_Impair_Numerique_2col" draw:style-name="Mgr5" draw:text-style-name="MP4" svg:x1="9.477cm" svg:y1="2.007cm" svg:x2="9.477cm" svg:y2="27.044cm"><text:p/></draw:line>Se repérer sur une droite graduée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23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</text:span><text:span text:style-name="MT1">ri</text:span><text:span text:style-name="MT1">e </text:span><text:span text:style-name="MT1">2</text:span></text:p></draw:text-box></draw:frame><draw:line text:anchor-type="paragraph" draw:z-index="118" draw:name="Ligne_Entete_Pair_Numerique_2col" draw:style-name="Mgr5" draw:text-style-name="MP4" svg:x1="16.023cm" svg:y1="0.36cm" svg:x2="20.496cm" svg:y2="0.36cm"><text:p/></draw:line><draw:line text:anchor-type="paragraph" draw:z-index="124" draw:name="Ligne_Verticale_Pair_Numerique_2col" draw:style-name="Mgr5" draw:text-style-name="MP4" svg:x1="9.477cm" svg:y1="2.007cm" svg:x2="9.477cm" svg:y2="27.044cm"><text:p/></draw:line>Se repérer sur une droite graduée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19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20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2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7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2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2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6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1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2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0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3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2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1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4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25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28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39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26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27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0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32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4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7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33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5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5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36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7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8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21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8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9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80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84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</text:span><text:span text:style-name="MT1">ri</text:span><text:span text:style-name="MT1">e </text:span></text:p></draw:text-box></draw:frame><draw:line text:anchor-type="paragraph" draw:z-index="96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81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85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i</text:span><text:span text:style-name="MT1">e </text:span></text:p></draw:text-box></draw:frame><draw:line text:anchor-type="paragraph" draw:z-index="97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4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82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86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8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83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87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9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6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90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94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2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91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95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3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88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92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0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89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93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1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10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6" draw:name="Ligne_Entete_Impair_Programmation_2col" draw:style-name="Mgr20" draw:text-style-name="MP4" svg:x1="16.023cm" svg:y1="0.36cm" svg:x2="20.496cm" svg:y2="0.36cm"><text:p/></draw:line><draw:frame text:anchor-type="paragraph" draw:z-index="11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>
      <style:header-left>
        <text:p text:style-name="MP44"><draw:path text:anchor-type="paragraph" draw:z-index="111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7" draw:name="Ligne_Entete_Pair_Programmation_2col" draw:style-name="Mgr20" draw:text-style-name="MP4" svg:x1="16.023cm" svg:y1="0.36cm" svg:x2="20.496cm" svg:y2="0.36cm"><text:p/></draw:line><draw:frame text:anchor-type="paragraph" draw:z-index="115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108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4" draw:name="Ligne_Entete_Impair_Programmation_1col" draw:style-name="Mgr20" draw:text-style-name="MP4" svg:x1="16.023cm" svg:y1="0.36cm" svg:x2="20.496cm" svg:y2="0.36cm"><text:p/></draw:line><draw:frame text:anchor-type="paragraph" draw:z-index="11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>
      <style:header-left>
        <text:p text:style-name="MP49"><draw:path text:anchor-type="paragraph" draw:z-index="109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5" draw:name="Ligne_Entete_Pair_Programmation_1col" draw:style-name="Mgr20" draw:text-style-name="MP4" svg:x1="16.023cm" svg:y1="0.36cm" svg:x2="20.496cm" svg:y2="0.36cm"><text:p/></draw:line><draw:frame text:anchor-type="paragraph" draw:z-index="113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3:51:54.237000000</meta:creation-date>
    <dc:date>2024-06-17T07:04:22.855066786</dc:date>
    <meta:editing-duration>PT11H57M59S</meta:editing-duration>
    <meta:editing-cycles>141</meta:editing-cycles>
    <meta:generator>LibreOffice/7.6.1.2$Linux_X86_64 LibreOffice_project/f5defcebd022c5bc36bbb79be232cb6926d8f674</meta:generator>
    <meta:print-date>2024-06-17T07:04:11.433120360</meta:print-date>
    <meta:printed-by>PDF files</meta:printed-by>
    <meta:document-statistic meta:table-count="7" meta:image-count="0" meta:object-count="2" meta:page-count="2" meta:paragraph-count="196" meta:word-count="700" meta:character-count="3348" meta:non-whitespace-character-count="2739"/>
    <meta:template xlink:type="simple" xlink:actuate="onRequest" xlink:title="Modele_Cahier" xlink:href="../../../../../../Modele_Cahier.ott" meta:date="2024-03-02T09:46:07.205140257"/>
  </office:meta>
</office:document-meta>
</file>

<file path=Object 10/content.xml><?xml version="1.0" encoding="utf-8"?>
<math xmlns="http://www.w3.org/1998/Math/MathML" display="block">
  <semantics>
    <mrow>
      <mo fence="true" form="prefix" stretchy="true">(</mo>
      <mrow>
        <mfrac>
          <mn>4</mn>
          <mn>3</mn>
        </mfrac>
      </mrow>
      <mo fence="true" form="postfix" stretchy="true">)</mo>
    </mrow>
    <annotation encoding="StarMath 5.0">left ( {{4}}over{{3}} right)
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n>3</mn>
            <mo stretchy="false">+</mo>
            <mfrac>
              <mn>1</mn>
              <mn>3</mn>
            </mfrac>
          </mrow>
        </mrow>
        <mo fence="true" form="postfix" stretchy="true">)</mo>
      </mrow>
      <mn>.</mn>
    </mrow>
    <annotation encoding="StarMath 5.0">left ( {3}+ {{1}}over{{3}} right).
</annotation>
  </semantics>
</math>
</file>